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Plain_20_Text" style:master-page-name="MP0">
      <style:paragraph-properties fo:margin-top="0.212cm" fo:margin-bottom="0cm" style:contextual-spacing="false" fo:text-align="center" style:justify-single-word="false" fo:orphans="0" fo:widows="0" style:page-number="auto" fo:break-before="page"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P2" style:family="paragraph" style:parent-style-name="Plain_20_Text">
      <style:paragraph-properties fo:margin-top="0.212cm" fo:margin-bottom="0cm" style:contextual-spacing="false" fo:text-align="center" style:justify-single-word="false" fo:orphans="0" fo:widows="0"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P3" style:family="paragraph" style:parent-style-name="Plain_20_Text">
      <style:paragraph-properties fo:margin-top="0.212cm" fo:margin-bottom="0cm" style:contextual-spacing="false" fo:text-align="justify" style:justify-single-word="false" style:writing-mode="rl-tb"/>
    </style:style>
    <style:style style:name="T1" style:family="text">
      <style:text-properties fo:color="#ff0000" loext:opacity="100%" style:text-position="super 59%" style:font-name="Vusillus" fo:font-size="16pt" fo:font-weight="bold" fo:background-color="#ffffff" loext:char-shading-value="0" style:font-size-asian="16pt" style:font-weight-asian="bold" style:font-name-complex="Vusillus" style:font-size-complex="16pt" style:font-weight-complex="bold"/>
    </style:style>
    <style:style style:name="T2" style:family="text">
      <style:text-properties fo:color="#4f6228" loext:opacity="100%" style:font-name="Vusillus" fo:font-size="16pt" style:font-size-asian="16pt" style:font-name-complex="Vusillus" style:font-size-complex="16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Numbers 1</text:p>
        <text:p text:style-name="P3"><text:span text:style-name="Default_20_Paragraph_20_Font"><text:span text:style-name="T1">א </text:span></text:span><text:span text:style-name="Default_20_Paragraph_20_Font"><text:span text:style-name="T2">וּמַלִּיל יְיָ עִם משֶׁה בְּמַדְבְּרָא דְסִינַי בְּמַשְׁכַּן זִמְנָא בְּחַד לְיַרְחָא תִנְיָנָא בְּשַׁתָּא תִנְיֵתָא לְמִפַּקְהוֹן מֵאַרְעָא דְמִצְרַיִם לְמֵימָר׃ <text:s/></text:span></text:span><text:span text:style-name="Default_20_Paragraph_20_Font"><text:span text:style-name="T1">ב </text:span></text:span><text:span text:style-name="Default_20_Paragraph_20_Font"><text:span text:style-name="T2">קַבִּילוּ יָת חֻשְׁבַּן כָּל כְּנִשְׁתָּא דִבְנֵי יִשְׂרָאֵל לְזַרְעֲיַתְהוֹן לְבֵית אֲבָהַתְהוֹן בְּמִנְיַן שְׁמָהָן כָּל דְּכוּרָא לְגֻלְגְּלַתְהוֹן׃ </text:span></text:span><text:span text:style-name="Default_20_Paragraph_20_Font"><text:span text:style-name="T1">ג </text:span></text:span><text:span text:style-name="Default_20_Paragraph_20_Font"><text:span text:style-name="T2">מִבַּר עַשְׂרִין שְׁנִין וּלְעֵלָּא כָּל נָפֵק חֵילָא בְּיִשְׂרָאֵל תִּמְנוּן יָתְהוֹן לְחֵילֵיהוֹן אַתְּ וְאַהֲרֹן׃ </text:span></text:span><text:span text:style-name="Default_20_Paragraph_20_Font"><text:span text:style-name="T1">ד </text:span></text:span><text:span text:style-name="Default_20_Paragraph_20_Font"><text:span text:style-name="T2">וְעִמְּכוֹן יְהוֹן גַּבְרָא גַבְרָא לְשִׁבְטָא גְּבַר רֵישׁ לְבֵית אֲבָהָתוֹהִי הוּא׃ </text:span></text:span><text:span text:style-name="Default_20_Paragraph_20_Font"><text:span text:style-name="T1">ה </text:span></text:span><text:span text:style-name="Default_20_Paragraph_20_Font"><text:span text:style-name="T2">וְאִלֵּין שְׁמָהַת גֻּבְרַיָּא דִּי יְקוּמוּן עִמְּכוֹן לִרְאוּבֵן אֱלִיצוּר בַּר שְׁדֵיאוּר׃ </text:span></text:span><text:span text:style-name="Default_20_Paragraph_20_Font"><text:span text:style-name="T1">ו </text:span></text:span><text:span text:style-name="Default_20_Paragraph_20_Font"><text:span text:style-name="T2">לְשִׁמְעוֹן שְׁלֻמִיאֵל בַּר צוּרִישַׁדָּי׃ </text:span></text:span><text:span text:style-name="Default_20_Paragraph_20_Font"><text:span text:style-name="T1">ז </text:span></text:span><text:span text:style-name="Default_20_Paragraph_20_Font"><text:span text:style-name="T2">לִיהוּדָה נַחְשׁוֹן בַּר עַמִּינָדָב׃ </text:span></text:span><text:span text:style-name="Default_20_Paragraph_20_Font"><text:span text:style-name="T1">ח </text:span></text:span><text:span text:style-name="Default_20_Paragraph_20_Font"><text:span text:style-name="T2">לְיִשָּׂשכָר נְתַנְאֵל בַּר צוּעָר׃ </text:span></text:span><text:span text:style-name="Default_20_Paragraph_20_Font"><text:span text:style-name="T1">ט </text:span></text:span><text:span text:style-name="Default_20_Paragraph_20_Font"><text:span text:style-name="T2">לִזְבוּלֻן אֱלִיאָב בַּר חֵלֹּן׃ </text:span></text:span><text:span text:style-name="Default_20_Paragraph_20_Font"><text:span text:style-name="T1">י </text:span></text:span><text:span text:style-name="Default_20_Paragraph_20_Font"><text:span text:style-name="T2">לִבְנֵי יוֹסֵף לְאֶפְרַיִם אֱלִישָׁמָע בַּר עַמִּיהוּד לִמְנַשֶּׁה גַּמְלִיאֵל בַּר פְּדָהצוּר׃ </text:span></text:span><text:span text:style-name="Default_20_Paragraph_20_Font"><text:span text:style-name="T1">יא </text:span></text:span><text:span text:style-name="Default_20_Paragraph_20_Font"><text:span text:style-name="T2">לְבִנְיָמִן אֲבִידָן בַּר גִּדְעֹנִי׃ </text:span></text:span><text:span text:style-name="Default_20_Paragraph_20_Font"><text:span text:style-name="T1">יב </text:span></text:span><text:span text:style-name="Default_20_Paragraph_20_Font"><text:span text:style-name="T2">לְדָן אֲחִיעֶזֶר בַּר עַמִּישַׁדָּי׃ </text:span></text:span><text:span text:style-name="Default_20_Paragraph_20_Font"><text:span text:style-name="T1">יג </text:span></text:span><text:span text:style-name="Default_20_Paragraph_20_Font"><text:span text:style-name="T2">לְאָשֵׁר פַּגְעִיאֵל בַּר עָכְרָן׃ </text:span></text:span><text:span text:style-name="Default_20_Paragraph_20_Font"><text:span text:style-name="T1">יד </text:span></text:span><text:span text:style-name="Default_20_Paragraph_20_Font"><text:span text:style-name="T2">לְגָד אֶלְיָסָף בַּר דְּעוּאֵל׃ </text:span></text:span><text:span text:style-name="Default_20_Paragraph_20_Font"><text:span text:style-name="T1">טו </text:span></text:span><text:span text:style-name="Default_20_Paragraph_20_Font"><text:span text:style-name="T2">לְנַפְתָּלִי אֲחִירַע בַּר עֵינָן׃ </text:span></text:span><text:span text:style-name="Default_20_Paragraph_20_Font"><text:span text:style-name="T1">טז </text:span></text:span><text:span text:style-name="Default_20_Paragraph_20_Font"><text:span text:style-name="T2">אִלֵּין מְעַרְעֵי כְנִשְׁתָּא רַבְרְבֵי שִׁבְטֵי אֲבָהַתְהוֹן רֵישֵׁי אַלְפַיָּא דְיִשְׂרָאֵל אִנּוּן׃ </text:span></text:span><text:span text:style-name="Default_20_Paragraph_20_Font"><text:span text:style-name="T1">יז </text:span></text:span><text:span text:style-name="Default_20_Paragraph_20_Font"><text:span text:style-name="T2">וּנְסֵב משֶׁה וְאַהֲרֹן יָת גֻּבְרַיָּא הָאִלֵּין דִּי אִתְפָּרָשׁוּ בִּשְׁמָהָן׃ </text:span></text:span><text:span text:style-name="Default_20_Paragraph_20_Font"><text:span text:style-name="T1">יח </text:span></text:span><text:span text:style-name="Default_20_Paragraph_20_Font"><text:span text:style-name="T2">וְיָת כָּל כְּנִשְׁתָּא אַכְנָשׁוּ בְּחַד לְיַרְחָא תִנְיָנָא וְאִתְיַחֲסוּ עַל זַרְעֲיַתְהוֹן לְבֵית אֲבָהַתְהוֹן בְּמִנְיַן שְׁמָהָן מִבַּר עַשְׂרִין שְׁנִין וּלְעֵלָּא לְגֻלְגְּלַתְהוֹן׃ </text:span></text:span><text:span text:style-name="Default_20_Paragraph_20_Font"><text:span text:style-name="T1">יט </text:span></text:span><text:span text:style-name="Default_20_Paragraph_20_Font"><text:span text:style-name="T2">כְּמָא דִי פַקֵּיד יְיָ יָת משֶׁה וּמְנִנּוּן בְּמַדְבְּרָא דְסִינָי׃ </text:span></text:span><text:span text:style-name="Default_20_Paragraph_20_Font"><text:span text:style-name="T1">כ </text:span></text:span><text:span text:style-name="Default_20_Paragraph_20_Font"><text:span text:style-name="T2">וַהֲווֹ בְנֵי רְאוּבֵן בּוּכְרָא דְיִשְׂרָאֵל תּוּלְדַתְהוֹן לְזַרְעֲיַתְהוֹן לְבֵית אֲבָהַתְהוֹן בְּמִנְיַן שְׁמָהָן לְגֻלְגְּלַתְהוֹן כָּל דְּכוּרָא מִבַּר עַשְׂרִין שְׁנִין וּלְעֵלָּא כֹּל נָפֵק חֵילָא׃ </text:span></text:span><text:span text:style-name="Default_20_Paragraph_20_Font"><text:span text:style-name="T1">כא </text:span></text:span><text:span text:style-name="Default_20_Paragraph_20_Font"><text:span text:style-name="T2">מִנְיָנֵיהוֹן לְשִׁבְטָא דִרְאוּבֵן אַרְבְּעִין וְשִׁתָּא אַלְפִין וַחֲמֵשׁ מְאָה׃ </text:span></text:span><text:span text:style-name="Default_20_Paragraph_20_Font"><text:span text:style-name="T1">כב </text:span></text:span><text:span text:style-name="Default_20_Paragraph_20_Font"><text:span text:style-name="T2">לִבְנֵי שִׁמְעוֹן תּוּלְדַתְהוֹן לְזַרְעֲיַתְהוֹן לְבֵית אֲבָהַתְהוֹן מִנְיָנוֹהִי בְּמִנְיַן שְׁמָהָן לְגֻלְגְּלַתְהוֹן כָּל דְּכוּרָא מִבַּר עַשְׂרִין שְׁנִין וּלְעֵלָּא כֹּל נָפֵק חֵילָא׃ </text:span></text:span><text:span text:style-name="Default_20_Paragraph_20_Font"><text:span text:style-name="T1">כג </text:span></text:span><text:span text:style-name="Default_20_Paragraph_20_Font"><text:span text:style-name="T2">מִנְיָנֵיהוֹן לְשִׁבְטָא דְשִׁמְעוֹן חַמְשִׁין וְתִשְׁעָה אַלְפִין וּתְלַת מְאָה׃ </text:span></text:span><text:span text:style-name="Default_20_Paragraph_20_Font"><text:span text:style-name="T1">כד </text:span></text:span><text:span text:style-name="Default_20_Paragraph_20_Font"><text:span text:style-name="T2">לִבְנֵי גָד תּוּלְדַתְהוֹן לְזַרְעֲיַתְהוֹן לְבֵית אֲבָהַתְהוֹן בְּמִנְיַן שְׁמָהָן מִבַּר עַשְׂרִין שְׁנִין וּלְעֵלָּא כֹּל נָפֵק חֵילָא׃ </text:span></text:span><text:span text:style-name="Default_20_Paragraph_20_Font"><text:span text:style-name="T1">כה </text:span></text:span><text:span text:style-name="Default_20_Paragraph_20_Font"><text:span text:style-name="T2">מִנְיָנֵיהוֹן לְשִׁבְטָא דְגָד אַרְבְּעִין וְחַמְשָׁא אַלְפִין וְשִׁית מְאָה וְחַמְשִׁין׃ </text:span></text:span><text:span text:style-name="Default_20_Paragraph_20_Font"><text:span text:style-name="T1">כו </text:span></text:span><text:span text:style-name="Default_20_Paragraph_20_Font"><text:span text:style-name="T2">לִבְנֵי יְהוּדָה תּוּלְדַתְהוֹן לְזַרְעֲיַתְהוֹן לְבֵית אֲבָהַתְהוֹן בְּמִנְיַן שְׁמָהָן מִבַּר עַשְׂרִין שְׁנִין וּלְעֵלָּא כֹּל נָפֵק חֵילָא׃ </text:span></text:span><text:span text:style-name="Default_20_Paragraph_20_Font"><text:span text:style-name="T1">כז </text:span></text:span><text:span text:style-name="Default_20_Paragraph_20_Font"><text:span text:style-name="T2">מִנְיָנֵיהוֹן לְשִׁבְטָא דִיהוּדָה שַׁבְעִין וְאַרְבְּעָא אַלְפִין וְשִׁית מְאָה׃ </text:span></text:span><text:span text:style-name="Default_20_Paragraph_20_Font"><text:span text:style-name="T1">כח </text:span></text:span><text:span text:style-name="Default_20_Paragraph_20_Font"><text:span text:style-name="T2">לִבְנֵי יִשָּׂשכָר תּוּלְדַתְהוֹן לְזַרְעֲיַתְהוֹן לְבֵית אֲבָהַתְהוֹן בְּמִנְיַן שְׁמָהָן מִבַּר עַשְׂרִין שְׁנִין וּלְעֵלָּא כֹּל נָפֵק חֵילָא׃ </text:span></text:span><text:span text:style-name="Default_20_Paragraph_20_Font"><text:span text:style-name="T1">כט </text:span></text:span><text:span text:style-name="Default_20_Paragraph_20_Font"><text:span text:style-name="T2">מִנְיָנֵיהוֹן לְשִׁבְטָא דְיִשָּׂשכָר חַמְשִׁין וְאַרְבְּעָא אַלְפִין וְאַרְבַּע מְאָה׃ </text:span></text:span><text:span text:style-name="Default_20_Paragraph_20_Font"><text:span text:style-name="T1">ל </text:span></text:span><text:span text:style-name="Default_20_Paragraph_20_Font"><text:span text:style-name="T2">לִבְנֵי זְבוּלֻן תּוּלְדַתְהוֹן לְזַרְעֲיַתְהוֹן לְבֵית אֲבָהַתְהוֹן בְּמִנְיַן שְׁמָהָן מִבַּר עַשְׂרִין שְׁנִין וּלְעֵלָּא כֹּל נָפֵק חֵילָא׃ </text:span></text:span><text:span text:style-name="Default_20_Paragraph_20_Font"><text:span text:style-name="T1">לא </text:span></text:span><text:span text:style-name="Default_20_Paragraph_20_Font"><text:span text:style-name="T2">מִנְיָנֵיהוֹן לְשִׁבְטָא דִזְבוּלֻן חַמְשִׁין וּשְׁבַע אַלְפִין וְאַרְבַּע מְאָה׃ </text:span></text:span><text:span text:style-name="Default_20_Paragraph_20_Font"><text:span text:style-name="T1">לב </text:span></text:span><text:span text:style-name="Default_20_Paragraph_20_Font"><text:span text:style-name="T2">לִבְנֵי יוֹסֵף לִבְנֵי אֶפְרַיִם תּוּלְדַתְהוֹן לְזַרְעֲיַתְהוֹן לְבֵית אֲבָהַתְהוֹן בְּמִנְיַן שְׁמָהָן מִבַּר עַשְׂרִין שְׁנִין וּלְעֵלָּא כֹּל נָפֵק חֵילָא׃ </text:span></text:span><text:span text:style-name="Default_20_Paragraph_20_Font"><text:span text:style-name="T1">לג </text:span></text:span><text:span text:style-name="Default_20_Paragraph_20_Font"><text:span text:style-name="T2">מִנְיָנֵיהוֹן לְשִׁבְטָא דְאֶפְרָיִם אַרְבְּעִין אַלְפִין וַחֲמֵשׁ מְאָה׃ </text:span></text:span><text:span text:style-name="Default_20_Paragraph_20_Font"><text:span text:style-name="T1">לד </text:span></text:span><text:span text:style-name="Default_20_Paragraph_20_Font"><text:span text:style-name="T2">לִבְנֵי מְנַשֶּׁה תּוּלְדַתְהוֹן לְזַרְעֲיַתְהוֹן לְבֵית אֲבָהַתְהוֹן בְּמִנְיַן שְׁמָהָן מִבַּר עַשְׂרִין שְׁנִין וּלְעֵלָּא כֹּל נָפֵק חֵילָא׃ </text:span></text:span><text:span text:style-name="Default_20_Paragraph_20_Font"><text:span text:style-name="T1">לה </text:span></text:span><text:span text:style-name="Default_20_Paragraph_20_Font"><text:span text:style-name="T2">מִנְיָנֵיהוֹן לְשִׁבְטָא דִמְנַשֶּׁה תְּלָתִין וּתְרֵין אַלְפִין וּמָאתָן׃ </text:span></text:span><text:span text:style-name="Default_20_Paragraph_20_Font"><text:span text:style-name="T1">לו </text:span></text:span><text:span text:style-name="Default_20_Paragraph_20_Font"><text:span text:style-name="T2">לִבְנֵי בִנְיָמִן תּוּלְדַתְהוֹן לְזַרְעֲיַתְהוֹן לְבֵית אֲבָהַתְהוֹן בְּמִנְיַן שְׁמָהָן מִבַּר עַשְׂרִין שְׁנִין וּלְעֵלָּא כֹּל נָפֵק חֵילָא׃ </text:span></text:span><text:span text:style-name="Default_20_Paragraph_20_Font"><text:span text:style-name="T1">לז </text:span></text:span><text:span text:style-name="Default_20_Paragraph_20_Font"><text:span text:style-name="T2">מִנְיָנֵיהוֹן לְשִׁבְטָא דְבִנְיָמִן תְּלָתִין וְחַמְשָׁא אַלְפִין וְאַרְבַּע מְאָה׃ </text:span></text:span><text:span text:style-name="Default_20_Paragraph_20_Font"><text:span text:style-name="T1">לח </text:span></text:span><text:span text:style-name="Default_20_Paragraph_20_Font"><text:span text:style-name="T2">לִבְנֵי דָן תּוּלְדַתְהוֹן לְזַרְעֲיַתְהוֹן לְבֵית אֲבָהַתְהוֹן בְּמִנְיַן שְׁמָהָן מִבַּר עַשְׂרִין שְׁנִין </text:span></text:span><text:soft-page-break/><text:span text:style-name="Default_20_Paragraph_20_Font"><text:span text:style-name="T2">וּלְעֵלָּא כֹּל נָפֵק חֵילָא׃ </text:span></text:span><text:span text:style-name="Default_20_Paragraph_20_Font"><text:span text:style-name="T1">לט </text:span></text:span><text:span text:style-name="Default_20_Paragraph_20_Font"><text:span text:style-name="T2">מִנְיָנֵיהוֹן לְשִׁבְטָא דְדָן שִׁתִּין וּתְרֵין אַלְפִין וּשְׁבַע מְאָה׃ </text:span></text:span><text:span text:style-name="Default_20_Paragraph_20_Font"><text:span text:style-name="T1">מ </text:span></text:span><text:span text:style-name="Default_20_Paragraph_20_Font"><text:span text:style-name="T2">לִבְנֵי אָשֵׁר תּוּלְדַתְהוֹן לְזַרְעֲיַתְהוֹן לְבֵית אֲבָהֲתְהוֹן בְּמִנְיַן שְׁמָהָן מִבַּר עַשְׂרִין שְׁנִין וּלְעֵלָּא כֹּל נָפֵק חֵילָא׃ </text:span></text:span><text:span text:style-name="Default_20_Paragraph_20_Font"><text:span text:style-name="T1">מא </text:span></text:span><text:span text:style-name="Default_20_Paragraph_20_Font"><text:span text:style-name="T2">מִנְיָנֵיהוֹן לְשִׁבְטָא דְאָשֵׁר אַרְבְּעִין וְחַד אַלְפִין וַחֲמֵשׁ מְאָה׃ </text:span></text:span><text:span text:style-name="Default_20_Paragraph_20_Font"><text:span text:style-name="T1">מב </text:span></text:span><text:span text:style-name="Default_20_Paragraph_20_Font"><text:span text:style-name="T2">בְּנֵי נַפְתָּלִי תּוּלְדַתְהוֹן לְזַרְעֲיַתְהוֹן לְבֵית אֲבָהַתְהוֹן בְּמִנְיַן שְׁמָהָן מִבַּר עַשְׂרִין שְׁנִין וּלְעֵלָּא כֹּל נָפֵק חֵילָא׃ </text:span></text:span><text:span text:style-name="Default_20_Paragraph_20_Font"><text:span text:style-name="T1">מג </text:span></text:span><text:span text:style-name="Default_20_Paragraph_20_Font"><text:span text:style-name="T2">מִנְיָנֵיהוֹן לְשִׁבְטָא דְנַפְתָּלִי חַמְשִׁין וּתְלַת אַלְפִין וְאַרְבַּע מְאָה׃ </text:span></text:span><text:span text:style-name="Default_20_Paragraph_20_Font"><text:span text:style-name="T1">מד </text:span></text:span><text:span text:style-name="Default_20_Paragraph_20_Font"><text:span text:style-name="T2">אִלֵּין מִנְיָנַיָּא דִּי מְנָא משֶׁה וְאַהֲרֹן וְרַבְרְבֵי יִשְׂרָאֵל תְּרֵין עֲשַׂר גֻּבְרִין גַּבְרָא חַד לְבֵית אֲבָהָתוֹהִי הֲווֹ׃ </text:span></text:span><text:span text:style-name="Default_20_Paragraph_20_Font"><text:span text:style-name="T1">מה </text:span></text:span><text:span text:style-name="Default_20_Paragraph_20_Font"><text:span text:style-name="T2">וַהֲווֹ כָּל מִנְיָנֵי בְנֵי יִשְׂרָאֵל לְבֵית אֲבָהַתְהוֹן מִבַּר עַשְׂרִין שְׁנִין וּלְעֵלָּא כָּל נָפֵק חֵילָא בְּיִשְׂרָאֵל׃ </text:span></text:span><text:span text:style-name="Default_20_Paragraph_20_Font"><text:span text:style-name="T1">מו </text:span></text:span><text:span text:style-name="Default_20_Paragraph_20_Font"><text:span text:style-name="T2">וַהֲווֹ כָּל מִנְיָנַיָּא שִׁית מְאָה וּתְלָתָא אַלְפִין וַחֲמֵשׁ מְאָה וְחַמְשִׁין׃ </text:span></text:span><text:span text:style-name="Default_20_Paragraph_20_Font"><text:span text:style-name="T1">מז </text:span></text:span><text:span text:style-name="Default_20_Paragraph_20_Font"><text:span text:style-name="T2">וְלֵוָאֵי לְשִׁבְטָא דַאֲבָהַתְהוֹן לָא אִתְמְנִיאוּ בֵּינֵיהוֹן׃ </text:span></text:span><text:span text:style-name="Default_20_Paragraph_20_Font"><text:span text:style-name="T1">מח </text:span></text:span><text:span text:style-name="Default_20_Paragraph_20_Font"><text:span text:style-name="T2">וּמַלִּיל יְיָ עִם משֶׁה לְמֵימָר׃ </text:span></text:span><text:span text:style-name="Default_20_Paragraph_20_Font"><text:span text:style-name="T1">מט </text:span></text:span><text:span text:style-name="Default_20_Paragraph_20_Font"><text:span text:style-name="T2">בְּרַם יָת שִׁבְטָא דְלֵוִי לָא תִמְנֵי וְיָת חֻשְׁבַּנְהוֹן לָא תְקַבֵּל בְּגוֹ בְּנֵי יִשְׂראֵל׃ </text:span></text:span><text:span text:style-name="Default_20_Paragraph_20_Font"><text:span text:style-name="T1">נ </text:span></text:span><text:span text:style-name="Default_20_Paragraph_20_Font"><text:span text:style-name="T2">וְאַתְּ מַנִּי יָת לֵוָאֵי עַל מַשְׁכְּנָא דְסַהֲדוּתָא וְעַל כָּל מָנוֹהִי וְעַל כָּל דִּי לֵיהּ אִנּוּן יִטְּלוּן יָת מַשְׁכְּנָא וְיָת כָּל מָנוֹהִי וְאִנּוּן יְשַׁמְּשֻׁנֵּיהּ וּסְחוֹר סְחוֹר לְמַשְׁכְּנָא יִשְׁרוּן׃ </text:span></text:span><text:span text:style-name="Default_20_Paragraph_20_Font"><text:span text:style-name="T1">נא </text:span></text:span><text:span text:style-name="Default_20_Paragraph_20_Font"><text:span text:style-name="T2">וּבְמִטַּל מַשְׁכְּנָא יְפָרְקוּן יָתֵיהּ לֵוָאֵי וּבְמִשְׁרֵי מַשְׁכְּנָא יְקִימוּן יָתֵיהּ לֵוָאֵי וְחִלּוֹנַי דְּיִקְרַב יִתְקְטָל׃ </text:span></text:span><text:span text:style-name="Default_20_Paragraph_20_Font"><text:span text:style-name="T1">נב </text:span></text:span><text:span text:style-name="Default_20_Paragraph_20_Font"><text:span text:style-name="T2">וְיִשְׁרוּן בְּנֵי יִשְׂרָאֵל גְּבַר עַל מַשְׁרוֹהִי וּגְבַר עַל טִקְסֵיהּ לְחֵילֵיהוֹן׃ </text:span></text:span><text:span text:style-name="Default_20_Paragraph_20_Font"><text:span text:style-name="T1">נג </text:span></text:span><text:span text:style-name="Default_20_Paragraph_20_Font"><text:span text:style-name="T2">וְלֵוָאֵי יִשְׁרוּן סְחוֹר סְחוֹר לְמַשְׁכְּנָא דְסַהֲדוּתָא וְלָא יְהֵי רוּגְזָא עַל כְּנִשְׁתָּא דִבְנֵי יִשְׂרָאֵל וְיִטְּרוּן לֵוָאֵי יָת מַטְּרַת מַשְׁכְּנָא דְסַהֲדוּתָא׃ </text:span></text:span><text:span text:style-name="Default_20_Paragraph_20_Font"><text:span text:style-name="T1">נד </text:span></text:span><text:span text:style-name="Default_20_Paragraph_20_Font"><text:span text:style-name="T2">וַעֲבָדוּ בְּנֵי יִשְׂרָאֵל כְּכֹל דִּי פַקִּיד יְיָ יָת משֶׁה כֵּן עֲבָדוּ׃ </text:span></text:span></text:p>
      </text:section>
      <text:section text:style-name="Sect1" text:name="Sect2">
        <text:p text:style-name="P2">Numbers 2</text:p>
        <text:p text:style-name="P3"><text:span text:style-name="Default_20_Paragraph_20_Font"><text:span text:style-name="T1">א </text:span></text:span><text:span text:style-name="Default_20_Paragraph_20_Font"><text:span text:style-name="T2">וּמַלִּיל יְיָ עִם משֶׁה וְעִם אַהֲרֹן לְמֵימָר׃ </text:span></text:span><text:span text:style-name="Default_20_Paragraph_20_Font"><text:span text:style-name="T1">ב </text:span></text:span><text:span text:style-name="Default_20_Paragraph_20_Font"><text:span text:style-name="T2">גְּבַר עַל טִקְסֵיהּ בְּאַתְוָן לְבֵית אֲבָהַתְהוֹן יִשְׁרוּן בְּנֵי יִשְׂרָאֵל מִלָּקֳבֵל סְחוֹר סְחוֹר לְמַשְׁכַּן זִמְנָא יִשְׁרוּן׃ </text:span></text:span><text:span text:style-name="Default_20_Paragraph_20_Font"><text:span text:style-name="T1">ג </text:span></text:span><text:span text:style-name="Default_20_Paragraph_20_Font"><text:span text:style-name="T2">וְדִי שְׁרַן קִדּוּמָא מַדִּינְחָא טֵקַס מַשְׁרִית יְהוּדָה לְחֵילֵיהוֹן וְרַבָּא לִבְנֵי יְהוּדָה נַחְשׁוֹן בַּר עַמִּינָדָב׃ </text:span></text:span><text:span text:style-name="Default_20_Paragraph_20_Font"><text:span text:style-name="T1">ד </text:span></text:span><text:span text:style-name="Default_20_Paragraph_20_Font"><text:span text:style-name="T2">וְחֵילֵיהּ וּמִנְיָנֵיהוֹן שַׁבְעִין וְאַרְבְּעָא אַלְפִין וְשִׁית מְאָה׃ </text:span></text:span><text:span text:style-name="Default_20_Paragraph_20_Font"><text:span text:style-name="T1">ה </text:span></text:span><text:span text:style-name="Default_20_Paragraph_20_Font"><text:span text:style-name="T2">וְדִי שְׁרַן סְמִיכִין עֲלוֹהִי שִׁבְטָא דְיִשָּׂשכָר וְרַבָּא לִבְנֵי יִשָּׂשכָר נְתַנְאֵל בַּר צוּעָר׃ </text:span></text:span><text:span text:style-name="Default_20_Paragraph_20_Font"><text:span text:style-name="T1">ו </text:span></text:span><text:span text:style-name="Default_20_Paragraph_20_Font"><text:span text:style-name="T2">וְחֵילֵיהּ וּמִנְיָנוֹהִי חַמְשִׁין וְאַרְבְּעָא אַלְפִין וְאַרְבַּע מְאָה׃ </text:span></text:span><text:span text:style-name="Default_20_Paragraph_20_Font"><text:span text:style-name="T1">ז </text:span></text:span><text:span text:style-name="Default_20_Paragraph_20_Font"><text:span text:style-name="T2">שִׁבְטָא דִּזְבוּלֻן וְרַבָּא לִבְנֵי זְבוּלֻן אֱלִיאָב בַּר חֵלוֹן׃ </text:span></text:span><text:span text:style-name="Default_20_Paragraph_20_Font"><text:span text:style-name="T1">ח </text:span></text:span><text:span text:style-name="Default_20_Paragraph_20_Font"><text:span text:style-name="T2">וְחֵילֵיהּ וּמִנְיָנוֹהִי חַמְשִׁין וְשִׁבְעָא אַלְפִין וְאַרְבַּע מְאָה׃ </text:span></text:span><text:span text:style-name="Default_20_Paragraph_20_Font"><text:span text:style-name="T1">ט </text:span></text:span><text:span text:style-name="Default_20_Paragraph_20_Font"><text:span text:style-name="T2">כָּל מִנְיָנַיָּא לְמַשְׁרִית יְהוּדָה מְאָה וּתְמָנָן וְשִׁתָּא אַלְפִין וְאַרְבַּע מְאָה לְחֵילֵיהוֹן בְּקַדְמֵיתָא נָטְלִין׃ </text:span></text:span><text:span text:style-name="Default_20_Paragraph_20_Font"><text:span text:style-name="T1">י </text:span></text:span><text:span text:style-name="Default_20_Paragraph_20_Font"><text:span text:style-name="T2">טֵקַס מַשְׁרִית רְאוּבֵן דָּרוֹמָא לְחֵילֵיהוֹן וְרַבָּא לִבְנֵי רְאוּבֵן אֱלִיצוּר בַּר שְׁדֵיאוּר׃ </text:span></text:span><text:span text:style-name="Default_20_Paragraph_20_Font"><text:span text:style-name="T1">יא </text:span></text:span><text:span text:style-name="Default_20_Paragraph_20_Font"><text:span text:style-name="T2">וְחֵילֵיהּ וּמִנְיָנוֹהִי אַרְבְּעִין וְשִׁתָּא אַלְפִין וַחֲמֵשׁ מְאָה׃ </text:span></text:span><text:span text:style-name="Default_20_Paragraph_20_Font"><text:span text:style-name="T1">יב </text:span></text:span><text:span text:style-name="Default_20_Paragraph_20_Font"><text:span text:style-name="T2">וְדִי שְׁרַן סְמִיכִין עֲלוֹהִי שִׁבְטָא דְשִׁמְעוֹן וְרַבָּא לִבְנֵי שִׁמְעוֹן שְׁלֻמִיאֵל בַּר צוּרִישַׁדָּי׃ </text:span></text:span><text:span text:style-name="Default_20_Paragraph_20_Font"><text:span text:style-name="T1">יג </text:span></text:span><text:span text:style-name="Default_20_Paragraph_20_Font"><text:span text:style-name="T2">וְחֵילֵיהּ וּמִנְיָנֵיהוֹן חַמְשִׁין וּתְשַׁע אַלְפִין וּתְלַת מְאָה׃ </text:span></text:span><text:span text:style-name="Default_20_Paragraph_20_Font"><text:span text:style-name="T1">יד </text:span></text:span><text:span text:style-name="Default_20_Paragraph_20_Font"><text:span text:style-name="T2">וְשִׁבְטָא דְּגָד וְרַבָּא לִבְנֵי גָד אֶלְיָסָף בַּר רְעוּאֵל׃ </text:span></text:span><text:span text:style-name="Default_20_Paragraph_20_Font"><text:span text:style-name="T1">טו </text:span></text:span><text:span text:style-name="Default_20_Paragraph_20_Font"><text:span text:style-name="T2">וְחֵילֵיהּ וּמִנְיָנֵיהוֹן אַרְבְּעִין וְחַמְשָׁא אַלְפִין וְשִׁית מְאָה וְחַמְשִׁין׃ </text:span></text:span><text:span text:style-name="Default_20_Paragraph_20_Font"><text:span text:style-name="T1">טז </text:span></text:span><text:span text:style-name="Default_20_Paragraph_20_Font"><text:span text:style-name="T2">כָּל מִנְיָנַיָּא לְמַשְׁרִית רְאוּבֵן מְאָה וְחַמְשִׁין וְחַד אַלְפִין וְאַרְבַּע מְאָה וְחַמְשִׁין לְחֵילֵיהוֹן בְּתִנְיֵתָא נָטְלִין׃ </text:span></text:span><text:span text:style-name="Default_20_Paragraph_20_Font"><text:span text:style-name="T1">יז </text:span></text:span><text:span text:style-name="Default_20_Paragraph_20_Font"><text:span text:style-name="T2">וְנָטֵל מַשְׁכַּן זִמְנָא מַשְׁרִית לֵוָאֵי בְּגוֹ מַשְׁרִיתָא כְּמָא דְשָׁרַן כֵּן נָטְלִין גְּבַר עַל אַתְרֵיהּ לְטִקְסֵיהוֹן׃ </text:span></text:span><text:span text:style-name="Default_20_Paragraph_20_Font"><text:span text:style-name="T1">יח </text:span></text:span><text:span text:style-name="Default_20_Paragraph_20_Font"><text:span text:style-name="T2">טֵקַס מַשְׁרִית אֶפְרַיִם לְחֵילֵיהוֹן מַעַרְבָא וְרַבָּא לִבְנֵי אֶפְרַיִם אֱלִישָׁמָע בַּר עַמִּיהוּד׃ </text:span></text:span><text:span text:style-name="Default_20_Paragraph_20_Font"><text:span text:style-name="T1">יט </text:span></text:span><text:span text:style-name="Default_20_Paragraph_20_Font"><text:span text:style-name="T2">וְחֵילֵיהּ וּמִנְיָנֵיהוֹן אַרְבְּעִין אַלְפִין וַחֲמֵשׁ מְאָה׃ </text:span></text:span><text:span text:style-name="Default_20_Paragraph_20_Font"><text:span text:style-name="T1">כ </text:span></text:span><text:span text:style-name="Default_20_Paragraph_20_Font"><text:span text:style-name="T2">וְדִסְמִיכִין עֲלוֹהִי שִׁבְטָא דִמְנַשֶּׁה וְרַבָּא לִבְנֵי מְנַשֶּׁה גַּמְלִיאֵל בַּר פְּדָהצוּר׃ </text:span></text:span><text:span text:style-name="Default_20_Paragraph_20_Font"><text:span text:style-name="T1">כא </text:span></text:span><text:span text:style-name="Default_20_Paragraph_20_Font"><text:span text:style-name="T2">וְחֵילֵיהּ וּמִנְיָנֵיהוֹן תְּלָתִין וּתְרֵין אַלְפִין וּמָאתָן׃ </text:span></text:span><text:span text:style-name="Default_20_Paragraph_20_Font"><text:span text:style-name="T1">כב </text:span></text:span><text:span text:style-name="Default_20_Paragraph_20_Font"><text:span text:style-name="T2">וְשִׁבְטָא דְּבִנְיָמִן וְרַבָּא לִבְנֵי בִנְיָמִן אֲבִידָן בַּר גִּדְעוֹנִי׃ </text:span></text:span><text:soft-page-break/><text:span text:style-name="Default_20_Paragraph_20_Font"><text:span text:style-name="T1">כג </text:span></text:span><text:span text:style-name="Default_20_Paragraph_20_Font"><text:span text:style-name="T2">וְחֵילֵיהּ וּמִנְיָנֵיהוֹן תְּלָתִין וְחַמְשָׁא אַלְפִין וְאַרְבַּע מְאָה׃ </text:span></text:span><text:span text:style-name="Default_20_Paragraph_20_Font"><text:span text:style-name="T1">כד </text:span></text:span><text:span text:style-name="Default_20_Paragraph_20_Font"><text:span text:style-name="T2">כָּל מִנְיָנַיָּא לְמַשְׁרִית אֶפְרַיִם מְאָה וְתַמְנֵי אַלְפִין וּמְאָה לְחֵילֵיהוֹן בִּתְלִיתֵתָא נָטְלִין׃ </text:span></text:span><text:span text:style-name="Default_20_Paragraph_20_Font"><text:span text:style-name="T1">כה </text:span></text:span><text:span text:style-name="Default_20_Paragraph_20_Font"><text:span text:style-name="T2">טֵקַס מַשְׁרִית דָּן צִפּוּנָא לְחֵילֵיהוֹן וְרַבָּא לִבְנֵי דָן אֲחִיעֶזֶר בַּר עַמִּישַׁדָּי׃ </text:span></text:span><text:span text:style-name="Default_20_Paragraph_20_Font"><text:span text:style-name="T1">כו </text:span></text:span><text:span text:style-name="Default_20_Paragraph_20_Font"><text:span text:style-name="T2">וְחֵילֵיהּ וּמִנְיָנֵיהוֹן שִׁתִּין וּתְרֵין אַלְפִין וּשְׁבַע מְאָה׃ </text:span></text:span><text:span text:style-name="Default_20_Paragraph_20_Font"><text:span text:style-name="T1">כז </text:span></text:span><text:span text:style-name="Default_20_Paragraph_20_Font"><text:span text:style-name="T2">וְדִי שְׁרַן סְמִיכִין עֲלוֹהִי שִׁבְטָא דְאָשֵׁר וְרַבָּא לִבְנֵי אָשֵׁר פַּגְעִיאֵל בַּר עָכְרָן׃ </text:span></text:span><text:span text:style-name="Default_20_Paragraph_20_Font"><text:span text:style-name="T1">כח </text:span></text:span><text:span text:style-name="Default_20_Paragraph_20_Font"><text:span text:style-name="T2">וְחֵילֵיהּ וּמִנְיָנֵיהוֹן אַרְבְּעִין וְחַד אַלְפִין וַחֲמֵשׁ מְאָה׃ </text:span></text:span><text:span text:style-name="Default_20_Paragraph_20_Font"><text:span text:style-name="T1">כט </text:span></text:span><text:span text:style-name="Default_20_Paragraph_20_Font"><text:span text:style-name="T2">וְשִׁבְטָא דְּנַפְתָּלִי וְרַבָּא לִבְנֵי נַפְתָּלִי אֲחִירַע בַּר עֵינָן׃ </text:span></text:span><text:span text:style-name="Default_20_Paragraph_20_Font"><text:span text:style-name="T1">ל </text:span></text:span><text:span text:style-name="Default_20_Paragraph_20_Font"><text:span text:style-name="T2">וְחֵילֵיהּ וּמִנְיָנֵיהוֹן חַמְשִׁין וּתְלָתָא אַלְפִין וְאַרְבַּע מְאָה׃ </text:span></text:span><text:span text:style-name="Default_20_Paragraph_20_Font"><text:span text:style-name="T1">לא </text:span></text:span><text:span text:style-name="Default_20_Paragraph_20_Font"><text:span text:style-name="T2">כָּל מִנְיָנַיָּא לְמַשְׁרִית דָּן מְאָה וְחַמְשִׁין וְשִׁבְעָא אַלְפִין וְשִׁית מְאָה בְּבַתְרֵתָא נָטְלִין לְטִקְסֵיהוֹן׃ </text:span></text:span><text:span text:style-name="Default_20_Paragraph_20_Font"><text:span text:style-name="T1">לב </text:span></text:span><text:span text:style-name="Default_20_Paragraph_20_Font"><text:span text:style-name="T2">אִלֵּין מִנְיָנֵי בְנֵי יִשְׂרָאֵל לְבֵית אֲבָהַתְהוֹן כָּל מִנְיָנֵי מַשְׁרִיתָא לְחֵילֵיהוֹן שִׁית מְאָה וּתְלָתָא אַלְפִין וַחֲמֵשׁ מְאָה וְחַמְשִׁין׃ </text:span></text:span><text:span text:style-name="Default_20_Paragraph_20_Font"><text:span text:style-name="T1">לג </text:span></text:span><text:span text:style-name="Default_20_Paragraph_20_Font"><text:span text:style-name="T2">וְלֵוָאֵי לָא אִתְמְנִיאוּ בְּגוֹ בְּנֵי יִשְׂרָאֵל כְּמָא דִי פַקִּיד יְיָ יָת משֶׁה׃ </text:span></text:span><text:span text:style-name="Default_20_Paragraph_20_Font"><text:span text:style-name="T1">לד </text:span></text:span><text:span text:style-name="Default_20_Paragraph_20_Font"><text:span text:style-name="T2">וַעֲבָדוּ בְּנֵי יִשְׂרָאֵל כְּכֹל דִּי פַקִּיד יְיָ יָת משֶׁה כֵּן שָׁרַן לְטִקְסֵיהוֹן וְכֵן נָטְלִין גְּבַר לְזַרְעֲיַתְהוֹן עַל בֵּית אֲבָהָתוֹהִי׃ </text:span></text:span></text:p>
      </text:section>
      <text:section text:style-name="Sect1" text:name="Sect3">
        <text:p text:style-name="P2">Numbers 3</text:p>
        <text:p text:style-name="P3"><text:span text:style-name="Default_20_Paragraph_20_Font"><text:span text:style-name="T1">א </text:span></text:span><text:span text:style-name="Default_20_Paragraph_20_Font"><text:span text:style-name="T2">וְאִלֵּין תּוּלְדַת אַהֲרֹן וּמשֶׁה בְּיוֹמָא דְּמַלִּיל יְיָ עִם משֶׁה בְּטוּרָא דְסִינָי׃ </text:span></text:span><text:span text:style-name="Default_20_Paragraph_20_Font"><text:span text:style-name="T1">ב </text:span></text:span><text:span text:style-name="Default_20_Paragraph_20_Font"><text:span text:style-name="T2">וְאִלֵּין שְׁמָהַת בְּנֵי אַהֲרֹן בּוּכְרָא נָדָב וַאֲבִיהוּא אֶלְעָזָר וְאִיתָמָר׃ </text:span></text:span><text:span text:style-name="Default_20_Paragraph_20_Font"><text:span text:style-name="T1">ג </text:span></text:span><text:span text:style-name="Default_20_Paragraph_20_Font"><text:span text:style-name="T2">אִלֵּין שְׁמָהַת בְּנֵי אַהֲרֹן כָּהֲנַיָּא דְּאִתְרַבִּיאוּ דִּי אִתְקָרַב קֻרְבַּנְהוֹן לְשַׁמָּשָׁא׃ </text:span></text:span><text:span text:style-name="Default_20_Paragraph_20_Font"><text:span text:style-name="T1">ד </text:span></text:span><text:span text:style-name="Default_20_Paragraph_20_Font"><text:span text:style-name="T2">וּמִית נָדָב וַאֲבִיהוּא קֳדָם יְיָ בְּקָרוֹבֵיהוֹן אֶשָּׁתָא נוּכְרֵיתָא קֳדָם יְיָ בְּמַדְבְּרָא דְסִינַי וּבְנִין לָא הֲווֹ לְהוֹן וְשַׁמֵּשׁ אֶלְעָזָר וְאִיתָמָר עַל אַפֵּי אַהֲרֹן אֲבוּהוֹן׃ </text:span></text:span><text:span text:style-name="Default_20_Paragraph_20_Font"><text:span text:style-name="T1">ה </text:span></text:span><text:span text:style-name="Default_20_Paragraph_20_Font"><text:span text:style-name="T2">וּמַלִּיל יְיָ עִם משֶׁה לְמֵימָר׃ </text:span></text:span><text:span text:style-name="Default_20_Paragraph_20_Font"><text:span text:style-name="T1">ו </text:span></text:span><text:span text:style-name="Default_20_Paragraph_20_Font"><text:span text:style-name="T2">קָרֵב יָת שִׁבְטָא דְלֵוִי וּתְקֵים יָתֵיהּ קֳדָם אַהֲרֹן כַּהֲנָא וִישַׁמְּשׁוּן יָתֵיהּ׃ </text:span></text:span><text:span text:style-name="Default_20_Paragraph_20_Font"><text:span text:style-name="T1">ז </text:span></text:span><text:span text:style-name="Default_20_Paragraph_20_Font"><text:span text:style-name="T2">וְיִטְּרוּן יָת מַטַּרְתֵּיהּ וְיָת מַטְּרַת כָּל כְּנִשְׁתָּא קֳדָם מַשְׁכַּן זִמְנָא לְמִפְלַח יָת פָּלְחַן מַשְׁכְּנָא׃ </text:span></text:span><text:span text:style-name="Default_20_Paragraph_20_Font"><text:span text:style-name="T1">ח </text:span></text:span><text:span text:style-name="Default_20_Paragraph_20_Font"><text:span text:style-name="T2">וְיִטְּרוּן יָת כָּל מָאנֵי מַשְׁכַּן זִמְנָא וְיָת מַטְּרַת בְּנֵי יִשְׂרָאֵל לְמִפְלַח יָת פָּלְחַן מַשְׁכְּנָא׃ </text:span></text:span><text:span text:style-name="Default_20_Paragraph_20_Font"><text:span text:style-name="T1">ט </text:span></text:span><text:span text:style-name="Default_20_Paragraph_20_Font"><text:span text:style-name="T2">וְתִתֵּן יָת לֵוָאֵי לְאַהֲרֹן וְלִבְנוֹהִי מְסִירִין יְהִיבִין אִנּוּן לֵיהּ מִן בְּנֵי יִשְׂרָאֵל׃ </text:span></text:span><text:span text:style-name="Default_20_Paragraph_20_Font"><text:span text:style-name="T1">י </text:span></text:span><text:span text:style-name="Default_20_Paragraph_20_Font"><text:span text:style-name="T2">וְיָת אַהֲרֹן וְיָת בְּנוֹהִי תְּמַנֵּי וְיִטְּרוּן יָת כְּהֻנַּתְהוֹן וְחִלּוֹנַי דְּיִקְרַב יִתְקְטָל׃ </text:span></text:span><text:span text:style-name="Default_20_Paragraph_20_Font"><text:span text:style-name="T1">יא </text:span></text:span><text:span text:style-name="Default_20_Paragraph_20_Font"><text:span text:style-name="T2">וּמַלִּיל יְיָ עִם משֶׁה לְמֵימָר׃ </text:span></text:span><text:span text:style-name="Default_20_Paragraph_20_Font"><text:span text:style-name="T1">יב </text:span></text:span><text:span text:style-name="Default_20_Paragraph_20_Font"><text:span text:style-name="T2">וַאֲנָא הָא קָרֵבִית יָת לֵוָאֵי מִגּוֹ בְּנֵי יִשְׂרָאֵל חֲלַף כָּל בּוּכְרָא פָּתַח וַלְדָּא מִבְּנֵי יִשְׂרָאֵל וִיהוֹן מְשַׁמְּשִׁין קֳדָמַי לֵוָאֵי׃ </text:span></text:span><text:span text:style-name="Default_20_Paragraph_20_Font"><text:span text:style-name="T1">יג </text:span></text:span><text:span text:style-name="Default_20_Paragraph_20_Font"><text:span text:style-name="T2">אֲרֵי דִילִי כָּל בּוּכְרָא בְּיוֹמָא דִקְטָלִית כָּל בּוּכְרָא בְּאַרְעָא דְמִצְרַיִם אַקְדֵּשִׁית קֳדָמַי כָּל בּוּכְרָא בְּיִשְׂרָאֵל מֵאֱנָשָׁא עַד בְּעִירָא דִּילִי יְהוֹן אֲנָא יְיָ׃ </text:span></text:span><text:span text:style-name="Default_20_Paragraph_20_Font"><text:span text:style-name="T1">יד </text:span></text:span><text:span text:style-name="Default_20_Paragraph_20_Font"><text:span text:style-name="T2">וּמַלִּיל יְיָ עִם משֶׁה בְּמַדְבְּרָא דְסִינַי לְמֵימָר׃ </text:span></text:span><text:span text:style-name="Default_20_Paragraph_20_Font"><text:span text:style-name="T1">טו </text:span></text:span><text:span text:style-name="Default_20_Paragraph_20_Font"><text:span text:style-name="T2">מְנֵי יָת בְּנֵי לֵוִי לְבֵית אֲבָהַתְהוֹן לְזַרְעֲיַתְהוֹן כָּל דְּכוּרָא מִבַּר יַרְחָא וּלְעֵלָּא תִּמְנִנּוּן׃ </text:span></text:span><text:span text:style-name="Default_20_Paragraph_20_Font"><text:span text:style-name="T1">טז </text:span></text:span><text:span text:style-name="Default_20_Paragraph_20_Font"><text:span text:style-name="T2">וּמְנָא יָתְהוֹן משֶׁה עַל מֵימְרָא דַיְיָ כְּמָא דְּאִתְפַּקָּד׃ </text:span></text:span><text:span text:style-name="Default_20_Paragraph_20_Font"><text:span text:style-name="T1">יז </text:span></text:span><text:span text:style-name="Default_20_Paragraph_20_Font"><text:span text:style-name="T2">וַהֲווֹ אִלֵּין בְּנֵי לֵוִי בִּשְׁמָהַתְהוֹן גֵּרְשׁוֹן וּקְהָת וּמְרָרִי׃ </text:span></text:span><text:span text:style-name="Default_20_Paragraph_20_Font"><text:span text:style-name="T1">יח </text:span></text:span><text:span text:style-name="Default_20_Paragraph_20_Font"><text:span text:style-name="T2">וְאִלֵּין שְׁמָהַת בְּנֵי גֵרְשׁוֹן לְזַרְעֲיַתְהוֹן לִבְנִי וְשִׁמְעִי׃ </text:span></text:span><text:span text:style-name="Default_20_Paragraph_20_Font"><text:span text:style-name="T1">יט </text:span></text:span><text:span text:style-name="Default_20_Paragraph_20_Font"><text:span text:style-name="T2">וּבְנֵי קְהָת לְזַרְעֲיַתְהוֹן עַמְרָם וְיִצְהָר חֶבְרוֹן וְעֻזִּיאֵל׃ </text:span></text:span><text:span text:style-name="Default_20_Paragraph_20_Font"><text:span text:style-name="T1">כ </text:span></text:span><text:span text:style-name="Default_20_Paragraph_20_Font"><text:span text:style-name="T2">וּבְנֵי מְרָרִי לְזַרְעֲיַתְהוֹן מַחְלִי וּמוּשִׁי אִלֵּין אִנּוּן זַרְעֲיַת לֵוָאֵי לְבֵית אֲבָהַתְהוֹן׃ </text:span></text:span><text:span text:style-name="Default_20_Paragraph_20_Font"><text:span text:style-name="T1">כא </text:span></text:span><text:span text:style-name="Default_20_Paragraph_20_Font"><text:span text:style-name="T2">לְגֵרְשׁוֹן זַרְעִית לִבְנִי וְזַרְעִית שִׁמְעִי אִלֵּין אִנּוּן זַרְעֲיַת גֵּרְשׁוֹן׃ </text:span></text:span><text:span text:style-name="Default_20_Paragraph_20_Font"><text:span text:style-name="T1">כב </text:span></text:span><text:span text:style-name="Default_20_Paragraph_20_Font"><text:span text:style-name="T2">מִנְיָנֵיהוֹן בְּמִנְיַן כָּל דְּכוּרָא מִבַּר יַרְחָא וּלְעֵלָּא מִנְיָנֵיהוֹן שַׁבְעָא אַלְפִין וַחֲמֵשׁ מְאָה׃ </text:span></text:span><text:span text:style-name="Default_20_Paragraph_20_Font"><text:span text:style-name="T1">כג </text:span></text:span><text:span text:style-name="Default_20_Paragraph_20_Font"><text:span text:style-name="T2">זַרְעֲיַת גֵּרְשׁוֹן אֲחוֹרֵי מַשְׁכְּנָא יִשְׁרוּן מַעַרְבָא׃ </text:span></text:span><text:span text:style-name="Default_20_Paragraph_20_Font"><text:span text:style-name="T1">כד </text:span></text:span><text:span text:style-name="Default_20_Paragraph_20_Font"><text:span text:style-name="T2">וְרַב בֵּית אַבָּא לְבֵית גֵּרְשׁוֹן אֶלְיָסָף בַּר לָאֵל׃ </text:span></text:span><text:span text:style-name="Default_20_Paragraph_20_Font"><text:span text:style-name="T1">כה </text:span></text:span><text:span text:style-name="Default_20_Paragraph_20_Font"><text:span text:style-name="T2">וּמַטְּרַת בְּנֵי גֵרְשׁוֹן בְּמַשְׁכַּן זִמְנָא מַשְׁכְּנָא וּפְרָסָא חוֹפָאֵיהּ וּפְרָסָא דִּתְרַע מַשְׁכַּן זִמְנָא׃ </text:span></text:span><text:span text:style-name="Default_20_Paragraph_20_Font"><text:span text:style-name="T1">כו </text:span></text:span><text:span text:style-name="Default_20_Paragraph_20_Font"><text:span text:style-name="T2">וּסְרָדֵי דְדַרְתָּא וְיָת פְּרָסָא דִּתְרַע דַּרְתָּא דִּי עַל מַשְׁכְּנָא וְעַל מַדְבְּחָא סְחוֹר סְחוֹר וְיָת אַטּוּנוֹהִי לְכֹל פּוּלְחָנֵיהּ׃ </text:span></text:span><text:span text:style-name="Default_20_Paragraph_20_Font"><text:span text:style-name="T1">כז </text:span></text:span><text:span text:style-name="Default_20_Paragraph_20_Font"><text:span text:style-name="T2">וְלִקְהָת זַרְעִית עַמְרָם וְזַרְעִית יִצְהָר וְזַרְעִית חֶבְרוֹן וְזַרְעִית עֻזִּיאֵל אִלֵּין אִנּוּן </text:span></text:span><text:soft-page-break/><text:span text:style-name="Default_20_Paragraph_20_Font"><text:span text:style-name="T2">זַרְעֲיַת קְהָת׃ </text:span></text:span><text:span text:style-name="Default_20_Paragraph_20_Font"><text:span text:style-name="T1">כח </text:span></text:span><text:span text:style-name="Default_20_Paragraph_20_Font"><text:span text:style-name="T2">בְּמִנְיַן כָּל דְּכוּרָא מִבַּר יַרְחָא וּלְעֵלָּא תְּמַנְיָא אַלְפִין וְשִׁית מְאָה נָטְרֵי מַטַּרְתָּא דְקוּדְשָׁא׃ </text:span></text:span><text:span text:style-name="Default_20_Paragraph_20_Font"><text:span text:style-name="T1">כט </text:span></text:span><text:span text:style-name="Default_20_Paragraph_20_Font"><text:span text:style-name="T2">זַרְעֲיַת בְּנֵי קְהָת יִשְׁרוּן עַל צִדָּא דְמַשְׁכְּנָא דָּרוֹמָא׃ </text:span></text:span><text:span text:style-name="Default_20_Paragraph_20_Font"><text:span text:style-name="T1">ל </text:span></text:span><text:span text:style-name="Default_20_Paragraph_20_Font"><text:span text:style-name="T2">וְרַב בֵּית אַבָּא לְזַרְעֲיַת קְהָת אֱלִיצָפָן בַּר עֻזִּיאֵל׃ </text:span></text:span><text:span text:style-name="Default_20_Paragraph_20_Font"><text:span text:style-name="T1">לא </text:span></text:span><text:span text:style-name="Default_20_Paragraph_20_Font"><text:span text:style-name="T2">וּמַטַּרְתְּהוֹן אֲרוֹנָא וּפָתוֹרָא וּמְנַרְתָּא וּמַדְבְּחָא וּמָנֵי קוּדְשָׁא דִּי יְשַׁמְּשׁוּן בְּהוֹן וּפְרָסָא וְכֹל פָּלְחָנֵיהּ׃ </text:span></text:span><text:span text:style-name="Default_20_Paragraph_20_Font"><text:span text:style-name="T1">לב </text:span></text:span><text:span text:style-name="Default_20_Paragraph_20_Font"><text:span text:style-name="T2">וַאֲמַרְכְּלָא דִּמְמַנָּא עַל רַבְרְבֵי לֵוָאֵי אֶלְעָזָר בַּר אַהֲרֹן כַּהֲנָא דְּמִתְּחוֹת יְדוֹהִי מְמַנָּן נָטְרֵי מַטְּרַת קוּדְשָׁא׃ </text:span></text:span><text:span text:style-name="Default_20_Paragraph_20_Font"><text:span text:style-name="T1">לג </text:span></text:span><text:span text:style-name="Default_20_Paragraph_20_Font"><text:span text:style-name="T2">לִמְרָרִי זַרְעִית מַחְלִי וְזַרְעִית מוּשִׁי אִלֵּין אִנּוּן זַרְעֲיַת מְרָרִי׃ </text:span></text:span><text:span text:style-name="Default_20_Paragraph_20_Font"><text:span text:style-name="T1">לד </text:span></text:span><text:span text:style-name="Default_20_Paragraph_20_Font"><text:span text:style-name="T2">וּמִנְיָנֵיהוֹן בְּמִנְיַן כָּל דְּכוּרָא מִבַּר יַרְחָא וּלְעֵלָּא שִׁתָּא אַלְפִין וּמָאתָן׃ </text:span></text:span><text:span text:style-name="Default_20_Paragraph_20_Font"><text:span text:style-name="T1">לה </text:span></text:span><text:span text:style-name="Default_20_Paragraph_20_Font"><text:span text:style-name="T2">וְרַב בֵּית אַבָּא לְזַרְעֲיַת מְרָרִי צוּרִיאֵל בַּר אֲבִיחָיִל עַל צִדָּא דְמַשְׁכְּנָא יִשְׁרוּן צִפּוּנָא׃ </text:span></text:span><text:span text:style-name="Default_20_Paragraph_20_Font"><text:span text:style-name="T1">לו </text:span></text:span><text:span text:style-name="Default_20_Paragraph_20_Font"><text:span text:style-name="T2">וְדִי מְסִיר לְמַטְּרַת בְּנֵי מְרָרִי דַּפֵּי מַשְׁכְּנָא וְעַבְרוֹהִי וְעַמּוּדוֹהִי וְסַמְכוֹהִי וְכָל מָנוֹהִי וְכֹל פּוּלְחָנֵיהּ׃ </text:span></text:span><text:span text:style-name="Default_20_Paragraph_20_Font"><text:span text:style-name="T1">לז </text:span></text:span><text:span text:style-name="Default_20_Paragraph_20_Font"><text:span text:style-name="T2">וְעַמּוּדֵי דְדַרְתָּא סְחוֹר סְחוֹר וְסַמְכֵיהוֹן וְסִכֵּיהוֹן וְאַטּוּנֵיהוֹן׃ </text:span></text:span><text:span text:style-name="Default_20_Paragraph_20_Font"><text:span text:style-name="T1">לח </text:span></text:span><text:span text:style-name="Default_20_Paragraph_20_Font"><text:span text:style-name="T2">וְדִי שְׁרַן קֳדָם מַשְׁכְּנָא קִדּוּמָא קֳדָם מַשְׁכַּן זִמְנָא מַדִּינְחָא משֶׁה וְאַהֲרֹן וּבְנוֹהִי נָטְרִין מַטְּרַת מַקְדְּשָׁא לְמַטְּרַת בְּנֵי יִשְׂרָאֵל וְחִלּוֹנַי דְּיִקְרַב יִתְקְטָל׃ </text:span></text:span><text:span text:style-name="Default_20_Paragraph_20_Font"><text:span text:style-name="T1">לט </text:span></text:span><text:span text:style-name="Default_20_Paragraph_20_Font"><text:span text:style-name="T2">כָּל מִנְיָנֵי לֵוָאֵי דִּי מְנָא משֶׁה וְאַהֲרֹן עַל מֵימְרָא דַיְיָ לְזַרְעֲיַתְהוֹן כָּל דְּכוּרָא מִבַּר יַרְחָא וּלְעֵלָּא עַשְׂרִין וּתְרֵין אַלְפִין׃ </text:span></text:span><text:span text:style-name="Default_20_Paragraph_20_Font"><text:span text:style-name="T1">מ </text:span></text:span><text:span text:style-name="Default_20_Paragraph_20_Font"><text:span text:style-name="T2">וַאֲמַר יְיָ לְמשֶׁה מְנֵי כָּל בּוּכְרַיָּא דִכְרַיָּא לִבְנֵי יִשְׂרָאֵל מִבַּר יַרְחָא וּלְעֵלָּא וְקַבֵּל יָת מִנְיַן שְׁמָהַתְהוֹן׃ </text:span></text:span><text:span text:style-name="Default_20_Paragraph_20_Font"><text:span text:style-name="T1">מא </text:span></text:span><text:span text:style-name="Default_20_Paragraph_20_Font"><text:span text:style-name="T2">וּתְקָרֵב יָת לֵוָאֵי קֳדָמַי אֲנָא יְיָ חֲלַף כָּל בּוּכְרָא בִּבְנֵי יִשְׂרָאֵל וְיָת בְּעִירָא דְלֵוָאֵי חֲלַף כָּל בּוּכְרָא בִּבְעִירָא דִּבְנֵי יִשְׂרָאֵל׃ </text:span></text:span><text:span text:style-name="Default_20_Paragraph_20_Font"><text:span text:style-name="T1">מב </text:span></text:span><text:span text:style-name="Default_20_Paragraph_20_Font"><text:span text:style-name="T2">וּמְנָא משֶׁה כְּמָא דִי פַּקִיד יְיָ יָתֵיהּ יָת כָּל בּוּכְרָא בִּבְנֵי יִשְׂרָאֵל׃ </text:span></text:span><text:span text:style-name="Default_20_Paragraph_20_Font"><text:span text:style-name="T1">מג </text:span></text:span><text:span text:style-name="Default_20_Paragraph_20_Font"><text:span text:style-name="T2">וַהֲווֹ כָל בּוּכְרַיָּא דִכְרַיָּא בְּמִנְיַן שְׁמָהָן מִבַּר יַרְחָא וּלְעֵלָּא לְמִנְיָנֵיהוֹן עַשְׂרִין וּתְרֵין אַלְפִין מָאתָן וְשַׁבְעִין וּתְלָתָא׃ </text:span></text:span><text:span text:style-name="Default_20_Paragraph_20_Font"><text:span text:style-name="T1">מד </text:span></text:span><text:span text:style-name="Default_20_Paragraph_20_Font"><text:span text:style-name="T2">וּמַלִּיל יְיָ עִם משֶׁה לְמֵימָר׃ </text:span></text:span><text:span text:style-name="Default_20_Paragraph_20_Font"><text:span text:style-name="T1">מה </text:span></text:span><text:span text:style-name="Default_20_Paragraph_20_Font"><text:span text:style-name="T2">קָרֵב יָת לֵוָאֵי חֲלַף כָּל בּוּכְרָא בִּבְנֵי יִשְׂרָאֵל וְיָת בְּעִירָא דְלֵוָאֵי חֲלַף בְּעִירְהוֹן וִיהוֹן מְשַׁמְּשִׁין קֳדָמַי לֵוָאֵי אֲנָא יְיָ׃ </text:span></text:span><text:span text:style-name="Default_20_Paragraph_20_Font"><text:span text:style-name="T1">מו </text:span></text:span><text:span text:style-name="Default_20_Paragraph_20_Font"><text:span text:style-name="T2">וְיָת פֻּרְקַן מָאתָן וְשַׁבְעִין וּתְלָתָא דְּיַתִּירִין עַל לֵוָאֵי מִבּוּכְרַיָּא דִּבְנֵי יִשְׂרָאֵל׃ </text:span></text:span><text:span text:style-name="Default_20_Paragraph_20_Font"><text:span text:style-name="T1">מז </text:span></text:span><text:span text:style-name="Default_20_Paragraph_20_Font"><text:span text:style-name="T2">וְתִסַּב חָמֵשׁ חָמֵשׁ סִלְעִין לְגֻלְגַּלְתָּא בְּסִלְעֵי קוּדְשָׁא תִּסַּב עַשְׂרִין מָעִין סִלְעָא׃ </text:span></text:span><text:span text:style-name="Default_20_Paragraph_20_Font"><text:span text:style-name="T1">מח </text:span></text:span><text:span text:style-name="Default_20_Paragraph_20_Font"><text:span text:style-name="T2">וְתִתֵּן כַּסְפָּא לְאַהֲרֹן וְלִבְנוֹהִי פֻּרְקַן דְּיַתִּירִין בְּהוֹן׃ </text:span></text:span><text:span text:style-name="Default_20_Paragraph_20_Font"><text:span text:style-name="T1">מט </text:span></text:span><text:span text:style-name="Default_20_Paragraph_20_Font"><text:span text:style-name="T2">וּנְסֵיב משֶׁה יָת כְּסַף פֻּרְקַנְהוֹן מִן דְּיַתִּירִין עַל פְּרִיקֵי לֵוָאֵי׃ </text:span></text:span><text:span text:style-name="Default_20_Paragraph_20_Font"><text:span text:style-name="T1">נ </text:span></text:span><text:span text:style-name="Default_20_Paragraph_20_Font"><text:span text:style-name="T2">מִן בּוּכְרַיָּא דִּבְנֵי יִשְׂרָאֵל נְסִיב יָת כַּסְפָּא אֲלַף וּתְלַת מְאָה וְשִׁתִּין וְחָמֵשׁ סִלְעִין בְּסִלְעֵי קוּדְשָׁא׃ </text:span></text:span><text:span text:style-name="Default_20_Paragraph_20_Font"><text:span text:style-name="T1">נא </text:span></text:span><text:span text:style-name="Default_20_Paragraph_20_Font"><text:span text:style-name="T2">וִיהַב משֶׁה יָת כְּסַף פְּרִיקַיָּא לְאַהֲרֹן וְלִבְנוֹהִי עַל מֵימְרָא דַיְיָ כְּמָא דִי פַקִּיד יְיָ יָת משֶׁה׃ </text:span></text:span></text:p>
      </text:section>
      <text:section text:style-name="Sect1" text:name="Sect4">
        <text:p text:style-name="P2">Numbers 4</text:p>
        <text:p text:style-name="P3"><text:span text:style-name="Default_20_Paragraph_20_Font"><text:span text:style-name="T1">א </text:span></text:span><text:span text:style-name="Default_20_Paragraph_20_Font"><text:span text:style-name="T2">וּמַלִּיל יְיָ עִם משֶׁה וְעִם אַהֲרֹן לְמֵימָר׃ </text:span></text:span><text:span text:style-name="Default_20_Paragraph_20_Font"><text:span text:style-name="T1">ב </text:span></text:span><text:span text:style-name="Default_20_Paragraph_20_Font"><text:span text:style-name="T2">קַבִּילוּ יָת חֻשְׁבַּן בְּנֵי קְהָת מִגּוֹ בְּנֵי לֵוִי לְזַרְעֲיַתְהוֹן לְבֵית אֲבָהַתְהוֹן׃ </text:span></text:span><text:span text:style-name="Default_20_Paragraph_20_Font"><text:span text:style-name="T1">ג </text:span></text:span><text:span text:style-name="Default_20_Paragraph_20_Font"><text:span text:style-name="T2">מִבַּר תְּלָתִין שְׁנִין וּלְעֵלָּא וְעַד בַּר חַמְשִׁין שְׁנִין כָּל דְּאָתֵי לְחֵילָא לְמֶעְבַּד עִבִדְתָּא בְּמַשְׁכַּן זִמְנָא׃ </text:span></text:span><text:span text:style-name="Default_20_Paragraph_20_Font"><text:span text:style-name="T1">ד </text:span></text:span><text:span text:style-name="Default_20_Paragraph_20_Font"><text:span text:style-name="T2">דֵּין פּוּלְחַן בְּנֵי קְהָת בְּמַשְׁכַּן זִמְנָא קֹדֶשׁ קוּדְשַׁיָּא׃ </text:span></text:span><text:span text:style-name="Default_20_Paragraph_20_Font"><text:span text:style-name="T1">ה </text:span></text:span><text:span text:style-name="Default_20_Paragraph_20_Font"><text:span text:style-name="T2">וְיֵעוֹל אַהֲרֹן וּבְנוֹהִי בְּמִטַּל מַשְׁרִיתָא וִיפָרְקוּן יָת פָּרֻכְתָּא דִפְרָסָא וִיכַסּוּן בַּהּ יָת אֲרוֹנָא דְסַהֲדוּתָא׃ </text:span></text:span><text:span text:style-name="Default_20_Paragraph_20_Font"><text:span text:style-name="T1">ו </text:span></text:span><text:span text:style-name="Default_20_Paragraph_20_Font"><text:span text:style-name="T2">וְיִתְּנוּן עֲלוֹהִי חוֹפָאָה דִּמְשַׁךְ סַסְגּוֹנָא וְיִפְרְסוּן לְבוּשׁ גְּמִיר תִּכְלָא מִלְעֵלָּא וִישַׁוּוּן אֲרִיחוֹהִי׃ </text:span></text:span><text:span text:style-name="Default_20_Paragraph_20_Font"><text:span text:style-name="T1">ז </text:span></text:span><text:span text:style-name="Default_20_Paragraph_20_Font"><text:span text:style-name="T2">וְעַל פָּתוֹרָא דִלְחֵם אַפַּיָּא יִפְרְסוּן לְבוּשׁ תִּכְלָא וְיִתְּנוּן עֲלוֹהִי יָת מָגִיסַיָּא וְיָת בָּזִיכַיָּא וְיָת מְכִילָתָא וְיָת קַסְווֹת נִסּוּכָא וּלְחֵם תְּדִירָא עֲלוֹהִי יְהֵי׃ </text:span></text:span><text:span text:style-name="Default_20_Paragraph_20_Font"><text:span text:style-name="T1">ח </text:span></text:span><text:span text:style-name="Default_20_Paragraph_20_Font"><text:span text:style-name="T2">וְיִפְרְסוּן עֲלֵיהוֹן לְבוּשׁ צְבַע זְהוֹרִי וִיכַסּוּן יָתֵיהּ בְּחוֹפָאָה דִּמְשַׁךְ סַסְגּוֹנָא וִישַׁוּוּן יָת אֲרִיחוֹהִי׃ </text:span></text:span><text:span text:style-name="Default_20_Paragraph_20_Font"><text:span text:style-name="T1">ט </text:span></text:span><text:span text:style-name="Default_20_Paragraph_20_Font"><text:span text:style-name="T2">וְיִסְּבוּן לְבוּשׁ תִּכְלָא וִיכַסּוּן יָת מְנַרְתָּא דְאַנְהוֹרֵי וְיָת בּוֹצִינָהָא וְיָת צִבְתָהָא וְיָת מַחְתְּיתָהָא וְיָת כָּל מָנֵי מִשְׁחָא דִּי יְשַׁמְּשׁוּן לֵיהּ </text:span></text:span><text:soft-page-break/><text:span text:style-name="Default_20_Paragraph_20_Font"><text:span text:style-name="T2">בְּהוֹן׃ </text:span></text:span><text:span text:style-name="Default_20_Paragraph_20_Font"><text:span text:style-name="T1">י </text:span></text:span><text:span text:style-name="Default_20_Paragraph_20_Font"><text:span text:style-name="T2">וְיִתְּנוּן יָתַהּ וְיָת כָּל מָנָהָא לְחוֹפָאָה דִּמְשַׁךְ סַסְגּוֹנָא וְיִתְּנוּן עַל אֲרִיחָא׃ </text:span></text:span><text:span text:style-name="Default_20_Paragraph_20_Font"><text:span text:style-name="T1">יא </text:span></text:span><text:span text:style-name="Default_20_Paragraph_20_Font"><text:span text:style-name="T2">וְעַל מַדְבְּחָא דְדַהֲבָא יִפְרְסוּן לְבוּשׁ תִּכְלָא וִיכַסּוּן יָתֵיהּ בְּחוֹפָאָה דִּמְשַׁךְ סַסְגּוֹנָא וִישַׁוּוּן יָת אֲרִיחוֹהִי׃ </text:span></text:span><text:span text:style-name="Default_20_Paragraph_20_Font"><text:span text:style-name="T1">יב </text:span></text:span><text:span text:style-name="Default_20_Paragraph_20_Font"><text:span text:style-name="T2">וְיִסְּבוּן יָת כָּל מָנֵי שִׁמּוּשָׁא דִּי יְשַׁמְּשׁוּן בְּהוֹן בְּקוּדְשָׁא וְיִתְּנוּן לִלְבוּשׁ תִּכְלָא וִיכַסּוּן יָתְהוֹן בְּחוֹפָאָה דִּמְשַׁךְ סַסְגּוֹנָא וְיִתְּנוּן עַל אֲרִיחָא׃ </text:span></text:span><text:span text:style-name="Default_20_Paragraph_20_Font"><text:span text:style-name="T1">יג </text:span></text:span><text:span text:style-name="Default_20_Paragraph_20_Font"><text:span text:style-name="T2">וְיִסְּפוּן יָת קִטְמָא דְמַדְבְּחָא וְיִפְרְסוּן עֲלוֹהִי לְבוּשׁ אַרְגְּוָן׃ </text:span></text:span><text:span text:style-name="Default_20_Paragraph_20_Font"><text:span text:style-name="T1">יד </text:span></text:span><text:span text:style-name="Default_20_Paragraph_20_Font"><text:span text:style-name="T2">וְיִתְּנוּן עֲלוֹהִי יָת כָּל מָנוֹהִי דִּי יְשַׁמְּשׁוּן עֲלוֹהִי בְהוֹן יָת מַחְתְּיָתָא וְיָת צִנּוֹרְיָתָא וְיָת מַגְרוֹפְיָתָא וְיָת מִזְרְקַיָּא כֹּל מָנֵי מַדְבְּחָא וְיִפְרְסוּן עֲלוֹהִי חוֹפָאָה דִּמְשַׁךְ סַסְגּוֹנָא וִישַׁווּן אֲרִיחוֹהִי׃ </text:span></text:span><text:span text:style-name="Default_20_Paragraph_20_Font"><text:span text:style-name="T1">טו </text:span></text:span><text:span text:style-name="Default_20_Paragraph_20_Font"><text:span text:style-name="T2">וִישֵׁיצֵי אַהֲרֹן וּבְנוֹהִי לְכַסָּאָה יָת קוּדְשָׁא וְיָת כָּל מָנֵי קוּדְשָׁא בְּמִטַּל מַשְׁרִיתָא וּבָתַר כֵּן יֵעֲלוּן בְּנֵי קְהָת לְמִטַּל וְלָא יִקְרְבוּן לְקוּדְשָׁא וְלָא יְמוּתוּן אִלֵּין מַטּוּל בְּנֵי קְהָת בְּמַשְׁכַּן זִמְנָא׃ </text:span></text:span><text:span text:style-name="Default_20_Paragraph_20_Font"><text:span text:style-name="T1">טז </text:span></text:span><text:span text:style-name="Default_20_Paragraph_20_Font"><text:span text:style-name="T2">וְדִי מְסִיר לְאֶלְעָזָר בַּר אַהֲרֹן כַּהֲנָא מִשְׁחָא דְאַנְהָרוּתָא וּקְטֹרֶת בּוּסְמַיָּא וּמִנְחָתָא תְדִירָא וּמִשְׁחָא דִרְבוּתָא מַטְרַת כָּל מַשְׁכְּנָא וְכָל דִּי בֵיהּ בְּקוּדְשָׁא וּבְמָנוֹהִי׃ </text:span></text:span><text:span text:style-name="Default_20_Paragraph_20_Font"><text:span text:style-name="T1">יז </text:span></text:span><text:span text:style-name="Default_20_Paragraph_20_Font"><text:span text:style-name="T2">וּמַלִּיל יְיָ עִם משֶׁה וְעִם אַהֲרֹן לְמֵימָר׃ </text:span></text:span><text:span text:style-name="Default_20_Paragraph_20_Font"><text:span text:style-name="T1">יח </text:span></text:span><text:span text:style-name="Default_20_Paragraph_20_Font"><text:span text:style-name="T2">לָא תְשֵׁיצוּן יָת שִׁבְטָא זַרְעֲיַת קְהָת מִגּוֹ לֵוָאֵי׃ </text:span></text:span><text:span text:style-name="Default_20_Paragraph_20_Font"><text:span text:style-name="T1">יט </text:span></text:span><text:span text:style-name="Default_20_Paragraph_20_Font"><text:span text:style-name="T2">ְדָא עִבִידוּ לְהוֹן וְיֵחוּן וְלָא יְמוּתוּן בְּמִקְרַבְהוֹן לְקֹדֶשׁ קוּדְשַׁיָּא אַהֲרֹן וּבְנוֹהִי יֵעֲלוּן וִימַנּוּן יָתְהוֹן גְּבַר גְּבַר עַל פּוּלְחָנֵיהּ וּלְמַטּוּלֵיהּ׃ </text:span></text:span><text:span text:style-name="Default_20_Paragraph_20_Font"><text:span text:style-name="T1">כ </text:span></text:span><text:span text:style-name="Default_20_Paragraph_20_Font"><text:span text:style-name="T2">ווְלָא יֵעֲלוּן לְמֶחֱזֵי כַּד מְכַסָּן יָת מָנֵי קוּדְשָׁא וְלָא יְמוּתוּן׃ </text:span></text:span><text:span text:style-name="Default_20_Paragraph_20_Font"><text:span text:style-name="T1">כא </text:span></text:span><text:span text:style-name="Default_20_Paragraph_20_Font"><text:span text:style-name="T2">וּמַלִּיל יְיָ עִם משֶׁה לְמֵימָר׃ </text:span></text:span><text:span text:style-name="Default_20_Paragraph_20_Font"><text:span text:style-name="T1">כב </text:span></text:span><text:span text:style-name="Default_20_Paragraph_20_Font"><text:span text:style-name="T2">קַבֵּל יָת חֻשְׁבַּן בְּנֵי גֵרְשׁוֹן אַף אִנּוּן לְבֵית אֲבָהַתְהוֹן לְזַרְעֲיַתְהוֹן׃ </text:span></text:span><text:span text:style-name="Default_20_Paragraph_20_Font"><text:span text:style-name="T1">כג </text:span></text:span><text:span text:style-name="Default_20_Paragraph_20_Font"><text:span text:style-name="T2">מִבַּר תְּלָתִין שְׁנִין וּלְעֵלָּא עַד בַּר חַמְשִׁין שְׁנִין תִּמְנֵי יָתְהוֹן כָּל דְּאָתֵי לְחַיָּלָא חֵילָא לְמִפְלַח פָּלְחָנָא בְּמַשְׁכַּן זִמְנָא׃ </text:span></text:span><text:span text:style-name="Default_20_Paragraph_20_Font"><text:span text:style-name="T1">כד </text:span></text:span><text:span text:style-name="Default_20_Paragraph_20_Font"><text:span text:style-name="T2">דֵּין פָּלְחַן זַרְעֲיַת גֵּרְשׁוֹן לְמִפְלַח וּלְמַטּוֹל׃ </text:span></text:span><text:span text:style-name="Default_20_Paragraph_20_Font"><text:span text:style-name="T1">כה </text:span></text:span><text:span text:style-name="Default_20_Paragraph_20_Font"><text:span text:style-name="T2">וְיִטְּלוּן יָת יְרִיעַת מַשְׁכְּנָא וְיָת מַשְׁכַּן זִמְנָא חוֹפָאֵיהּ וְחוֹפָאָה דְסַסְגּוֹנָא דִּי עֲלוֹהִי מִלְּעֵלָּא וְיָת פְּרָסָא דִּתְרַע מַשְׁכַּן זִמְנָא׃ </text:span></text:span><text:span text:style-name="Default_20_Paragraph_20_Font"><text:span text:style-name="T1">כו </text:span></text:span><text:span text:style-name="Default_20_Paragraph_20_Font"><text:span text:style-name="T2">וְיָת סְרָדֵי דַרְתָּא וְיָת פְּרָסָא דְמַעֲלָנָא דִּתְרַע דַּרְתָּא דִּי עַל מַשְׁכְּנָא וְעַל מַדְבְּחָא סְחוֹר סְחוֹר וְיָת אַטּוּנֵיהוֹן וְיָת כָּל מָנֵי פָּלְחַנְהוֹן וְיָת כָּל דִּי יִתְמְסַר לְהוֹן וְיִפְלְחוּן׃ </text:span></text:span><text:span text:style-name="Default_20_Paragraph_20_Font"><text:span text:style-name="T1">כז </text:span></text:span><text:span text:style-name="Default_20_Paragraph_20_Font"><text:span text:style-name="T2">עַל מֵימַר אַהֲרֹן וּבְנוֹהִי יְהֵי כָּל פָּלְחַן בְּנֵי גֵרְשׁוֹן לְכָל מַטּוּלְהוֹן וּלְכֹל פָּלְחַנְהוֹן וּתְמַנּוּן עֲלֵיהוֹן בְּמַטְּרָא יָת כָּל מַטּוּלְהוֹן׃ </text:span></text:span><text:span text:style-name="Default_20_Paragraph_20_Font"><text:span text:style-name="T1">כח </text:span></text:span><text:span text:style-name="Default_20_Paragraph_20_Font"><text:span text:style-name="T2">דֵּין פָּלְחַן זַרְעֲיַת בְּנֵי גֵרְשׁוֹן בְּמַשְׁכַּן זִמְנָא וּמַטַּרְתְּהוֹן בִּידָא דְאִיתָמָר בַּר אַהֲרֹן כַּהֲנָא׃ </text:span></text:span><text:span text:style-name="Default_20_Paragraph_20_Font"><text:span text:style-name="T1">כט </text:span></text:span><text:span text:style-name="Default_20_Paragraph_20_Font"><text:span text:style-name="T2">בְּנֵי מְרָרִי לְזַרְעֲיַתְהוֹן לְבֵית אֲבָהַתְהוֹן תִּמְנֵי יָתְהוֹן׃ </text:span></text:span><text:span text:style-name="Default_20_Paragraph_20_Font"><text:span text:style-name="T1">ל </text:span></text:span><text:span text:style-name="Default_20_Paragraph_20_Font"><text:span text:style-name="T2">מִבַּר תְּלָתִין שְׁנִין וּלְעֵלָּא וְעַד בַּר חַמְשִׁין שְׁנִין תִּמְנִנּוּן כָּל דְּאָתֵי לְחֵילָא לְמִפְלַח יָת פָּלְחַן מַשְׁכַּן זִמְנָא׃ </text:span></text:span><text:span text:style-name="Default_20_Paragraph_20_Font"><text:span text:style-name="T1">לא </text:span></text:span><text:span text:style-name="Default_20_Paragraph_20_Font"><text:span text:style-name="T2">וְדָא מַטְּרַת מַטּוּלְהוֹן לְכָל פָּלְחַנְהוֹן בְּמַשְׁכַּן זִמְנָא דַּפֵּי מַשְׁכְּנָא וְעַבְרוֹהִי וְעַמּוּדוֹהִי וְסַמְכוֹהִי׃ </text:span></text:span><text:span text:style-name="Default_20_Paragraph_20_Font"><text:span text:style-name="T1">לב </text:span></text:span><text:span text:style-name="Default_20_Paragraph_20_Font"><text:span text:style-name="T2">וְעַמּוּדֵי דְדַרְתָּא סְחוֹר סְחוֹר וְסַמְכֵיהוֹן וְסִכֵּיהוֹן וְאַטּוּנֵיהוֹן לְכָל מָנֵיהוֹן וּלְכֹל פָּלְחַנְהוֹן וּבִשְׁמָהָן תְּמַנּוּן יָת מָנֵי מַטְּרַת מַטּוּלְהוֹן׃ </text:span></text:span><text:span text:style-name="Default_20_Paragraph_20_Font"><text:span text:style-name="T1">לג </text:span></text:span><text:span text:style-name="Default_20_Paragraph_20_Font"><text:span text:style-name="T2">דֵּין פָּלְחַן זַרְעֲיַת בְּנֵי מְרָרִי לְכָל פָּלְחַנְהוֹן בְּמַשְׁכַּן זִמְנָא בִּידָא דְאִיתָמָר בַּר אַהֲרֹן כַּהֲנָא׃ </text:span></text:span><text:span text:style-name="Default_20_Paragraph_20_Font"><text:span text:style-name="T1">לד </text:span></text:span><text:span text:style-name="Default_20_Paragraph_20_Font"><text:span text:style-name="T2">וּמְנָא משֶׁה וְאַהֲרֹן וְרַבְרְבֵי כְנִשְׁתָּא יָת בְּנֵי קְהָת לְזַרְעֲיַתְהוֹן וּלְבֵית אֲבָהַתְהוֹן׃ </text:span></text:span><text:span text:style-name="Default_20_Paragraph_20_Font"><text:span text:style-name="T1">לה </text:span></text:span><text:span text:style-name="Default_20_Paragraph_20_Font"><text:span text:style-name="T2">מִבַּר תְּלָתִין שְׁנִין וּלְעֵלָּא וְעַד בַּר חַמְשִׁין שְׁנִין כָּל דְּאָתֵי לְחֵילָא לְפָלְחָנָא בְּמַשְׁכַּן זִמְנָא׃ </text:span></text:span><text:span text:style-name="Default_20_Paragraph_20_Font"><text:span text:style-name="T1">לו </text:span></text:span><text:span text:style-name="Default_20_Paragraph_20_Font"><text:span text:style-name="T2">וַהֲווֹ מְנְיָנֵיהוֹן לְזַרְעֲיַתְהוֹן תְּרֵין אַלְפִין שְׁבַע מְאָה וְחַמְשִׁין׃ </text:span></text:span><text:span text:style-name="Default_20_Paragraph_20_Font"><text:span text:style-name="T1">לז </text:span></text:span><text:span text:style-name="Default_20_Paragraph_20_Font"><text:span text:style-name="T2">אִלֵּין מִנְיָנֵי זַרְעֲיַת קְהָת כָּל דְּפָלַח בְּמַשְׁכַּן זִמְנָא דִּי מְנָא משֶׁה וְאַהֲרֹן עַל מֵימְרָא דַיְיָ בִּידָא דְמשֶׁה׃ </text:span></text:span><text:span text:style-name="Default_20_Paragraph_20_Font"><text:span text:style-name="T1">לח </text:span></text:span><text:span text:style-name="Default_20_Paragraph_20_Font"><text:span text:style-name="T2">וּמִנְיָנֵי בְּנֵי גֵרְשׁוֹן לְזַרְעֲיַתְהוֹן וּלְבֵית אֲבָהַתְהוֹן׃ </text:span></text:span><text:span text:style-name="Default_20_Paragraph_20_Font"><text:span text:style-name="T1">לט </text:span></text:span><text:span text:style-name="Default_20_Paragraph_20_Font"><text:span text:style-name="T2">מִבַּר תְּלָתִין שְׁנִין וּלְעֵלָּא וְעַד בַּר חַמְשִׁין שְׁנִין כָּל דְּאָתֵי לְחֵילָא לְפָלְחָנָא בְּמַשְׁכַּן זִמְנָא׃ </text:span></text:span><text:span text:style-name="Default_20_Paragraph_20_Font"><text:span text:style-name="T1">מ </text:span></text:span><text:span text:style-name="Default_20_Paragraph_20_Font"><text:span text:style-name="T2">וַהֲווֹ מִנְיָנֵיהוֹן לְזַרְעֲיַתְהוֹן לְבֵית אֲבָהַתְהוֹן תְּרֵין אַלְפִין וְשִׁית מְאָה וּתְלָתִין׃ </text:span></text:span><text:span text:style-name="Default_20_Paragraph_20_Font"><text:span text:style-name="T1">מא </text:span></text:span><text:span text:style-name="Default_20_Paragraph_20_Font"><text:span text:style-name="T2">אִלֵּין מִנְיָנֵי זַרְעֲיַת בְּנֵי גֵרְשׁוֹן כָּל דְּפָלַח בְּמַשְׁכַּן זִמְנָא דִּי מְנָא משֶׁה וְאַהֲרֹן עַל מֵימְרָא דַיְיָ׃ </text:span></text:span><text:span text:style-name="Default_20_Paragraph_20_Font"><text:span text:style-name="T1">מב </text:span></text:span><text:span text:style-name="Default_20_Paragraph_20_Font"><text:span text:style-name="T2">וּמִנְיָנֵי זַרְעֲיַת בְּנֵי מְרָרִי לְזַרְעֲיַתְהוֹן לְבֵית אֲבָהַתְהוֹן׃ </text:span></text:span><text:span text:style-name="Default_20_Paragraph_20_Font"><text:span text:style-name="T1">מג </text:span></text:span><text:span text:style-name="Default_20_Paragraph_20_Font"><text:span text:style-name="T2">מִבַּר תְּלָתִין שְׁנִין וּלְעֵלָּא וְעַד בַּר חַמְשִׁין שְׁנִין כָּל דְּאָתֵי לְחֵילָא </text:span></text:span><text:soft-page-break/><text:span text:style-name="Default_20_Paragraph_20_Font"><text:span text:style-name="T2">לְפָלְחָנָא בְּמַשְׁכַּן זִמְנָא׃ </text:span></text:span><text:span text:style-name="Default_20_Paragraph_20_Font"><text:span text:style-name="T1">מד </text:span></text:span><text:span text:style-name="Default_20_Paragraph_20_Font"><text:span text:style-name="T2">וַהֲווֹ מִנְיָנֵיהוֹן לְזַרְעֲיַתְהוֹן תְּלָתָא אַלְפִין וּמָאתָן׃ </text:span></text:span><text:span text:style-name="Default_20_Paragraph_20_Font"><text:span text:style-name="T1">מה </text:span></text:span><text:span text:style-name="Default_20_Paragraph_20_Font"><text:span text:style-name="T2">אִלֵּין מִנְיָנֵי זַרְעֲיַת בְּנֵי מְרָרִי דִּי מְנָא משֶׁה וְאַהֲרֹן עַל מֵימְרָא דַיְיָ בִּידָא דְמשֶׁה׃ </text:span></text:span><text:span text:style-name="Default_20_Paragraph_20_Font"><text:span text:style-name="T1">מו </text:span></text:span><text:span text:style-name="Default_20_Paragraph_20_Font"><text:span text:style-name="T2">כָּל מִנְיָנַיָּא דִּי מְנָא משֶׁה וְאַהֲרֹן וְרַבְרְבֵי יִשְׂרָאֵל יָת לֵוָאֵי לְזַרְעֲיַתְהוֹן וּלְבֵית אֲבָהַתְהוֹן׃ </text:span></text:span><text:span text:style-name="Default_20_Paragraph_20_Font"><text:span text:style-name="T1">מז </text:span></text:span><text:span text:style-name="Default_20_Paragraph_20_Font"><text:span text:style-name="T2">מִבַּר תְּלָתִין שְׁנִין וּלְעֵלָּא וְעַד בַּר חַמְשִׁין שְׁנִין כָּל דְּאָתֵי לְמִפְלַח פָּלְחַן פָּלְחָנָא וּפָלְחַן מַטּוּל בְּמַשְׁכַּן זִמְנָא׃ </text:span></text:span><text:span text:style-name="Default_20_Paragraph_20_Font"><text:span text:style-name="T1">מח </text:span></text:span><text:span text:style-name="Default_20_Paragraph_20_Font"><text:span text:style-name="T2">וַהֲווֹ מִנְיָנֵיהוֹן תְּמַנְיָא אַלְפִין וַחֲמֵשׁ מְאָה וְתַמְנָן׃ </text:span></text:span><text:span text:style-name="Default_20_Paragraph_20_Font"><text:span text:style-name="T1">מט </text:span></text:span><text:span text:style-name="Default_20_Paragraph_20_Font"><text:span text:style-name="T2">עַל מֵימְרָא דַיְיָ מְנָא יָתְהוֹן בִּידָא דְמשֶׁה גְּבַר גְּבַר עַל פָּלְחָנֵיהּ וְעַל מַטּוּלֵיהּ וּמִנְיָנוֹהִי דִּי פַקִּיד יְיָ יָת משֶׁה׃ </text:span></text:span></text:p>
      </text:section>
      <text:section text:style-name="Sect1" text:name="Sect5">
        <text:p text:style-name="P2">Numbers 5</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פַּקֵּיד יָת בְּנֵי יִשְׂרָאֵל וִישַׁלְּחוּן מִן מַשְׁרִיתָא כָּל דִּסְגִיר וְכָל דְּדָאֵב וְכֹל דִּמְסָאָב לִטְמֵי נַפְשָׁא דֶאֱנָשָׁא׃ </text:span></text:span><text:span text:style-name="Default_20_Paragraph_20_Font"><text:span text:style-name="T1">ג </text:span></text:span><text:span text:style-name="Default_20_Paragraph_20_Font"><text:span text:style-name="T2">מִדְּכַר עַד נוּקְבָא תְּשַׁלְּחוּן לְמִבָּרָא לְמַשְׁרִיתָא תְּשַׁלְּחֻנּוּן וְלָא יְסַאֲבוּן יָת מַשְׁרִיתְהוֹן דִּי שְׁכִנְתִּי שָׁרְיָא בֵינֵיהוֹן׃ </text:span></text:span><text:span text:style-name="Default_20_Paragraph_20_Font"><text:span text:style-name="T1">ד </text:span></text:span><text:span text:style-name="Default_20_Paragraph_20_Font"><text:span text:style-name="T2">וַעֲבָדוּ כֵן בְּנֵי יִשְׂרָאֵל וְשַׁלְּחוּ יָתְהוֹן לְמִבָּרָא לְמַשְׁרִיתָא כְּמָא דִּי מַלִּיל יְיָ עִם משֶׁה כֵּן עֲבָדוּ בְּנֵי יִשְׂרָאֵל׃ </text:span></text:span><text:span text:style-name="Default_20_Paragraph_20_Font"><text:span text:style-name="T1">ה </text:span></text:span><text:span text:style-name="Default_20_Paragraph_20_Font"><text:span text:style-name="T2">וּמַלִּיל יְיָ עִם משֶׁה לְמֵימָר׃ </text:span></text:span><text:span text:style-name="Default_20_Paragraph_20_Font"><text:span text:style-name="T1">ו </text:span></text:span><text:span text:style-name="Default_20_Paragraph_20_Font"><text:span text:style-name="T2">מַלֵּל עִם בְּנֵי יִשְׂרָאֵל גְּבַר אוֹ אִתְּתָא אֲרֵי יַעְבְּדוּן מִכָּל חוֹבֵי אֱנָשָׁא לְשַׁקָּרָא שְׁקָר קֳדָם יְיָ וְיֵחוֹב אֱנָשָׁא הַהוּא׃ </text:span></text:span><text:span text:style-name="Default_20_Paragraph_20_Font"><text:span text:style-name="T1">ז </text:span></text:span><text:span text:style-name="Default_20_Paragraph_20_Font"><text:span text:style-name="T2">וִיוַדּוּן יָת חוֹבֵיהוֹן דִּי עֲבָדוּ וְיָתֵב יָת חוֹבְתֵיהּ בְּרֵישֵׁיהּ וְחֻמְשֵׁיהּ יוֹסֵף עֲלוֹהִי וְיִתֵּן לִדְחָב לֵיהּ׃ </text:span></text:span><text:span text:style-name="Default_20_Paragraph_20_Font"><text:span text:style-name="T1">ח </text:span></text:span><text:span text:style-name="Default_20_Paragraph_20_Font"><text:span text:style-name="T2">וְאִם לֵית לִגְבַר פָּרִיק לַאֲתָבָא חוֹבְתָא לֵיהּ חוֹבְתָא דִּמְתֵב קֳדָם יְיָ לְכַהֲנָא בַּר מִדְּכַר כִּפּוּרַיָּא דִּי יְכַפֵּר בֵּיהּ עֲלוֹהִי׃ </text:span></text:span><text:span text:style-name="Default_20_Paragraph_20_Font"><text:span text:style-name="T1">ט </text:span></text:span><text:span text:style-name="Default_20_Paragraph_20_Font"><text:span text:style-name="T2">וְכָל אַפְרָשׁוּתָא לְכָל קוּדְשַׁיָּא דִבְנֵי יִשְׂרָאֵל דִּי יְקָרְבוּן לְכַהֲנָא דִּלֵּיהּ יְהֵא׃ </text:span></text:span><text:span text:style-name="Default_20_Paragraph_20_Font"><text:span text:style-name="T1">י </text:span></text:span><text:span text:style-name="Default_20_Paragraph_20_Font"><text:span text:style-name="T2">וּגְבַר יָת מַעֲשַׂר קוּדְשֵׁיהּ דִּלֵּיהּ יְהוֹן גְּבַר דִּיִתֵּן לְכַהֲנָא דִּלֵּיהּ יְהֵא׃ </text:span></text:span><text:span text:style-name="Default_20_Paragraph_20_Font"><text:span text:style-name="T1">יא </text:span></text:span><text:span text:style-name="Default_20_Paragraph_20_Font"><text:span text:style-name="T2">וּמַלִּיל יְיָ עִם משֶׁה לְמֵימָר׃ </text:span></text:span><text:span text:style-name="Default_20_Paragraph_20_Font"><text:span text:style-name="T1">יב </text:span></text:span><text:span text:style-name="Default_20_Paragraph_20_Font"><text:span text:style-name="T2">מַלֵּל עִם בְּנֵי יִשְׂרָאֵל וְתֵימַר לְהוֹן גְּבַר גְּבַר אֲרֵי תִסְטֵי אִתְּתֵיהּ וּתְשַׁקֵּר בֵּיהּ שְׁקָר׃ </text:span></text:span><text:span text:style-name="Default_20_Paragraph_20_Font"><text:span text:style-name="T1">יג </text:span></text:span><text:span text:style-name="Default_20_Paragraph_20_Font"><text:span text:style-name="T2">וְיִשְׁכֻּב גְּבַר יָתַהּ שָׁכְבַת זַרְעָא וִיהֵי מְכַסָּא מֵעֵינֵי בַעְלָהּ וּמִטַּמְּרָא וְהִיא מְסָאָבָא וְסָהִיד לֵית בַּהּ וְהִיא לָא אִתַּחָדָת׃ </text:span></text:span><text:span text:style-name="Default_20_Paragraph_20_Font"><text:span text:style-name="T1">יד </text:span></text:span><text:span text:style-name="Default_20_Paragraph_20_Font"><text:span text:style-name="T2">וְיֶעְבַּר עֲלוֹהִי רוּחַ קִנְאָה וִיקַנֵּי יָת אִתְּתֵיהּ וְהִיא מְסָאָבָא אוֹ עֲבַר עֲלוֹהִי רוּחַ קִנְאָה וִיקַנֵּי יָת אִתְּתֵיהּ וְהִיא לָא מְסָאָבָא׃ </text:span></text:span><text:span text:style-name="Default_20_Paragraph_20_Font"><text:span text:style-name="T1">טו </text:span></text:span><text:span text:style-name="Default_20_Paragraph_20_Font"><text:span text:style-name="T2">וְיַיְתִי גַבְרָא יָת אִתְּתֵיהּ לְוָת כַּהֲנָא וְיַיְתִי יָת קֻרְבָּנַהּ עֲלַהּ חַד מִן עַסְרָא בִּתְלַת סְאִין קִמְחָא שְׂעָרִין לָא יְרִיק עֲלוֹהִי מִשְׁחָא וְלָא יִתֵּן עֲלוֹהִי לְבֻנְתָּא אֲרֵי מִנְחַת קִנְאָתָא הוּא מִנְחַת דּוּכְרָנָא מַדְכָּרַת חוֹבָא׃ </text:span></text:span><text:span text:style-name="Default_20_Paragraph_20_Font"><text:span text:style-name="T1">טז </text:span></text:span><text:span text:style-name="Default_20_Paragraph_20_Font"><text:span text:style-name="T2">וִיקָרֵב יָתַהּ כַּהֲנָא וִיקִימִנַּהּ קֳדָם יְיָ׃ </text:span></text:span><text:span text:style-name="Default_20_Paragraph_20_Font"><text:span text:style-name="T1">יז </text:span></text:span><text:span text:style-name="Default_20_Paragraph_20_Font"><text:span text:style-name="T2">וְיִסַּב כַּהֲנָא מֵי כִיּוֹר בְּמַן דַּחֲסָף וּמִן עַפְרָא דִּי יְהֵי בִּיסוֹדֵי מַשְׁכְּנָא יִסַּב כַּהֲנָא וְיִתֵּן לְמַיָּא׃ </text:span></text:span><text:span text:style-name="Default_20_Paragraph_20_Font"><text:span text:style-name="T1">יח </text:span></text:span><text:span text:style-name="Default_20_Paragraph_20_Font"><text:span text:style-name="T2">וִיקִים כַּהֲנָא יָת אִתְּתָא קֳדָם יְיָ וְיִפְרַע יָת רֵישָׁא דְאִתְּתָא וִיהֵב עַל יְדָהָא יָת מִנְחַת דּוּכְרָנָא מִנְחַת קִנְאָתָא הִיא וּבִידָא דְכַהֲנָא יְהוֹן מַיָּא מְרִירַיָּא מְלַטְטַיָּא׃ </text:span></text:span><text:span text:style-name="Default_20_Paragraph_20_Font"><text:span text:style-name="T1">יט </text:span></text:span><text:span text:style-name="Default_20_Paragraph_20_Font"><text:span text:style-name="T2">וְיוֹמֵי יָתַהּ כַּהֲנָא וְיֵימַר לְאִתְּתָא אִם לָא שְׁכִיב גְּבַר יָתִיךְ וְאִם לָא סְטִית לְאִסְתָּאָבָא בַּר מִבַּעֲלִיךְ הֱוֵי זַכָּאָה מִמַּיָּא מְרִירַיָּא מְלַטְטַיָּא הָאִלֵּין׃ </text:span></text:span><text:span text:style-name="Default_20_Paragraph_20_Font"><text:span text:style-name="T1">כ </text:span></text:span><text:span text:style-name="Default_20_Paragraph_20_Font"><text:span text:style-name="T2">וְאַתְּ אֲרֵי סְטִית בַּר מִבַּעֲלִיךְ וַאֲרֵי אִסְתָּאָבְתְּ וִיהַב גְּבַר בִּיךְ יָת שְׁכֻבְתֵּיהּ בַּר מִבַּעֲלִיךְ׃ </text:span></text:span><text:span text:style-name="Default_20_Paragraph_20_Font"><text:span text:style-name="T1">כא </text:span></text:span><text:span text:style-name="Default_20_Paragraph_20_Font"><text:span text:style-name="T2">וְיוֹמֵי כַהֲנָא יָת אִתְּתָא בְּמוֹמָתָא דִלְוָטָא וְיֵימַר כַּהֲנָא לְאִתְּתָא יְהֵב יְיָ יָתִיךְ לִלְוַט וּלְמוֹמֵי בְּגוֹ עַמִּיךְ בְּדִיהֵב יְיָ יָת יַרְכִּיךְ מַסְיָא וְיָת מְעַיְכִי נְפִיחִין׃ </text:span></text:span><text:span text:style-name="Default_20_Paragraph_20_Font"><text:span text:style-name="T1">כב </text:span></text:span><text:span text:style-name="Default_20_Paragraph_20_Font"><text:span text:style-name="T2">וְיֵעֲלוּן מַיָּא מְלַטְטַיָּא הָאִלֵּין בִּמְעַיְכִי לַאֲפָחָא מְעִין וּלְאַמְסָאָה יַרְכָּא וְתֵימַר אִתְּתָא אָמֵן אָמֵן׃ </text:span></text:span><text:span text:style-name="Default_20_Paragraph_20_Font"><text:span text:style-name="T1">כג </text:span></text:span><text:span text:style-name="Default_20_Paragraph_20_Font"><text:span text:style-name="T2">וְיִכְתּוֹב יָת לְוָטַיָּא הָאִלֵּין כַּהֲנָא בְּסִפְרָא וְיִמְחוֹק לְמַיָּא מְרִירַיָּא׃ </text:span></text:span><text:span text:style-name="Default_20_Paragraph_20_Font"><text:span text:style-name="T1">כד </text:span></text:span><text:span text:style-name="Default_20_Paragraph_20_Font"><text:span text:style-name="T2">וְיַשְׁקֵי יָת אִתְּתָא יָת מַיָּא מְרִירַיָּא מְלַטְטַיָּא וְיֵעֲלוּן בַּהּ מַיָּא מְלַטְטַיָּא לִמְרִירוּ׃ </text:span></text:span><text:span text:style-name="Default_20_Paragraph_20_Font"><text:span text:style-name="T1">כה </text:span></text:span><text:span text:style-name="Default_20_Paragraph_20_Font"><text:span text:style-name="T2">וְיִסַּב כַּהֲנָא מִידָא דְאִתְּתָא יָת מִנְחַת קִנְאָתָא </text:span></text:span><text:soft-page-break/><text:span text:style-name="Default_20_Paragraph_20_Font"><text:span text:style-name="T2">וִירִים יָת מִנְחָתָא קֳדָם יְיָ וִיקָרֵב יָתַהּ לְמַדְבְּחָא׃ </text:span></text:span><text:span text:style-name="Default_20_Paragraph_20_Font"><text:span text:style-name="T1">כו </text:span></text:span><text:span text:style-name="Default_20_Paragraph_20_Font"><text:span text:style-name="T2">וְיִקְמוֹץ כַּהֲנָא מִן מִנְחָתָא יָת אַדְכַּרְתַּהּ וְיַסֵּק לְמַדְבְּחָא וּבָתַר כֵּן יַשְׁקֵי יָת אִתְּתָא יָת מַיָּא׃ </text:span></text:span><text:span text:style-name="Default_20_Paragraph_20_Font"><text:span text:style-name="T1">כז </text:span></text:span><text:span text:style-name="Default_20_Paragraph_20_Font"><text:span text:style-name="T2">וְיַשְׁקִנַּהּ יָת מַיָּא וּתְהֵי אִם אִסְתָּאָבַת וְשַׁקָּרַת שְׁקָר בְּבַעֲלַהּ וְיֵעֲלוּן בַּהּ מַיָּא מְלַטְטַיָּא לִמְרִירוּ וְיִפְּחוּן מְעָהָא וְתִתְמְסֵי יַרְכַּהּ וּתְהֵי אִתְּתָא לִלְוַט בְּגוֹ עַמַּהּ׃ </text:span></text:span><text:span text:style-name="Default_20_Paragraph_20_Font"><text:span text:style-name="T1">כח </text:span></text:span><text:span text:style-name="Default_20_Paragraph_20_Font"><text:span text:style-name="T2">וְאִם לָא אִסְתָּאָבַת אִתְּתָא וְדַכְיָאָה הִיא וְתִפּוֹק זַכָּאָה וְתַעְדִּי עִדּוּי׃ </text:span></text:span><text:span text:style-name="Default_20_Paragraph_20_Font"><text:span text:style-name="T1">כט </text:span></text:span><text:span text:style-name="Default_20_Paragraph_20_Font"><text:span text:style-name="T2">דָּא אוֹרַיְתָא דְּקִנְאָתָא דִּי תִסְטֵי אִתְּתָא בַּר מִבַּעֲלַהּ וְתִסְתָּאָב׃ </text:span></text:span><text:span text:style-name="Default_20_Paragraph_20_Font"><text:span text:style-name="T1">ל </text:span></text:span><text:span text:style-name="Default_20_Paragraph_20_Font"><text:span text:style-name="T2">אוֹ גְבַר דִּי תֶעְבַּר עֲלוֹהִי רוּחַ קִנְאָה וִיקַנֵּי יָת אִתְּתֵהּ וִיקֵם יָת אִתְּתָא קֳדָם יְיָ וְיֶעְבַּד לַהּ כַּהֲנָא יָת כָּל אוֹרַיְתָא הָדָא׃ </text:span></text:span><text:span text:style-name="Default_20_Paragraph_20_Font"><text:span text:style-name="T1">לא </text:span></text:span><text:span text:style-name="Default_20_Paragraph_20_Font"><text:span text:style-name="T2">וִיהֵי זַכָּאָה גַּבְרָא מֵחוֹבָא וְאִתְּתָא הַהִיא תְּקַבֵּל יָת חוֹבָהּ׃ </text:span></text:span></text:p>
      </text:section>
      <text:section text:style-name="Sect1" text:name="Sect6">
        <text:p text:style-name="P2">Numbers 6</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בְּנֵי יִשְׂרָאֵל וְתֵימַר לְהוֹן גְּבַר אוֹ אִתְּתָא אֲרֵי יְפָרֵשׁ לְמִדַּר נְדַר נְזִירוּ לְמֵיזַר קֳדָם יְיָ׃ </text:span></text:span><text:span text:style-name="Default_20_Paragraph_20_Font"><text:span text:style-name="T1">ג </text:span></text:span><text:span text:style-name="Default_20_Paragraph_20_Font"><text:span text:style-name="T2">מֵחֲמַר חֲדַת וְעַתִּיק יִזַּר חַל דַּחֲמַר חֲדַת וְחַל דַּחֲמַר עַתִּיק לָא יִשְׁתֵּי וְכָל מַתְרוּת עִנְבִין לָא יִשְׁתֵּי וְעִנְבִין רַטִּיבִין וִיבֵשִׁין לָא יֵיכוּל׃ </text:span></text:span><text:span text:style-name="Default_20_Paragraph_20_Font"><text:span text:style-name="T1">ד </text:span></text:span><text:span text:style-name="Default_20_Paragraph_20_Font"><text:span text:style-name="T2">כֹּל יוֹמֵי נִזְרֵיהּ מִכֹּל דְּיִתְעֲבֵד מִגֻּפְנָא דְחַמְרָא מִפּוּרְצְנִין וְעַד עִצּוּרִין לָא יֵיכוּל׃ </text:span></text:span><text:span text:style-name="Default_20_Paragraph_20_Font"><text:span text:style-name="T1">ה </text:span></text:span><text:span text:style-name="Default_20_Paragraph_20_Font"><text:span text:style-name="T2">כָּל יוֹמֵי נְדַר נִזְרֵיהּ מַסְפַּר לָא יֶעְבַּר עַל רֵישֵׁיהּ עַד מִשְׁלַם יוֹמַיָּא דְּיַנְזֵר קֳדָם יְיָ קַדִּישׁ יְהֵי מַרְבֵּי פֵרוּעַ שְׂעַר רֵישֵׁיהּ׃ </text:span></text:span><text:span text:style-name="Default_20_Paragraph_20_Font"><text:span text:style-name="T1">ו </text:span></text:span><text:span text:style-name="Default_20_Paragraph_20_Font"><text:span text:style-name="T2">כָּל יוֹמִין דְיַנְזֵר קֳדָם יְיָ עַל נַפְשָׁא דְמֵתָא לָא יֵיעוּל׃ </text:span></text:span><text:span text:style-name="Default_20_Paragraph_20_Font"><text:span text:style-name="T1">ז </text:span></text:span><text:span text:style-name="Default_20_Paragraph_20_Font"><text:span text:style-name="T2">לְאָבוּהִי וּלְאִמֵּיהּ לְאַחוּהִי וּלְאַחָתֵיהּ לָא יִסְתָּאַב לְהוֹן בְּמוֹתְהוֹן אֲרֵי כְּלִילָא דֶאֱלָהֵיהּ עַל רֵישֵׁיהּ׃ </text:span></text:span><text:span text:style-name="Default_20_Paragraph_20_Font"><text:span text:style-name="T1">ח </text:span></text:span><text:span text:style-name="Default_20_Paragraph_20_Font"><text:span text:style-name="T2">כֹּל יוֹמֵי נִזְרֵיהּ קַדִּישׁ הוּא קֳדָם יְיָ׃ </text:span></text:span><text:span text:style-name="Default_20_Paragraph_20_Font"><text:span text:style-name="T1">ט </text:span></text:span><text:span text:style-name="Default_20_Paragraph_20_Font"><text:span text:style-name="T2">וַאֲרֵי יְמוּת מֵתָא עֲלוֹהִי בִּתְכֵּף שָׁלוּ וִיסָאֵב רֵישׁ נִזְרֵיהּ וִיגַלַּח רֵישֵׁיהּ בְּיוֹמָא דִדְכוּתֵיהּ בְּיוֹמָא שְׁבִיעָאָה יְגַלְּחִנֵּה׃ </text:span></text:span><text:span text:style-name="Default_20_Paragraph_20_Font"><text:span text:style-name="T1">י </text:span></text:span><text:span text:style-name="Default_20_Paragraph_20_Font"><text:span text:style-name="T2">וּבְיוֹמָא תְמִּינָאָה יַיְתֵי תַּרְתֵּין שַׁפְנִינִין אוֹ תְרֵין בְּנֵי יוֹנָה לְוָת כַּהֲנָא לִתְרַע מַשְׁכַּן זִמְנָא׃ </text:span></text:span><text:span text:style-name="Default_20_Paragraph_20_Font"><text:span text:style-name="T1">יא </text:span></text:span><text:span text:style-name="Default_20_Paragraph_20_Font"><text:span text:style-name="T2">וְיַעְבֵּד כַּהֲנָא חַד לְחַטָּאתָא וְחַד לַעֲלָתָא וִיכַפֵּר עֲלוֹהִי מִדְּחָב עַל מֵתָא וִיקַדַּשׁ יָת רֵישֵׁיהּ בְּיוֹמָא הַהוּא׃ </text:span></text:span><text:span text:style-name="Default_20_Paragraph_20_Font"><text:span text:style-name="T1">יב </text:span></text:span><text:span text:style-name="Default_20_Paragraph_20_Font"><text:span text:style-name="T2">וְיַזֵּר קֳדָם יְיָ יָת יוֹמֵי נִזְרֵיהּ וְיַיְתִי אִמַּר בַּר שַׁתֵּיהּ לַאֲשָׁמָא וְיוֹמַיָּא קַדְמָאֵי יִבְטְלוּן אֲרֵי אִסְתָּאַב נִזְרֵיהּ׃ </text:span></text:span><text:span text:style-name="Default_20_Paragraph_20_Font"><text:span text:style-name="T1">יג </text:span></text:span><text:span text:style-name="Default_20_Paragraph_20_Font"><text:span text:style-name="T2">וְדָא אוֹרַיְתָא דִנְזִירָא בְּיוֹם מִשְׁלַם יוֹמֵי נִזְרֵיהּ יַיְתִי יָתֵיהּ לִתְרַע מַשְׁכַּן זִמְנָא׃ </text:span></text:span><text:span text:style-name="Default_20_Paragraph_20_Font"><text:span text:style-name="T1">יד </text:span></text:span><text:span text:style-name="Default_20_Paragraph_20_Font"><text:span text:style-name="T2">וִיקָרֵב יָת קֻרְבָּנֵיהּ קֳדָם יְיָ אִמַּר בַּר שַׁתֵּהּ שְׁלִים חַד לַעֲלָתָא וְאִמַּרְתָּא חֲדָא בַּת שַׁתֵּהּ שְׁלֶמְתָּא לְחַטָּאתָא וּדְכַר חַד שְׁלִים לְנִכְסַת קוּדְשַׁיָּא׃ </text:span></text:span><text:span text:style-name="Default_20_Paragraph_20_Font"><text:span text:style-name="T1">טו </text:span></text:span><text:span text:style-name="Default_20_Paragraph_20_Font"><text:span text:style-name="T2">וְסַל פַּטִּיר סֻלְתָּא גְרִיצַן דְּפִילָן בִּמְשַׁח וְאִסְפּוֹגִין פַּטִּירִין דִמְשִׁיחִין בִּמְשָׁח וּמִנְחַתְהוֹן וְנִסְכֵּיהוֹן׃ </text:span></text:span><text:span text:style-name="Default_20_Paragraph_20_Font"><text:span text:style-name="T1">טז </text:span></text:span><text:span text:style-name="Default_20_Paragraph_20_Font"><text:span text:style-name="T2">וִיקָרֵב כַּהֲנָא קֳדָם יְיָ וְיַעְבֵּד יָת חַטָּאתֵיהּ וְיָת עֲלָתֵיהּ׃ </text:span></text:span><text:span text:style-name="Default_20_Paragraph_20_Font"><text:span text:style-name="T1">יז </text:span></text:span><text:span text:style-name="Default_20_Paragraph_20_Font"><text:span text:style-name="T2">וְיָת דִּכְרָא יַעְבֵּד נִכְסַת קוּדְשַׁיָּא קֳדָם יְיָ עַל סַלָּא דְפַטִּירַיָּא וְיַעְבֵּד כַּהֲנָא יָת מִנְחָתֵיהּ וְיָת נִסְכֵּיהּ׃ </text:span></text:span><text:span text:style-name="Default_20_Paragraph_20_Font"><text:span text:style-name="T1">יח </text:span></text:span><text:span text:style-name="Default_20_Paragraph_20_Font"><text:span text:style-name="T2">וִיגַלַּח נְזִירָא בִּתְרַע מַשְׁכַּן זִמְנָא יָת רֵישׁ נִזְרֵיהּ וְיִסַּב יָת שְׂעַר רֵישׁ נִזְרֵיהּ וְיִתֵּן עַל אֶשָּׁתָא דִּי תְחוֹת דּוּדָא דְּנִכְסַת קוּדְשַׁיָּא׃ </text:span></text:span><text:span text:style-name="Default_20_Paragraph_20_Font"><text:span text:style-name="T1">יט </text:span></text:span><text:span text:style-name="Default_20_Paragraph_20_Font"><text:span text:style-name="T2">וְיִסַּב כַּהֲנָא יָת דְּרָעָא בְּשֵׁלָא מִן דִּכְרָא וּגְרִצְתָּא פַּטִּירְתָּא חֲדָא מִן סַלָּא וְאִסְפּוֹג פַּטִּיר חַד וְיִתֵּן עַל יְדֵי נְזִירָא בָּתַר דְּגַלַּח יָת נִזְרֵיהּ׃ </text:span></text:span><text:span text:style-name="Default_20_Paragraph_20_Font"><text:span text:style-name="T1">כ </text:span></text:span><text:span text:style-name="Default_20_Paragraph_20_Font"><text:span text:style-name="T2">וִירִים יָתְהוֹן כַּהֲנָא אֲרָמָא קֳדָם יְיָ קוּדְשָׁא הוּא לְכַהֲנָא עַל חַדְיָא דַאֲרָמוּתָא וְעַל שָׁקָא דְאַפְרָשׁוּתָא וּבָתַר כֵּן יִשְׁתֵּי נְזִירָא חַמְרָא׃ </text:span></text:span><text:span text:style-name="Default_20_Paragraph_20_Font"><text:span text:style-name="T1">כא </text:span></text:span><text:span text:style-name="Default_20_Paragraph_20_Font"><text:span text:style-name="T2">דָּא אוֹרַיְתָא דִנְזִירָא דִּי יִדַּר קֻרְבָּנֵיהּ קֳדָם יְיָ עַל נִזְרֵיהּ בַּר מִדְּתַדְבֵּק יְדֵיהּ כְּפוּם נִדְרֵיהּ דִּי יִדַּר כֵּן יַעְבֵּד עַל אוֹרַיְתָא דְנִזְרֵיהּ׃ </text:span></text:span><text:span text:style-name="Default_20_Paragraph_20_Font"><text:span text:style-name="T1">כב </text:span></text:span><text:span text:style-name="Default_20_Paragraph_20_Font"><text:span text:style-name="T2">וּמַלִּיל יְיָ עִם משֶׁה לְמֵימָר׃ </text:span></text:span><text:span text:style-name="Default_20_Paragraph_20_Font"><text:span text:style-name="T1">כג </text:span></text:span><text:span text:style-name="Default_20_Paragraph_20_Font"><text:span text:style-name="T2">מַלֵּל עִם אַהֲרֹן וְעִם בְּנוֹהִי לְמֵימַר כְּדֵין תְּבָרְכוּן יָת בְּנֵי </text:span></text:span><text:soft-page-break/><text:span text:style-name="Default_20_Paragraph_20_Font"><text:span text:style-name="T2">יִשְׂרָאֵל תֵּימְרוּן לְהוֹן׃ </text:span></text:span><text:span text:style-name="Default_20_Paragraph_20_Font"><text:span text:style-name="T1">כד </text:span></text:span><text:span text:style-name="Default_20_Paragraph_20_Font"><text:span text:style-name="T2">יְבָרְכִנָּךְ יְיָ וְיִטְּרִנָּךְ׃ </text:span></text:span><text:span text:style-name="Default_20_Paragraph_20_Font"><text:span text:style-name="T1">כה </text:span></text:span><text:span text:style-name="Default_20_Paragraph_20_Font"><text:span text:style-name="T2">יַנְהַר יְיָ שְׁכִנְתֵּיהּ לְוָתָךְ וִירַחֵם יָתָךְ׃ </text:span></text:span><text:span text:style-name="Default_20_Paragraph_20_Font"><text:span text:style-name="T1">כו </text:span></text:span><text:span text:style-name="Default_20_Paragraph_20_Font"><text:span text:style-name="T2">יִסַּב יְיָ אַפֵּיהּ לְוָתָךְ וִישַׁוֵּי לָךְ שְׁלָם׃ </text:span></text:span><text:span text:style-name="Default_20_Paragraph_20_Font"><text:span text:style-name="T1">כז </text:span></text:span><text:span text:style-name="Default_20_Paragraph_20_Font"><text:span text:style-name="T2">וִישַׁוּוּן יָת בִּרְכַּת שְׁמִי עַל בְּנֵי יִשְׂרָאֵל וַאֲנָא אֲבָרֵכִנּוּן׃ </text:span></text:span></text:p>
      </text:section>
      <text:section text:style-name="Sect1" text:name="Sect7">
        <text:p text:style-name="P2">Numbers 7</text:p>
        <text:p text:style-name="P3"><text:span text:style-name="Default_20_Paragraph_20_Font"><text:span text:style-name="T1">א </text:span></text:span><text:span text:style-name="Default_20_Paragraph_20_Font"><text:span text:style-name="T2">וַהֲוָה בְּיוֹמָא דְשֵׁיצֵי משֶׁה לַאֲקָמָא יָת מַשְׁכְּנָא וְרַבִּי יָתֵיהּ וְקַדִּישׁ יָתֵיהּ וְיָת כָּל מָנוֹהִי וְיָת מַדְבְּחָא וְיָת כָּל מָנוֹהִי וְרַבִּנּוּן וְקַדִּישׁ יָתְהוֹן׃ </text:span></text:span><text:span text:style-name="Default_20_Paragraph_20_Font"><text:span text:style-name="T1">ב </text:span></text:span><text:span text:style-name="Default_20_Paragraph_20_Font"><text:span text:style-name="T2">וּקְרִיבוּ רַבְרְבֵי יִשְׂרָאֵל רֵישֵׁי בֵּית אֲבָהַתְהוֹן אִנּוּן רַבְרְבֵי שִׁבְטַיָּא אִנּוּן דְּקַיְמִין עַל מִנְיָנַיָּא׃ </text:span></text:span><text:span text:style-name="Default_20_Paragraph_20_Font"><text:span text:style-name="T1">ג </text:span></text:span><text:span text:style-name="Default_20_Paragraph_20_Font"><text:span text:style-name="T2">וְאַיְתִיוּ יָת קֻרְבָּנֵיהוֹן קֳדָם יְיָ שִׁית עֶגְלָן כַּד מְחַפְיַן וּתְרֵי עֲשַׂר תּוֹרִין עֶגְלְתָא עַל תְּרֵין רַבְרְבַיָּא וְתוֹר לְחַד וְקָרִיבוּ יָתְהוֹן לָקֳדָם מַשְׁכְּנָא׃ </text:span></text:span><text:span text:style-name="Default_20_Paragraph_20_Font"><text:span text:style-name="T1">ד </text:span></text:span><text:span text:style-name="Default_20_Paragraph_20_Font"><text:span text:style-name="T2">וַאֲמַר יְיָ לְמשֶׁה לְמֵימָר׃ </text:span></text:span><text:span text:style-name="Default_20_Paragraph_20_Font"><text:span text:style-name="T1">ה </text:span></text:span><text:span text:style-name="Default_20_Paragraph_20_Font"><text:span text:style-name="T2">קַבֵּל מִנְּהוֹן וִיהוֹן לְמִפְלַח יָת פָּלְחַן מַשְׁכַּן זִמְנָא וְתִתֵּן יָתְהוֹן לְלֵוָאֵי גְּבַר כְּמִסַּת פָּלְחָנֵיהּ׃ </text:span></text:span><text:span text:style-name="Default_20_Paragraph_20_Font"><text:span text:style-name="T1">ו </text:span></text:span><text:span text:style-name="Default_20_Paragraph_20_Font"><text:span text:style-name="T2">וּנְסֵיב משֶׁה יָת עֶגְלָתָא וְיָת תּוֹרֵי וִיהַב יָתְהוֹן לְלֵוָאֵי׃ </text:span></text:span><text:span text:style-name="Default_20_Paragraph_20_Font"><text:span text:style-name="T1">ז </text:span></text:span><text:span text:style-name="Default_20_Paragraph_20_Font"><text:span text:style-name="T2">יָת תַּרְתֵּין עֶגְלָתָא וְיָת אַרְבְּעָא תוֹרֵי יְהַב לִבְנֵי גֵרְשׁוֹן כְּמִסַּת פָּלְחַנְהוֹן׃ </text:span></text:span><text:span text:style-name="Default_20_Paragraph_20_Font"><text:span text:style-name="T1">ח </text:span></text:span><text:span text:style-name="Default_20_Paragraph_20_Font"><text:span text:style-name="T2">וְיָת אַרְבַּע עֶגְלַן וְיָת תְּמַנְיָא תוֹרֵי יְהַב לִבְנֵי מְרָרִי כְּמִסַּת פָּלְחַנְהוֹן בִּידָא דְּאִיתָמָר בַּר אַהֲרֹן כַּהֲנָא׃ </text:span></text:span><text:span text:style-name="Default_20_Paragraph_20_Font"><text:span text:style-name="T1">ט </text:span></text:span><text:span text:style-name="Default_20_Paragraph_20_Font"><text:span text:style-name="T2">וְלִבְנֵי קְהָת לָא יְהָב אֲרֵי פָלְחַן קוּדְשָׁא עֲלֵיהוֹן בְּכַתְפָּא נָטְלִין׃ </text:span></text:span><text:span text:style-name="Default_20_Paragraph_20_Font"><text:span text:style-name="T1">י </text:span></text:span><text:span text:style-name="Default_20_Paragraph_20_Font"><text:span text:style-name="T2">וְקָרִיבוּ רַבְרְבַיָּא יָת חֲנֻכַּת מַדְבְּחָא בְּיוֹמָא דְרַבִּיּוּ יָתֵיהּ וְקָרִיבוּ רַבְרְבַיָּא יָת קֻרְבַּנְהוֹן לְקֳדָם מַדְבְּחָא׃ </text:span></text:span><text:span text:style-name="Default_20_Paragraph_20_Font"><text:span text:style-name="T1">יא </text:span></text:span><text:span text:style-name="Default_20_Paragraph_20_Font"><text:span text:style-name="T2">וַאֲמַר יְיָ לְמשֶׁה רַבָּא חַד לְיוֹמָא רַבָּא חַד לְיוֹמָא יְקָרְבוּן יָת קֻרְבַּנְהוֹן לַחֲנֻכַּת מַדְבְּחָא׃ </text:span></text:span><text:span text:style-name="Default_20_Paragraph_20_Font"><text:span text:style-name="T1">יב </text:span></text:span><text:span text:style-name="Default_20_Paragraph_20_Font"><text:span text:style-name="T2">וַהֲוָה דִּמְקָרַב בְּיוֹמָא קַדְמָאָה יָת קֻרְבָּנֵיהּ נַחְשׁוֹן בַּר עַמִּינָדָב לְשִׁבְטָא דִיהוּדָה׃ </text:span></text:span><text:span text:style-name="Default_20_Paragraph_20_Font"><text:span text:style-name="T1">יג </text:span></text:span><text:span text:style-name="Default_20_Paragraph_20_Font"><text:span text:style-name="T2">וְקֻרְבָּנֵיהּ מְגִסְתָּא דִכְסַף חֲדָא מְאָה וּתְלָתִין סִלְעִין הֲוָה מַתְקְלַהּ מִזְרְקָא חַד דִּכְסַף מַתְקְלֵיהּ שַׁבְעִין סִלְעִין בְּסִלְעֵי קוּדְשָׁאתַּרְוֵיהוֹן מְלַן סֻלְתָּא דְּפִילָא בִמְשַׁח לְמִנְחָתָא׃ </text:span></text:span><text:span text:style-name="Default_20_Paragraph_20_Font"><text:span text:style-name="T1">יד </text:span></text:span><text:span text:style-name="Default_20_Paragraph_20_Font"><text:span text:style-name="T2">בָּזִיכָא חֲדָא מַתְקַל עֲשַׂר סִלְעִין הִיא דִדְהַב מַלְיָא קְטֹרֶת בּוּסְמַיָּא׃ </text:span></text:span><text:span text:style-name="Default_20_Paragraph_20_Font"><text:span text:style-name="T1">טו </text:span></text:span><text:span text:style-name="Default_20_Paragraph_20_Font"><text:span text:style-name="T2">תּוֹר חַד בַּר תּוֹרֵי דְּכַר חַד אִמַּר חַד בַּר שַׁתֵּיהּ לַעֲלָתָא׃ </text:span></text:span><text:span text:style-name="Default_20_Paragraph_20_Font"><text:span text:style-name="T1">טז </text:span></text:span><text:span text:style-name="Default_20_Paragraph_20_Font"><text:span text:style-name="T2">צְפִיר בַּר עִזִּין חַד לְחַטָּאתָא׃ </text:span></text:span><text:span text:style-name="Default_20_Paragraph_20_Font"><text:span text:style-name="T1">יז </text:span></text:span><text:span text:style-name="Default_20_Paragraph_20_Font"><text:span text:style-name="T2">וּלְנִכְסַת קוּדְשַׁיָּא תּוֹרִין תְּרֵין דִּכְרֵי חַמְשָׁא גְּדָיֵי חַמְשָׁא אִמְּרִין בְּנֵי שְׁנָא חַמְשָׁא דֵּין קֻרְבָּנָא דְנַחְשׁוֹן בַּר עַמִּינָדָב׃ </text:span></text:span><text:span text:style-name="Default_20_Paragraph_20_Font"><text:span text:style-name="T1">יח </text:span></text:span><text:span text:style-name="Default_20_Paragraph_20_Font"><text:span text:style-name="T2">בְּיוֹמָא תִּנְיָנָא קָרִיב נְתַנְאֵל בַּר צוּעָר רַבָּא דְיִשָּׂשכָר׃ </text:span></text:span><text:span text:style-name="Default_20_Paragraph_20_Font"><text:span text:style-name="T1">יט </text:span></text:span><text:span text:style-name="Default_20_Paragraph_20_Font"><text:span text:style-name="T2">קָרִיב יָת 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כ </text:span></text:span><text:span text:style-name="Default_20_Paragraph_20_Font"><text:span text:style-name="T2">בָּזִיכָא חֲדָא מַתְקַל עֲשַׂר סִלְעִין הִיא דִדְהַב מַלְיָא קְטֹרֶת בּוּסְמַיָּא׃ </text:span></text:span><text:span text:style-name="Default_20_Paragraph_20_Font"><text:span text:style-name="T1">כא </text:span></text:span><text:span text:style-name="Default_20_Paragraph_20_Font"><text:span text:style-name="T2">תּוֹר חַד בַּר תּוֹרֵי דְּכַר חַד אִמַּר חַד בַּר שַׁתֵּיהּ לַעֲלָתָא׃ </text:span></text:span><text:span text:style-name="Default_20_Paragraph_20_Font"><text:span text:style-name="T1">כב </text:span></text:span><text:span text:style-name="Default_20_Paragraph_20_Font"><text:span text:style-name="T2">צְפִיר בַּר עִזִּין חַד לְחַטָּאתָא׃ </text:span></text:span><text:span text:style-name="Default_20_Paragraph_20_Font"><text:span text:style-name="T1">כג </text:span></text:span><text:span text:style-name="Default_20_Paragraph_20_Font"><text:span text:style-name="T2">וּלְנִכְסַת קוּדְשַׁיָּא תּוֹרִין תְּרֵין דִּכְרֵין חַמְשָׁא גְּדָיֵי חַמְשָׁא אִמְּרִין בְּנֵי שְׁנָא חַמְשָׁא דֵּין קֻרְבַּן נְתַנְאֵל בַּר צוּעָר׃ </text:span></text:span><text:span text:style-name="Default_20_Paragraph_20_Font"><text:span text:style-name="T1">כד </text:span></text:span><text:span text:style-name="Default_20_Paragraph_20_Font"><text:span text:style-name="T2">בְּיוֹמָא תְּלִיתָאָה רַבָּא לִבְנֵי זְבוּלֻן אֱלִיאָב בַּר חֵלוֹן׃ </text:span></text:span><text:span text:style-name="Default_20_Paragraph_20_Font"><text:span text:style-name="T1">כה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כו </text:span></text:span><text:span text:style-name="Default_20_Paragraph_20_Font"><text:span text:style-name="T2">בָּזִיכָא חֲדָא מַתְקַל עֲשַׂר סִלְעִין הִיא דִדְהַב מַלְיָא קְטֹרֶת בּוּסְמַיָּא׃ </text:span></text:span><text:span text:style-name="Default_20_Paragraph_20_Font"><text:span text:style-name="T1">כז </text:span></text:span><text:span text:style-name="Default_20_Paragraph_20_Font"><text:span text:style-name="T2">תּוֹר חַד בַּר תּוֹרֵי דְּכַר חַד אִמַּר חַד בַּר שַׁתֵּיהּ לַעֲלָתָא׃ </text:span></text:span><text:span text:style-name="Default_20_Paragraph_20_Font"><text:span text:style-name="T1">כח </text:span></text:span><text:span text:style-name="Default_20_Paragraph_20_Font"><text:span text:style-name="T2">צְפִיר בַּר עִזִּין חַד לְחַטָּאתָא׃ </text:span></text:span><text:span text:style-name="Default_20_Paragraph_20_Font"><text:span text:style-name="T1">כט </text:span></text:span><text:span text:style-name="Default_20_Paragraph_20_Font"><text:span text:style-name="T2">וּלְנִכְסַת קוּדְשַׁיָּא תּוֹרִין תְּרֵין דִּכְרֵי חַמְשָׁא גְּדָיֵי חַמְשָׁא אִמְּרִין בְּנֵי שְׁנָא חַמְשָׁא דֵּין קֻרְבַּן אֱלִיאָב בַּר חֵלוֹן</text:span></text:span><text:span text:style-name="Default_20_Paragraph_20_Font"><text:span text:style-name="T1">ל </text:span></text:span><text:span text:style-name="Default_20_Paragraph_20_Font"><text:span text:style-name="T2">בְּיוֹמָא רְבִיעָאָה רַבָּא לִבְנֵי רְאוּבֵן אֱלִיצוּר בַּר שְׁדֵיאוּר׃ </text:span></text:span><text:span text:style-name="Default_20_Paragraph_20_Font"><text:span text:style-name="T1">לא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oft-page-break/><text:span text:style-name="Default_20_Paragraph_20_Font"><text:span text:style-name="T1">לב </text:span></text:span><text:span text:style-name="Default_20_Paragraph_20_Font"><text:span text:style-name="T2">בָּזִיכָא חֲדָא מַתְקַל עֲשַׂר סִלְעִין הִיא דִדְהַב מַלְיָא קְטֹרֶת בּוּסְמַיָּא׃ </text:span></text:span><text:span text:style-name="Default_20_Paragraph_20_Font"><text:span text:style-name="T1">לג </text:span></text:span><text:span text:style-name="Default_20_Paragraph_20_Font"><text:span text:style-name="T2">תּוֹר חַד בַּר תּוֹרֵי דְּכַר חַד אִמַּר חַד בַּר שַׁתֵּיהּ לַעֲלָתָא׃ </text:span></text:span><text:span text:style-name="Default_20_Paragraph_20_Font"><text:span text:style-name="T1">לד </text:span></text:span><text:span text:style-name="Default_20_Paragraph_20_Font"><text:span text:style-name="T2">צְפִיר בַּר עִזִּין חַד לְחַטָּאתָא׃ </text:span></text:span><text:span text:style-name="Default_20_Paragraph_20_Font"><text:span text:style-name="T1">לה </text:span></text:span><text:span text:style-name="Default_20_Paragraph_20_Font"><text:span text:style-name="T2">וּלְנִכְסַת קוּדְשַׁיָּא תּוֹרִין תְּרֵין דִּכְרֵי חַמְשָׁא גְּדָיֵי חַמְשָׁא אִמְּרִין בְּנֵי שְׁנָא חַמְשָׁא דֵּין קֻרְבַּן אֱלִיצוּר בַּר שְׁדֵיאוּר׃ </text:span></text:span><text:span text:style-name="Default_20_Paragraph_20_Font"><text:span text:style-name="T1">לו </text:span></text:span><text:span text:style-name="Default_20_Paragraph_20_Font"><text:span text:style-name="T2">בְּיוֹמָא חֲמִישָׁאָה רַבָּא לִבְנֵי שִׁמְעוֹן שְׁלֻמִיאֵל בַּר צוּרִישַׁדָּי׃ </text:span></text:span><text:span text:style-name="Default_20_Paragraph_20_Font"><text:span text:style-name="T1">לז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לח </text:span></text:span><text:span text:style-name="Default_20_Paragraph_20_Font"><text:span text:style-name="T2">בָּזִיכָא חֲדָא מַתְקַל עֲשַׂר סִלְעִין הִיא דִדְהַב מַלְיָא קְטֹרֶת בּוּסְמַיָּא׃ </text:span></text:span><text:span text:style-name="Default_20_Paragraph_20_Font"><text:span text:style-name="T1">לט </text:span></text:span><text:span text:style-name="Default_20_Paragraph_20_Font"><text:span text:style-name="T2">תּוֹר חַד בַּר תּוֹרֵי דְּכַר חַד אִמַּר חַד בַּר שַׁתֵּיהּ לַעֲלָתָא׃ </text:span></text:span><text:span text:style-name="Default_20_Paragraph_20_Font"><text:span text:style-name="T1">מ </text:span></text:span><text:span text:style-name="Default_20_Paragraph_20_Font"><text:span text:style-name="T2">צְפִיר בַּר עִזִּין חַד לְחַטָּאתָא׃ </text:span></text:span><text:span text:style-name="Default_20_Paragraph_20_Font"><text:span text:style-name="T1">מא </text:span></text:span><text:span text:style-name="Default_20_Paragraph_20_Font"><text:span text:style-name="T2">וּלְנִכְסַת קוּדְשַׁיָּא תּוֹרִין תְּרֵין דִּכְרֵי חַמְשָׁא גְּדָיֵי חַמְשָׁא אִמְּרִין בְּנֵי שְׁנָא חַמְשָׁא דֵּין קֻרְבַּן שְׁלֻמִיאֵל בַּר צוּרִישַׁדָּי׃ </text:span></text:span><text:span text:style-name="Default_20_Paragraph_20_Font"><text:span text:style-name="T1">מב </text:span></text:span><text:span text:style-name="Default_20_Paragraph_20_Font"><text:span text:style-name="T2">בְּיוֹמָא שְׁתִיתָאָה רַבָּא לִבְנֵי גָד אֶלְיָסָף בַּר דְּעוּאֵל׃ </text:span></text:span><text:span text:style-name="Default_20_Paragraph_20_Font"><text:span text:style-name="T1">מג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מד </text:span></text:span><text:span text:style-name="Default_20_Paragraph_20_Font"><text:span text:style-name="T2">בָּזִיכָא חֲדָא מַתְקַל עֲשַׂר סִלְעִין הִיא דִדְהַב מַלְיָא קְטֹרֶת בּוּסְמַיָּא׃ </text:span></text:span><text:span text:style-name="Default_20_Paragraph_20_Font"><text:span text:style-name="T1">מה </text:span></text:span><text:span text:style-name="Default_20_Paragraph_20_Font"><text:span text:style-name="T2">תּוֹר חַד בַּר תּוֹרֵי דְּכַר חַד אִמַּר חַד בַּר שַׁתֵּיהּ לַעֲלָתָא׃ </text:span></text:span><text:span text:style-name="Default_20_Paragraph_20_Font"><text:span text:style-name="T1">מו </text:span></text:span><text:span text:style-name="Default_20_Paragraph_20_Font"><text:span text:style-name="T2">צְפִיר בַּר עִזִּין חַד לְחַטָּאתָא׃ </text:span></text:span><text:span text:style-name="Default_20_Paragraph_20_Font"><text:span text:style-name="T1">מז </text:span></text:span><text:span text:style-name="Default_20_Paragraph_20_Font"><text:span text:style-name="T2">וּלְנִכְסַת קוּדְשַׁיָּא תּוֹרִין תְּרֵין דִּכְרֵי חַמְשָׁא גְּדָיֵי חַמְשָׁא אִמְּרִין בְּנֵי שְׁנָא חַמְשָׁא דֵּין קֻרְבַּן אֶלְיָסָף בַּר דְּעוּאֵל׃ </text:span></text:span><text:span text:style-name="Default_20_Paragraph_20_Font"><text:span text:style-name="T1">מח </text:span></text:span><text:span text:style-name="Default_20_Paragraph_20_Font"><text:span text:style-name="T2">בְּיוֹמָא שְׁבִיעָאָה רַבָּא לִבְנֵי אֶפְרָיִם אֱלִישָׁמָע בַּר עַמִּיהוּד׃ </text:span></text:span><text:span text:style-name="Default_20_Paragraph_20_Font"><text:span text:style-name="T1">מט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נ </text:span></text:span><text:span text:style-name="Default_20_Paragraph_20_Font"><text:span text:style-name="T2">בָּזִיכָא חֲדָא מַתְקַל עֲשַׂר סִלְעִין הִיא דִדְהַב מַלְיָא קְטֹרֶת בּוּסְמַיָּא׃ </text:span></text:span><text:span text:style-name="Default_20_Paragraph_20_Font"><text:span text:style-name="T1">נא </text:span></text:span><text:span text:style-name="Default_20_Paragraph_20_Font"><text:span text:style-name="T2">תּוֹר חַד בַּר תּוֹרֵי דְּכַר חַד אִמַּר חַד בַּר שַׁתֵּיהּ לַעֲלָתָא׃ </text:span></text:span><text:span text:style-name="Default_20_Paragraph_20_Font"><text:span text:style-name="T1">נב </text:span></text:span><text:span text:style-name="Default_20_Paragraph_20_Font"><text:span text:style-name="T2">צְפִיר בַּר עִזִּין חַד לְחַטָּאתָא׃ </text:span></text:span><text:span text:style-name="Default_20_Paragraph_20_Font"><text:span text:style-name="T1">נג </text:span></text:span><text:span text:style-name="Default_20_Paragraph_20_Font"><text:span text:style-name="T2">וּלְנִכְסַת קוּדְשַׁיָּא תּוֹרִין תְּרֵין דִּכְרִין חַמְשָׁא גְּדָיֵי חַמְשָׁא אִמְּרִין בְּנֵי שְׁנָא חַמְשָׁא דֵּין קֻרְבַּן אֱלִישָׁמָע בַּר עַמִּיהוּד׃ </text:span></text:span><text:span text:style-name="Default_20_Paragraph_20_Font"><text:span text:style-name="T1">נד </text:span></text:span><text:span text:style-name="Default_20_Paragraph_20_Font"><text:span text:style-name="T2">בְּיוֹמָא תְּמִינָאָה רַבָּא לִבְנֵי מְנַשֶּׁה גַּמְלִיאֵל בַּר פְּדָהצוּר׃ </text:span></text:span><text:span text:style-name="Default_20_Paragraph_20_Font"><text:span text:style-name="T1">נה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נו </text:span></text:span><text:span text:style-name="Default_20_Paragraph_20_Font"><text:span text:style-name="T2">בָּזִיכָא חֲדָא מַתְקַל עֲשַׂר סִלְעִין הִיא דִדְהַב מַלְיָא קְטֹרֶת בּוּסְמַיָּא׃ </text:span></text:span><text:span text:style-name="Default_20_Paragraph_20_Font"><text:span text:style-name="T1">נז </text:span></text:span><text:span text:style-name="Default_20_Paragraph_20_Font"><text:span text:style-name="T2">תּוֹר חַד בַּר תּוֹרֵי דְּכַר חַד אִמַּר חַד בַּר שַׁתֵּיהּ לַעֲלָתָא׃ </text:span></text:span><text:span text:style-name="Default_20_Paragraph_20_Font"><text:span text:style-name="T1">נח </text:span></text:span><text:span text:style-name="Default_20_Paragraph_20_Font"><text:span text:style-name="T2">צְפִיר בַּר עִזִּין חַד לְחַטָּאתָא׃ </text:span></text:span><text:span text:style-name="Default_20_Paragraph_20_Font"><text:span text:style-name="T1">נט </text:span></text:span><text:span text:style-name="Default_20_Paragraph_20_Font"><text:span text:style-name="T2">וּלְנִכְסַת קוּדְשַׁיָּא תּוֹרִין תְּרֵין דִּכְרִין חַמְשָׁא גְּדָיֵי חַמְשָׁא אִמְּרִין בְּנֵי שְׁנָא חַמְשָׁא דֵּין קֻרְבַּן גַּמְלִיאֵל בַּר פְּדָהצוּר׃ </text:span></text:span><text:span text:style-name="Default_20_Paragraph_20_Font"><text:span text:style-name="T1">ס </text:span></text:span><text:span text:style-name="Default_20_Paragraph_20_Font"><text:span text:style-name="T2">בְּיוֹמָא תְּשִׁיעָאָה רַבָּא לִבְנֵי בִנְיָמִן אֲבִידָן בַּר גִּדְעֹנִי׃ </text:span></text:span><text:span text:style-name="Default_20_Paragraph_20_Font"><text:span text:style-name="T1">סא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סב </text:span></text:span><text:span text:style-name="Default_20_Paragraph_20_Font"><text:span text:style-name="T2">בָּזִיכָא חֲדָא מַתְקַל עֲשַׂר סִלְעִין הִיא דִדְהַב מַלְיָא קְטֹרֶת בּוּסְמַיָּא׃ </text:span></text:span><text:span text:style-name="Default_20_Paragraph_20_Font"><text:span text:style-name="T1">סג </text:span></text:span><text:span text:style-name="Default_20_Paragraph_20_Font"><text:span text:style-name="T2">תּוֹר חַד בַּר תּוֹרֵי דְּכַר חַד אִמַּר חַד בַּר שַׁתֵּיהּ לַעֲלָתָא׃ </text:span></text:span><text:span text:style-name="Default_20_Paragraph_20_Font"><text:span text:style-name="T1">סד </text:span></text:span><text:span text:style-name="Default_20_Paragraph_20_Font"><text:span text:style-name="T2">צְפִיר בַּר עִזִּין חַד לְחַטָּאתָא׃ </text:span></text:span><text:span text:style-name="Default_20_Paragraph_20_Font"><text:span text:style-name="T1">סה </text:span></text:span><text:span text:style-name="Default_20_Paragraph_20_Font"><text:span text:style-name="T2">וּלְנִכְסַת קוּדְשַׁיָּא תּוֹרִין תְּרֵין דִּכְרִין חַמְשָׁא גְּדָיֵי חַמְשָׁא אִמְּרִין בְּנֵי שְׁנָא חַמְשָׁא דֵּין קֻרְבַּן אֲבִידָן בַּר גִּדְעוֹנִי׃ </text:span></text:span><text:span text:style-name="Default_20_Paragraph_20_Font"><text:span text:style-name="T1">סו </text:span></text:span><text:span text:style-name="Default_20_Paragraph_20_Font"><text:span text:style-name="T2">בְּיוֹמָא עֲשִׂירָאָה רַבָּא לִבְנֵי דָן אֲחִיעֶזֶר בַּר עַמִּישַׁדָּי׃ </text:span></text:span><text:span text:style-name="Default_20_Paragraph_20_Font"><text:span text:style-name="T1">סז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סח </text:span></text:span><text:span text:style-name="Default_20_Paragraph_20_Font"><text:span text:style-name="T2">בָּזִיכָא חֲדָא מַתְקַל עֲשַׂר סִלְעִין הִיא דִדְהַב מַלְיָא קְטֹרֶת בּוּסְמַיָּא׃ </text:span></text:span><text:span text:style-name="Default_20_Paragraph_20_Font"><text:span text:style-name="T1">סט </text:span></text:span><text:span text:style-name="Default_20_Paragraph_20_Font"><text:span text:style-name="T2">תּוֹר חַד בַּר תּוֹרֵי דְּכַר חַד אִמַּר חַד בַּר שַׁתֵּיהּ לַעֲלָתָא׃ </text:span></text:span><text:span text:style-name="Default_20_Paragraph_20_Font"><text:span text:style-name="T1">ע </text:span></text:span><text:span text:style-name="Default_20_Paragraph_20_Font"><text:span text:style-name="T2">צְפִיר בַּר עִזִּין חַד לְחַטָּאתָא׃ </text:span></text:span><text:span text:style-name="Default_20_Paragraph_20_Font"><text:span text:style-name="T1">עא </text:span></text:span><text:span text:style-name="Default_20_Paragraph_20_Font"><text:span text:style-name="T2">וּלְנִכְסַת קוּדְשַׁיָּא </text:span></text:span><text:soft-page-break/><text:span text:style-name="Default_20_Paragraph_20_Font"><text:span text:style-name="T2">תּוֹרִין תְּרֵין דִּכְרִין חַמְשָׁא גְּדָיֵי חַמְשָׁא אִמְּרִין בְּנֵי שְׁנָא חַמְשָׁא דֵּין קֻרְבַּן אֲחִיעֶזֶר בַּר עַמִּישַׁדָּי׃ </text:span></text:span><text:span text:style-name="Default_20_Paragraph_20_Font"><text:span text:style-name="T1">עב </text:span></text:span><text:span text:style-name="Default_20_Paragraph_20_Font"><text:span text:style-name="T2">בְּיוֹמָא חַד עֲשַׂר יוֹמָא רַבָּא לִבְנֵי אָשֵׁר פַּגְעִיאֵל בַּר עָכְרָן׃ </text:span></text:span><text:span text:style-name="Default_20_Paragraph_20_Font"><text:span text:style-name="T1">עג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עד </text:span></text:span><text:span text:style-name="Default_20_Paragraph_20_Font"><text:span text:style-name="T2">בָּזִיכָא חֲדָא מַתְקַל עֲשַׂר סִלְעִין הִיא דִדְהַב מַלְיָא קְטֹרֶת בּוּסְמַיָּא׃ </text:span></text:span><text:span text:style-name="Default_20_Paragraph_20_Font"><text:span text:style-name="T1">עה </text:span></text:span><text:span text:style-name="Default_20_Paragraph_20_Font"><text:span text:style-name="T2">תּוֹר חַד בַּר תּוֹרֵי דְּכַר חַד אִמַּר חַד בַּר שַׁתֵּיהּ לַעֲלָתָא׃ </text:span></text:span><text:span text:style-name="Default_20_Paragraph_20_Font"><text:span text:style-name="T1">עו </text:span></text:span><text:span text:style-name="Default_20_Paragraph_20_Font"><text:span text:style-name="T2">צְפִיר בַּר עִזִּין חַד לְחַטָּאתָא׃ </text:span></text:span><text:span text:style-name="Default_20_Paragraph_20_Font"><text:span text:style-name="T1">עז </text:span></text:span><text:span text:style-name="Default_20_Paragraph_20_Font"><text:span text:style-name="T2">וּלְנִכְסַת קוּדְשַׁיָּא תּוֹרִין תְּרֵין דִּכְרִין חַמְשָׁא גְּדָיֵי חַמְשָׁא אִמְּרִין בְּנֵי שְׁנָא חַמְשָׁא דֵּין קֻרְבַּן פַּגְעִיאֵל בַּר עָכְרָן׃ </text:span></text:span><text:span text:style-name="Default_20_Paragraph_20_Font"><text:span text:style-name="T1">עח </text:span></text:span><text:span text:style-name="Default_20_Paragraph_20_Font"><text:span text:style-name="T2">בְּיוֹמָא תְּרֵי עֲשַׂר יוֹמָא רַבָּא לְבְנֵי נַפְתָּלִי אֲחִירַע בַּר עֵינָן׃ </text:span></text:span><text:span text:style-name="Default_20_Paragraph_20_Font"><text:span text:style-name="T1">עט </text:span></text:span><text:span text:style-name="Default_20_Paragraph_20_Font"><text:span text:style-name="T2">קֻרְבָּנֵיהּ מְגִסְתָּא דִכְסַף חֲדָא מְאָה וּתְלָתִין סִלְעִין הֲוָה מַתְקְלַהּ מִזְרְקָא חַד דִּכְסַף מַתְקְלֵיהּ שַׁבְעִין סִלְעִין בְּסִלְעֵי קוּדְשָׁא תַּרְוֵיהוֹן מְלַן סֻלְתָּא דְּפִילָא בִמְשַׁח לְמִנְחָתָא׃ </text:span></text:span><text:span text:style-name="Default_20_Paragraph_20_Font"><text:span text:style-name="T1">פ </text:span></text:span><text:span text:style-name="Default_20_Paragraph_20_Font"><text:span text:style-name="T2">בָּזִיכָא חֲדָא מַתְקַל עֲשַׂר סִלְעִין הִיא דִדְהַב מַלְיָא קְטֹרֶת בּוּסְמַיָּא׃ </text:span></text:span><text:span text:style-name="Default_20_Paragraph_20_Font"><text:span text:style-name="T1">פא </text:span></text:span><text:span text:style-name="Default_20_Paragraph_20_Font"><text:span text:style-name="T2">תּוֹר חַד בַּר תּוֹרֵי דְּכַר חַד אִמַּר חַד בַּר שַׁתֵּיהּ לַעֲלָתָא׃ </text:span></text:span><text:span text:style-name="Default_20_Paragraph_20_Font"><text:span text:style-name="T1">פב </text:span></text:span><text:span text:style-name="Default_20_Paragraph_20_Font"><text:span text:style-name="T2">צְפִיר בַּר עִזִּין חַד לְחַטָּאתָא׃ </text:span></text:span><text:span text:style-name="Default_20_Paragraph_20_Font"><text:span text:style-name="T1">פג </text:span></text:span><text:span text:style-name="Default_20_Paragraph_20_Font"><text:span text:style-name="T2">וּלְנִכְסַת קוּדְשַׁיָּא תּוֹרִין תְּרֵין דִּכְרִין חַמְשָׁא גְּדָיֵי חַמְשָׁא אִמְּרִין בְּנֵי שְׁנָא חַמְשָׁא דֵּין קֻרְבַּן אֲחִירַע בַּר עֵינָן׃ </text:span></text:span><text:span text:style-name="Default_20_Paragraph_20_Font"><text:span text:style-name="T1">פד </text:span></text:span><text:span text:style-name="Default_20_Paragraph_20_Font"><text:span text:style-name="T2">דָּא חֲנֻכַּת מַדְבְּחָא בְּיוֹמָא דְּרַבִּיּוּ יָתֵיהּ מִן רַבְרְבֵי יִשְׂרָאֵל מְגִיסֵי כַסְפָּא תַּרְתָּא עַשְׂרֵי מַזְרְקֵי כַסְפָּא תְּרֵין עֲשַׂר בָּזִיכֵי דְדַהֲבָא תַּרְתָּא עַשְׂרֵי׃ </text:span></text:span><text:span text:style-name="Default_20_Paragraph_20_Font"><text:span text:style-name="T1">פה </text:span></text:span><text:span text:style-name="Default_20_Paragraph_20_Font"><text:span text:style-name="T2">מְאָה וּתְלָתִין סִלְעִין הֲוָה מַתְקְלָא דִמְגִיסְתָּא חֲדָא דְּכַסְפָּא וְשַׁבְעִין דְּמִזְרְקָא חַד כֹּל כְּסַף מָנַיָּא תְּרֵין אַלְפִין וְאַרְבַּע מְאָה בִּסִלְעֵי קוּדְשָׁא׃ </text:span></text:span><text:span text:style-name="Default_20_Paragraph_20_Font"><text:span text:style-name="T1">פו </text:span></text:span><text:span text:style-name="Default_20_Paragraph_20_Font"><text:span text:style-name="T2">בָּזִיכֵי דְדַהֲבָא תַּרְתֵּי עַשְׂרֵי מַלְיַן קְטֹרֶת בּוּסְמַיָּא מַתְקַל עֲשַׂר סִלְעִין הֲוָה מַתְקְלָא דְבָזִיכָא בְּסִלְעֵי קוּדְשָׁא כָּל דְּהַב בָּזִיכַיָּא מְאָה וְעַשְׂרִין׃ </text:span></text:span><text:span text:style-name="Default_20_Paragraph_20_Font"><text:span text:style-name="T1">פז </text:span></text:span><text:span text:style-name="Default_20_Paragraph_20_Font"><text:span text:style-name="T2">כָּל תּוֹרֵי לַעֲלָתָא תְּרֵי עֲשַׂר תּוֹרִין דִּכְרִין תְּרֵי עֲשַׂר אִמְּרִין בְּנֵי שְׁנָא תְּרֵי עֲשַׂר וּמִנְחַתְהוֹן וּצְפִירֵי בַּר עִזִּין תְּרֵי עֲשַׂר לְחַטָּאתָא׃ </text:span></text:span><text:span text:style-name="Default_20_Paragraph_20_Font"><text:span text:style-name="T1">פח </text:span></text:span><text:span text:style-name="Default_20_Paragraph_20_Font"><text:span text:style-name="T2">וְכֹל תּוֹרֵי לְנִכְסַת קוּדְשַׁיָּא עַשְׂרִין וְאַרְבְּעָא תּוֹרִין דִּכְרִין שִׁתִּין גַּדְיַן שִׁתִּין אִמְּרִין בְּנֵי שְׁנָא שִׁתִּין דָּא חֲנֻכַּת מַדְבְּחָא בָּתַר דְּרַבִּיּוּ יָתֵיהּ׃ </text:span></text:span><text:span text:style-name="Default_20_Paragraph_20_Font"><text:span text:style-name="T1">פט </text:span></text:span><text:span text:style-name="Default_20_Paragraph_20_Font"><text:span text:style-name="T2">וְכַד עָלִיל משֶׁה לְמַשְׁכַּן זִמְנָא לְמַלָּלָא עִמֵּיהּ וּשְׁמַע יָת קָלָא דְמִתְמַלֵּל עִמֵּיהּ מֵעִלָּוֵי כַפֻּרְתָּא דִּי עַל אֲרוֹנָא דְסַהֲדוּתָא מִבֵּין תְּרֵין כְּרוּבַיָּא וּמִתְמַלֵּל עִמֵּיהּ׃ </text:span></text:span></text:p>
      </text:section>
      <text:section text:style-name="Sect1" text:name="Sect8">
        <text:p text:style-name="P2">Numbers 8</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אַהֲרֹן וְתֵימַר לֵיהּ בְּאַדְלָקוּתָךְ יָת בּוֹצִינַיָּא לָקֳבֵל אַפֵּי מְנַרְתָּא יְהוֹן מְנַהֲרִין שִׁבְעָא בוֹצִינַיָּא׃ </text:span></text:span><text:span text:style-name="Default_20_Paragraph_20_Font"><text:span text:style-name="T1">ג </text:span></text:span><text:span text:style-name="Default_20_Paragraph_20_Font"><text:span text:style-name="T2">וַעֲבַד כֵּן אַהֲרֹן לָקֳבֵל אַפֵּי מְנַרְתָּא אַדְלֵק בּוֹצִינָהָא כְּמָא דִּי פַקִּיד יְיָ יָת משֶׁה׃ </text:span></text:span><text:span text:style-name="Default_20_Paragraph_20_Font"><text:span text:style-name="T1">ד </text:span></text:span><text:span text:style-name="Default_20_Paragraph_20_Font"><text:span text:style-name="T2">וְדֵין עוֹבַד מְנַרְתָּא נְגִידָא דְהַב עַד שִׁידַהּ עַד שׁוֹשַׁנַּהּ נְגִידָא הִיא כְּחֶזְוָא דִּי אַחֲזֵי יְיָ יָת משֶׁה כֵּן עֲבַד יָת מְנַרְתָּא׃ </text:span></text:span><text:span text:style-name="Default_20_Paragraph_20_Font"><text:span text:style-name="T1">ה </text:span></text:span><text:span text:style-name="Default_20_Paragraph_20_Font"><text:span text:style-name="T2">וּמַלִּיל יְיָ עִם משֶׁה לְמֵימָר׃ </text:span></text:span><text:span text:style-name="Default_20_Paragraph_20_Font"><text:span text:style-name="T1">ו </text:span></text:span><text:span text:style-name="Default_20_Paragraph_20_Font"><text:span text:style-name="T2">קָרֵב יָת לֵוָאֵי מִגּוֹ בְּנֵי יִשְׂרָאֵל וּתְדַּכֵּי יָתְהוֹן׃ </text:span></text:span><text:span text:style-name="Default_20_Paragraph_20_Font"><text:span text:style-name="T1">ז </text:span></text:span><text:span text:style-name="Default_20_Paragraph_20_Font"><text:span text:style-name="T2">וּכְדֵין תַּעְבֵּד לְהוֹן לְדַכּוֹאֵיהוֹן אַדֵּי עֲלֵיהוֹן מַיָּא דְחַטָּאתָא וְיַעְבְּרוּן מַסְפַּר עַל כָּל בִּשְׂרְהוֹן וִיחַוְּרוּן לְבוּשֵׁיהוֹן וְיִדְּכּוּן׃ </text:span></text:span><text:span text:style-name="Default_20_Paragraph_20_Font"><text:span text:style-name="T1">ח </text:span></text:span><text:span text:style-name="Default_20_Paragraph_20_Font"><text:span text:style-name="T2">וִיסְבוּן תּוֹר בַּר תּוֹרֵי וּמִנְחָתֵיהּ סֻלְתָּא דְּפִילָא בִמְשָׁח וְתוֹר תִּנְיַן בַּר תּוֹרֵי תִּסַּב לְחַטָּאתָא׃ </text:span></text:span><text:span text:style-name="Default_20_Paragraph_20_Font"><text:span text:style-name="T1">ט </text:span></text:span><text:span text:style-name="Default_20_Paragraph_20_Font"><text:span text:style-name="T2">וּתְקָרֵב יָת לֵוָאֵי קֳדָם מַשְׁכַּן זִמְנָא וְתִכְנֵשׁ יָת כָּל כְּנִשְׁתָּא דִּבְנֵי יִשְׂרָאֵל׃ </text:span></text:span><text:span text:style-name="Default_20_Paragraph_20_Font"><text:span text:style-name="T1">י </text:span></text:span><text:span text:style-name="Default_20_Paragraph_20_Font"><text:span text:style-name="T2">וּתְקָרֵב יָת לֵוָאֵי קֳדָם יְיָ וְיִסְמְכוּן בְּנֵי יִשְׂרָאֵל יָת יְדֵיהוֹן עַל לֵוָאֵי׃ </text:span></text:span><text:span text:style-name="Default_20_Paragraph_20_Font"><text:span text:style-name="T1">יא </text:span></text:span><text:span text:style-name="Default_20_Paragraph_20_Font"><text:span text:style-name="T2">וִירִים אַהֲרֹן יָת לֵוָאֵי אֲרָמָא קֳדָם יְיָ מִן בְּנֵי יִשְׂרָאֵל וִיהוֹן לְמִפְלַח יָת פָּלְחָנָא דַיְיָ׃ </text:span></text:span><text:span text:style-name="Default_20_Paragraph_20_Font"><text:span text:style-name="T1">יב </text:span></text:span><text:span text:style-name="Default_20_Paragraph_20_Font"><text:span text:style-name="T2">וְלֵוָאֵי יִסְמְכוּן יָת יְדֵיהוֹן עַל רֵישׁ תּוֹרַיָּא וְיַעֲבֵּד יָת חַד חַטָּאתָא וְיָת חַד עֲלָתָא קֳדָם יְיָ לְכַפָּרָא עַל לֵוָאֵי׃ </text:span></text:span><text:soft-page-break/><text:span text:style-name="Default_20_Paragraph_20_Font"><text:span text:style-name="T1">יג </text:span></text:span><text:span text:style-name="Default_20_Paragraph_20_Font"><text:span text:style-name="T2">וּתְקֵם יָת לֵוָאֵי קֳדָם אַהֲרֹן וְקָדָם בְּנוֹהִי וּתְרֵם יָתְהוֹן אֲרָמָא קֳדָם יְיָ׃ </text:span></text:span><text:span text:style-name="Default_20_Paragraph_20_Font"><text:span text:style-name="T1">יד </text:span></text:span><text:span text:style-name="Default_20_Paragraph_20_Font"><text:span text:style-name="T2">וְתַפְרֵשׁ יָת לֵוָאֵי מִגּוֹ בְּנֵי יִשְׂרָאֵל וִיהוֹן מְשַׁמְּשִׁין קֳדָמַי לֵוָאֵי׃ </text:span></text:span><text:span text:style-name="Default_20_Paragraph_20_Font"><text:span text:style-name="T1">טו </text:span></text:span><text:span text:style-name="Default_20_Paragraph_20_Font"><text:span text:style-name="T2">וּבָתַר כֵּן יַעֲלוּן לֵוָאֵי לְמִפְלַח יָת מַשְׁכַּן זִמְנָא וּתְדַכֵּי יָתְהוֹן וּתְרֵם יָתְהוֹן אֲרָמָא׃ </text:span></text:span><text:span text:style-name="Default_20_Paragraph_20_Font"><text:span text:style-name="T1">טז </text:span></text:span><text:span text:style-name="Default_20_Paragraph_20_Font"><text:span text:style-name="T2">אֲרֵי אַפְרָשָׁא מַפְרְשִׁין אִנּוּן לִי מִגּוֹ בְּנֵי יִשְׂרָאֵל חֲלַף פְּתַח כָּל וַלְדָּא בּוּכְרָא כֹלָּא מִבְּנֵי יִשְׂרָאֵל קָרֵבִית יָתְהוֹן קֳדָמָי׃ </text:span></text:span><text:span text:style-name="Default_20_Paragraph_20_Font"><text:span text:style-name="T1">יז </text:span></text:span><text:span text:style-name="Default_20_Paragraph_20_Font"><text:span text:style-name="T2">אֲרֵי דִילִי כָל בּוּכְרָא בִּבְנֵי יִשְׂרָאֵל בַּאֲנָשָׁא וּבִבְעִירָא בְּיוֹמָא דִּקְטָלִית כָּל בּוּכְרָא בְּאַרְעָא דְמִצְרַיִם אַקְדֵּשִׁית יָתְהוֹן קֳדָמָי׃ </text:span></text:span><text:span text:style-name="Default_20_Paragraph_20_Font"><text:span text:style-name="T1">יח </text:span></text:span><text:span text:style-name="Default_20_Paragraph_20_Font"><text:span text:style-name="T2">וְקָרֵבִית יָת לֵוָאֵי חֲלַף כָּל בּוּכְרָא בִּבְנֵי יִשְׂרָאֵל׃ </text:span></text:span><text:span text:style-name="Default_20_Paragraph_20_Font"><text:span text:style-name="T1">יט </text:span></text:span><text:span text:style-name="Default_20_Paragraph_20_Font"><text:span text:style-name="T2">וִיהָבִית יָת לֵוָאֵי מְסִירִין לְאַהֲרֹן וְלִבְנוֹהִי מִגּוֹ בְּנֵי יִשְׂרָאֵל לְמִפְלַח יָת פָּלְחַן בְּנֵי יִשְׂרָאֵל בְּמַשְׁכַּן זִמְנָא וּלְכַפָּרָא עַל בְּנֵי יִשְׂרָאֵל וְלָא יְהֵי בִּבְנֵי יִשְׂרָאֵל מוֹתָא בְּמִקְרַב בְּנֵי יִשְׂרָאֵל לְקוּדְשָׁא׃ </text:span></text:span><text:span text:style-name="Default_20_Paragraph_20_Font"><text:span text:style-name="T1">כ </text:span></text:span><text:span text:style-name="Default_20_Paragraph_20_Font"><text:span text:style-name="T2">וַעֲבַד משֶׁה וְאַהֲרֹן וְכָל כְּנִשְׁתָּא דִבְנֵי יִשְׂרָאֵל לְלֵוָאֵי כְּכֹל דִּי פַקִּיד יְיָ יָת משֶׁה לְלֵוָאֵי כֵּן עֲבָדוּ לְהוֹן בְּנֵי יִשְׂרָאֵל׃ </text:span></text:span><text:span text:style-name="Default_20_Paragraph_20_Font"><text:span text:style-name="T1">כא </text:span></text:span><text:span text:style-name="Default_20_Paragraph_20_Font"><text:span text:style-name="T2">וְאִדַּכִּיּוּ לֵוָאֵי וְחַוָּרוּ לְבוּשֵׁיהוֹן וַאֲרֵם אַהֲרֹן יָתְהוֹן אֲרָמָא קֳדָם יְיָ וְכַפַּר עֲלֵיהוֹן אַהֲרֹן לְדַכּוֹאֵיהוֹן׃ </text:span></text:span><text:span text:style-name="Default_20_Paragraph_20_Font"><text:span text:style-name="T1">כב </text:span></text:span><text:span text:style-name="Default_20_Paragraph_20_Font"><text:span text:style-name="T2">וּבָתַר כֵּן עֲלּוּ לֵוָאֵי לְמִפְלַח יָת פָּלְחַנְהוֹן בְּמַשְׁכַּן זִמְנָא קֳדָם אַהֲרֹן וְקָדָם בְּנוֹהִי כְּמָא דִּי פַקִּיד יְיָ יָת משֶׁה עַל לֵוָאֵי כֵּן עֲבָדוּ לְהוֹן׃ </text:span></text:span><text:span text:style-name="Default_20_Paragraph_20_Font"><text:span text:style-name="T1">כג </text:span></text:span><text:span text:style-name="Default_20_Paragraph_20_Font"><text:span text:style-name="T2">וּמַלִּיל יְיָ עִם משֶׁה לְמֵימָר׃ </text:span></text:span><text:span text:style-name="Default_20_Paragraph_20_Font"><text:span text:style-name="T1">כד </text:span></text:span><text:span text:style-name="Default_20_Paragraph_20_Font"><text:span text:style-name="T2">דָּא דִּי לְלֵוָאֵי מִבַּר חָמֵשׁ וְעַשְׂרִין שְׁנִין וּלְעֵלָּא יֵיתֵי לַחֲיָלָא חֵילָא בְּפָלְחַן מַשְׁכַּן זִמְנָא׃ </text:span></text:span><text:span text:style-name="Default_20_Paragraph_20_Font"><text:span text:style-name="T1">כה </text:span></text:span><text:span text:style-name="Default_20_Paragraph_20_Font"><text:span text:style-name="T2">וּמִבַּר חַמְשִׁין שְׁנִין יְתוּב מֵחֵיל פָּלְחָנָא וְלָא יִפְלַח עוֹד׃ </text:span></text:span><text:span text:style-name="Default_20_Paragraph_20_Font"><text:span text:style-name="T1">כו </text:span></text:span><text:span text:style-name="Default_20_Paragraph_20_Font"><text:span text:style-name="T2">וִישַׁמַּשׁ עִם אֲחוֹהִי בְּמַשְׁכַּן זִמְנָא לְמִטַּר מַטָּרָא וּפָלְחָנָא לָא יִפְלָח כְּדֵין תַּעְבֵּד לְלֵוָאֵי בְּמַטְּרַתְהוֹן׃ </text:span></text:span></text:p>
      </text:section>
      <text:section text:style-name="Sect1" text:name="Sect9">
        <text:p text:style-name="P2">Numbers 9</text:p>
        <text:p text:style-name="P3"><text:span text:style-name="Default_20_Paragraph_20_Font"><text:span text:style-name="T1">א </text:span></text:span><text:span text:style-name="Default_20_Paragraph_20_Font"><text:span text:style-name="T2">וּמַלִּיל יְיָ עִם משֶׁה בְּמַדְבְּרָא דְסִינַי בְּשַׁתָּא תִנְיֵתָא לְמִפַּקְהוֹן מֵאַרְעָא דְמִצְרַיִם בְּיַרְחָא קַדְמָאָה לְמֵימָר׃ </text:span></text:span><text:span text:style-name="Default_20_Paragraph_20_Font"><text:span text:style-name="T1">ב </text:span></text:span><text:span text:style-name="Default_20_Paragraph_20_Font"><text:span text:style-name="T2">וְיַעְבְּדוּן בְּנֵי יִשְׂרָאֵל יָת פִּסְחָא בְּזִמְנֵיהּ׃ </text:span></text:span><text:span text:style-name="Default_20_Paragraph_20_Font"><text:span text:style-name="T1">ג </text:span></text:span><text:span text:style-name="Default_20_Paragraph_20_Font"><text:span text:style-name="T2">בְּאַרְבְּעַת עַשְׂרָא יוֹמָא בְּיַרְחָא הָדֵין בֵּין שִׁמְשַׁיָּא תַּעְבְּדוּן יָתֵיהּ בְּזִמְנֵיהּ כְּכָל גְּזֵרָתֵיהּ וּכְכָל דְּחָזֵי לֵיהּ תַּעְבְּדוּן יָתֵיהּ׃ </text:span></text:span><text:span text:style-name="Default_20_Paragraph_20_Font"><text:span text:style-name="T1">ד </text:span></text:span><text:span text:style-name="Default_20_Paragraph_20_Font"><text:span text:style-name="T2">וּמַלִּיל משֶׁה עִם בְּנֵי יִשְׂרָאֵל לְמֶעְבַּד פִּסְחָא׃ </text:span></text:span><text:span text:style-name="Default_20_Paragraph_20_Font"><text:span text:style-name="T1">ה </text:span></text:span><text:span text:style-name="Default_20_Paragraph_20_Font"><text:span text:style-name="T2">וַעֲבָדוּ יָת פִּסְחָא בְּנִיסָן בְּאַרְבְּעַת עַשְׂרָא יוֹמָא לְיַרְחָא בֵּין שִׁמְשַׁיָּא בְּמַדְבְּרָא דְסִינָי כְּכֹל דִּי פַקִּיד יְיָ יָת משֶׁה כֵּן עֲבָדוּ בְּנֵי יִשְׂרָאֵל׃ </text:span></text:span><text:span text:style-name="Default_20_Paragraph_20_Font"><text:span text:style-name="T1">ו </text:span></text:span><text:span text:style-name="Default_20_Paragraph_20_Font"><text:span text:style-name="T2">וַהֲווֹ גֻבְרַיָּא דִּי הֲווֹ מְסָאֲבִין לִטְמֵי נַפְשָׁא דֶאֱנָשָׁא וְלָא יְכִילוּ לְמֶעְבַּד פִּסְחָא בְּיוֹמָא הַהוּא וּקְרִיבוּ קֳדָם משֶׁה וְקָדָם אַהֲרֹן בְּיוֹמָא הַהוּא׃ </text:span></text:span><text:span text:style-name="Default_20_Paragraph_20_Font"><text:span text:style-name="T1">ז </text:span></text:span><text:span text:style-name="Default_20_Paragraph_20_Font"><text:span text:style-name="T2">וַאֲמָרוּ גֻּבְרַיָּא הָאִנּוּן לֵיהּ אֲנַחְנָא מְסָאֲבִין לִטְמֵי נַפְשָׁא דֶאֱנָשָׁא לְמָא נִתְמְנַע בְּדִיל דְּלָא לְקָרָבָא יָת קֻרְבָּנָא דַיְיָ בְּזִמְנֵיהּ בְּגוֹ בְּנֵי יִשְׂרָאֵל׃ </text:span></text:span><text:span text:style-name="Default_20_Paragraph_20_Font"><text:span text:style-name="T1">ח </text:span></text:span><text:span text:style-name="Default_20_Paragraph_20_Font"><text:span text:style-name="T2">וַאֲמַר לְהוֹן משֶׁה אוֹרִיכוּ עַד דְּאִשְׁמַע מָה דְאִתְפַּקַּד קֳדָם יְיָ עַל דִּי לְכוֹן׃ </text:span></text:span><text:span text:style-name="Default_20_Paragraph_20_Font"><text:span text:style-name="T1">ט </text:span></text:span><text:span text:style-name="Default_20_Paragraph_20_Font"><text:span text:style-name="T2">וּמַלִּיל יְיָ עִם משֶׁה לְמֵימָר׃ </text:span></text:span><text:span text:style-name="Default_20_Paragraph_20_Font"><text:span text:style-name="T1">י </text:span></text:span><text:span text:style-name="Default_20_Paragraph_20_Font"><text:span text:style-name="T2">מַלֵּל עִם בְּנֵי יִשְׂרָאֵל לְמֵימָר גְּבַר גְּבַר אֲרֵי יְהֵי מְסָאָב לִטְמֵי נַפְשָׁא דֶאֱנָשָׁא אוֹ בְאָרְחָא רְחִיקָא לְכוֹן אוֹ לְדָרֵיכוֹן וְיַעְבֵּד פִּסְחָא קֳדָם יְיָ׃ </text:span></text:span><text:span text:style-name="Default_20_Paragraph_20_Font"><text:span text:style-name="T1">יא </text:span></text:span><text:span text:style-name="Default_20_Paragraph_20_Font"><text:span text:style-name="T2">בְּיַרְחָא תִנְיָנָא בְּאַרְבְּעַת עַשְׂרָא יוֹמָא בֵּין שִׁמְשַׁיָּא יַעְבְּדוּן יָתֵיהּ עַל פַּטִּיר וּמְרָרִין יֵיכְלֻנֵּיהּ׃ </text:span></text:span><text:span text:style-name="Default_20_Paragraph_20_Font"><text:span text:style-name="T1">יב </text:span></text:span><text:span text:style-name="Default_20_Paragraph_20_Font"><text:span text:style-name="T2">לָא יַשְׁאֲרוּן מִנֵּיהּ עַד צַפְרָא וְגַרְמָא לָא יִתְבְּרוּן בֵּיהּ כְּכָל גְּזֵרַת פִּסְחָא יַעְבְּדוּן יָתֵיהּ׃ </text:span></text:span><text:span text:style-name="Default_20_Paragraph_20_Font"><text:span text:style-name="T1">יג </text:span></text:span><text:span text:style-name="Default_20_Paragraph_20_Font"><text:span text:style-name="T2">וְגַבְרָא דְהוּא דְכֵי וּבְאֹרַח לָא הֲוָה וְיִתְמְנַע לְמֶעְבַּד פִּסְחָא וְיִשְׁתֵּצֵי אֲנָשָׁא הַהִיא מֵעַמַּהּ אֲרֵי קֻרְבָּנָא דַיְיָ לָא קָרִיב בְּזִמְנֵיהּ חוֹבֵיהּ יְקַבֵּל גַּבְרָא הַהוּא׃ </text:span></text:span><text:span text:style-name="Default_20_Paragraph_20_Font"><text:span text:style-name="T1">יד </text:span></text:span><text:span text:style-name="Default_20_Paragraph_20_Font"><text:span text:style-name="T2">וַאֲרֵי יִתְגַּיַּר עִמְּכוֹן גִּיּוֹרָא וְיַעְבֵּד פִּסְחָא קֳדָם יְיָ כִּגְזֵרַת פִּסְחָא וְכִדְחָזֵי לֵיהּ כֵּן יַעְבֵּד קְיָמָא חַד יְהֵי לְכוֹן וּלְגִיּוֹרָא וּלְיַצִּיבָא דְאַרְעָא׃ </text:span></text:span><text:span text:style-name="Default_20_Paragraph_20_Font"><text:span text:style-name="T1">טו </text:span></text:span><text:span text:style-name="Default_20_Paragraph_20_Font"><text:span text:style-name="T2">וּבְיוֹמָא דְּאִתָּקַם יָת מַשְׁכְּנָא חֲפָא עֲנָנָא יָת מַשְׁכְּנָא לְמַשְׁכְּנָא דְסַהֲדוּתָא וּבְרַמְשָׁא הֲוָה עַל מַשְׁכְּנָא כְּחֵזוּ אֶשָּׁתָא עַד </text:span></text:span><text:soft-page-break/><text:span text:style-name="Default_20_Paragraph_20_Font"><text:span text:style-name="T2">צַפְרָא׃ </text:span></text:span><text:span text:style-name="Default_20_Paragraph_20_Font"><text:span text:style-name="T1">טז </text:span></text:span><text:span text:style-name="Default_20_Paragraph_20_Font"><text:span text:style-name="T2">כֵּן הֲוָה תְדִירָא עֲנָנָא חָפֵי לֵיהּ וְחֵזוּ אֶשָּׁתָא בְּלֵילְיָא׃ </text:span></text:span><text:span text:style-name="Default_20_Paragraph_20_Font"><text:span text:style-name="T1">יז </text:span></text:span><text:span text:style-name="Default_20_Paragraph_20_Font"><text:span text:style-name="T2">וּלְפוּם אִסְתַּלָּקוּת עֲנָנָא מֵעִלָּוֵי מַשְׁכְּנָא וּבָתַר כֵּן נָטְלִין בְּנֵי יִשְׂרָאֵל וּבְאַתְרָא דְּשָׁרֵי תַמָּן עֲנָנָא תַּמָּן שָׁרָן בְּנֵי יִשְׂרָאֵל׃ </text:span></text:span><text:span text:style-name="Default_20_Paragraph_20_Font"><text:span text:style-name="T1">יח </text:span></text:span><text:span text:style-name="Default_20_Paragraph_20_Font"><text:span text:style-name="T2">עַל מֵימְרָא דַיְיָ נָטְלִין בְּנֵי יִשְׂרָאֵל וְעַל מֵימְרָא דַיְיָ שָׁרָן כָּל יוֹמֵי דִּי שָׁרֵי עֲנָנָא עַל מַשְׁכְּנָא שָׁרָן׃ </text:span></text:span><text:span text:style-name="Default_20_Paragraph_20_Font"><text:span text:style-name="T1">יט </text:span></text:span><text:span text:style-name="Default_20_Paragraph_20_Font"><text:span text:style-name="T2">וּבְאוֹרָכוּת עֲנָנָא עַל מַשְׁכְּנָא יוֹמִין סַגִּיאִין וְיִטְּרוּן בְּנֵי יִשְׂרָאֵל יָת מַטְּרַת מֵימְרָא דַיְיָ וְלָא נָטְלִין׃ </text:span></text:span><text:span text:style-name="Default_20_Paragraph_20_Font"><text:span text:style-name="T1">כ </text:span></text:span><text:span text:style-name="Default_20_Paragraph_20_Font"><text:span text:style-name="T2">וְאִית דִּי הֲוָה עֲנָנָא יוֹמֵי דְמִנְיַן עַל מַשְׁכְּנָא עַל מֵימְרָא דַיְיָ שָׁרָן וְעַל מֵימְרָא דַיְיָ נָטְלִין׃ </text:span></text:span><text:span text:style-name="Default_20_Paragraph_20_Font"><text:span text:style-name="T1">כא </text:span></text:span><text:span text:style-name="Default_20_Paragraph_20_Font"><text:span text:style-name="T2">וְאִית דִּי הֲוָה עֲנָנָא מֵרַמְשָׁא עַד צַפְרָא וּמִסְתַּלַּק עֲנָנָא בְּצַפְרָא וְנָטְלִין אוֹ יֵמָם וְלֵילֵי וּמִסְתַּלַּק עֲנָנָא וְנָטְלִין׃ </text:span></text:span><text:span text:style-name="Default_20_Paragraph_20_Font"><text:span text:style-name="T1">כב </text:span></text:span><text:span text:style-name="Default_20_Paragraph_20_Font"><text:span text:style-name="T2">אוֹ תְרֵין יוֹמִין אוֹ יַרְחָא אוֹ עִדָּן בְּעִדָּן בְּאוֹרָכוּת עֲנָנָא עַל מַשְׁכְּנָא לְמִשְׁרֵי עֲלוֹהִי שָׁרָן בְּנֵי יִשְׂרָאֵל וְלָא נָטְלִין וּבְאִסְתַּלָּקוּתֵיהּ נָטְלִין׃ </text:span></text:span><text:span text:style-name="Default_20_Paragraph_20_Font"><text:span text:style-name="T1">כג </text:span></text:span><text:span text:style-name="Default_20_Paragraph_20_Font"><text:span text:style-name="T2">עַל מֵימְרָא דַיְיָ שָׁרָן וְעַל מֵימְרָא דַיְיָ נָטְלִין יָת מַטְּרַת מֵימְרָא דַיְיָ נָטְרִין עַל מֵימְרָא דַיְיָ בִּידָא דְמשֶׁה׃ </text:span></text:span></text:p>
      </text:section>
      <text:section text:style-name="Sect1" text:name="Sect10">
        <text:p text:style-name="P2">Numbers 10</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עִבֵיד לָךְ תַּרְתֵּין חֲצוֹצְרַן דִּכְסַף נְגִיד תַּעְבֵּד יָתְהוֹן וִיהֶוְיָן לָךְ לְעַרְעָא כְנִשְׁתָּא וּלְאַטָּלָא יָת מַשְׁרִיתָא׃ </text:span></text:span><text:span text:style-name="Default_20_Paragraph_20_Font"><text:span text:style-name="T1">ג </text:span></text:span><text:span text:style-name="Default_20_Paragraph_20_Font"><text:span text:style-name="T2">וְיִתְקְעוּן בְּהֵן וְיִזְדַּמְּנוּן לְוָתָךְ כָּל כְּנִשְׁתָּא לִתְרַע מַשְׁכַּן זִמְנָא׃ </text:span></text:span><text:span text:style-name="Default_20_Paragraph_20_Font"><text:span text:style-name="T1">ד </text:span></text:span><text:span text:style-name="Default_20_Paragraph_20_Font"><text:span text:style-name="T2">וְאִם בַּחֲדָא יִתְקְעוּן וְיִזְדַּמְּנוּן לְוָתָךְ רַבְרְבַיָּא רֵישֵׁי אַלְפַיָּא דְיִשְׂרָאֵל׃ </text:span></text:span><text:span text:style-name="Default_20_Paragraph_20_Font"><text:span text:style-name="T1">ה </text:span></text:span><text:span text:style-name="Default_20_Paragraph_20_Font"><text:span text:style-name="T2">וְתִתְקְעוּן יַבֶּבְתָּא וְיִטְּלוּן מַשִּׁרְיָתָא דִּשְׁרַן קִדּוּמָא׃ </text:span></text:span><text:span text:style-name="Default_20_Paragraph_20_Font"><text:span text:style-name="T1">ו </text:span></text:span><text:span text:style-name="Default_20_Paragraph_20_Font"><text:span text:style-name="T2">וְתִתְקְעוּן יַבֶּבְתָּא תִּנְיָנוּת וְיִטְּלוּן מַשִּׁרְיָתָא דִּשְׁרַן דָּרוֹמָא יַבָּבָא יִתְקְעוּן לְמַטְּלָנֵיהוֹן׃ </text:span></text:span><text:span text:style-name="Default_20_Paragraph_20_Font"><text:span text:style-name="T1">ז </text:span></text:span><text:span text:style-name="Default_20_Paragraph_20_Font"><text:span text:style-name="T2">וּבְמִכְנַשׁ יָת קְהָלָא תִּתְקְעוּן וְלָא תְיַבְּבוּן׃ </text:span></text:span><text:span text:style-name="Default_20_Paragraph_20_Font"><text:span text:style-name="T1">ח </text:span></text:span><text:span text:style-name="Default_20_Paragraph_20_Font"><text:span text:style-name="T2">וּבְנֵי אַהֲרֹן כָּהֲנַיָּא יִתְקְעוּן בַּחֲצוֹצְרָתָא וִיהֶוְיָן לְכוֹן לִקְיַם עֲלָם לְדָרֵיכוֹן׃ </text:span></text:span><text:span text:style-name="Default_20_Paragraph_20_Font"><text:span text:style-name="T1">ט </text:span></text:span><text:span text:style-name="Default_20_Paragraph_20_Font"><text:span text:style-name="T2">וַאֲרֵי תֵעֲלוּן לְאַגָּחָא קְרָבָא בְּאַרְעֲכוֹן עַל מְעִיקֵי דִּמְעִיקִין לְכוֹן וּתְיַבְּבוּן בַּחֲצוֹצְרָתָא וְיֵיעוּל דּוּכְרָנֵיכוֹן לְטָבָא קֳדָם יְיָ אֱלָהָכוֹן וְתִתְפָּרְקוּן מִסַּנְאֵיכוֹן׃ </text:span></text:span><text:span text:style-name="Default_20_Paragraph_20_Font"><text:span text:style-name="T1">י </text:span></text:span><text:span text:style-name="Default_20_Paragraph_20_Font"><text:span text:style-name="T2">וּבְיוֹם חֶדְוַתְכוֹן וּבְמוֹעֲדֵיכוֹן וּבְרֵישֵׁי יַרְחֵיכוֹן וְתִתְקְעוּן בַּחֲצוֹצְרָתָא עַל עֲלָוָתְכוֹן וְעַל נִכְסַת קוּדְשֵׁיכוֹן וִיהֶוְיָן לְכוֹן לְדוּכְרָנָא קֳדָם אֱלָהָכוֹן אֲנָא יְיָ אֱלָהָכוֹן׃ </text:span></text:span><text:span text:style-name="Default_20_Paragraph_20_Font"><text:span text:style-name="T1">יא </text:span></text:span><text:span text:style-name="Default_20_Paragraph_20_Font"><text:span text:style-name="T2">וַהֲוָה בְּשַׁתָּא תִנְיֵתָא בְּיַרְחָא תִנְיָנָא בְּעַשְׂרִין לְיַרְחָא אִסְתַּלַּק עֲנָנָא מֵעִלָּוֵי מַשְׁכְּנָא דְסַהֲדוּתָא׃ </text:span></text:span><text:span text:style-name="Default_20_Paragraph_20_Font"><text:span text:style-name="T1">יב </text:span></text:span><text:span text:style-name="Default_20_Paragraph_20_Font"><text:span text:style-name="T2">וּנְטָלוּ בְנֵי יִשְׂרָאֵל לְמַטְּלָנֵיהוֹן מִמַּדְבְּרָא דְסִינָי וּשְׁרָא עֲנָנָא בְּמַדְבְּרָא דְפָארָן׃ </text:span></text:span><text:span text:style-name="Default_20_Paragraph_20_Font"><text:span text:style-name="T1">יג </text:span></text:span><text:span text:style-name="Default_20_Paragraph_20_Font"><text:span text:style-name="T2">וּנְטָלוּ בְּקַדְמֵיתָא עַל מֵימְרָא דַיְיָ בִּידָא דְמשֶׁה׃ </text:span></text:span><text:span text:style-name="Default_20_Paragraph_20_Font"><text:span text:style-name="T1">יד </text:span></text:span><text:span text:style-name="Default_20_Paragraph_20_Font"><text:span text:style-name="T2">וּנְטַל טֵקַס מַשְׁרִית בְּנֵי יְהוּדָה בְּקַדְמֵיתָא לְחֵילֵיהוֹן וְעַל חֵילֵיהּ נַחְשׁוֹן בַּר עַמִּינָדָב׃ </text:span></text:span><text:span text:style-name="Default_20_Paragraph_20_Font"><text:span text:style-name="T1">טו </text:span></text:span><text:span text:style-name="Default_20_Paragraph_20_Font"><text:span text:style-name="T2">וְעַל חֵילָא דְּשִׁבְטָא דִּבְנֵי יִשָּׂשכָר נְתַנְאֵל בַּר צוּעָר׃ </text:span></text:span><text:span text:style-name="Default_20_Paragraph_20_Font"><text:span text:style-name="T1">טז </text:span></text:span><text:span text:style-name="Default_20_Paragraph_20_Font"><text:span text:style-name="T2">וְעַל חֵילָא דְּשִׁבְטָא דִּבְנֵי זְבוּלֻן אֱלִיאָב בַּר חֵלוֹן׃ </text:span></text:span><text:span text:style-name="Default_20_Paragraph_20_Font"><text:span text:style-name="T1">יז </text:span></text:span><text:span text:style-name="Default_20_Paragraph_20_Font"><text:span text:style-name="T2">וּמִתְפָּרַק מַשְׁכְּנָא וְנָטְלִין בְּנֵי גֵרְשׁוֹן וּבְנֵי מְרָרִי נָטְלֵי מַשְׁכְּנָא׃ </text:span></text:span><text:span text:style-name="Default_20_Paragraph_20_Font"><text:span text:style-name="T1">יח </text:span></text:span><text:span text:style-name="Default_20_Paragraph_20_Font"><text:span text:style-name="T2">וּנְטַל טֵקַס מַשְׁרִית רְאוּבֵן לְחֵילֵיהוֹן וְעַל חֵילֵיהּ אֱלִיצוּר בַּר שְׁדֵיאוּר׃ </text:span></text:span><text:span text:style-name="Default_20_Paragraph_20_Font"><text:span text:style-name="T1">יט </text:span></text:span><text:span text:style-name="Default_20_Paragraph_20_Font"><text:span text:style-name="T2">וְעַל חֵילָא דְּשִׁבְטָא דִּבְנֵי שִׁמְעוֹן שְׁלֻמִיאֵל בַּר צוּרִישַׁדָּי׃ </text:span></text:span><text:span text:style-name="Default_20_Paragraph_20_Font"><text:span text:style-name="T1">כ </text:span></text:span><text:span text:style-name="Default_20_Paragraph_20_Font"><text:span text:style-name="T2">וְעַל חֵילָא דְּשִׁבְטָא דִּבְנֵי גָד אֶלְיָסָף בַּר דְּעוּאֵל׃ </text:span></text:span><text:span text:style-name="Default_20_Paragraph_20_Font"><text:span text:style-name="T1">כא </text:span></text:span><text:span text:style-name="Default_20_Paragraph_20_Font"><text:span text:style-name="T2">וְנָטְלִין בְּנֵי קְהָת נָטְלֵי מַקְדְּשָׁא וּמְקִימִין יָת מַשְׁכְּנָא עַד מֵיתֵיהוֹן׃ </text:span></text:span><text:span text:style-name="Default_20_Paragraph_20_Font"><text:span text:style-name="T1">כב </text:span></text:span><text:span text:style-name="Default_20_Paragraph_20_Font"><text:span text:style-name="T2">וּנְטַל טֵקַס מַשְׁרִית בְּנֵי אֶפְרַיִם לְחֵילֵיהוֹן וְעַל חֵילֵיהּ אֱלִישָׁמָע בַּר עַמִּיהוּד׃ </text:span></text:span><text:span text:style-name="Default_20_Paragraph_20_Font"><text:span text:style-name="T1">כג </text:span></text:span><text:span text:style-name="Default_20_Paragraph_20_Font"><text:span text:style-name="T2">וְעַל חֵילָא דְּשִׁבְטָא דִּבְנֵי מְנַשֶּׁה גַּמְלִיאֵל בַּר פְּדָהצוּר׃ </text:span></text:span><text:span text:style-name="Default_20_Paragraph_20_Font"><text:span text:style-name="T1">כד </text:span></text:span><text:span text:style-name="Default_20_Paragraph_20_Font"><text:span text:style-name="T2">וְעַל חֵילָא דְּשִׁבְטָא דִּבְנֵי בִנְיָמִן אֲבִידָן בַּר גִּדְעוֹנִי׃ </text:span></text:span><text:span text:style-name="Default_20_Paragraph_20_Font"><text:span text:style-name="T1">כה </text:span></text:span><text:span text:style-name="Default_20_Paragraph_20_Font"><text:span text:style-name="T2">וְנָטֵל טֵקַס מַשְׁרִית בְּנֵי דָן מַכְנֵישׁ לְכָל מַשִּׁרְיָתָא לְחֵילֵיהוֹן וְעַל חֵילֵיהּ אֲחִיעֶזֶר בַּר עַמִּישַׁדָּי׃ </text:span></text:span><text:span text:style-name="Default_20_Paragraph_20_Font"><text:span text:style-name="T1">כו </text:span></text:span><text:span text:style-name="Default_20_Paragraph_20_Font"><text:span text:style-name="T2">וְעַל חֵילָא דְּשִׁבְטָא דִּבְנֵי אָשֵׁר פַּגְעִיאֵל בַּר עָכְרָן׃ </text:span></text:span><text:span text:style-name="Default_20_Paragraph_20_Font"><text:span text:style-name="T1">כז </text:span></text:span><text:span text:style-name="Default_20_Paragraph_20_Font"><text:span text:style-name="T2">וְעַל חֵילָא דְּשִׁבְטָא דִּבְנֵי נַפְתָּלִי אֲחִירַע בַּר עֵינָן׃ </text:span></text:span><text:span text:style-name="Default_20_Paragraph_20_Font"><text:span text:style-name="T1">כח </text:span></text:span><text:span text:style-name="Default_20_Paragraph_20_Font"><text:span text:style-name="T2">אִלֵּין מַטְּלָנֵי בְּנֵי יִשְׂרָאֵל לְחֵילֵיהוֹן וּנְטָלוּ׃ </text:span></text:span><text:span text:style-name="Default_20_Paragraph_20_Font"><text:span text:style-name="T1">כט </text:span></text:span><text:span text:style-name="Default_20_Paragraph_20_Font"><text:span text:style-name="T2">וַאֲמַר משֶׁה לְחֹבָב בַּר רְעוּאֵל מִדְיָנָאָה חֲמוּהִי דְמשֶׁה נָטְלִין אֲנַחְנָא לְאַתְרָא דִּי אֲמַר יְיָ יָתֵיהּ אֶתֵּן לְכוֹן אִיתָא עִמָּנָא וְנוֹטֵיב לָךְ אֲרֵי </text:span></text:span><text:soft-page-break/><text:span text:style-name="Default_20_Paragraph_20_Font"><text:span text:style-name="T2">יְיָ מַלִּיל לְאַיְתָאָה טָבָא עַל יִשְׂרָאֵל׃ </text:span></text:span><text:span text:style-name="Default_20_Paragraph_20_Font"><text:span text:style-name="T1">ל </text:span></text:span><text:span text:style-name="Default_20_Paragraph_20_Font"><text:span text:style-name="T2">וַאֲמַר לֵיהּ לָא אֵזֵל אֶלָּהֵן לְאַרְעִי וּלְיַלָּדוּתִי אֵזֵל׃ </text:span></text:span><text:span text:style-name="Default_20_Paragraph_20_Font"><text:span text:style-name="T1">לא </text:span></text:span><text:span text:style-name="Default_20_Paragraph_20_Font"><text:span text:style-name="T2">וַאֲמַר לָא כְעַן תִּשְׁבּוֹק יָתָנָא אֲרֵי עַל כֵּן יְדַעַתְּ כַּד הֲוֵינָא שָׁרַן בְּמַדְבְּרָא וּגְבוּרַן דְּאִתְעֲבִידַן לָנָא חֲזֵיתָא בְעֵינָיִךְ׃ </text:span></text:span><text:span text:style-name="Default_20_Paragraph_20_Font"><text:span text:style-name="T1">לב </text:span></text:span><text:span text:style-name="Default_20_Paragraph_20_Font"><text:span text:style-name="T2">וִיהֵי אֲרֵי תֵזֵל עִמָּנָא וִיהֵי טָבָא הַהוּא דִּי יוֹטִיב יְיָ עִמָּנָא וְנוֹטֵיב לָךְ׃ </text:span></text:span><text:span text:style-name="Default_20_Paragraph_20_Font"><text:span text:style-name="T1">לג </text:span></text:span><text:span text:style-name="Default_20_Paragraph_20_Font"><text:span text:style-name="T2">וּנְטָלוּ מִטּוּרָא דְּאִתְגְּלֵי עֲלוֹהִי יְקָרָא דַיְיָ מַהֲלַךְ תְּלָתָא יוֹמִין וַאֲרוֹן קְיָמָא דַיְיָ נָטֵל קֳדָמֵיהוֹן מַהֲלַךְ תְּלָתָא יוֹמִין לְאַתְקְנָאָה לְהוֹן אֲתַר בֵּית מֵישְׁרֵי׃ </text:span></text:span><text:span text:style-name="Default_20_Paragraph_20_Font"><text:span text:style-name="T1">לד </text:span></text:span><text:span text:style-name="Default_20_Paragraph_20_Font"><text:span text:style-name="T2">וַעֲנַן יְקָרָא דַיְיָ מַטֵּיל עֲלֵיהוֹן בִּימָמָא בְּמִטַּלְהוֹן מִן מַשְׁרִיתָא׃ </text:span></text:span><text:span text:style-name="Default_20_Paragraph_20_Font"><text:span text:style-name="T1">לה </text:span></text:span><text:span text:style-name="Default_20_Paragraph_20_Font"><text:span text:style-name="T2">וַהֲוָה בְּמִטַּל אֲרוֹנָא וַאֲמַר משֶׁה אִתְגְּלֵי יְיָ וְיִתְבַּדְּרוּן סַנְאָיךְ וִיעָרְקוּן בַּעֲלֵי דְבָבָךְ מִן קֳדָמָךְ׃ </text:span></text:span><text:span text:style-name="Default_20_Paragraph_20_Font"><text:span text:style-name="T1">לו </text:span></text:span><text:span text:style-name="Default_20_Paragraph_20_Font"><text:span text:style-name="T2">וּבְמִשְׁרוֹהִי אֲמַר תּוּב יְיָ שְׁרֵי בִיקָרָךְ בְּגוֹ רִבְוַת אַלְפַיָּא דְיִשְׂרָאֵל׃ </text:span></text:span></text:p>
      </text:section>
      <text:section text:style-name="Sect1" text:name="Sect11">
        <text:p text:style-name="P2">Numbers 11</text:p>
        <text:p text:style-name="P3"><text:span text:style-name="Default_20_Paragraph_20_Font"><text:span text:style-name="T1">א </text:span></text:span><text:span text:style-name="Default_20_Paragraph_20_Font"><text:span text:style-name="T2">וַהֲוָה עַמָּא כַּד מִסְתַּקְפִין בִּישׁ קֳדָם יְיָ וּשְׁמִיעַ קֳדָם יְיָ וּתְקֵף רָגְזֵיהּ וּדְלֵקַת בְּהוֹן אֶשָּׁתָא מִן קֳדָם יְיָ וְשֵׁצִיאַת בִּסְיָפֵי מַשְׁרִיתָא׃ </text:span></text:span><text:span text:style-name="Default_20_Paragraph_20_Font"><text:span text:style-name="T1">ב </text:span></text:span><text:span text:style-name="Default_20_Paragraph_20_Font"><text:span text:style-name="T2">וּצְוַח עַמָּא עַל משֶׁה וְצַלִּי משֶׁה קֳדָם יְיָ וְאִשְׁתַּקְּעַת אֶשָּׁתָא׃ </text:span></text:span><text:span text:style-name="Default_20_Paragraph_20_Font"><text:span text:style-name="T1">ג </text:span></text:span><text:span text:style-name="Default_20_Paragraph_20_Font"><text:span text:style-name="T2">וּקְרָא שְׁמָא דְאַתְרָא הַהוּא דְּלֶקְתָּא אֲרֵי דְלֵקַת בְּהוֹן אֶשָּׁתָא מִן קֳדָם יְיָ׃ </text:span></text:span><text:span text:style-name="Default_20_Paragraph_20_Font"><text:span text:style-name="T1">ד </text:span></text:span><text:span text:style-name="Default_20_Paragraph_20_Font"><text:span text:style-name="T2">וַעֲרַבְרְבִין דִּי בֵינֵיהוֹן שְׁאִילוּ שְׁאֶלְתָּא וְתָבוּ וּבְכוֹ אַף בְּנֵי יִשְׂרָאֵל וַאֲמָרוּ מַאן יֵיכְלִנָּנָא בִּסְרָא׃ </text:span></text:span><text:span text:style-name="Default_20_Paragraph_20_Font"><text:span text:style-name="T1">ה </text:span></text:span><text:span text:style-name="Default_20_Paragraph_20_Font"><text:span text:style-name="T2">דְּכִירִין אֲנַחְנָא יָת נוּנַיָּא דַּהֲוֵינָא אָכְלִין בְּמִצְרַיִם מַגָּן יָת בּוֹצִינַיָּא וְיָת אֲבַטִּיחַיָּא וּכְרָתֵי וּבוּצְלֵי וְתוּמֵי׃ </text:span></text:span><text:span text:style-name="Default_20_Paragraph_20_Font"><text:span text:style-name="T1">ו </text:span></text:span><text:span text:style-name="Default_20_Paragraph_20_Font"><text:span text:style-name="T2">וּכְעַן נַפְשָׁנָא תָאִיבָא לֵית כָּל מִדָּעַם אֶלָּהֵן לְמַנָּא עֵינָנָא׃ </text:span></text:span><text:span text:style-name="Default_20_Paragraph_20_Font"><text:span text:style-name="T1">ז </text:span></text:span><text:span text:style-name="Default_20_Paragraph_20_Font"><text:span text:style-name="T2">וּמַנָּא כְּבַר זְרַע גַּדָּא הוּא וְחֶזְוֵיהּ כְּחֵזוּ בְדֹלְחָא׃ </text:span></text:span><text:span text:style-name="Default_20_Paragraph_20_Font"><text:span text:style-name="T1">ח </text:span></text:span><text:span text:style-name="Default_20_Paragraph_20_Font"><text:span text:style-name="T2">שַׁיְטִין עַמָּא וְלָקְטִין דְּצָבֵי טָחִין בְּרֵיחַיָּא אוֹ דְצָבֵי דָאִיךְ בַּמְּדֻכְתָּא וּמְבַשְּׁלִין לֵיהּ בְּקִדְרָא וְעָבְדִין יָתֵיהּ גְּרִיצָן וַהֲוָה טַעֲמֵיהּ כִּטְעֵם דְּלִישׁ בְּמִשְׁחָא׃ </text:span></text:span><text:span text:style-name="Default_20_Paragraph_20_Font"><text:span text:style-name="T1">ט </text:span></text:span><text:span text:style-name="Default_20_Paragraph_20_Font"><text:span text:style-name="T2">וְכַד נָחֵית טַלָּא עַל מַשְׁרִיתָא לֵילְיָא נָחֵית מַנָּא עֲלוֹהִי׃ </text:span></text:span><text:span text:style-name="Default_20_Paragraph_20_Font"><text:span text:style-name="T1">י </text:span></text:span><text:span text:style-name="Default_20_Paragraph_20_Font"><text:span text:style-name="T2">וּשְׁמַע משֶׁה יָת עַמָּא בָּכַן לְזַרְעֲיַתְהוֹן גְּבַר בִּתְרַע מַשְׁכְּנֵיהּ וּתְקֵף רָגְזָא דַיְיָ לַחֲדָא וּבְעֵינֵי משֶׁה בִּישׁ׃ </text:span></text:span><text:span text:style-name="Default_20_Paragraph_20_Font"><text:span text:style-name="T1">יא </text:span></text:span><text:span text:style-name="Default_20_Paragraph_20_Font"><text:span text:style-name="T2">וַאֲמַר משֶׁה קֳדָם יְיָ לְמָא אַבְאֶשְׁתָּא לְעַבְדָּךְ וּלְמָא לָא אַשְׁכָּחִית רַחֲמִין קֳדָמָךְ לְשַׁוָּאָה יָת מְטוּל כָּל עַמָּא הָדֵין עָלָי׃ </text:span></text:span><text:span text:style-name="Default_20_Paragraph_20_Font"><text:span text:style-name="T1">יב </text:span></text:span><text:span text:style-name="Default_20_Paragraph_20_Font"><text:span text:style-name="T2">הֲאַב אֲנָא לְכָל עַמָּא הָדֵין אִם בְּנַי אִנּוּן דְּאָמְרֵת לִי סוֹבַרְהִי בְּתָקְפָּךְ כְּמָא דִמְסוֹבַר תֻּרְבְּיָנָא יָת יַנְקָא עַל אַרְעָא דִּי קַיֶּמְתָּא לַאֲבָהָתוֹהִי׃ </text:span></text:span><text:span text:style-name="Default_20_Paragraph_20_Font"><text:span text:style-name="T1">יג </text:span></text:span><text:span text:style-name="Default_20_Paragraph_20_Font"><text:span text:style-name="T2">מְנַן לִי בִּסְרָא לְמֵיהַב לְכָל עַמָּא הָדֵין אֲרֵי בָּכַן עָלַי לְמֵימַר הַב לָנָא בִסְרָא וְנֵיכוּל׃ </text:span></text:span><text:span text:style-name="Default_20_Paragraph_20_Font"><text:span text:style-name="T1">יד </text:span></text:span><text:span text:style-name="Default_20_Paragraph_20_Font"><text:span text:style-name="T2">לֵית אֲנָא יָכִיל בִּלְחוֹדִי לְסוֹבָרָא יָת כָּל עַמָּא הָדֵין אֲרֵי יַקִּיר מִנִּי׃ </text:span></text:span><text:span text:style-name="Default_20_Paragraph_20_Font"><text:span text:style-name="T1">טו </text:span></text:span><text:span text:style-name="Default_20_Paragraph_20_Font"><text:span text:style-name="T2">וְאִם כְּדֵין אַתְּ עָבֵד לִי קְטָלְנִי כְעַן קְטוֹל אִם אַשְׁכָּחִית רַחֲמִין קֳדָמָךְ וְלָא אֶחֱזֵי בְּבִישְׁתִּי׃ </text:span></text:span><text:span text:style-name="Default_20_Paragraph_20_Font"><text:span text:style-name="T1">טז </text:span></text:span><text:span text:style-name="Default_20_Paragraph_20_Font"><text:span text:style-name="T2">וַאֲמַר יְיָ לְמשֶׁה כְּנוֹשׁ קֳדָמַי שַׁבְעִין גַּבְרָא מִסָּבֵי יִשְׂרָאֵל דִּי יְדַעַתְּ אֲרֵי אִנּוּן סָבֵי עַמָּא וְסַרְכוֹהִי וּתְדַבַּר יָתְהוֹן לְמַשְׁכַּן זִמְנָא וְיִתְעַתְּדוּן תַּמָּן עִמָּךְ׃ </text:span></text:span><text:span text:style-name="Default_20_Paragraph_20_Font"><text:span text:style-name="T1">יז </text:span></text:span><text:span text:style-name="Default_20_Paragraph_20_Font"><text:span text:style-name="T2">וְאֶתְגְּלֵי וֶאֱמַלֵּל עִמָּךְ תַּמָּן וַאֲרַבֵּי מִן רוּחָא דַּעֲלָךְ וֶאֱשַׁוֵּי עֲלֵיהוֹן וִיסוֹבְרוּן עִמָּךְ בְּמַטּוּל עַמָּא וְלָא תְסוֹבַר אַתְּ בִּלְחוֹדָךְ׃ </text:span></text:span><text:span text:style-name="Default_20_Paragraph_20_Font"><text:span text:style-name="T1">יח </text:span></text:span><text:span text:style-name="Default_20_Paragraph_20_Font"><text:span text:style-name="T2">וּלְעַמָּא תֵימַר אִזְדַּמְּנוּ לִמְחַר וְתֵיכְלוּן בִּסְרָא אֲרֵי בְּכֵיתוּן קֳדָם יְיָ לְמֵימַר מָן יֵכְלִנָּנָא בִּסְרָא אֲרֵי טַב לָנָא בְּמִצְרָיִם וְיִתֵּן יְיָ לְכוֹן בִּסְרָא וְתֵיכְלוּן׃ </text:span></text:span><text:span text:style-name="Default_20_Paragraph_20_Font"><text:span text:style-name="T1">יט </text:span></text:span><text:span text:style-name="Default_20_Paragraph_20_Font"><text:span text:style-name="T2">לָא יוֹמָא חַד תֵּיכְלוּן וְלָא תְרֵין יוֹמִין וְלָא חַמְשָׁא יוֹמִין וְלָא עַשְׂרָא יוֹמִין וְלָא עַשְׂרִין יוֹמִין׃ </text:span></text:span><text:span text:style-name="Default_20_Paragraph_20_Font"><text:span text:style-name="T1">כ </text:span></text:span><text:span text:style-name="Default_20_Paragraph_20_Font"><text:span text:style-name="T2">עַד יְרַח יוֹמִין עַד דִּי תְקוֹצוּן בֵּיהּ וִיהֵי לְכוֹן לְתַקְלָא חֲלַף דְּקַצְתּוּן יָת מֵימְרָא דַיְיָ דִּשְׁכִנְתֵּיהּ שַׁרְיַת בֵּינֵיכוֹן וּבְכֵיתוּן קֳדָמוֹהִי לְמֵימַר לְמָא דְנַן נְפַקְנָא מִמִּצְרָיִם׃ </text:span></text:span><text:span text:style-name="Default_20_Paragraph_20_Font"><text:span text:style-name="T1">כא </text:span></text:span><text:span text:style-name="Default_20_Paragraph_20_Font"><text:span text:style-name="T2">וַאֲמַר משֶׁה שִׁית מְאָה אַלְפִין גַּבְרָא רִגְלָאָה עַמָּא דִּי אֲנָא בֵינֵיהוֹן וְאַתְּ אֲמַרְתְּ בִּסְרָא אֶתֵּן לְהוֹן וְיֵיכְלוּן יְרַח יוֹמִין׃ </text:span></text:span><text:span text:style-name="Default_20_Paragraph_20_Font"><text:span text:style-name="T1">כב </text:span></text:span><text:span text:style-name="Default_20_Paragraph_20_Font"><text:span text:style-name="T2">הֲעָן וְתוֹרִין יִתְנַכְּסוּן לְהוֹן הַיְסַפְּקוּן לְהוֹן אִם יָת כָּל נוּנֵי יַמָּא יִתְכַּנְּשׁוּן לְהוֹן הַיְסַפְּקוּן לְהוֹן׃ </text:span></text:span><text:soft-page-break/><text:span text:style-name="Default_20_Paragraph_20_Font"><text:span text:style-name="T1">כג </text:span></text:span><text:span text:style-name="Default_20_Paragraph_20_Font"><text:span text:style-name="T2">וַאֲמַר יְיָ לְמשֶׁה הֲמֵימְרָא דַיְיָ יִתְעַכָּב כְּעַן תֶּחֱזֵי הַיְעַרְעִנָּךְ פִּתְגָּמִי אִם לָא׃ </text:span></text:span><text:span text:style-name="Default_20_Paragraph_20_Font"><text:span text:style-name="T1">כד </text:span></text:span><text:span text:style-name="Default_20_Paragraph_20_Font"><text:span text:style-name="T2">וּנְפַק משֶׁה וּמַלִּיל לְעַמָּא יָת פִּתְגָּמַיָּא דַיְיָ וּכְנֵשׁ שַׁבְעִין גַּבְרָא מִסָּבֵי עַמָּא וַאֲקֵם יָתְהוֹן סְחוֹר סְחוֹר לְמַשְׁכְּנָא׃ </text:span></text:span><text:span text:style-name="Default_20_Paragraph_20_Font"><text:span text:style-name="T1">כה </text:span></text:span><text:span text:style-name="Default_20_Paragraph_20_Font"><text:span text:style-name="T2">וְאִתְגְּלִי יְיָ בַּעֲנָנָא וּמַלִּיל עִמֵּיהּ וְרַבִּי מִן רוּחָא דִּי עֲלוֹהִי וִיהַב עַל שַׁבְעִין גַּבְרָא סָבַיָּא וַהֲוָה כַּד שְׁרַת עֲלֵיהוֹן רוּחָא דִנְבוּאָה וּמִתְנַבְּאִין וְלָא פַסְקִין׃ </text:span></text:span><text:span text:style-name="Default_20_Paragraph_20_Font"><text:span text:style-name="T1">כו </text:span></text:span><text:span text:style-name="Default_20_Paragraph_20_Font"><text:span text:style-name="T2">וְאִשְׁתָּאָרוּ תְּרֵין גֻּבְרִין בְּמַשְׁרִיתָא שׁוּם חָד אֶלְדָּד וְשׁוּם תִּנְיָנָא מֵידָד וּשְׁרַת עֲלֵיהוֹן רוּחָא דִנְבוּאָה וְאִנּוּן בִּכְתִיבַיָּא וְלָא נְפָקוּ לְמַשְׁכְּנָא וְאִתְנַבִּיאוּ בְּמַשְׁרִיתָא׃ </text:span></text:span><text:span text:style-name="Default_20_Paragraph_20_Font"><text:span text:style-name="T1">כז </text:span></text:span><text:span text:style-name="Default_20_Paragraph_20_Font"><text:span text:style-name="T2">וּרְהַט עוּלֵמָא וְחַוִּי לְמשֶׁה וַאֲמַר אֶלְדָּד וּמֵידָד מִתְנַבְּאִין בְּמַשְׁרִיתָא׃ </text:span></text:span><text:span text:style-name="Default_20_Paragraph_20_Font"><text:span text:style-name="T1">כח </text:span></text:span><text:span text:style-name="Default_20_Paragraph_20_Font"><text:span text:style-name="T2">וַאֲתֵב יְהוֹשֻׁעַ בַּר נוּן מְשֻׁמְּשָׁנֵיהּ דְמשֶׁה מֵעוּלֵמוּתֵיהּ וַאֲמַר רִבּוֹנִי משֶׁה אֲסָרִנּוּן׃ </text:span></text:span><text:span text:style-name="Default_20_Paragraph_20_Font"><text:span text:style-name="T1">כט </text:span></text:span><text:span text:style-name="Default_20_Paragraph_20_Font"><text:span text:style-name="T2">וַאֲמַר לֵיהּ משֶׁה הֲקִנְאָתִי אַתְּ מְקַנֵּי לִי רְעֵינָא פוֹן דִּיהוֹן כָּל עַמָּא דַיְיָ נְבִיאָין אֲרֵי יִתֵּן יְיָ יָת רוּחַ נְבוּאֲתֵיהּ עֲלֵיהוֹן׃ </text:span></text:span><text:span text:style-name="Default_20_Paragraph_20_Font"><text:span text:style-name="T1">ל </text:span></text:span><text:span text:style-name="Default_20_Paragraph_20_Font"><text:span text:style-name="T2">וְאִתְכְּנֵשׁ משֶׁה לְמַשְׁרִיתָא הוּא וְסָבֵי יִשְׂרָאֵל׃ </text:span></text:span><text:span text:style-name="Default_20_Paragraph_20_Font"><text:span text:style-name="T1">לא </text:span></text:span><text:span text:style-name="Default_20_Paragraph_20_Font"><text:span text:style-name="T2">וְרוּחָא נְטַל מִן קֳדָם יְיָ וְאַפְרַח שְׂלָיו מִן יַמָּא וּרְמָא עַל מַשְׁרִיתָא כְּמַהֲלַךְ יוֹמָא לְכָא וּכְמַהֲלַךְ יוֹמָא לְכָא סְחוֹר סְחוֹר לְמַשְׁרִיתָא וּכְרוּם תַּרְתֵּין אַמִּין עַל אַפֵּי אַרְעָא׃ </text:span></text:span><text:span text:style-name="Default_20_Paragraph_20_Font"><text:span text:style-name="T1">לב </text:span></text:span><text:span text:style-name="Default_20_Paragraph_20_Font"><text:span text:style-name="T2">וְקָם עַמָּא כָּל יוֹמָא הַהוּא וְכָל לֵילְיָא וְכֹל יוֹמָא דְבַתְרוֹהִי וּכְנָשׁוּ יָת שְׂלָיו דְּאַזְעַר כְּנַשׁ עַשְׂרָא דְגוֹרִין וּשְׁטָחוּ לְהוֹן מַשְׁטִיחִין סְחוֹר סְחוֹר לְמַשְׁרִיתָא׃ </text:span></text:span><text:span text:style-name="Default_20_Paragraph_20_Font"><text:span text:style-name="T1">לג </text:span></text:span><text:span text:style-name="Default_20_Paragraph_20_Font"><text:span text:style-name="T2">בִּסְרָא עַד כְּעַן בֵּין שִׁנֵּיהוֹן עַד לָא פְסַק וְרָגְזָא דַיְיָ תְּקֵיף בְּעַמָּא וּקְטַל יְיָ בְּעַמָּא קְטוֹל סַגִּי לַחֲדָא׃ </text:span></text:span><text:span text:style-name="Default_20_Paragraph_20_Font"><text:span text:style-name="T1">לד </text:span></text:span><text:span text:style-name="Default_20_Paragraph_20_Font"><text:span text:style-name="T2">וּקְרָא יָת שְׁמָא דְאַתְרָא הַהוּא קִבְרֵי דִמְשַׁאֲלֵי אֲרֵי תַמָּן קְבָרוּ יָת עַמָּא דְּשָׁאִילוּ׃ </text:span></text:span><text:span text:style-name="Default_20_Paragraph_20_Font"><text:span text:style-name="T1">לה </text:span></text:span><text:span text:style-name="Default_20_Paragraph_20_Font"><text:span text:style-name="T2">מִקִּבְרֵי דִמְשַׁאֲלֵי נְטָלוּ עַמָּא לַחֲצֵרוֹת וַהֲווֹ בַּחֲצֵרוֹת׃ </text:span></text:span></text:p>
      </text:section>
      <text:section text:style-name="Sect1" text:name="Sect12">
        <text:p text:style-name="P2">Numbers 12</text:p>
        <text:p text:style-name="P3"><text:span text:style-name="Default_20_Paragraph_20_Font"><text:span text:style-name="T1">א </text:span></text:span><text:span text:style-name="Default_20_Paragraph_20_Font"><text:span text:style-name="T2">וּמַלֵּלַת מִרְיָם וְאַהֲרֹן בְּמשֶׁה עַל עֵסַק אִתְּתָא שַׁפִּרְתָּא דִּי נְסִיב אֲרֵי אִתְּתָא שַׁפִּרְתָּא דִנְסִיב רָחִיק׃ </text:span></text:span><text:span text:style-name="Default_20_Paragraph_20_Font"><text:span text:style-name="T1">ב </text:span></text:span><text:span text:style-name="Default_20_Paragraph_20_Font"><text:span text:style-name="T2">וַאֲמָרוּ הַלְחוֹד בְּרַם בְמשֶׁה מַלִּיל יְיָ הֲלָא אַף עִמָּנָא מַלִּיל וּשְׁמִיעַ קֳדָם יְיָ׃ </text:span></text:span><text:span text:style-name="Default_20_Paragraph_20_Font"><text:span text:style-name="T1">ג </text:span></text:span><text:span text:style-name="Default_20_Paragraph_20_Font"><text:span text:style-name="T2">וְגַבְרָא משֶׁה עִנְוְתָן לַחֲדָא מִכֹּל אֱנָשָׁא דִּי עַל אַפֵּי אַרְעָא׃ </text:span></text:span><text:span text:style-name="Default_20_Paragraph_20_Font"><text:span text:style-name="T1">ד </text:span></text:span><text:span text:style-name="Default_20_Paragraph_20_Font"><text:span text:style-name="T2">וַאֲמַר יְיָ בִּתְכֵּף לְמשֶׁה וּלְאַהֲרֹן וּלְמִרְיָם פּוּקוּ תְלָתֵיכוֹן לְמַשְׁכַּן זִמְנָא וּנְפָקוּ תְּלָתֵיהוֹן׃ </text:span></text:span><text:span text:style-name="Default_20_Paragraph_20_Font"><text:span text:style-name="T1">ה </text:span></text:span><text:span text:style-name="Default_20_Paragraph_20_Font"><text:span text:style-name="T2">וְאִתְגְּלִי יְיָ בְּעַמּוּדָא דַעֲנָנָא וְקָם בִּתְרַע מַשְׁכְּנָא וּקְרָא אַהֲרֹן וּמִרְיָם וּנְפָקוּ תַּרְוֵיהוֹן׃ </text:span></text:span><text:span text:style-name="Default_20_Paragraph_20_Font"><text:span text:style-name="T1">ו </text:span></text:span><text:span text:style-name="Default_20_Paragraph_20_Font"><text:span text:style-name="T2">וַאֲמַר שְׁמָעוּ כְעַן פִּתְגָּמָי אִם יְהוֹן לְכוֹן נְבִיאִין אֲנָא יְיָ בְּחֶזְיָן אֲנָא מִתְגְּלִי לְהוֹן בְּחֶלְמִין אֲנָא מְמַלֵּל עִמְּהוֹן׃ </text:span></text:span><text:span text:style-name="Default_20_Paragraph_20_Font"><text:span text:style-name="T1">ז </text:span></text:span><text:span text:style-name="Default_20_Paragraph_20_Font"><text:span text:style-name="T2">לָא כֵן עַבְדִּי משֶׁה בְּכָל בֵּיתִי מְהֵימָן הוּא׃ </text:span></text:span><text:span text:style-name="Default_20_Paragraph_20_Font"><text:span text:style-name="T1">ח </text:span></text:span><text:span text:style-name="Default_20_Paragraph_20_Font"><text:span text:style-name="T2">מַמְלַל עִם מַמְלַל מַלֶּלְנָא עִמֵּיהּ בְּחֵזוּ וְלָא בְחִדְוָן וּדְמוּת יְקָרָא דַיְיָ מִסְתַּכָּל וּמָא דֵין לָא דְחֶלְתּוּן לְמַלָּלָא בְּעַבְדִּי בְמשֶׁה׃ </text:span></text:span><text:span text:style-name="Default_20_Paragraph_20_Font"><text:span text:style-name="T1">ט </text:span></text:span><text:span text:style-name="Default_20_Paragraph_20_Font"><text:span text:style-name="T2">וּתְקִיף רָגְזָא דַיְיָ בְּהוֹן וְאִסְתַּלָּק׃ </text:span></text:span><text:span text:style-name="Default_20_Paragraph_20_Font"><text:span text:style-name="T1">י </text:span></text:span><text:span text:style-name="Default_20_Paragraph_20_Font"><text:span text:style-name="T2">וַעֲנָנָא אִסְתַּלַּק מֵעִלָּוֵי מַשְׁכְּנָא וְהָא מִרְיָם חַוְּרָא כְּתַלְגָּא וְאִתְפְּנִי אַהֲרֹן לְוָת מִרְיָם וְהָא סְגִירָת׃ </text:span></text:span><text:span text:style-name="Default_20_Paragraph_20_Font"><text:span text:style-name="T1">יא </text:span></text:span><text:span text:style-name="Default_20_Paragraph_20_Font"><text:span text:style-name="T2">וַאֲמַר אַהֲרֹן לְמשֶׁה בְּבָעוּ רִבּוֹנִי לָא כְעַן תְּשַׁוִּי עֲלָנָא חוֹבָא דְּאִטְפַּשְׁנָא וְדִי סְרָחְנָא׃ </text:span></text:span><text:span text:style-name="Default_20_Paragraph_20_Font"><text:span text:style-name="T1">יב </text:span></text:span><text:span text:style-name="Default_20_Paragraph_20_Font"><text:span text:style-name="T2">לָא כְעַן תִּתְרַחַק דָּא מִבֵּינָנָא אֲרֵי אֲחָתָנָא הִיא צַלִּי כְעַן עַל בִּסְרָא מִיתָא הָדֵין דִּי בַהּ וְיִתַּסִּי׃ </text:span></text:span><text:span text:style-name="Default_20_Paragraph_20_Font"><text:span text:style-name="T1">יג </text:span></text:span><text:span text:style-name="Default_20_Paragraph_20_Font"><text:span text:style-name="T2">וְצַלִּי משֶׁה קֳדָם יְיָ לְמֵימָר אֱלָהָא בְּבָעוּ אַסֵּי כְעַן יָתָהּ׃ </text:span></text:span><text:span text:style-name="Default_20_Paragraph_20_Font"><text:span text:style-name="T1">יד </text:span></text:span><text:span text:style-name="Default_20_Paragraph_20_Font"><text:span text:style-name="T2">וַאֲמַר יְיָ לְמשֶׁה וְאִלּוּ אָבוּהַהּ מִנְזַף נְזִיף בַּהּ הֲלָא תִתְכְּלֵם שַׁבְעָא יוֹמִין תִּסְתְּגַר שַׁבְעָא יוֹמִין מִבָּרָא לְמַשְׁרִיתָא וּבָתַר כֵּן תִּתְכְּנֵשׁ׃ </text:span></text:span><text:span text:style-name="Default_20_Paragraph_20_Font"><text:span text:style-name="T1">טו </text:span></text:span><text:span text:style-name="Default_20_Paragraph_20_Font"><text:span text:style-name="T2">וְאִסְתְּגָרַת מִרְיָם מִבָּרָא לְמַשְׁרִיתָא שַׁבְעָא יוֹמִין וְעַמָּא לָא נְטַל עַד דְּאִתְכְּנֵשַׁת מִרְיָם׃ </text:span></text:span><text:span text:style-name="Default_20_Paragraph_20_Font"><text:span text:style-name="T1">טז </text:span></text:span><text:span text:style-name="Default_20_Paragraph_20_Font"><text:span text:style-name="T2">וּבָתַר כֵּן נְטָלוּ עַמָּא מֵחֲצֵרוֹת וּשְׁרוֹ בְּמַדְבְּרָא דְפָארָן׃ </text:span></text:span></text:p>
      </text:section>
      <text:section text:style-name="Sect1" text:name="Sect13">
        <text:p text:style-name="P2"><text:soft-page-break/>Numbers 13</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שְׁלַח לָךְ גֻּבְרִין וִיאַלְּלוּן יָת אַרְעָא דִכְנַעַן דִּי אֲנָא יָהֵב לִבְנֵי יִשְׂרָאֵל גַּבְרָא חַד גַּבְרָא חַד לְשִׁבְטָא דַאֲבָהָתוֹהִי תְּשַׁלְּחוּן כֹּל רַבָּא דִבְהוֹן׃ </text:span></text:span><text:span text:style-name="Default_20_Paragraph_20_Font"><text:span text:style-name="T1">ג </text:span></text:span><text:span text:style-name="Default_20_Paragraph_20_Font"><text:span text:style-name="T2">וּשְׁלַח יָתְהוֹן משֶׁה מִמַּדְבְּרָא דְפָארָן עַל מֵימְרָא דַיְיָ כֻּלְּהוֹן גֻּבְרִין רֵישֵׁי בְנֵי יִשְׂרָאֵל אִנּוּן׃ </text:span></text:span><text:span text:style-name="Default_20_Paragraph_20_Font"><text:span text:style-name="T1">ד </text:span></text:span><text:span text:style-name="Default_20_Paragraph_20_Font"><text:span text:style-name="T2">וְאִלֵּין שְׁמָהַתְהוֹן לְשִׁבְטָא דִרְאוּבֵן שַׁמּוּעַ בַּר זַכּוּר׃ </text:span></text:span><text:span text:style-name="Default_20_Paragraph_20_Font"><text:span text:style-name="T1">ה </text:span></text:span><text:span text:style-name="Default_20_Paragraph_20_Font"><text:span text:style-name="T2">לְשִׁבְטָא דְשִׁמְעוֹן שָׁפָט בַּר חוֹרִי׃ </text:span></text:span><text:span text:style-name="Default_20_Paragraph_20_Font"><text:span text:style-name="T1">ו </text:span></text:span><text:span text:style-name="Default_20_Paragraph_20_Font"><text:span text:style-name="T2">לְשִׁבְטָא דִיהוּדָה כָּלֵב בַּר יְפֻנֶּה׃ </text:span></text:span><text:span text:style-name="Default_20_Paragraph_20_Font"><text:span text:style-name="T1">ז </text:span></text:span><text:span text:style-name="Default_20_Paragraph_20_Font"><text:span text:style-name="T2">לְשִׁבְטָא דְּיִשָּׂשכָר יִגְאָל בַּר יוֹסֵף׃ </text:span></text:span><text:span text:style-name="Default_20_Paragraph_20_Font"><text:span text:style-name="T1">ח </text:span></text:span><text:span text:style-name="Default_20_Paragraph_20_Font"><text:span text:style-name="T2">לְשִׁבְטָא דְאֶפְרַיִם הוֹשֵׁעַ בַּר נוּן׃ </text:span></text:span><text:span text:style-name="Default_20_Paragraph_20_Font"><text:span text:style-name="T1">ט </text:span></text:span><text:span text:style-name="Default_20_Paragraph_20_Font"><text:span text:style-name="T2">לְשִׁבְטָא דְבִנְיָמִן פַּלְטִי בַּר רָפוּא׃ </text:span></text:span><text:span text:style-name="Default_20_Paragraph_20_Font"><text:span text:style-name="T1">י </text:span></text:span><text:span text:style-name="Default_20_Paragraph_20_Font"><text:span text:style-name="T2">לְשִׁבְטָא דִזְבוּלֻן גַּדִּיאֵל בַּר סוֹדִי׃ </text:span></text:span><text:span text:style-name="Default_20_Paragraph_20_Font"><text:span text:style-name="T1">יא </text:span></text:span><text:span text:style-name="Default_20_Paragraph_20_Font"><text:span text:style-name="T2">לְשִׁבְטָא דְיוֹסֵף לְשִׁבְטָא דִמְנַשֶּׁה גַּדִּי בַּר סוּסִי׃ </text:span></text:span><text:span text:style-name="Default_20_Paragraph_20_Font"><text:span text:style-name="T1">יב </text:span></text:span><text:span text:style-name="Default_20_Paragraph_20_Font"><text:span text:style-name="T2">לְשִׁבְטָא דְדָן עַמִּיאֵל בַּר גְּמַלִּי׃ </text:span></text:span><text:span text:style-name="Default_20_Paragraph_20_Font"><text:span text:style-name="T1">יג </text:span></text:span><text:span text:style-name="Default_20_Paragraph_20_Font"><text:span text:style-name="T2">לְשִׁבְטָא דְאָשֵׁר סְתוּר בַּר מִיכָאֵל׃ </text:span></text:span><text:span text:style-name="Default_20_Paragraph_20_Font"><text:span text:style-name="T1">יד </text:span></text:span><text:span text:style-name="Default_20_Paragraph_20_Font"><text:span text:style-name="T2">לְשִׁבְטָא דְנַפְתָּלִי נַחְבִּי בַּר וָפְסִי׃ </text:span></text:span><text:span text:style-name="Default_20_Paragraph_20_Font"><text:span text:style-name="T1">טו </text:span></text:span><text:span text:style-name="Default_20_Paragraph_20_Font"><text:span text:style-name="T2">לְשִׁבְטָא דְגָד גְּאוּאֵל בַּר מָכִי׃ </text:span></text:span><text:span text:style-name="Default_20_Paragraph_20_Font"><text:span text:style-name="T1">טז </text:span></text:span><text:span text:style-name="Default_20_Paragraph_20_Font"><text:span text:style-name="T2">אִלֵּין שְׁמָהַת גֻּבְרַיָּא דִּי שְׁלַח משֶׁה לְאַלָּלָא יָת אַרְעָא וּקְרָא משֶׁה לְהוֹשֵׁעַ בַּר נוּן יְהוֹשֻׁעַ׃ </text:span></text:span><text:span text:style-name="Default_20_Paragraph_20_Font"><text:span text:style-name="T1">יז </text:span></text:span><text:span text:style-name="Default_20_Paragraph_20_Font"><text:span text:style-name="T2">וּשְׁלַח יָתְהוֹן משֶׁה לְאַלָּלָא יָת אַרְעָא דִכְנָעַן וַאֲמַר לְהוֹן סָקוּ דָא בִּדְרוֹמָא וְתִסְקוּן לְטוּרָא׃ </text:span></text:span><text:span text:style-name="Default_20_Paragraph_20_Font"><text:span text:style-name="T1">יח </text:span></text:span><text:span text:style-name="Default_20_Paragraph_20_Font"><text:span text:style-name="T2">וְתֶחֱזוּן יָת אַרְעָא מָא הִיא וְיָת עַמָּא דְּיָתֵב עֲלַהּ הֲתַקִּיף הוּא אִם חַלָּשׁ הַזְעֵר הוּא אִם סַגִּי׃ </text:span></text:span><text:span text:style-name="Default_20_Paragraph_20_Font"><text:span text:style-name="T1">יט </text:span></text:span><text:span text:style-name="Default_20_Paragraph_20_Font"><text:span text:style-name="T2">וּמָא אַרְעָא דִּי הוּא יָתֵב בַּהּ הֲטָבָא הִיא אִם בִּישָׁא וּמָא קִרְוַיָּא דִּי הוּא יָתֵב בְּהוֹן הַבְּפַצְחִין אִם בִּכְרַכִּין׃ </text:span></text:span><text:span text:style-name="Default_20_Paragraph_20_Font"><text:span text:style-name="T1">כ </text:span></text:span><text:span text:style-name="Default_20_Paragraph_20_Font"><text:span text:style-name="T2">וּמָא אַרְעָא הֲעַתִּירָא הִיא אִם מִסְכֵּנָא הֲאִית בַּהּ אִילָנִין אִם לָא וְתִתְקְפוּן וְתִסְּבוּן מֵאִבָּא דְאַרְעָא וְיוֹמַיָּא יוֹמֵי בִּכּוּרֵי עִנְּבִין׃ </text:span></text:span><text:span text:style-name="Default_20_Paragraph_20_Font"><text:span text:style-name="T1">כא </text:span></text:span><text:span text:style-name="Default_20_Paragraph_20_Font"><text:span text:style-name="T2">וּסְלִיקוּ וְאַלִּילוּ יָת אַרְעָא מִמַּדבְּרָא דְצִין עַד רְחוֹב לִמְטֵי חֲמָת׃ </text:span></text:span><text:span text:style-name="Default_20_Paragraph_20_Font"><text:span text:style-name="T1">כב </text:span></text:span><text:span text:style-name="Default_20_Paragraph_20_Font"><text:span text:style-name="T2">וּסְלִיקוּ בִדְרוֹמָא וַאֲתָא עַד חֶבְרוֹן וְתַמָּן אֲחִימָן שֵׁשַׁי וְתַלְמַי בְּנֵי גִּבָּרַ יָּא וְחֶבְרוֹן שְׁבַע שְׁנִין אִתְבְּנִיאַת קֳדָם טָנַס דְּמִצְרָיִם׃ </text:span></text:span><text:span text:style-name="Default_20_Paragraph_20_Font"><text:span text:style-name="T1">כג </text:span></text:span><text:span text:style-name="Default_20_Paragraph_20_Font"><text:span text:style-name="T2">וַאֲתוֹ עַד נַחֲלָא דְאַתְכָּלָא וּקְצוֹ מִתַּמָּן עוֹבַרְתָּא וְאַתְכַּל עִנְּבִין חַד וּנְטָלוֹהִי בַאֲרִיחָא בִּתְרֵין וּמִן רִמּוֹנַיָּא וּמִן תְּאֵנַיָּא׃ </text:span></text:span><text:span text:style-name="Default_20_Paragraph_20_Font"><text:span text:style-name="T1">כד </text:span></text:span><text:span text:style-name="Default_20_Paragraph_20_Font"><text:span text:style-name="T2">לְאַתְרָא הַהוּא קְרָא נַחְלָא דְאַתְכָּלָא עַל עֵסַק אַתְכָּלָא דִּקְצוֹ מִתַּמָּן בְּנֵי יִשְׂרָאֵל׃ </text:span></text:span><text:span text:style-name="Default_20_Paragraph_20_Font"><text:span text:style-name="T1">כה </text:span></text:span><text:span text:style-name="Default_20_Paragraph_20_Font"><text:span text:style-name="T2">וְתָבוּ מִלְּאַלָּלָא יָת אַרְעָא מִסּוֹף אַרְבְּעִין יוֹמִין׃ </text:span></text:span><text:span text:style-name="Default_20_Paragraph_20_Font"><text:span text:style-name="T1">כו </text:span></text:span><text:span text:style-name="Default_20_Paragraph_20_Font"><text:span text:style-name="T2">וַאֲזָלוּ וַאֲתוֹ לְוַת משֶׁה וּלְוָת אַהֲרֹן וּלְוַת כָּל כְּנִשְׁתָּא דִבְנֵי יִשְׂרָאֵל לְמַדְבְּרָא דְפָארָן לִרְקָם וַאֲתִיבוּ יָתְהוֹן פִּתְגָּמָא וְיָת כָּל כְּנִשְׁתָּא וְאַחֲזִיאֻנּוּן יָת אִבָּא דְאַרְעָא׃ </text:span></text:span><text:span text:style-name="Default_20_Paragraph_20_Font"><text:span text:style-name="T1">כז </text:span></text:span><text:span text:style-name="Default_20_Paragraph_20_Font"><text:span text:style-name="T2">וְאִשְׁתָּעִיאוּ לֵיהּ וַאֲמָרוּ אֲתֵינָא לְאַרְעָא דִּי שְׁלַחְתָּנָא וְאַף עָבְדָא חֲלַב וּדְבַשׁ הִיא וְדֵין אִבַּהּ׃ </text:span></text:span><text:span text:style-name="Default_20_Paragraph_20_Font"><text:span text:style-name="T1">כח </text:span></text:span><text:span text:style-name="Default_20_Paragraph_20_Font"><text:span text:style-name="T2">לְחוֹד אֲרֵי תַקִּיף עַמָּא דְּיָתֵב בְּאַרְעָא וְקִרְוַיָּא כְּרִיכַן רַבְרְבַן לַחֲדָא וְאַף בְּנֵי גִבָּרַ יָּא חֲזֵינָא תַמָּן׃ </text:span></text:span><text:span text:style-name="Default_20_Paragraph_20_Font"><text:span text:style-name="T1">כט </text:span></text:span><text:span text:style-name="Default_20_Paragraph_20_Font"><text:span text:style-name="T2">עֲמַלְקָאָה יָתֵב בַּאֲרַע דָּרוֹמָא וְחִתָּאָה וִיבוּסָאָה וֶאֱמוֹרָאָה יָתֵב בְּטוּרָא וּכְנַעֲנָאָה יָתֵב עַל יַמָּא וְעַל כֵּיף יַרְדְּנָא׃ </text:span></text:span><text:span text:style-name="Default_20_Paragraph_20_Font"><text:span text:style-name="T1">ל </text:span></text:span><text:span text:style-name="Default_20_Paragraph_20_Font"><text:span text:style-name="T2">וְאַצֵּית כָּלֵב יָת עַמָּא לְמשֶׁה וַאֲמַר מֵיסַק נֵיסַק וְנִירַת יָתַהּ אֲרֵי מֵיכַל נֵיכוּל לַהּ׃ </text:span></text:span><text:span text:style-name="Default_20_Paragraph_20_Font"><text:span text:style-name="T1">לא </text:span></text:span><text:span text:style-name="Default_20_Paragraph_20_Font"><text:span text:style-name="T2">וְגֻבְרַיָּא דִּי סְלִיקוּ עִמֵּיהּ אֲמָרוּ לָא נֵיכוּל לְמֵיסַק לְוַת עַמָּא אֲרֵי תַקִּיף הוּא מִנָּנָא׃ </text:span></text:span><text:span text:style-name="Default_20_Paragraph_20_Font"><text:span text:style-name="T1">לב </text:span></text:span><text:span text:style-name="Default_20_Paragraph_20_Font"><text:span text:style-name="T2">וְאַפִּיקוּ שׁוּם בִּישׁ עַל אַרְעָא דִּי אַלִּילוּ יָתַהּ לְוַת בְּנֵי יִשְׂרָאֵל לְמֵימָר אַרְעָא דִּי עֲבַרְנָא בַהּ לְאַלָּלָא יָתַהּ אַרְעָא מְקַטְּלַת יַתְבָהָא הִיא וְכָל עַמָּא דִּי חֲזֵינָא בְגַוָּהּ אֱנָשִׁין דְּמִשְׁחָן׃ </text:span></text:span><text:span text:style-name="Default_20_Paragraph_20_Font"><text:span text:style-name="T1">לג </text:span></text:span><text:span text:style-name="Default_20_Paragraph_20_Font"><text:span text:style-name="T2">וְתַמָּן חֲזֵינָא יָת גִּבָּרַיָּא בְּנֵי עֲנָק מִן גִּבָּרַיָּא וַהֲוֵינָא בְּעֵינֵי נַפְשָׁנָא כְּקַמְצִין וְכֵן הֲוֵינָא בְּעֵינֵיהוֹן׃ </text:span></text:span></text:p>
      </text:section>
      <text:section text:style-name="Sect1" text:name="Sect14">
        <text:p text:style-name="P2">Numbers 14</text:p>
        <text:p text:style-name="P3"><text:span text:style-name="Default_20_Paragraph_20_Font"><text:span text:style-name="T1">א </text:span></text:span><text:span text:style-name="Default_20_Paragraph_20_Font"><text:span text:style-name="T2">וַאֲרִימַת כָּל כְּנִשְׁתָּא וִיהָבוּ יָת קָלְהוֹן וּבְכוֹ עַמָּא בְּלֵילְיָא הַהוּא׃ </text:span></text:span><text:span text:style-name="Default_20_Paragraph_20_Font"><text:span text:style-name="T1">ב </text:span></text:span><text:span text:style-name="Default_20_Paragraph_20_Font"><text:span text:style-name="T2">וְאִתְרַעֲמוּ עַל משֶׁה וְעַל אַהֲרֹן כֹּל בְּנֵי יִשְׂרָאֵל וַאֲמָרוּ לְהוֹן כָּל כְּנִשְׁתָּא לְוַי דְמִיתְנָא בְּאַרְעָא דְמִצְרַיִם אוֹ בְּמַדְבְּרָא הָדֵין לְוַי דְמִיתְנָא׃ </text:span></text:span><text:span text:style-name="Default_20_Paragraph_20_Font"><text:span text:style-name="T1">ג </text:span></text:span><text:span text:style-name="Default_20_Paragraph_20_Font"><text:span text:style-name="T2">וּלְמָא יְיָ מָעֵל יָתָנָא לְאַרְעָא הָדָא </text:span></text:span><text:soft-page-break/><text:span text:style-name="Default_20_Paragraph_20_Font"><text:span text:style-name="T2">לְמִנְפַּל בְּחַרְבָּא נְשָׁנָא וְטַפְלָנָא יְהוֹן לְבִזָּא הֲלָא טַב לָנָא דִּי נְתוּב לְמִצְרָיִם׃ </text:span></text:span><text:span text:style-name="Default_20_Paragraph_20_Font"><text:span text:style-name="T1">ד </text:span></text:span><text:span text:style-name="Default_20_Paragraph_20_Font"><text:span text:style-name="T2">וַאֲמָרוּ גְּבַר לְאָחוֹהִי נְמַנֵּי רֵישָׁא וּנְתוּב לְמִצְרָיִם׃ </text:span></text:span><text:span text:style-name="Default_20_Paragraph_20_Font"><text:span text:style-name="T1">ה </text:span></text:span><text:span text:style-name="Default_20_Paragraph_20_Font"><text:span text:style-name="T2">וּנְפַל משֶׁה וְאַהֲרֹן עַל אַפֵּיהוֹן קֳדָם כָּל קְהַל כְּנִשְׁתָּא דִּבְנֵי יִשְׂרָאֵל׃ </text:span></text:span><text:span text:style-name="Default_20_Paragraph_20_Font"><text:span text:style-name="T1">ו </text:span></text:span><text:span text:style-name="Default_20_Paragraph_20_Font"><text:span text:style-name="T2">וִיהוֹשֻׁעַ בַּר נוּן וְכָלֵב בַּר יְפֻנֶּה מִן מְאַלֲּלֵי יָת אַרְעָא בְּזָעוּ לְבוּשֵׁיהוֹן׃ </text:span></text:span><text:span text:style-name="Default_20_Paragraph_20_Font"><text:span text:style-name="T1">ז </text:span></text:span><text:span text:style-name="Default_20_Paragraph_20_Font"><text:span text:style-name="T2">וַאֲמָרוּ לְכָל כְּנִשְׁתָּא דִבְנֵי יִשְׂרָאֵל לְמֵימָר אַרְעָא דִּי עֲבַרְנָא בַהּ לְאַלָּלָא יָתַהּ טָבָא אַרְעָא לַחֲדָא לַחֲדָא׃ </text:span></text:span><text:span text:style-name="Default_20_Paragraph_20_Font"><text:span text:style-name="T1">ח </text:span></text:span><text:span text:style-name="Default_20_Paragraph_20_Font"><text:span text:style-name="T2">אִם רַעֲוָא בָנָא קֳדָם יְיָ וְיָעֵל יָתָנָא לְאַרְעָא הָדָא וְיִתְּנִנַהּ לָנָא אַרְעָא דִּי הִיא עָבְדָא חֲלַב וּדְבָשׁ׃ </text:span></text:span><text:span text:style-name="Default_20_Paragraph_20_Font"><text:span text:style-name="T1">ט </text:span></text:span><text:span text:style-name="Default_20_Paragraph_20_Font"><text:span text:style-name="T2">בְּרַם בְּמֵימְרָא דַיְיָ לָא תִמְרְדוּן וְאַתּוּן לָא תִדְחֲלוּן מִן עַמָּא דְאַרְעָא אֲרֵי בִידָנָא מְסִירִין אִנּוּן עֲדָא תָקְפְּהוֹן מִנְּהוֹן וּמֵימְרָא דַיְיָ בְּסַעְדָּנָא לָא תִדְחֲלוּן מִנְּהוֹן׃ </text:span></text:span><text:span text:style-name="Default_20_Paragraph_20_Font"><text:span text:style-name="T1">י </text:span></text:span><text:span text:style-name="Default_20_Paragraph_20_Font"><text:span text:style-name="T2">וַאֲמָרוּ כָּל כְּנִשְׁתָּא לְמִרְגַּם יָתְהוֹן בְּאַבְנַיָּא וִיקָרָא דַיְיָ אִתְגְּלִי בְּמַשְׁכַּן זִמְנָא לְכָל בְּנֵי יִשְׂרָאֵל׃ </text:span></text:span><text:span text:style-name="Default_20_Paragraph_20_Font"><text:span text:style-name="T1">יא </text:span></text:span><text:span text:style-name="Default_20_Paragraph_20_Font"><text:span text:style-name="T2">וַאֲמַר יְיָ לְמשֶׁה עַד אֵימָתַי יְהוֹן מְרַגְּזִין קֳדָמַי עַמָּא הָדֵין וְעַד אֵימָתַי לָא יְהֵימְנוּן בְּמֵימְרִי בְּכֹל אָתַיָּא דִּי עֲבָדִית בֵּינֵיהוֹן׃ </text:span></text:span><text:span text:style-name="Default_20_Paragraph_20_Font"><text:span text:style-name="T1">יב </text:span></text:span><text:span text:style-name="Default_20_Paragraph_20_Font"><text:span text:style-name="T2">אֶמְחִנּוּן בְּמוֹתָא וַאֲשֵׁצִנּוּן וְאֶעְבֵּד יָתָךְ לְעַם רַב וְתַקִּיף מִנְּהוֹן׃ </text:span></text:span><text:span text:style-name="Default_20_Paragraph_20_Font"><text:span text:style-name="T1">יג </text:span></text:span><text:span text:style-name="Default_20_Paragraph_20_Font"><text:span text:style-name="T2">וַאֲמַר משֶׁה קֳדָם יְיָ וְיִשְׁמְעוּן מִצְרָאֵי אֲרֵי אַסֶּקְתָּא בְחֵילָךְ יָת עַמָּא הָדֵין מִבֵּינֵיהוֹן׃ </text:span></text:span><text:span text:style-name="Default_20_Paragraph_20_Font"><text:span text:style-name="T1">יד </text:span></text:span><text:span text:style-name="Default_20_Paragraph_20_Font"><text:span text:style-name="T2">וְיֵמְרוּן לְיָתֵב אַרְעָא הָדָא דִּשְׁמָעוּ אֲרֵי אַתְּ יְיָ דִּשְׁכִנְתָּךְ שַׁרְיַת בְּגוֹ עַמָּא הָדֵין דִּי בְעֵינֵיהוֹן חֲזַן שְׁכִינַת יְקָרָא דַיְיָ וַעֲנָנָךְ מַטֵּל עִלָּוְהוֹן וּבְעַמּוּדָא דַעֲנָנָא אַתְּ מְדַבַּר קֳדָמֵיהוֹן בִּימָמָא וּבְעַמּוּדָא דְאֶשָּׁתָא בְּלֵילְיָא׃ </text:span></text:span><text:span text:style-name="Default_20_Paragraph_20_Font"><text:span text:style-name="T1">טו </text:span></text:span><text:span text:style-name="Default_20_Paragraph_20_Font"><text:span text:style-name="T2">וּתְקַטַּל יָת עַמָּא הָדֵין כְּגַבְרָא חָד וְיֵמְרוּן עַמְמַיָּא דִּי שְׁמָעוּ יָת שְׁמַע גְּבֻרְתָּךְ לְמֵימָר׃ </text:span></text:span><text:span text:style-name="Default_20_Paragraph_20_Font"><text:span text:style-name="T1">טז </text:span></text:span><text:span text:style-name="Default_20_Paragraph_20_Font"><text:span text:style-name="T2">מִדְּלֵית יוּכְלָא קֳדָם יְיָ לְאָעָלָא יָת עַמָּא הָדֵין לְאַרְעָא דִּי קַיֵּם לְהוֹן וְקַטְּלִנוּן בְּמַדְבְּרָא׃ </text:span></text:span><text:span text:style-name="Default_20_Paragraph_20_Font"><text:span text:style-name="T1">יז </text:span></text:span><text:span text:style-name="Default_20_Paragraph_20_Font"><text:span text:style-name="T2">וּכְעַן סַגִּי כְעַן חֵילָא (מִן) קֳדָם יְיָ כְּמָא דְמַלֵּילְתָּא לְמֵימָר׃ </text:span></text:span><text:span text:style-name="Default_20_Paragraph_20_Font"><text:span text:style-name="T1">יח </text:span></text:span><text:span text:style-name="Default_20_Paragraph_20_Font"><text:span text:style-name="T2">יְיָ מַרְחֵק רְגַז וּמַסְגֵּי לְמֶעְבַּד טַבְוָן (וּקְשׁוֹט) שָׁבֵק לַעֲוָיָן וְלִמְרוֹד וּלְחוֹבִין סַלַּח לִדְתַיְבִין לְאוֹרַיְתֵיהּ וּדְלָא תַיְבִין לָא מְזַכֵּי מַסְעַר חוֹבֵי אֲבָהָן עַל בְּנִין מְרָדִין עַל דַּר תְּלִיתָאֵי וְעַל דַּר רְבִיעָאֵי׃ </text:span></text:span><text:span text:style-name="Default_20_Paragraph_20_Font"><text:span text:style-name="T1">יט </text:span></text:span><text:span text:style-name="Default_20_Paragraph_20_Font"><text:span text:style-name="T2">שְׁבוֹק כְּעַן לְחוֹבֵי עַמָּא הָדֵין כִּסְגִיאוּת טַבְוָתָךְ וּכְמָא דִּי שְׁבַקְתָּא לְעַמָּא הָדֵין מִמִּצְרַיִם וְעַד כְּעָן׃ </text:span></text:span><text:span text:style-name="Default_20_Paragraph_20_Font"><text:span text:style-name="T1">כ </text:span></text:span><text:span text:style-name="Default_20_Paragraph_20_Font"><text:span text:style-name="T2">וַאֲמַר יְיָ שְׁבָקִית כְּפִתְגָּמָךְ׃ </text:span></text:span><text:span text:style-name="Default_20_Paragraph_20_Font"><text:span text:style-name="T1">כא </text:span></text:span><text:span text:style-name="Default_20_Paragraph_20_Font"><text:span text:style-name="T2">וּבְרַם קַיָּם אָנָא וּמַלְיָא יְקָרָא דַיְיָ יָת כָּל אַרְעָא׃ </text:span></text:span><text:span text:style-name="Default_20_Paragraph_20_Font"><text:span text:style-name="T1">כב </text:span></text:span><text:span text:style-name="Default_20_Paragraph_20_Font"><text:span text:style-name="T2">אֲרֵי כָל גֻּבְרַיָּא דַּחֲזוֹ יָת יְקָרִי וְיָת אַתְוָתַי דִּי עֲבָדִית בְּמִצְרַיִם וּבְמַדְבְּרָא וְנַסִּיאוּ קֳדָמַי דְּנַן עֲשַׂר זִמְנִין וְלָא קַבִּילוּ בְּמֵימְרִי׃ </text:span></text:span><text:span text:style-name="Default_20_Paragraph_20_Font"><text:span text:style-name="T1">כג </text:span></text:span><text:span text:style-name="Default_20_Paragraph_20_Font"><text:span text:style-name="T2">אִם יֶחֱזוּן יָת אַרְעָא דִּי קַיֵּמִית לַאֲבָהַתְהוֹן וְכָל דְּאַרְגִּיזוּ קֳדָמַי לָא יֶחֱזֻנַּהּ׃ </text:span></text:span><text:span text:style-name="Default_20_Paragraph_20_Font"><text:span text:style-name="T1">כד </text:span></text:span><text:span text:style-name="Default_20_Paragraph_20_Font"><text:span text:style-name="T2">וְעַבְדִּי כָלֵב חֲלַף דַּהֲוָה רוּחַ אוֹחֲרִי עִמֵּיהּ וְאַשְׁלֵם בָּתַר דַּחַלְתִּי וְאַעְלִנֵּיהּ לְאַרְעָא דִּי עַל לְתַמָּן וּבְנוֹהִי יְתַרְכִנַּהּ׃ </text:span></text:span><text:span text:style-name="Default_20_Paragraph_20_Font"><text:span text:style-name="T1">כה </text:span></text:span><text:span text:style-name="Default_20_Paragraph_20_Font"><text:span text:style-name="T2">וַעֲמַלְקָאָה וּכְנַעֲנָאָה יָתֵב בְּמֵישְׁרָא מְחַר אִתְפְּנוּ וְטוּלוּ לְכוֹן לְמַדְבְּרָא אֹרַח יַמָּא דְסוּף׃ </text:span></text:span><text:span text:style-name="Default_20_Paragraph_20_Font"><text:span text:style-name="T1">כו </text:span></text:span><text:span text:style-name="Default_20_Paragraph_20_Font"><text:span text:style-name="T2">וּמַלִּיל יְיָ עִם משֶׁה וְעִם אַהֲרֹן לְמֵימַר׃ </text:span></text:span><text:span text:style-name="Default_20_Paragraph_20_Font"><text:span text:style-name="T1">כז </text:span></text:span><text:span text:style-name="Default_20_Paragraph_20_Font"><text:span text:style-name="T2">עַד אֵימָתַי לִכְנִשְׁתָּא בִישְׁתָא הָדָא דִּי אִנּוּן מִתְרַעֲמִין עֲלָי יָת תֻּרְעֲמַת בְּנֵי יִשְׂרָאֵל דִּי אִנּוּן מִתְרַעֲמִין עֲלַי שְׁמִיעַ קֳדָמָי׃ </text:span></text:span><text:span text:style-name="Default_20_Paragraph_20_Font"><text:span text:style-name="T1">כח </text:span></text:span><text:span text:style-name="Default_20_Paragraph_20_Font"><text:span text:style-name="T2">אֱמַר לְהוֹן קַיָּם אֲנָא אֲמַר יְיָ אִם לָא כְּמָא דִי מַלֶּלְתּוּן קֳדָמָי כֵּן אֶעְבֵּד לְכוֹן׃ </text:span></text:span><text:span text:style-name="Default_20_Paragraph_20_Font"><text:span text:style-name="T1">כט </text:span></text:span><text:span text:style-name="Default_20_Paragraph_20_Font"><text:span text:style-name="T2">בְּמַדְבְּרָא הָדֵין יִפְּלוּן פִּגְרֵיכוֹן וְכָל מִנְיָנֵיכוֹן לְכָל חֻשְׁבַּנְכוֹן מִבַּר עַשְׂרִין שְׁנִין וּלְעֵלָּא דִּי אִתְרַעַמְתּוּן עֲלָי׃ </text:span></text:span><text:span text:style-name="Default_20_Paragraph_20_Font"><text:span text:style-name="T1">ל </text:span></text:span><text:span text:style-name="Default_20_Paragraph_20_Font"><text:span text:style-name="T2">אִם אַתּוּן תֵּעֲלוּן לְאַרְעָא דִּי קַיֵּמִית בְּמֵימְרִי לְאַשְׁרָאָה יָתְכוֹן בַּהּ אֶלָּהֵן כָּלֵב בַּר יְפֻנֶּה וִיהוֹשֻׁעַ בַּר נוּן׃ </text:span></text:span><text:span text:style-name="Default_20_Paragraph_20_Font"><text:span text:style-name="T1">לא </text:span></text:span><text:span text:style-name="Default_20_Paragraph_20_Font"><text:span text:style-name="T2">וְטַפְלְכוֹן דִּי אֲמַרְתּוּן לְבִזָּא יְהֵי וְאָעֵל יָתְהוֹן וְיִדְּעוּן יָת אַרְעָא דִּי קַצְתּוּן בַּהּ׃ </text:span></text:span><text:span text:style-name="Default_20_Paragraph_20_Font"><text:span text:style-name="T1">לב </text:span></text:span><text:span text:style-name="Default_20_Paragraph_20_Font"><text:span text:style-name="T2">וּפִגְרֵיכוֹן דִּי לְכוֹן יִפְּלוּן בְּמַדְבְּרָא הָדֵין׃ </text:span></text:span><text:span text:style-name="Default_20_Paragraph_20_Font"><text:span text:style-name="T1">לג </text:span></text:span><text:span text:style-name="Default_20_Paragraph_20_Font"><text:span text:style-name="T2">וּבְנֵיכוֹן יְהוֹן מְאַחֲרִין בְּמַדְבְּרָא אַרְבְּעִין שְׁנִין וִיקַבְּלוּן יָת חוֹבֵיכוֹן עַד דִּיסוּפוּן פִּגְרֵיכוֹן בְּמַדְבְּרָא׃ </text:span></text:span><text:span text:style-name="Default_20_Paragraph_20_Font"><text:span text:style-name="T1">לד </text:span></text:span><text:span text:style-name="Default_20_Paragraph_20_Font"><text:span text:style-name="T2">בְּמִנְיַן יוֹמַיָּא דִּי אַלֶּלְתּוּן יָת אַרְעָא אַרְבְּעִין יוֹמִין יוֹמָא לְשַׁתָּא יוֹמָא לְשַׁתָּא תְּקַבְּלוּן יָת חוֹבֵיכוֹן אַרְבְּעִין שְׁנִין וְתִדְּעוּן יָת דְּאִתְרַעַמְתּוּן עֲלָי׃ </text:span></text:span><text:span text:style-name="Default_20_Paragraph_20_Font"><text:span text:style-name="T1">לה </text:span></text:span><text:span text:style-name="Default_20_Paragraph_20_Font"><text:span text:style-name="T2">אֲנָא יְיָ גְּזָרִית בְּמֵימְרִי אִם לָא דָּא אֶעְבֵּד לְכָל כְּנִשְׁתָּא בִישְׁתָא הָדָא דְּאִזְדַּמְּנוּן עֲלָי בְּמַדְבְּרָא הָדֵין יְסוּפוּן וְתַמָּן יְמוּתוּן׃ </text:span></text:span><text:span text:style-name="Default_20_Paragraph_20_Font"><text:span text:style-name="T1">לו </text:span></text:span><text:span text:style-name="Default_20_Paragraph_20_Font"><text:span text:style-name="T2">וְגֻבְרַיָּא דִּי שְׁלַח משֶׁה לְאַלָּלָא יָת </text:span></text:span><text:soft-page-break/><text:span text:style-name="Default_20_Paragraph_20_Font"><text:span text:style-name="T2">אַרְעָא וְתָבוּ וְאַרְעִימוּ עֲלוֹהִי יָת כָּל כְּנִשְׁתָּא לְאַפָּקָא שׁוּם בִּישׁ עַל אַרְעָא׃ </text:span></text:span><text:span text:style-name="Default_20_Paragraph_20_Font"><text:span text:style-name="T1">לז </text:span></text:span><text:span text:style-name="Default_20_Paragraph_20_Font"><text:span text:style-name="T2">וּמִיתוּ גֻּבְרַיָּא דְּאַפִּיקוּ שׁוּם בִּישׁ עַל אַרְעָא בְּמוֹתָנָא קֳדָם יְיָ׃ </text:span></text:span><text:span text:style-name="Default_20_Paragraph_20_Font"><text:span text:style-name="T1">לח </text:span></text:span><text:span text:style-name="Default_20_Paragraph_20_Font"><text:span text:style-name="T2">וִיהוֹשֻׁעַ בַּר נוּן וְכָלֵב בַּר יְפֻנֶּה אִתְקַיְּמוּ מִן גֻּבְרַיָּא הָאִנּוּן דַּאֲזָלוּ לְאַלָּלָא יָת אַרְעָא׃ </text:span></text:span><text:span text:style-name="Default_20_Paragraph_20_Font"><text:span text:style-name="T1">לט </text:span></text:span><text:span text:style-name="Default_20_Paragraph_20_Font"><text:span text:style-name="T2">וּמַלִּיל משֶׁה יָת פִּתְגָּמַיָּא הָאִלֵּין לְכָל בְּנֵי יִשְׂרָאֵל וְאִתְאַבָּלוּ עַמָּא לַחֲדָא׃ </text:span></text:span><text:span text:style-name="Default_20_Paragraph_20_Font"><text:span text:style-name="T1">מ </text:span></text:span><text:span text:style-name="Default_20_Paragraph_20_Font"><text:span text:style-name="T2">וְאַקְדִּימוּ בְצַפְרָא וּסְלִיקוּ לְרֵישׁ טוּרָא לְמֵימַר הָא אֲנַחְנָא סָלְקִין לְאַתְרָא דִּי אֲמַר יְיָ אֲרֵי חַבְנָא׃ </text:span></text:span><text:span text:style-name="Default_20_Paragraph_20_Font"><text:span text:style-name="T1">מא </text:span></text:span><text:span text:style-name="Default_20_Paragraph_20_Font"><text:span text:style-name="T2">וַאֲמַר משֶׁה לְמָא דְנַן אַתּוּן עָבְרִין עַל גְּזֵרַת מֵימְרָא דַיְיָ וְהִיא לָא תַצְלַח׃ </text:span></text:span><text:span text:style-name="Default_20_Paragraph_20_Font"><text:span text:style-name="T1">מב </text:span></text:span><text:span text:style-name="Default_20_Paragraph_20_Font"><text:span text:style-name="T2">לָא תִסְּקוּן אֲרֵי לֵית שְׁכִנְתָּא דַיְיָ בֵּינֵיכוֹן וְלָא תִתַּבְּרוּן קֳדָם בַּעֲלֵי דְבָבֵיכוֹן׃ </text:span></text:span><text:span text:style-name="Default_20_Paragraph_20_Font"><text:span text:style-name="T1">מג </text:span></text:span><text:span text:style-name="Default_20_Paragraph_20_Font"><text:span text:style-name="T2">אֲרֵי עֲמַלְקָאָה וּכְנַעֲנָאָה תַמָּן קֳדָמֵיכוֹן וְתִפְּלוּן בְּחַרְבָּא אֲרֵי עַל כֵּן תַּבְתּוּן מִבָּתַר פָּלְחָנָא דַיְיָ וְלָא יְהֵי מֵימְרָא דַיְיָ בְּסַעְדְּכוֹן׃ </text:span></text:span><text:span text:style-name="Default_20_Paragraph_20_Font"><text:span text:style-name="T1">מד </text:span></text:span><text:span text:style-name="Default_20_Paragraph_20_Font"><text:span text:style-name="T2">וְאַרְשָׁעוּ לְמִסַּק לְרֵישׁ טוּרָא וַאֲרוֹן קְיָמָא דַיְיָ וּמשֶׁה לָא עֲדוֹ מִגּוֹ מַשְׁרִיתָא׃ </text:span></text:span><text:span text:style-name="Default_20_Paragraph_20_Font"><text:span text:style-name="T1">מה </text:span></text:span><text:span text:style-name="Default_20_Paragraph_20_Font"><text:span text:style-name="T2">וּנְחַת עֲמַלְקָאָה וּכְנַעֲנָאָה דְּיָתֵב בְּטוּרָא הַהוּא וּמְחֻנּוּן וּטְרָדֻנּוּן עַד חָרְמָה׃ </text:span></text:span></text:p>
      </text:section>
      <text:section text:style-name="Sect1" text:name="Sect15">
        <text:p text:style-name="P2">Numbers 15</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בְּנֵי יִשְׂרָאֵל וְתֵימַר לְהוֹן אֲרֵי תֵעֲלוּן לַאֲרַע מוֹתְבָנֵיכוֹן דִּי אֲנָא יָהֵב לְכוֹן׃ </text:span></text:span><text:span text:style-name="Default_20_Paragraph_20_Font"><text:span text:style-name="T1">ג </text:span></text:span><text:span text:style-name="Default_20_Paragraph_20_Font"><text:span text:style-name="T2">וְתַעְבְּדוּן קֻרְבָּנָא קֳדָם יְיָ עֲלָתָא אוֹ נִכְסַת קוּדְשַׁיָּא לְאַפְרָשָׁא נִדְרָא אוֹ בִנְדַבְתָּא אוֹ בְּמוֹעֲדֵיכוֹן לְמֶעְבַּד לְאִתְקַבָּלָא בְרַעֲוָא קֳדָם יְיָ מִן תּוֹרֵי אוֹ מִן עָנָא׃ </text:span></text:span><text:span text:style-name="Default_20_Paragraph_20_Font"><text:span text:style-name="T1">ד </text:span></text:span><text:span text:style-name="Default_20_Paragraph_20_Font"><text:span text:style-name="T2">וִיקָרֵב דִּמְקָרֵב קֻרְבָּנֵיהּ קֳדָם יְיָ מִנְחָתָא סֻלְתָּא עַשְׂרוֹנָא דְּפִילָא בְּרַבְעוּת הִינָא מִשְׁחָא׃ </text:span></text:span><text:span text:style-name="Default_20_Paragraph_20_Font"><text:span text:style-name="T1">ה </text:span></text:span><text:span text:style-name="Default_20_Paragraph_20_Font"><text:span text:style-name="T2">וְחַמְרָא לְנִסְכָּא רַבְעוּת הִינָא תַּעְבֵּד עַל עֲלָתָא אוֹ לְנִכְסַת קוּדְשַׁיָּא לְאִמְּרָא חָד׃ </text:span></text:span><text:span text:style-name="Default_20_Paragraph_20_Font"><text:span text:style-name="T1">ו </text:span></text:span><text:span text:style-name="Default_20_Paragraph_20_Font"><text:span text:style-name="T2">אוֹ לְדִכְרָא תַּעְבֵּד מִנְחָתָא סֻלְתָּא תְּרֵין עַשְׂרוֹנִין דְּפִילָא בִמְשַׁח תַּלְתּוּת הִינָא׃ </text:span></text:span><text:span text:style-name="Default_20_Paragraph_20_Font"><text:span text:style-name="T1">ז </text:span></text:span><text:span text:style-name="Default_20_Paragraph_20_Font"><text:span text:style-name="T2">וְחַמְרָא לְנִסְכָּא תַּלְתּוּת הִינָא תְּקָרֵב לְאִתְקַבָּלָא בְרַעֲוָא קֳדָם יְיָ׃ </text:span></text:span><text:span text:style-name="Default_20_Paragraph_20_Font"><text:span text:style-name="T1">ח </text:span></text:span><text:span text:style-name="Default_20_Paragraph_20_Font"><text:span text:style-name="T2">וַאֲרֵי תַעְבֵּד בַּר תּוֹרֵי עֲלָתָא אוֹ נִכְסַת קוּדְשַׁיָּא לְפָרָשָׁא נִדְרָא אוֹ נִכְסַת קוּדְשַׁיָּא קֳדָם יְיָ׃ </text:span></text:span><text:span text:style-name="Default_20_Paragraph_20_Font"><text:span text:style-name="T1">ט </text:span></text:span><text:span text:style-name="Default_20_Paragraph_20_Font"><text:span text:style-name="T2">וִיקָרֵב עַל בַּר תּוֹרֵי מִנְחָתָא סֻלְתָּא תְּלָתָא עַשְׂרוֹנִין דְּפִילָא בִמְשַׁח פַּלְגוּת הִינָא׃ </text:span></text:span><text:span text:style-name="Default_20_Paragraph_20_Font"><text:span text:style-name="T1">י </text:span></text:span><text:span text:style-name="Default_20_Paragraph_20_Font"><text:span text:style-name="T2">וְחַמְרָא תְּקָרֵב לְנִסְכָּא פַּלְגוּת הִינָא קֻרְבַּן דְּמִתְקַבֵּל בְּרַעֲוָא קֳדָם יְיָ׃ </text:span></text:span><text:span text:style-name="Default_20_Paragraph_20_Font"><text:span text:style-name="T1">יא </text:span></text:span><text:span text:style-name="Default_20_Paragraph_20_Font"><text:span text:style-name="T2">כְּדֵין יִתְעֲבֵד לְתוֹרָא חַד אוֹ לְדִכְרָא חָד אוֹ לְאִמַּר בְּאִמְּרַיָּא אוֹ בְעִזַּיָּא׃ </text:span></text:span><text:span text:style-name="Default_20_Paragraph_20_Font"><text:span text:style-name="T1">יב </text:span></text:span><text:span text:style-name="Default_20_Paragraph_20_Font"><text:span text:style-name="T2">כְּמִנְיָן דִּי תַעְבְּדוּן כְּדֵין תַּעְבְּדוּן לְחַד כְּמִנְיַנְהוֹן׃ </text:span></text:span><text:span text:style-name="Default_20_Paragraph_20_Font"><text:span text:style-name="T1">יג </text:span></text:span><text:span text:style-name="Default_20_Paragraph_20_Font"><text:span text:style-name="T2">כָּל יַצִּיבָא יַעְבֵּד כְּדֵין יָת אִלֵּין לְקָרָבָא קֻרְבַּן דְּמִתְקַבֵּל בְּרַעֲוָא קֳדָם יְיָ׃ </text:span></text:span><text:span text:style-name="Default_20_Paragraph_20_Font"><text:span text:style-name="T1">יד </text:span></text:span><text:span text:style-name="Default_20_Paragraph_20_Font"><text:span text:style-name="T2">וַאֲרֵי יִתְגַּיַּר עִמְּכוֹן גִּיּוֹרָא אוֹ דִי בֵינֵיכוֹן לְדָרֵיכוֹן וְיַעְבֵּד קֻרְבַּן דְּמִתְקַבֵּל בַּרַעֲוָא קֳדָם יְיָ כְּמָא דִי תַעְבְּדוּן כֵּן יַעְבֵּד׃ </text:span></text:span><text:span text:style-name="Default_20_Paragraph_20_Font"><text:span text:style-name="T1">טו </text:span></text:span><text:span text:style-name="Default_20_Paragraph_20_Font"><text:span text:style-name="T2">קְהָלָא קְיָמָא חַד לְכוֹן וּלְגִיּוֹרָא דְיִתְגַּיָּר קְיַם עָלָם לְדָרֵיכוֹן כְּוָתְכוֹן כְּגִיּוֹרָא יְהֵי קֳדָם יְיָ׃ </text:span></text:span><text:span text:style-name="Default_20_Paragraph_20_Font"><text:span text:style-name="T1">טז </text:span></text:span><text:span text:style-name="Default_20_Paragraph_20_Font"><text:span text:style-name="T2">אוֹרַיְתָא חֲדָא וְדִינָא חַד יְהֵי לְכוֹן וּלְגִיּוֹרָא דְּיִתְגַּיַּר עִמְּכוֹן׃ </text:span></text:span><text:span text:style-name="Default_20_Paragraph_20_Font"><text:span text:style-name="T1">יז </text:span></text:span><text:span text:style-name="Default_20_Paragraph_20_Font"><text:span text:style-name="T2">וּמַלִּיל יְיָ עִם משֶׁה לְמֵימָר׃ </text:span></text:span><text:span text:style-name="Default_20_Paragraph_20_Font"><text:span text:style-name="T1">יח </text:span></text:span><text:span text:style-name="Default_20_Paragraph_20_Font"><text:span text:style-name="T2">מַלֵּל עִם בְּנֵי יִשְׂרָאֵל וְתֵימַר לְהוֹן בְּמֵעַלְכוֹן לְאַרְעָא דִּי אֲנָא מָעֵל יָתְכוֹן לְתַמָּן׃ </text:span></text:span><text:span text:style-name="Default_20_Paragraph_20_Font"><text:span text:style-name="T1">יט </text:span></text:span><text:span text:style-name="Default_20_Paragraph_20_Font"><text:span text:style-name="T2">וִיהֵי בְּמֵיכַלְכוֹן מִלַּחְמָא דְאַרְעָא תַּפְרְשׁוּן אַפְרָשׁוּתָא קֳדָם יְיָ׃ </text:span></text:span><text:span text:style-name="Default_20_Paragraph_20_Font"><text:span text:style-name="T1">כ </text:span></text:span><text:span text:style-name="Default_20_Paragraph_20_Font"><text:span text:style-name="T2">רֵישׁ אַצְוַתְכוֹן חַלְּתָא תַּפְרְשׁוּן אַפְרָשׁוּתָא כְּמָא דִי מַפְרְשִׁין מִן אִדְרָא כֵּן תַּפְרְשׁוּן יָתַהּ׃ </text:span></text:span><text:span text:style-name="Default_20_Paragraph_20_Font"><text:span text:style-name="T1">כא </text:span></text:span><text:span text:style-name="Default_20_Paragraph_20_Font"><text:span text:style-name="T2">מֵרֵישׁ אַצְוַתְכוֹן תִּתְּנוּן קֳדָם יְיָ אַפְרָשׁוּתָא לְדָרֵיכוֹן׃ </text:span></text:span><text:span text:style-name="Default_20_Paragraph_20_Font"><text:span text:style-name="T1">כב </text:span></text:span><text:span text:style-name="Default_20_Paragraph_20_Font"><text:span text:style-name="T2">וַאֲרֵי תִשְׁתְּלוּן וְלָא תַעְבְּדוּן יָת כָּל פִּקּוֹדַיָּא הָאִלֵּין דִּי מַלִּיל יְיָ עִם משֶׁה׃ </text:span></text:span><text:span text:style-name="Default_20_Paragraph_20_Font"><text:span text:style-name="T1">כג </text:span></text:span><text:span text:style-name="Default_20_Paragraph_20_Font"><text:span text:style-name="T2">יָת כָּל דִּי פַקִּיד יְיָ יָתְכוֹן בִּידָא דְמשֶׁה מִן יוֹמָא דִּי פַקִּיד יְיָ וּלְהַלָּא לְדָרֵיכוֹן׃ </text:span></text:span><text:span text:style-name="Default_20_Paragraph_20_Font"><text:span text:style-name="T1">כד </text:span></text:span><text:span text:style-name="Default_20_Paragraph_20_Font"><text:span text:style-name="T2">וִיהֵי אִם מֵעֵינֵי כְנִשְׁתָּא אִתְעֲבֵדַת לְשָׁלוּ וְיַעְבְּדוּן כָּל כְּנִשְׁתָּא תּוֹר בַּר תּוֹרֵי חַד לַעֲלָתָא לְאִתְקַבָּלָא בְרַעֲוָא קֳדָם יְיָ וּמִנְחָתֵיהּ וְנִסְכֵּיהּ כִּדְחָזֵי וּצְפִיר בַּר עִזֵּי חַד לְחַטָּאתָא׃ </text:span></text:span><text:span text:style-name="Default_20_Paragraph_20_Font"><text:span text:style-name="T1">כה </text:span></text:span><text:span text:style-name="Default_20_Paragraph_20_Font"><text:span text:style-name="T2">וִיכַפַּר כַּהֲנָא עַל כָּל כְּנִשְׁתָּא דִּבְנֵי יִשְׂרָאֵל וְיִשְׁתְּבֵק לְהוֹן אֲרֵי שָׁלוּתָא הִיא וְאִנּוּן אַיְתִיאוּ יָת קֻרְבַּנְהוֹן קֻרְבָּנָא קֳדָם יְיָ וְחוֹבַתְהוֹן קֳדָם יְיָ עַל שָׁלוּתְהוֹן׃ </text:span></text:span><text:span text:style-name="Default_20_Paragraph_20_Font"><text:span text:style-name="T1">כו </text:span></text:span><text:span text:style-name="Default_20_Paragraph_20_Font"><text:span text:style-name="T2">וְיִשְׁתְּבֵק לְכָל כְּנִשְׁתָּא דִּבְנֵי </text:span></text:span><text:soft-page-break/><text:span text:style-name="Default_20_Paragraph_20_Font"><text:span text:style-name="T2">יִשְׂרָאֵל וּלְגִיּוֹרָא דְּיִתְגַּיַּר בֵּינֵיהוֹן אֲרֵי לְכָל עַמָּא בְּשָׁלוּתָא׃ </text:span></text:span><text:span text:style-name="Default_20_Paragraph_20_Font"><text:span text:style-name="T1">כז </text:span></text:span><text:span text:style-name="Default_20_Paragraph_20_Font"><text:span text:style-name="T2">וְאִם אֱנַשׁ חַד יֵחוֹב בְּשָׁלוּ וִיקָרֵב עִזָּא בַּת שַׁתַּהּ לְחַטָּאתָא׃ </text:span></text:span><text:span text:style-name="Default_20_Paragraph_20_Font"><text:span text:style-name="T1">כח </text:span></text:span><text:span text:style-name="Default_20_Paragraph_20_Font"><text:span text:style-name="T2">וִיכַפַּר כַּהֲנָא עַל אֱנַשׁ דְּאִשְׁתְּלִי בְּמֵחֲבֵיהּ בְּשָׁלוּ קֳדָם יְיָ לְכַפָּרָא עֲלוֹהִי וְיִשְׁתְּבֵק לֵיהּ׃ </text:span></text:span><text:span text:style-name="Default_20_Paragraph_20_Font"><text:span text:style-name="T1">כט </text:span></text:span><text:span text:style-name="Default_20_Paragraph_20_Font"><text:span text:style-name="T2">יַצִּיבָא בִּבְנֵי יִשְׂרָאֵל וּלְגִיּוֹרָא דְּיִתְגַּיַּר בֵּינֵיהוֹן אוֹרַיְתָא חֲדָא יְהֵי לְכוֹן לִדְיַעְבֵּד בְּשָׁלוּ׃ </text:span></text:span><text:span text:style-name="Default_20_Paragraph_20_Font"><text:span text:style-name="T1">ל </text:span></text:span><text:span text:style-name="Default_20_Paragraph_20_Font"><text:span text:style-name="T2">וֶאֱנַשׁ דְּיַעְבֵּד בְּרֵישׁ גְּלִי מִן יַצִּיבַיָּא וּמִן גִּיּוֹרַיָּא קֳדָם יְיָ הוּא מַרְגֵּז וְיִשְׁתֵּצֵי אֲנָשָׁא הַהִיא מִגּוֹ עַמֵּיהּ׃ </text:span></text:span><text:span text:style-name="Default_20_Paragraph_20_Font"><text:span text:style-name="T1">לא </text:span></text:span><text:span text:style-name="Default_20_Paragraph_20_Font"><text:span text:style-name="T2">אֲרֵי עַל מֵימְרָא דַיְיָ בְּסַר וְיָת פִּקּוֹדוֹהִי אַשְׁנֵי אִשְׁתֵּצָאָה תִשְׁתֵּצֵי אֲנָשָׁא הַהִיא חוֹבַהּ בַּהּ׃ </text:span></text:span><text:span text:style-name="Default_20_Paragraph_20_Font"><text:span text:style-name="T1">לב </text:span></text:span><text:span text:style-name="Default_20_Paragraph_20_Font"><text:span text:style-name="T2">וַהֲווֹ בְנֵי יִשְׂרָאֵל בְּמַדְבְּרָא וְאַשְׁכָּחוּ גַּבְרָא כַּד מְגַבַּב אָעִין בְּיוֹמָא דְשַׁבְּתָא׃ </text:span></text:span><text:span text:style-name="Default_20_Paragraph_20_Font"><text:span text:style-name="T1">לג </text:span></text:span><text:span text:style-name="Default_20_Paragraph_20_Font"><text:span text:style-name="T2">וְקָרִיבוּ יָתֵיהּ דְּאַשְׁכָּחוּ יָתֵיהּ כַּד מְגַבַּב אָעִין לְוָת משֶׁה וּלְוָת אַהֲרֹן וּלְוָת כָּל כְּנִשְׁתָּא׃ </text:span></text:span><text:span text:style-name="Default_20_Paragraph_20_Font"><text:span text:style-name="T1">לד </text:span></text:span><text:span text:style-name="Default_20_Paragraph_20_Font"><text:span text:style-name="T2">וְאַסְּרוּ יָתֵיהּ בְּבֵית מַטְּרָא אֲרֵי לָא אִתְפְּרַשׁ לְהוֹן מָה דְיַעְבְּדוּן לֵיהּ׃ </text:span></text:span><text:span text:style-name="Default_20_Paragraph_20_Font"><text:span text:style-name="T1">לה </text:span></text:span><text:span text:style-name="Default_20_Paragraph_20_Font"><text:span text:style-name="T2">וַאֲמַר יְיָ לְמשֶׁה אִתְקְטָלָא יִתְקְטֵל גַּבְרָא מִרְגַּם יָתֵיהּ בְּאַבְנַיָּא כָּל כְּנִשְׁתָּא מִבָּרָא לְמַשְׁרִיתָא׃ </text:span></text:span><text:span text:style-name="Default_20_Paragraph_20_Font"><text:span text:style-name="T1">לו </text:span></text:span><text:span text:style-name="Default_20_Paragraph_20_Font"><text:span text:style-name="T2">וְאַפִּיקוּ יָתֵיהּ כָּל כְּנִשְׁתָּא לְמִבָּרָא לְמַשְׁרִיתָא וּרְגָמוּ יָתֵיהּ בְּאַבְנַיָּא וּמִית כְּמָא דִי פַקִיד יְיָ יָת משֶׁה׃ </text:span></text:span><text:span text:style-name="Default_20_Paragraph_20_Font"><text:span text:style-name="T1">לז </text:span></text:span><text:span text:style-name="Default_20_Paragraph_20_Font"><text:span text:style-name="T2">וַאֲמַר יְיָ לְמשֶׁה לְמֵימָר׃ </text:span></text:span><text:span text:style-name="Default_20_Paragraph_20_Font"><text:span text:style-name="T1">לח </text:span></text:span><text:span text:style-name="Default_20_Paragraph_20_Font"><text:span text:style-name="T2">מַלֵּל עִם בְּנֵי יִשְׂרָאֵל וְתֵימַר לְהוֹן וְיַעְבְּדוּן לְהוֹן כְּרוּסְפְּדִין עַל כַּנְפֵי כְסוּתְהוֹן לְדָרֵיהוֹן וְיִתְּנוּן עַל כְּרוּסְפְּדָא דְכַנְפָא חוּטָא דִתְכֶלְתָּא׃ </text:span></text:span><text:span text:style-name="Default_20_Paragraph_20_Font"><text:span text:style-name="T1">לט </text:span></text:span><text:span text:style-name="Default_20_Paragraph_20_Font"><text:span text:style-name="T2">וִיהוֹן לְכוֹן לִכְרוּסְפְּדִין וְתֶחֱזוּן יָתֵיהּ וְתִדְכְּרוּן יָת כָּל פִּקּוּדַיָּא דַיְיָ וְתַעְבְּדוּן יָתְהוֹן וְלָא תִטְּעוּן בָּתַר הִרְהוּר לִבְּכוֹן וּבָתַר חֵיזוּ עֵינֵיכוֹן דִּי אַתּוּן טָעַן בַּתְרֵיהוֹן׃ </text:span></text:span><text:span text:style-name="Default_20_Paragraph_20_Font"><text:span text:style-name="T1">מ </text:span></text:span><text:span text:style-name="Default_20_Paragraph_20_Font"><text:span text:style-name="T2">בְּדִיל דְּתִדְכְּרוּן וְתַעְבְּדוּן יָת כָּל פִּקּוֹדָי וּתְהוֹן קַדִּישִׁין קֳדָם אֱלָהָכוֹן׃ </text:span></text:span><text:span text:style-name="Default_20_Paragraph_20_Font"><text:span text:style-name="T1">מא </text:span></text:span><text:span text:style-name="Default_20_Paragraph_20_Font"><text:span text:style-name="T2">אֲנָא יְיָ אֱלָהָכוֹן דִּי אַפֵּקִית יָתְכוֹן מֵאַרְעָא דְמִצְרַיִם לְמֵהֲוֵי לְכוֹן לֵאֱלָהָא אֲנָא יְיָ אֱלָהָכוֹן׃ </text:span></text:span></text:p>
      </text:section>
      <text:section text:style-name="Sect1" text:name="Sect16">
        <text:p text:style-name="P2">Numbers 16</text:p>
        <text:p text:style-name="P3"><text:span text:style-name="Default_20_Paragraph_20_Font"><text:span text:style-name="T1">א </text:span></text:span><text:span text:style-name="Default_20_Paragraph_20_Font"><text:span text:style-name="T2">וְאִתְפְּלֵג קֹרַח בַּר יִצְהָר בַּר קְהָת בַּר לֵוִי וְדָתָן וַאֲבִירָם בְּנֵי אֱלִיאָב וְאוֹן בַּר פֶּלֶת בְּנֵי רְאוּבֵן׃ </text:span></text:span><text:span text:style-name="Default_20_Paragraph_20_Font"><text:span text:style-name="T1">ב </text:span></text:span><text:span text:style-name="Default_20_Paragraph_20_Font"><text:span text:style-name="T2">וְקָמוּ לְאַפֵּי משֶׁה וְגֻבְרַיָּא מִבְּנֵי יִשְׂרָאֵל מָאתָן וְחַמְשִׁין רַבְרְבֵי כְנִשְׁתָּא מְעַרְעֵי זְמַן אֱנָשִׁין דִּשְׁמָא׃ </text:span></text:span><text:span text:style-name="Default_20_Paragraph_20_Font"><text:span text:style-name="T1">ג </text:span></text:span><text:span text:style-name="Default_20_Paragraph_20_Font"><text:span text:style-name="T2">וְאִתְכְּנָשׁוּ עַל משֶׁה וְעַל אַהֲרֹן וַאֲמָרוּ לְהוֹן סַגִּי לְכוֹן אֲרֵי כָל כְּנִשְׁתָּא כֻּלְּהוֹן קַדִּישִׁין וּבֵינֵיהוֹן שַׁרְיָא שְׁכִנְתָּא דַיְיָ וּמָא דֵין אַתּוּן מִתְרַבְרְבִין עַל קְהָלָא דַיְיָ׃ </text:span></text:span><text:span text:style-name="Default_20_Paragraph_20_Font"><text:span text:style-name="T1">ד </text:span></text:span><text:span text:style-name="Default_20_Paragraph_20_Font"><text:span text:style-name="T2">וּשְׁמַע משֶׁה וּנְפַל עַל אַפּוֹהִי׃ </text:span></text:span><text:span text:style-name="Default_20_Paragraph_20_Font"><text:span text:style-name="T1">ה </text:span></text:span><text:span text:style-name="Default_20_Paragraph_20_Font"><text:span text:style-name="T2">וּמַלִּיל עִם קֹרַח וְעִם כָּל כְּנִשְׁתֵּיהּ לְמֵימַר בְּצַפְרָא וִיהוֹדַע יְיָ יָת דְּכָשַׁר לֵיהּ וְיָת דְּקַדִּישׁ וִיקָרֵב לָקֳדָמוֹהִי וְיָת דִּי יִתְרְעֵי בֵיהּ יְקָרֵב לְשִׁמּוּשֵׁיהּ׃ </text:span></text:span><text:span text:style-name="Default_20_Paragraph_20_Font"><text:span text:style-name="T1">ו </text:span></text:span><text:span text:style-name="Default_20_Paragraph_20_Font"><text:span text:style-name="T2">דָּא עִבִידוּ סָבוּ לְכוֹן מַחְתְּיָן קֹרַח וְכָל כְּנִשְׁתֵּיהּ׃ </text:span></text:span><text:span text:style-name="Default_20_Paragraph_20_Font"><text:span text:style-name="T1">ז </text:span></text:span><text:span text:style-name="Default_20_Paragraph_20_Font"><text:span text:style-name="T2">וְהָבוּ בְהוֹן אֶשָּׁתָא וְשַׁוִּיוּ עֲלֵיהוֹן קְטוֹרֶת בּוּסְמִין קֳדָם יְיָ מְחַר וִיהֵי גַּבְרָא דְּיִתְרְעֵי יְיָ הוּא קַדִּישׁ סַגִּי לְכוֹן בְּנֵי לֵוִי׃ </text:span></text:span><text:span text:style-name="Default_20_Paragraph_20_Font"><text:span text:style-name="T1">ח </text:span></text:span><text:span text:style-name="Default_20_Paragraph_20_Font"><text:span text:style-name="T2">וַאֲמַר משֶׁה לְקֹרַח שְׁמָעוּ כְעַן בְּנֵי לֵוִי׃ </text:span></text:span><text:span text:style-name="Default_20_Paragraph_20_Font"><text:span text:style-name="T1">ט </text:span></text:span><text:span text:style-name="Default_20_Paragraph_20_Font"><text:span text:style-name="T2">הַזְּעֵר לְכוֹן אֲרֵי אַפְרֵשׁ אֱלָהָא דְיִשְׂרָאֵל יָתְכוֹן מִכְּנִשְׁתָּא דְיִשְׂרָאֵל לְקָרָבָא יָתְכוֹן קֳדָמוֹהִי לְמִפְלַח יָת פָּלְחַן מַשְׁכְּנָא דַיְיָ וּלְמֵקַם קֳדָם כְּנִשְׁתָּא לְשַׁמָּשׁוּתְהוֹן׃ </text:span></text:span><text:span text:style-name="Default_20_Paragraph_20_Font"><text:span text:style-name="T1">י </text:span></text:span><text:span text:style-name="Default_20_Paragraph_20_Font"><text:span text:style-name="T2">וְקָרֵב יָתָךְ וְיָת כָּל אַחָיךְ בְּנֵי לֵוִי עִמָּךְ וּכְעַן אַתּוּן בָּעָן אַף כְּהֻנָּתָא רַבְּתָא׃ </text:span></text:span><text:span text:style-name="Default_20_Paragraph_20_Font"><text:span text:style-name="T1">יא </text:span></text:span><text:span text:style-name="Default_20_Paragraph_20_Font"><text:span text:style-name="T2">בְּכֵן אַתְּ וְכָל כְּנִשְׁתָּךְ דְּאִזְדַּמִּנְתּוּן עַל יְיָ וְאַהֲרֹן מָה הוּא אֲרֵי אִתְרַעַמְתּוּן עֲלוֹהִי׃ </text:span></text:span><text:span text:style-name="Default_20_Paragraph_20_Font"><text:span text:style-name="T1">יב </text:span></text:span><text:span text:style-name="Default_20_Paragraph_20_Font"><text:span text:style-name="T2">וּשְׁלַח משֶׁה לְמִקְרֵי לְדָתָן וְלַאֲבִירָם בְּנֵי אֱלִיאָב וַאֲמָרוּ לָא נִסָּק׃ </text:span></text:span><text:span text:style-name="Default_20_Paragraph_20_Font"><text:span text:style-name="T1">יג </text:span></text:span><text:span text:style-name="Default_20_Paragraph_20_Font"><text:span text:style-name="T2">הַזְּעֵר אֲרֵי אַסֶּקְתָּנָא מֵאַרְעָא עָבְדָא חֲלַב וּדְבָשׁ לְקַטָּלוּתָנָא בְּמַדְבְּרָא אֲרֵי אִתְרַבְרַבְתְּ עֲלָנָא אַף אִתְרַבְרָבָא׃ </text:span></text:span><text:span text:style-name="Default_20_Paragraph_20_Font"><text:span text:style-name="T1">יד </text:span></text:span><text:span text:style-name="Default_20_Paragraph_20_Font"><text:span text:style-name="T2">בְּרַם לָא לְאַרְעָא עָבְדָא חֲלַב וּדְבָשׁ אַעַלְתָּנָא וִיהַבְתָּא לָנָא אַחֲסָנַת חַקְלִין וְכַרְמִין הַעֵינֵי גֻּבְרַיָּא הָאִנּוּן תְּשַׁלַּח לְעַוָּרָא לָא נִסָּק׃ </text:span></text:span><text:span text:style-name="Default_20_Paragraph_20_Font"><text:span text:style-name="T1">טו </text:span></text:span><text:span text:style-name="Default_20_Paragraph_20_Font"><text:span text:style-name="T2">וּתְקֵף לְמשֶׁה לַחֲדָא וַאֲמַר קֳדָם יְיָ לָא תְקַבֵּל בְּרַעֲוָא קֻרְבַּנְהוֹן לָא חֲמָרָא דְחַד מִנְּהוֹן שְׁחָרִית וְלָא אַבְאֵשִׁית יָת חַד מִנְּהוֹן׃ </text:span></text:span><text:span text:style-name="Default_20_Paragraph_20_Font"><text:span text:style-name="T1">טז </text:span></text:span><text:span text:style-name="Default_20_Paragraph_20_Font"><text:span text:style-name="T2">וַאֲמַר משֶׁה לְקֹרַח אַתְּ וְכָל כְּנִשְׁתָּךְ הֱווֹ זְמִינִין </text:span></text:span><text:soft-page-break/><text:span text:style-name="Default_20_Paragraph_20_Font"><text:span text:style-name="T2">לָקֳדָם יְיָ אַתְּ וְאִנּוּן וְאַהֲרֹן מְחָר׃ </text:span></text:span><text:span text:style-name="Default_20_Paragraph_20_Font"><text:span text:style-name="T1">יז </text:span></text:span><text:span text:style-name="Default_20_Paragraph_20_Font"><text:span text:style-name="T2">וּסְבוּ גְּבַר מַחְתִּיתֵיהּ וּתְשַׁוּוּן עֲלֵיהוֹן קְטֹרֶת בּוּסְמִין וּתְקָרְבוּן קֳדָם יְיָ גְּבַר מַחְתִּיתֵיהּ מָאתָן וְחַמְשִׁין מַחְתְּיָן וְאַתְּ וְאַהֲרֹן גְּבַר מַחְתִּיתֵיהּ׃ </text:span></text:span><text:span text:style-name="Default_20_Paragraph_20_Font"><text:span text:style-name="T1">יח </text:span></text:span><text:span text:style-name="Default_20_Paragraph_20_Font"><text:span text:style-name="T2">וּנְסִיבוּ גְבַר מַחְתִּיתֵיהּ וִיהָבוּ עֲלֵיהוֹן אֶשָּׁתָא וְשַׁוִּיאוּ עֲלֵיהוֹן קְטֹרֶת בּוּסְמִין וְקָמוּ בִּתְרַע מַשְׁכַּן זִמְנָא וּמשֶׁה וְאַהֲרֹן׃ </text:span></text:span><text:span text:style-name="Default_20_Paragraph_20_Font"><text:span text:style-name="T1">יט </text:span></text:span><text:span text:style-name="Default_20_Paragraph_20_Font"><text:span text:style-name="T2">וְאַכְנַשׁ עֲלֵיהוֹן קֹרַח יָת כָּל כְּנִשְׁתָּא לִתְרַע מַשְׁכַּן זִמְנָא וְאִתְגְּלֵי יְקָרָא דַיְיָ לְכָל כְּנִשְׁתָּא׃ </text:span></text:span><text:span text:style-name="Default_20_Paragraph_20_Font"><text:span text:style-name="T1">כ </text:span></text:span><text:span text:style-name="Default_20_Paragraph_20_Font"><text:span text:style-name="T2">וּמַלִּיל יְיָ עִם משֶׁה וְעִם אַהֲרֹן לְמֵימָר׃ </text:span></text:span><text:span text:style-name="Default_20_Paragraph_20_Font"><text:span text:style-name="T1">כא </text:span></text:span><text:span text:style-name="Default_20_Paragraph_20_Font"><text:span text:style-name="T2">אִתְּפְּרָשׁוּ מִגּוֹ כְּנִשְׁתָּא הָדָא וְאֵשֵׁצֵי יָתְהוֹן כְּשָׁעָה׃ </text:span></text:span><text:span text:style-name="Default_20_Paragraph_20_Font"><text:span text:style-name="T1">כב </text:span></text:span><text:span text:style-name="Default_20_Paragraph_20_Font"><text:span text:style-name="T2">וּנְפָלוּ עַל אַפֵּיהוֹן וַאֲמָרוּ אֵל אֱלָהָא רוּחַיָּא לְכָל בִּשְׂרָא גַּבְרָא חַד יֵחוֹב וְעַל כָּל כְּנִשְׁתָּא יְהֵי רוּגְזָא׃ </text:span></text:span><text:span text:style-name="Default_20_Paragraph_20_Font"><text:span text:style-name="T1">כג </text:span></text:span><text:span text:style-name="Default_20_Paragraph_20_Font"><text:span text:style-name="T2">וּמַלֵּיל יְיָ עִם משֶׁה לְמֵימָר׃ </text:span></text:span><text:span text:style-name="Default_20_Paragraph_20_Font"><text:span text:style-name="T1">כד </text:span></text:span><text:span text:style-name="Default_20_Paragraph_20_Font"><text:span text:style-name="T2">מַלֵּל עִם כְּנִשְׁתָּא לְמֵימָר אִסְתַּלָּקוּ מִסְּחוֹר סְחוֹר לְמַשְׁכְּנָא דְקֹרַח דָּתָן וַאֲבִירָם׃ </text:span></text:span><text:span text:style-name="Default_20_Paragraph_20_Font"><text:span text:style-name="T1">כה </text:span></text:span><text:span text:style-name="Default_20_Paragraph_20_Font"><text:span text:style-name="T2">וְקָם משֶׁה וַאֲזַל לְוָת דָּתָן וַאֲבִירָם וַאֲזָלוּ בַתְרוֹהִי סָבֵי יִשְׂרָאֵל׃ </text:span></text:span><text:span text:style-name="Default_20_Paragraph_20_Font"><text:span text:style-name="T1">כו </text:span></text:span><text:span text:style-name="Default_20_Paragraph_20_Font"><text:span text:style-name="T2">וּמַלִּיל עִם כְּנִשְׁתָּא לְמֵימָר זוּרוּ כְעַן מֵעִלָּוֵי מַשְׁכְּנֵי גֻּבְרַיָּא חַיָּבַיָּא הָאִלֵּין וְלָא תִקְרְבוּן בְּכָל דִּי לְהוֹן דִּלְמָא תִלְקוּן בְּכָל חוֹבֵיהוֹן׃ </text:span></text:span><text:span text:style-name="Default_20_Paragraph_20_Font"><text:span text:style-name="T1">כז </text:span></text:span><text:span text:style-name="Default_20_Paragraph_20_Font"><text:span text:style-name="T2">וְאִסְתַּלָּקוּ מֵעִלָּוֵי מַשְׁכְּנָא דְקֹרַח דָּתָן וַאֲבִירָם מִסְּחוֹר סְחוֹר וְדָתָן וַאֲבִירָם נְפָקוּ קַיְּמִין בִּתְרַע מַשְׁכְּנֵיהוֹן וּנְשֵׁיהוֹן וּבְנֵיהוֹן וְטַפְלְהוֹן׃ </text:span></text:span><text:span text:style-name="Default_20_Paragraph_20_Font"><text:span text:style-name="T1">כח </text:span></text:span><text:span text:style-name="Default_20_Paragraph_20_Font"><text:span text:style-name="T2">וַאֲמַר משֶׁה בְּדָא תִדְּעוּן אֲרֵי יְיָ שַׁלְּחַנִּי לְמֶעְבַּד יָת כָּל עוֹבָדַיָּא הָאִלֵּין אֲרֵי לָא מֵרְעוּתִי׃ </text:span></text:span><text:span text:style-name="Default_20_Paragraph_20_Font"><text:span text:style-name="T1">כט </text:span></text:span><text:span text:style-name="Default_20_Paragraph_20_Font"><text:span text:style-name="T2">אִם כְּמוֹתָא דְכָל אֱנָשָׁא יְמוּתוּן אִלֵּין וּסְעָרָא דְּכָל אֶנָשָׁא יִסְתְּעַר עֲלֵיהוֹן לָא יְיָ שַׁלְּחַנִּי׃ </text:span></text:span><text:span text:style-name="Default_20_Paragraph_20_Font"><text:span text:style-name="T1">ל </text:span></text:span><text:span text:style-name="Default_20_Paragraph_20_Font"><text:span text:style-name="T2">וְאִם בְּרִיאָה יִבְרֵי יְיָ וּפְתָחַת אַרְעָא יָת פּוּמַהּ וּבְלָעַת יָתְהוֹן וְיָת כָּל דִּי לְהוֹן וְיֶחֱתוּן כַּד חַיִּין לִשְׁאוֹל וְתִדְּעוּן אֲרֵי אַרְגִּיזוּ גֻּבְרַיָּא הָאִלֵּין קֳדָם יְיָ׃ </text:span></text:span><text:span text:style-name="Default_20_Paragraph_20_Font"><text:span text:style-name="T1">לא </text:span></text:span><text:span text:style-name="Default_20_Paragraph_20_Font"><text:span text:style-name="T2">וַהֲוָה כַּד שֵׁצֵי לְמַלָּלָא יָת כָּל פִּתְגָּמַיָּא הָאִלֵּין וְאִתְבְּזָעַת אַרְעָא דִּי תְחוֹתֵיהוֹן׃ </text:span></text:span><text:span text:style-name="Default_20_Paragraph_20_Font"><text:span text:style-name="T1">לב </text:span></text:span><text:span text:style-name="Default_20_Paragraph_20_Font"><text:span text:style-name="T2">וּפְתָחַת אַרְעָא יָת פּוּמַהּ וּבְלָעַת יָתְהוֹן וְיָת אֱנַשׁ בָּתֵּיהוֹן וְיָת כָּל אֱנָשָׁא דִּי לְקֹרַח וְיָת כָּל קִנְיָנָא׃ </text:span></text:span><text:span text:style-name="Default_20_Paragraph_20_Font"><text:span text:style-name="T1">לג </text:span></text:span><text:span text:style-name="Default_20_Paragraph_20_Font"><text:span text:style-name="T2">וּנְחָתוּ אִנּוּן וְכָל דִּי לְהוֹן כַּד חַיִּין לִשְׁאוֹל וַחֲפַת עֲלֵיהוֹן אַרְעָא וַאֲבָדוּ מִגּוֹ קְהָלָא׃ </text:span></text:span><text:span text:style-name="Default_20_Paragraph_20_Font"><text:span text:style-name="T1">לד </text:span></text:span><text:span text:style-name="Default_20_Paragraph_20_Font"><text:span text:style-name="T2">וְכָל יִשְׂרָאֵל דִּי בְּסַחֲרָנֵיהוֹן עֲרָקוּ לְקָלְהוֹן אֲרֵי אֲמָרוּ דִּלְמָא תִבְלְעִנָּנָא אַרְעָא׃ </text:span></text:span><text:span text:style-name="Default_20_Paragraph_20_Font"><text:span text:style-name="T1">לה </text:span></text:span><text:span text:style-name="Default_20_Paragraph_20_Font"><text:span text:style-name="T2">וְאֶשָּׁתָא נְפָקַת מִן קֳדָם יְיָ וַאֲכָלַת יָת מָאתָן וְחַמְשִׁין גַּבְרָא מְקָרְבֵי קְטֹרֶת בּוּסְמַיָּא׃ </text:span></text:span></text:p>
      </text:section>
      <text:section text:style-name="Sect1" text:name="Sect17">
        <text:p text:style-name="P2">Numbers 17</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אֲמַר לְאֶלְעָזָר בַּר אַהֲרֹן כַּהֲנָא וְיַפְרֵשׁ יָת מַחְתְּיָתָא מִבֵּין יְקִידַיָּא וְיָת אֶשָּׁתָא יַרְחֵק לְהָלָא אֲרֵי אִתְקַדָּשׁוּ׃ </text:span></text:span><text:span text:style-name="Default_20_Paragraph_20_Font"><text:span text:style-name="T1">ג </text:span></text:span><text:span text:style-name="Default_20_Paragraph_20_Font"><text:span text:style-name="T2">יָת מַחְתְּיַת חַיָּבַיָּא הָאִלֵּין דְּאִתְחַיָּבוּ בְּנַפְשָׁתֵיהוֹן וְיַעְבְּדוּן יָתְהֵן טַסִּין רַדִּידִין חוֹפָאָה לְמַדְבְּחָא אֲרֵי קָרֵבֻנּוּן קֳדָם יְיָ וְאִתְקַדָּשׁוּ וִיהֶוְיָן לְאָת לִבְנֵי יִשְׂרָאֵל׃ </text:span></text:span><text:span text:style-name="Default_20_Paragraph_20_Font"><text:span text:style-name="T1">ד </text:span></text:span><text:span text:style-name="Default_20_Paragraph_20_Font"><text:span text:style-name="T2">וּנְסִיב אֶלְעָזָר כַּהֲנָא יָת מַחְתְּיָתָא דִנְחָשָׁא דְּקָרִיבוּ יוֹקִידַיָּא וְרַדִּידֻנּוּן חוֹפָאָה לְמַדְבְּחָא׃ </text:span></text:span><text:span text:style-name="Default_20_Paragraph_20_Font"><text:span text:style-name="T1">ה </text:span></text:span><text:span text:style-name="Default_20_Paragraph_20_Font"><text:span text:style-name="T2">דָּכְרָנָא לִבְנֵי יִשְׂרָאֵל בְּדִיל דִּי לָא יִקְרַב גְּבַר חִלּוֹנַי דִּי לָא מִזַּרְעָא דְאַהֲרֹן הוּא לְאַסָּקָא קְטֹרֶת בּוּסְמִין קֳדָם יְיָ וְלָא יְהֵי כְקֹרַח וְכִכְנִשְׁתֵּיהּ כְּמָא דִי מַלִּיל יְיָ בִּידָא דְמשֶׁה לֵיהּ׃ </text:span></text:span><text:span text:style-name="Default_20_Paragraph_20_Font"><text:span text:style-name="T1">ו </text:span></text:span><text:span text:style-name="Default_20_Paragraph_20_Font"><text:span text:style-name="T2">וְאִתְרַעֲמוּ כָּל כְּנִשְׁתָּא דִבְנֵי יִשְׂרָאֵל מִיּוֹמָא דְבַתְרוֹהִי עַל משֶׁה וְעַל אַהֲרֹן לְמֵימָר אַתּוּן גְּרַמְתּוּן דְּמִית עַמָּא דַיְיָ׃ </text:span></text:span><text:span text:style-name="Default_20_Paragraph_20_Font"><text:span text:style-name="T1">ז </text:span></text:span><text:span text:style-name="Default_20_Paragraph_20_Font"><text:span text:style-name="T2">וַהֲוָה בְּאִתְכַּנָּשׁוּת כְּנִשְׁתָּא עַל משֶׁה וְעַל אַהֲרֹן וְאִתְפְּנִיאוּ לְמַשְׁכַּן זִמְנָא וְהָא חֲפָהִי עֲנָנָא וְאִתְגְּלִי יְקָרָא דַיְיָ׃ </text:span></text:span><text:span text:style-name="Default_20_Paragraph_20_Font"><text:span text:style-name="T1">ח </text:span></text:span><text:span text:style-name="Default_20_Paragraph_20_Font"><text:span text:style-name="T2">וְעָל משֶׁה וְאַהֲרֹן לָקֳדָם מַשְׁכַּן זִמְנָא׃ </text:span></text:span><text:span text:style-name="Default_20_Paragraph_20_Font"><text:span text:style-name="T1">ט </text:span></text:span><text:span text:style-name="Default_20_Paragraph_20_Font"><text:span text:style-name="T2">וּמַלִּיל יְיָ עִם משֶׁה לְמֵימָר׃ </text:span></text:span><text:span text:style-name="Default_20_Paragraph_20_Font"><text:span text:style-name="T1">י </text:span></text:span><text:span text:style-name="Default_20_Paragraph_20_Font"><text:span text:style-name="T2">אִתְפְּרָשׁוּ מִגּוֹ כְּנִשְׁתָּא הָדָא וְאֵשֵׁצֵי יָתְהוֹן כְּשָׁעָה וּנְפָלוּ עַל אַפֵּיהוֹן׃ </text:span></text:span><text:span text:style-name="Default_20_Paragraph_20_Font"><text:span text:style-name="T1">יא </text:span></text:span><text:span text:style-name="Default_20_Paragraph_20_Font"><text:span text:style-name="T2">וַאֲמַר משֶׁה לְאַהֲרֹן סַב יָת מַחְתִּיתָא וְהַב עֲלַהּ אֶשָּׁתָא מֵעִלָּוֵי מַדְבְּחָא וְשַׁו קְטֹרֶת בּוּסְמַיָּא וְאוֹבִיל בִּפְרִיעַ לִכְנִשְׁתָּא וְכַפֵּר עֲלֵיהוֹן אֲרֵי נְפַק רָגְזָא מִן קֳדָם יְיָ שָׁרֵי מוֹתָנָא׃ </text:span></text:span><text:span text:style-name="Default_20_Paragraph_20_Font"><text:span text:style-name="T1">יב </text:span></text:span><text:span text:style-name="Default_20_Paragraph_20_Font"><text:span text:style-name="T2">וּנְסִיב אַהֲרֹן כְּמָא דִי מַלִּיל משֶׁה וּרְהַט לְגוֹ קְהָלָא וְהָא שָׁרֵי מוֹתָנָא בְּעַמָּא וִיהַב יָת קְטֹרֶת </text:span></text:span><text:soft-page-break/><text:span text:style-name="Default_20_Paragraph_20_Font"><text:span text:style-name="T2">בּוּסְמַיָּא וְכַפַּר עַל עַמָּא׃ </text:span></text:span><text:span text:style-name="Default_20_Paragraph_20_Font"><text:span text:style-name="T1">יג </text:span></text:span><text:span text:style-name="Default_20_Paragraph_20_Font"><text:span text:style-name="T2">וְקָם בֵּין מֵתַיָּא וּבֵין חַיַּיָּא וְאִתְכְּלִי מוֹתָנָא׃ </text:span></text:span><text:span text:style-name="Default_20_Paragraph_20_Font"><text:span text:style-name="T1">יד </text:span></text:span><text:span text:style-name="Default_20_Paragraph_20_Font"><text:span text:style-name="T2">וַהֲווֹ דְּמִיתוּ בְּמוֹתָנָא אַרְבְּעַת עֲשַׁר אַלְפִין וּשְׁבַע מְאָה בַּר מִדְּמִיתוּ עַל פְּלֻגְתָּא דְקֹרַח׃ </text:span></text:span><text:span text:style-name="Default_20_Paragraph_20_Font"><text:span text:style-name="T1">טו </text:span></text:span><text:span text:style-name="Default_20_Paragraph_20_Font"><text:span text:style-name="T2">וְתָב אַהֲרֹן לְמשֶׁה לִתְרַע מַשְׁכַּן זִמְנָא וּמוֹתָנָא אִתְכְּלִי׃ </text:span></text:span><text:span text:style-name="Default_20_Paragraph_20_Font"><text:span text:style-name="T1">טז </text:span></text:span><text:span text:style-name="Default_20_Paragraph_20_Font"><text:span text:style-name="T2">וּמַלִּיל יְיָ עִם משֶׁה לְמֵימָר׃ </text:span></text:span><text:span text:style-name="Default_20_Paragraph_20_Font"><text:span text:style-name="T1">יז </text:span></text:span><text:span text:style-name="Default_20_Paragraph_20_Font"><text:span text:style-name="T2">מַלֵּל עִם בְּנֵי יִשְׂרָאֵל וְסַב מִנְּהוֹן חֻטְרָא חֻטְרָא לְבֵית אַבָּא מִן כָּל רַבְרְבָנֵיהוֹן לְבֵית אֲבָהַתְהוֹן תְּרֵי עֲשַׂר חֻטְרִין גְּבַר יָת שְׁמֵיהּ תִּכְתּוֹב עַל חֻטְרֵיהּ׃ </text:span></text:span><text:span text:style-name="Default_20_Paragraph_20_Font"><text:span text:style-name="T1">יח </text:span></text:span><text:span text:style-name="Default_20_Paragraph_20_Font"><text:span text:style-name="T2">וְיָת שְׁמָא דְאַהֲרֹן תִּכְתּוֹב עַל חֻטְרָא דְלֵוִי אֲרֵי חֻטְרָא חַד לְרֵישׁ בֵּית אֲבָהַתְהוֹן׃ </text:span></text:span><text:span text:style-name="Default_20_Paragraph_20_Font"><text:span text:style-name="T1">יט </text:span></text:span><text:span text:style-name="Default_20_Paragraph_20_Font"><text:span text:style-name="T2">וְתַצְנְעִנּוּן בְּמַשְׁכַּן זִמְנָא קֳדָם סַהֲדוּתָא דִּי אֲזַמֵּן מֵימְרִי לְכוֹן תַּמָּן׃ </text:span></text:span><text:span text:style-name="Default_20_Paragraph_20_Font"><text:span text:style-name="T1">כ </text:span></text:span><text:span text:style-name="Default_20_Paragraph_20_Font"><text:span text:style-name="T2">וִיהֵי גַּבְרָא דְּאִתְרְעֵי בֵיהּ חֻטְרֵיהּ יִנְעֵי וַאֲנִיחַ מִן קֳדָמַי יָת תּוּרְעֲמַת בְּנֵי יִשְׂרָאֵל דִּי אִנּוּן מִתְרַעֲמִין עֲלֵיכוֹן׃ </text:span></text:span><text:span text:style-name="Default_20_Paragraph_20_Font"><text:span text:style-name="T1">כא </text:span></text:span><text:span text:style-name="Default_20_Paragraph_20_Font"><text:span text:style-name="T2">וּמַלִּיל משֶׁה עִם בְּנֵי יִשְׂרָאֵל וִיהָבוּ לֵיהּ כָּל רַבְרְבָנֵיהוֹן חֻטְרָא לְרַבָּא חַד חֻטְרָא לְרַבָּא חַד לְבֵית אֲבָהַתְהוֹן תְּרֵי עֲשַׂר חֻטְרִין וְחֻטְרָא דְאַהֲרֹן בְּגוֹ חֻטְרֵיהוֹן׃ </text:span></text:span><text:span text:style-name="Default_20_Paragraph_20_Font"><text:span text:style-name="T1">כב </text:span></text:span><text:span text:style-name="Default_20_Paragraph_20_Font"><text:span text:style-name="T2">וְאַצְנַע משֶׁה יָת חֻטְרַיָּא קֳדָם יְיָ בְּמַשְׁכְּנָא דְּסַהֲדוּתָא׃ </text:span></text:span><text:span text:style-name="Default_20_Paragraph_20_Font"><text:span text:style-name="T1">כג </text:span></text:span><text:span text:style-name="Default_20_Paragraph_20_Font"><text:span text:style-name="T2">וַהֲוָה בְיוֹמָא דְבַתְרוֹהִי וְעַל משֶׁה לְמַשְׁכְּנָא דְסַהֲדוּתָא וְהָא נְעָא חֻטְרָא דְאַהֲרֹן לְבֵית לֵוִי וְאַפֵּק לַבְלְבִין וְאָנֵץ נֵץ וְכָפֵת שִׁגְדִּין׃ </text:span></text:span><text:span text:style-name="Default_20_Paragraph_20_Font"><text:span text:style-name="T1">כד </text:span></text:span><text:span text:style-name="Default_20_Paragraph_20_Font"><text:span text:style-name="T2">וְאַפֵּק משֶׁה יָת כָּל חֻטְרַיָּא מִן קֳדָם יְיָ לְוָת כָּל בְּנֵי יִשְׂרָאֵל וְאִשְׁתְּמוֹדָעוּ וּנְסִיבוּ גְּבַר חֻטְרֵיהּ׃ </text:span></text:span><text:span text:style-name="Default_20_Paragraph_20_Font"><text:span text:style-name="T1">כה </text:span></text:span><text:span text:style-name="Default_20_Paragraph_20_Font"><text:span text:style-name="T2">וַאֲמַר יְיָ לְמשֶׁה אָתֵב יָת חֻטְרָא דְאַהֲרֹן לָקֳדָם סַהֲדוּתָא לְמַטְּרָא לְאָת לְעַמָּא סַרְבָּנָא וִיסוּפַן תּוּרְעֲמַתְהוֹן מִן קֳדָמַי וְלָא יְמוּתוּן׃ </text:span></text:span><text:span text:style-name="Default_20_Paragraph_20_Font"><text:span text:style-name="T1">כו </text:span></text:span><text:span text:style-name="Default_20_Paragraph_20_Font"><text:span text:style-name="T2">וַעֲבַד משֶׁה כְּמָא דִּי פַקִּיד יְיָ יָתֵיהּ כֵּן עֲבָד׃ </text:span></text:span><text:span text:style-name="Default_20_Paragraph_20_Font"><text:span text:style-name="T1">כז </text:span></text:span><text:span text:style-name="Default_20_Paragraph_20_Font"><text:span text:style-name="T2">וַאֲמָרוּ בְּנֵי יִשְׂרָאֵל לְמשֶׁה לְמֵימָר הָא מִנָּנָא קְטָלַת חַרְבָּא הָא מִנָּנָא בְּלַעַת אַרְעָא וְהָא מִנָּנָא דְּמִיתוּ בְמוֹתָנָא׃ </text:span></text:span><text:span text:style-name="Default_20_Paragraph_20_Font"><text:span text:style-name="T1">כח </text:span></text:span><text:span text:style-name="Default_20_Paragraph_20_Font"><text:span text:style-name="T2">כֹּל דְּקָרֵב מִקְרַב לְמַשְׁכְּנָא דַיְיָ מָאִית הָא אֲנַחְנָא סַיְפִין לִמְמָת׃ </text:span></text:span></text:p>
      </text:section>
      <text:section text:style-name="Sect1" text:name="Sect18">
        <text:p text:style-name="P2">Numbers 18</text:p>
        <text:p text:style-name="P3"><text:span text:style-name="Default_20_Paragraph_20_Font"><text:span text:style-name="T1">א </text:span></text:span><text:span text:style-name="Default_20_Paragraph_20_Font"><text:span text:style-name="T2">וַאֲמַר יְיָ לְאַהֲרֹן אַתְּ וּבְנָיךְ וּבֵית אָבוּךְ עִמָּךְ תְּסַלְּחוּן עַל חוֹבֵי מַקְדְּשָׁא וְאַתְּ וּבְנָיךְ עִמָּךְ תְּסַלְּחוּן עַל חוֹבֵי כְהֻנַּתְכוֹן׃ </text:span></text:span><text:span text:style-name="Default_20_Paragraph_20_Font"><text:span text:style-name="T1">ב </text:span></text:span><text:span text:style-name="Default_20_Paragraph_20_Font"><text:span text:style-name="T2">וְאַף יָת אַחָיךְ שִׁבְטָא דְלֵוִי שִׁבְטָא דְאָבוּךְ קָרֵב לְוָתָךְ וְיִתּוֹסְפוּן עֲלָךְ וִישַׁמְּשֻׁנָּךְ וְאַתְּ וּבְנָיךְ עִמָּךְ קֳדָם מַשְׁכְּנָא דְסַהֲדוּתָא׃ </text:span></text:span><text:span text:style-name="Default_20_Paragraph_20_Font"><text:span text:style-name="T1">ג </text:span></text:span><text:span text:style-name="Default_20_Paragraph_20_Font"><text:span text:style-name="T2">וְיִטְּרוּן מַטַּרְתָּךְ וּמַטְּרַת כָּל מַשְׁכְּנָא בְּרַם לְמָנֵי קוּדְשָׁא וּלְמַדְבְּחָא לָא יִקְרְבוּן וְלָא יְמוּתוּן אַף אִנּוּן אַף אַתּוּן׃ </text:span></text:span><text:span text:style-name="Default_20_Paragraph_20_Font"><text:span text:style-name="T1">ד </text:span></text:span><text:span text:style-name="Default_20_Paragraph_20_Font"><text:span text:style-name="T2">וְיִתּוֹסְפוּן עֲלָךְ וְיִטְּרוּן יָת מַטְּרַת מַשְׁכַּן זִמְנָא לְכָל פָּלְחַן מַשְׁכְּנָא וְחִלּוֹנַי לָא יִקְרַב לְוָתְכוֹן׃ </text:span></text:span><text:span text:style-name="Default_20_Paragraph_20_Font"><text:span text:style-name="T1">ה </text:span></text:span><text:span text:style-name="Default_20_Paragraph_20_Font"><text:span text:style-name="T2">וְתִטְּרוּן יָת מַטְּרַת קוּדְשָׁא וְיָת מַטְּרַת מַדְבְּחָא וְלָא יְהֵי עוֹד רָגְזָא עַל בְּנֵי יִשְׂרָאֵל׃ </text:span></text:span><text:span text:style-name="Default_20_Paragraph_20_Font"><text:span text:style-name="T1">ו </text:span></text:span><text:span text:style-name="Default_20_Paragraph_20_Font"><text:span text:style-name="T2">וַאֲנָא הָא קָרֵיבִית יָת אֲחֵיכוֹן לֵוָאֵי מִגּוֹ בְּנֵי יִשְׂרָאֵל לְכוֹן מַתְּנָא יְהִיבִין קֳדָם יְיָ לְמִפְלַח יָת פָּלְחַן מַשְׁכַּן זִמְנָא׃ </text:span></text:span><text:span text:style-name="Default_20_Paragraph_20_Font"><text:span text:style-name="T1">ז </text:span></text:span><text:span text:style-name="Default_20_Paragraph_20_Font"><text:span text:style-name="T2">וְאַתְּ וּבְנָיךְ עִמָּךְ תִּטְּרוּן יָת כְּהֻנַּתְכוֹן לְכָל פִּתְגַּם מַדְבְּחָא וּלְמִגָּו לְפָרוּכְתָּא וְתִפְלְחוּן פָּלְחַן מַתְּנָא אֵיהַב יָת כְּהֻנַּתְכוֹן וְחִלּוֹנַי דְּיִקְרַב יִתְקְטָל׃ </text:span></text:span><text:span text:style-name="Default_20_Paragraph_20_Font"><text:span text:style-name="T1">ח </text:span></text:span><text:span text:style-name="Default_20_Paragraph_20_Font"><text:span text:style-name="T2">וּמַלִּיל יְיָ עִם אַהֲרֹן וַאֲנָא הָא יְהָבִית לָךְ יָת מַטְּרַת אַפְרָשׁוּתָי לְכָל קוּדְשַׁיָּא דִבְנֵי יִשְׂרָאֵל לָךְ יְהַבְתִּנּוּן לִרְבוּ וְלִבְנָיךְ לִקְיַם עֳלָם׃ </text:span></text:span><text:span text:style-name="Default_20_Paragraph_20_Font"><text:span text:style-name="T1">ט </text:span></text:span><text:span text:style-name="Default_20_Paragraph_20_Font"><text:span text:style-name="T2">דֵּין יְהֵי לָךְ מִקּוֹדֶשׁ קוּדְשַׁיָּא מוֹתַר מִן אֶשָּׁתָא כָּל קוּרְבָּנֵיהוֹן לְכָל מִנְחַתְהוֹן וּלְכָל חַטְוַתְהוֹן וּלְכָל אֲשַׁמְהוֹן דִּי יְתִיבוּן קֳדָמַי קוֹדֶשׁ קוּדְשִׁין דִּי לָךְ הוּא וְלִבְנָיךְ׃ </text:span></text:span><text:span text:style-name="Default_20_Paragraph_20_Font"><text:span text:style-name="T1">י </text:span></text:span><text:span text:style-name="Default_20_Paragraph_20_Font"><text:span text:style-name="T2">בְּקֹדֶשׁ קוּדְשִׁין תֵּכְלֻנֵּיהּ כָּל דְּכוּרָא יֵיכוּל יָתֵיהּ קוּדְשָׁא יְהֵי לָךְ׃ </text:span></text:span><text:span text:style-name="Default_20_Paragraph_20_Font"><text:span text:style-name="T1">יא </text:span></text:span><text:span text:style-name="Default_20_Paragraph_20_Font"><text:span text:style-name="T2">וְדֵין לָךְ אַפְרָשׁוּת מַתְּנַתְהוֹן לְכָל אֲרַמוּת בְּנֵי יִשְׂרָאֵל לָךְ יְהַבְתִּנּוּן וְלִבְנָיךְ וְלִבְנָתָיךְ עִמָּךְ לִקְיַם עֳלָם כָּל דִּדְכֵי בְּבֵיתָךְ יֵיכוּל יָתֵיהּ׃ </text:span></text:span><text:span text:style-name="Default_20_Paragraph_20_Font"><text:span text:style-name="T1">יב </text:span></text:span><text:span text:style-name="Default_20_Paragraph_20_Font"><text:span text:style-name="T2">כָּל טוּב מְשַׁח וְכָל טוּב חֲמַר וְעִבּוּר רֵאשִׁיתְהוֹן דִּי יִתְּנוּן קֳדָם יְיָ לָךְ יְהַבְתִּנּוּן׃ </text:span></text:span><text:span text:style-name="Default_20_Paragraph_20_Font"><text:span text:style-name="T1">יג </text:span></text:span><text:span text:style-name="Default_20_Paragraph_20_Font"><text:span text:style-name="T2">בִּכּוּרֵי כָּל דִּי בְאַרְעֲהוֹן דִּי יַיְתוּן קֳדָם יְיָ דִּי לָךְ יְהֵי כָּל </text:span></text:span><text:soft-page-break/><text:span text:style-name="Default_20_Paragraph_20_Font"><text:span text:style-name="T2">דִּדְכֵי בְּבֵיתָךְ יֵיכְלֻנֵּיהּ׃ </text:span></text:span><text:span text:style-name="Default_20_Paragraph_20_Font"><text:span text:style-name="T1">יד </text:span></text:span><text:span text:style-name="Default_20_Paragraph_20_Font"><text:span text:style-name="T2">כָּל חֶרְמָא בְיִשְׂרָאֵל דִּי לָךְ יְהֵי׃ </text:span></text:span><text:span text:style-name="Default_20_Paragraph_20_Font"><text:span text:style-name="T1">טו </text:span></text:span><text:span text:style-name="Default_20_Paragraph_20_Font"><text:span text:style-name="T2">כָּל פָּתַח וַלְדָּא לְכָל בִּשְׂרָא דִּי יְקָרְבוּן קֳדָם יְיָ בֶּאֱנָשָׁא וּבִבְעִירָא יְהֵי לָךְ בְּרַם מִפְרַק תִּפְרוּק יָת בּוּכְרָא דֶאֱנָשָׁא וְיָת בּוּכְרָא דִבְעִירָא מְסַאֲבָא תִּפְרוֹק׃ </text:span></text:span><text:span text:style-name="Default_20_Paragraph_20_Font"><text:span text:style-name="T1">טז </text:span></text:span><text:span text:style-name="Default_20_Paragraph_20_Font"><text:span text:style-name="T2">וּפוּרְקָנֵיהּ מִבַּר יַרְחָא תִּפְרוֹק בְּפֻרְסָנֵיהּ כְּסַף חֲמֵשׁ סִלְעִין בְּסִלְעֵי קוּדְשָׁא עַשְׂרִין מָעִין הוּא׃ </text:span></text:span><text:span text:style-name="Default_20_Paragraph_20_Font"><text:span text:style-name="T1">יז </text:span></text:span><text:span text:style-name="Default_20_Paragraph_20_Font"><text:span text:style-name="T2">בְּרַם בּוּכְרָא דְתוֹרָא אוֹ בוּכְרָא דְאִמְרָא אוֹ בוּכְרָא דְעִזָּא לָא תִפְרוּק קוּדְשָׁא אִנּוּן יָת דִּמְהוֹן תִּזְרוּק עַל מַדְבְּחָא וְיָת תַּרְבֵּיהוֹן תַּסֵּק קוּרְבַּן לְאִתְקַבָּלָא בְרַעֲוָא קֳדָם יְיָ׃ </text:span></text:span><text:span text:style-name="Default_20_Paragraph_20_Font"><text:span text:style-name="T1">יח </text:span></text:span><text:span text:style-name="Default_20_Paragraph_20_Font"><text:span text:style-name="T2">וּבִשְׂרְהוֹן יְהֵי לָךְ כְּחַדְיָא דַאֲרָמוּתָא וּכְשׁוֹקָא דְיַמִּינָא לָךְ יְהֵי׃ </text:span></text:span><text:span text:style-name="Default_20_Paragraph_20_Font"><text:span text:style-name="T1">יט </text:span></text:span><text:span text:style-name="Default_20_Paragraph_20_Font"><text:span text:style-name="T2">כֹּל אַפְרָשׁוּת קוּדְשַׁיָּא דִּי יִפְרְשׁוּן בְּנֵי יִשְׂרָאֵל קֳדָם יְיָ יְהָבִית לָךְ וְלִבְנָיךְ וְלִבְנָתָיךְ עִמָּךְ לִקְיַם עֳלָם קְיַם מְלַח עֳלָם הוּא קֳדָם יְיָ לָךְ וְלִבְנָיךְ עִמָּךְ׃ </text:span></text:span><text:span text:style-name="Default_20_Paragraph_20_Font"><text:span text:style-name="T1">כ </text:span></text:span><text:span text:style-name="Default_20_Paragraph_20_Font"><text:span text:style-name="T2">וַאֲמַר יְיָ לְאַהֲרֹן בְּאַרְעֲהוֹן לָא תַחֲסִין וָחֳלַק לָא יְהֵי לָךְ בֵּינֵיהוֹן מַתְּנַן דִּי יְהָבִית לָךְ אִנּוּן חוּלְקָךְ וְאַחֲסַנְתָּךְ בְּגוֹ בְּנֵי יִשְׂרָאֵל׃ </text:span></text:span><text:span text:style-name="Default_20_Paragraph_20_Font"><text:span text:style-name="T1">כא </text:span></text:span><text:span text:style-name="Default_20_Paragraph_20_Font"><text:span text:style-name="T2">וְלִבְנֵי לֵוִי הָא יְהָבִית כָּל מַעַשְׂרָא בְיִשְׂרָאֵל לְאַחֲסָנָא חֲלַף פּוּלְחַנְהוֹן דִּי אִנּוּן פָּלְחִין יָת פּוּלְחַן מַשְׁכַּן זִמְנָא׃ </text:span></text:span><text:span text:style-name="Default_20_Paragraph_20_Font"><text:span text:style-name="T1">כב </text:span></text:span><text:span text:style-name="Default_20_Paragraph_20_Font"><text:span text:style-name="T2">וְלָא יִקְרְבוּן עוֹד בְּנֵי יִשְׂרָאֵל לְמַשְׁכַּן זִמְנָא לְקַבָּלָא חוֹבָא לִמְמָת׃ </text:span></text:span><text:span text:style-name="Default_20_Paragraph_20_Font"><text:span text:style-name="T1">כג </text:span></text:span><text:span text:style-name="Default_20_Paragraph_20_Font"><text:span text:style-name="T2">וְיִפְלְחוּן לֵוָאֵי אִנּוּן יָת פּוּלְחַן מַשְׁכַּן זִמְנָא וְאִנּוּן יְקַבְּלוּן חוֹבֵיהוֹן קְיַם עֳלָם לְדָרֵיכוֹן וּבְגוֹ בְּנֵי יִשְׂרָאֵל לָא יַחְסְנוּן אַחֲסָנָא׃ </text:span></text:span><text:span text:style-name="Default_20_Paragraph_20_Font"><text:span text:style-name="T1">כד </text:span></text:span><text:span text:style-name="Default_20_Paragraph_20_Font"><text:span text:style-name="T2">אֲרֵי יָת מַעַשְׂרָא דִבְנֵי יִשְׂרָאֵל דִּי יַפְרְשׁוּן קֳדָם יְיָ אַפְרָשׁוּתָא יְהָבִית לְלֵוָאֵי לְאַחֲסָנָא עַל כֵּן אֲמָרִית לְהוֹן בְּגוֹ בְּנֵי יִשְׂרָאֵל לָא יַחְסְנוּן אַחֲסָנָא׃ </text:span></text:span><text:span text:style-name="Default_20_Paragraph_20_Font"><text:span text:style-name="T1">כה </text:span></text:span><text:span text:style-name="Default_20_Paragraph_20_Font"><text:span text:style-name="T2">וּמַלִּיל יְיָ עִם משֶׁה לְמֵימָר׃ </text:span></text:span><text:span text:style-name="Default_20_Paragraph_20_Font"><text:span text:style-name="T1">כו </text:span></text:span><text:span text:style-name="Default_20_Paragraph_20_Font"><text:span text:style-name="T2">וּלְלֵוָאֵי תְמַלֵּל וְתֵימַר לְהוֹן אֲרֵי תִסְּבוּן מִן בְּנֵי יִשְׂרָאֵל יָת מַעַשְׂרָא דִּי יְהָבִית לְכוֹן מִנְּהוֹן בְּאַחֲסַנְתְּכוֹן וְתַפְרְשׁוּן מִנֵּיהּ אַפְרָשׁוּתָא קֳדָם יְיָ מַעַשְׂרָא מִן מַעַשְׂרָא׃ </text:span></text:span><text:span text:style-name="Default_20_Paragraph_20_Font"><text:span text:style-name="T1">כז </text:span></text:span><text:span text:style-name="Default_20_Paragraph_20_Font"><text:span text:style-name="T2">וְתִתְחַשַּׁב לְכוֹן אַפְרָשׁוּתְכוֹן כְּעִבּוּרָא מִן אִדְרָא וְכַמְּלֵאָתָא מִן מַעְצַרְתָּא׃ </text:span></text:span><text:span text:style-name="Default_20_Paragraph_20_Font"><text:span text:style-name="T1">כח </text:span></text:span><text:span text:style-name="Default_20_Paragraph_20_Font"><text:span text:style-name="T2">כֵּן תַּפְרְשׁוּן אַף אַתּוּן אַפְרָשׁוּתָא קֳדָם יְיָ מִכֹּל מַעַשְׂרָתֵיכוֹן דִּי תִסְּבוּן מִן בְּנֵי יִשְׂרָאֵל וְתִתְּנוּן מִנֵּיהּ יָת אַפְרָשׁוּתָא קֳדָם יְיָ לְאַהֲרֹן כַּהֲנָא׃ </text:span></text:span><text:span text:style-name="Default_20_Paragraph_20_Font"><text:span text:style-name="T1">כט </text:span></text:span><text:span text:style-name="Default_20_Paragraph_20_Font"><text:span text:style-name="T2">מִכֹּל מַתְּנַתְכוֹן תַּפְרְשׁוּן יָת כָּל אַפְרָשׁוּתָא דַיְיָ מִכָּל שׁוּפְרֵיהּ יָת מַקְדְּשֵׁיהּ מִנֵּיהּ׃ </text:span></text:span><text:span text:style-name="Default_20_Paragraph_20_Font"><text:span text:style-name="T1">ל </text:span></text:span><text:span text:style-name="Default_20_Paragraph_20_Font"><text:span text:style-name="T2">וְתֵימַר לְהוֹן בְּאַפְרָשׁוּתְכוֹן יָת שׁוּפְרֵיהּ מִנֵּיהּ וְיִתְחַשַּׁב לְלֵוָאֵי כַּעֲלָלַת אִדְרָא וְכַעֲלָלַת מַעְצַרְתָּא׃ </text:span></text:span><text:span text:style-name="Default_20_Paragraph_20_Font"><text:span text:style-name="T1">לא </text:span></text:span><text:span text:style-name="Default_20_Paragraph_20_Font"><text:span text:style-name="T2">וְתֵיכְלוּן יָתֵיהּ בְּכָל אֲתַר אַתּוּן וֶאֱנַשׁ בָּתֵּיכוֹן אֲרֵי אַגְרָא הוּא לְכוֹן חֲלַף פָּלְחַנְכוֹן בְּמַשְׁכַּן זִמְנָא׃ </text:span></text:span><text:span text:style-name="Default_20_Paragraph_20_Font"><text:span text:style-name="T1">לב </text:span></text:span><text:span text:style-name="Default_20_Paragraph_20_Font"><text:span text:style-name="T2">וְלָא תְקַבְּלוּן עֲלוֹהִי חוֹבָא בְּאַפְרָשׁוּתְכוֹן יָת שׁוּפְרֵיהּ מִנֵּיהּ וְיָת קוּדְשַׁיָּא דִבְנֵי יִשְׂרָאֵל לָא תַחֲלוּן וְלָא תְמוּתוּן׃ </text:span></text:span></text:p>
      </text:section>
      <text:section text:style-name="Sect1" text:name="Sect19">
        <text:p text:style-name="P2">Numbers 19</text:p>
        <text:p text:style-name="P3"><text:span text:style-name="Default_20_Paragraph_20_Font"><text:span text:style-name="T1">א </text:span></text:span><text:span text:style-name="Default_20_Paragraph_20_Font"><text:span text:style-name="T2">וּמַלִּיל יְיָ עִם משֶׁה וְעִם אַהֲרֹן לְמֵימָר׃ </text:span></text:span><text:span text:style-name="Default_20_Paragraph_20_Font"><text:span text:style-name="T1">ב </text:span></text:span><text:span text:style-name="Default_20_Paragraph_20_Font"><text:span text:style-name="T2">דָּא גְּזֵרַת אוֹרַיְתָא דִּי פַקִּיד יְיָ לְמֵימָר מַלֵּל עִם בְּנֵי יִשְׂרָאֵל וְיִסְּבוּן לָךְ תּוֹרְתָא סִמּוּקְתָּא שְׁלֶמְתָּא דִּי לֵית בָּהּ מוּמָא דִּי לָא סְלִיק עֲלַהּ נִירָא׃ </text:span></text:span><text:span text:style-name="Default_20_Paragraph_20_Font"><text:span text:style-name="T1">ג </text:span></text:span><text:span text:style-name="Default_20_Paragraph_20_Font"><text:span text:style-name="T2">וְתִתְּנוּן יָתַהּ לְאֶלְעָזָר כַּהֲנָא וְיַפֵּק יָתַהּ לְמִבָּרָא לְמַשְׁרִיתָא וְיִכּוֹס יָתַהּ קֳדָמוֹהִי׃ </text:span></text:span><text:span text:style-name="Default_20_Paragraph_20_Font"><text:span text:style-name="T1">ד </text:span></text:span><text:span text:style-name="Default_20_Paragraph_20_Font"><text:span text:style-name="T2">וְיִסַּב אֶלְעָזָר כַּהֲנָא מִדְּמַהּ בְּאֶצְבְּעֵיהּ וְיַדִּי לָקֳבֵל אַפֵּי מַשְׁכַּן זִמְנָא מִדְּמַהּ שְׁבַע זִמְנִין׃ </text:span></text:span><text:span text:style-name="Default_20_Paragraph_20_Font"><text:span text:style-name="T1">ה </text:span></text:span><text:span text:style-name="Default_20_Paragraph_20_Font"><text:span text:style-name="T2">וְיוֹקֵד יָת תּוֹרְתָא לְעֵינוֹהִי יָת מַשְׁכַּהּ וְיָת בִּשְׂרַהּ וְיָת דְּמַהּ עַל אָכְלַהּ יוֹקֵד׃ </text:span></text:span><text:span text:style-name="Default_20_Paragraph_20_Font"><text:span text:style-name="T1">ו </text:span></text:span><text:span text:style-name="Default_20_Paragraph_20_Font"><text:span text:style-name="T2">וְיִסַּב כַּהֲנָא אָעָא דְאַרְזָא וְאֵזוֹבָא וּצְבַע זְהוֹרִי וְיִרְמֵי לְגוֹ יְקִידַת תּוֹרְתָא׃ </text:span></text:span><text:span text:style-name="Default_20_Paragraph_20_Font"><text:span text:style-name="T1">ז </text:span></text:span><text:span text:style-name="Default_20_Paragraph_20_Font"><text:span text:style-name="T2">וִיצַבַּע לְבוּשׁוֹהִי כַּהֲנָא וְיַסְחֵי בִשְׂרֵיהּ בְּמַיָּא וּבָתַר כֵּן יֵעוּל לְמַשְׁרִיתָא וִיהֵי מְסָאָב כַּהֲנָא עַד רַמְשָׁא׃ </text:span></text:span><text:span text:style-name="Default_20_Paragraph_20_Font"><text:span text:style-name="T1">ח </text:span></text:span><text:span text:style-name="Default_20_Paragraph_20_Font"><text:span text:style-name="T2">וּדְמוֹקֵד יָתַהּ יְצַבַּע לְבוֹשׁוֹהִי בְּמַיָּא וְיַסְחֵי בִשְׂרֵיהּ בְּמַיָּא וִיהֵי מְסָאָב עַד רַמְשָׁא׃ </text:span></text:span><text:span text:style-name="Default_20_Paragraph_20_Font"><text:span text:style-name="T1">ט </text:span></text:span><text:span text:style-name="Default_20_Paragraph_20_Font"><text:span text:style-name="T2">וְיִכְנוֹשׁ גְּבַר דְּכֵי יָת קִטְמָא דְתוֹרְתָא וְיַצְנַע לְמִבָּרָא לְמַשְׁרִיתָא בַּאֲתַר דְּכֵי וּתְהֵי לִכְנִשְׁתָּא דִבְנֵי יִשְׂרָאֵל לְמַטָּרָא לְמֵי אַדָּיוּתָא חַטָּאתָא הִיא׃ </text:span></text:span><text:span text:style-name="Default_20_Paragraph_20_Font"><text:span text:style-name="T1">י </text:span></text:span><text:span text:style-name="Default_20_Paragraph_20_Font"><text:span text:style-name="T2">וִיצַבַּע דְּכַנֵּישׁ יָת </text:span></text:span><text:soft-page-break/><text:span text:style-name="Default_20_Paragraph_20_Font"><text:span text:style-name="T2">קִטְמָא דְתוֹרְתָא יָת לְבוּשׁוֹהִי וִיהֵי מְסָאָב עַד רַמְשָׁא וּתְהֵי לִבְנֵי יִשְׂרָאֵל וּלְגִיּוֹרַיָּא דְּיִתְגַיְּרוּן בֵּינֵיהוֹן לִקְיַם עֳלָם׃ </text:span></text:span><text:span text:style-name="Default_20_Paragraph_20_Font"><text:span text:style-name="T1">יא </text:span></text:span><text:span text:style-name="Default_20_Paragraph_20_Font"><text:span text:style-name="T2">דְּיִקְרַב בְּמֵתָא לְכָל נַפְשָׁא דֶאֱנָשָׁא וִיהֵי מְסָאָב שַׁבְעָא יוֹמִין׃ </text:span></text:span><text:span text:style-name="Default_20_Paragraph_20_Font"><text:span text:style-name="T1">יב </text:span></text:span><text:span text:style-name="Default_20_Paragraph_20_Font"><text:span text:style-name="T2">הוּא יַדֵּי עֲלוֹהִי בְּיוֹמָא תְלִיתָאָה וּבְיוֹמָא שְׁבִיעָאָה יִדְכֵּי וְאִם לָא יַדֵּי עֲלוֹהִי בְּיוֹמָא תְלִיתָאָה וּבְיוֹמָא שְׁבִיעָאָה לָא יִדְכֵּי׃ </text:span></text:span><text:span text:style-name="Default_20_Paragraph_20_Font"><text:span text:style-name="T1">יג </text:span></text:span><text:span text:style-name="Default_20_Paragraph_20_Font"><text:span text:style-name="T2">כָּל דְּיִקְרַב בְּמִיתָא בְנַפְשָׁא דֶאֱנָשָׁא דִי יְמוּת וְלָא יַדֵּי עֲלוֹהִי יָת מַשְׁכְּנָא דַיְיָ סָאָב וְיִשְׁתֵּצֵי אֱנָשָׁא הַהוּא מִיִּשְׂרָאֵל אֲרֵי מֵי אַדָּיוּתָא לָא אִזְדְּרִיקוּ עֲלוֹהִי מְסָאָב יְהֵי עוֹד סְאוֹבְתֵיהּ בֵּיהּ׃ </text:span></text:span><text:span text:style-name="Default_20_Paragraph_20_Font"><text:span text:style-name="T1">יד </text:span></text:span><text:span text:style-name="Default_20_Paragraph_20_Font"><text:span text:style-name="T2">דָּא אוֹרַיְתָא אֱנַשׁ אֲרֵי יְמוּת בְּמַשְׁכְּנָא כָּל דְּעָלֵל לְמַשְׁכְּנָא וְכָל דִּי בְּמַשְׁכְּנָא יְהֵי מְסָאָב שַׁבְעָא יוֹמִין׃ </text:span></text:span><text:span text:style-name="Default_20_Paragraph_20_Font"><text:span text:style-name="T1">טו </text:span></text:span><text:span text:style-name="Default_20_Paragraph_20_Font"><text:span text:style-name="T2">וְכֹל מַן דַּחֲסַף פְּתִיחַ דְּלֵית מְגוּפַת שְׁיִיעַ מַקַּף עֲלוֹהִי מְסָאָב הוּא׃ </text:span></text:span><text:span text:style-name="Default_20_Paragraph_20_Font"><text:span text:style-name="T1">טז </text:span></text:span><text:span text:style-name="Default_20_Paragraph_20_Font"><text:span text:style-name="T2">וְכֹל דִּי יִקְרַב עַל אַפֵּי חַקְלָא בִּקְטֵל חַרְבָּא אוֹ בְמֵתָא אוֹ בְגַרְמָא דֶאֱנָשָׁא אוֹ בְקִבְרָא יְהֵי מְסָאָב שַׁבְעָא יוֹמִין׃ </text:span></text:span><text:span text:style-name="Default_20_Paragraph_20_Font"><text:span text:style-name="T1">יז </text:span></text:span><text:span text:style-name="Default_20_Paragraph_20_Font"><text:span text:style-name="T2">וְיִסְּבוּן לְדִמְסָאָב מֵעֲפַר יְקֵדַת חַטָּאתָא וְיִתְּנוּן עֲלוֹהִי מֵי מַבּוּעַ לְמָן׃ </text:span></text:span><text:span text:style-name="Default_20_Paragraph_20_Font"><text:span text:style-name="T1">יח </text:span></text:span><text:span text:style-name="Default_20_Paragraph_20_Font"><text:span text:style-name="T2">וְיִסַּב אֵזוֹבָא וְיִטְבּוֹל בְּמַיָּא גְּבַר דְּכֵי וְיַדֵּי עַל מַשְׁכְּנָא וְעַל כָּל מָנַיָּא וְעַל נַפְשָׁתָא דִּי הֲווֹ תַמָּן וְעַל דְּיִקְרַב בְּגַרְמָא אוֹ בְקָטִילָא אוֹ בְמֵיתָא אוֹ בְקִבְרָא׃ </text:span></text:span><text:span text:style-name="Default_20_Paragraph_20_Font"><text:span text:style-name="T1">יט </text:span></text:span><text:span text:style-name="Default_20_Paragraph_20_Font"><text:span text:style-name="T2">וְיַדֵּי דַכְיָא עַל מְסָאֲבָא בְּיוֹמָא תְלִיתָאָה וּבְיוֹמָא שְׁבִיעָאָה וִידַכִּנֵּיהּ בְּיוֹמָא שְׁבִיעָאָה וִיצַבַּע לְבוּשׁוֹהִי וְיַסְחֵי בְמַיָּא וְיִדְכֵּי בְרַמְשָׁא׃ </text:span></text:span><text:span text:style-name="Default_20_Paragraph_20_Font"><text:span text:style-name="T1">כ </text:span></text:span><text:span text:style-name="Default_20_Paragraph_20_Font"><text:span text:style-name="T2">וּגְבַר דִּי יִסְתָּאַב וְלָא יַדֵּי עֲלוֹהִי וְיִשְׁתֵּצֵי אֱנָשָׁא הַהוּא מִגּוֹ קְהָלָא אֲרֵי יָת מַקְדְּשָׁא דַיְיָ סָאִיב מֵי אַדָּיוּתָא לָא אִזְדְּרִיקוּ עֲלוֹהִי מְסָאָב הוּא׃ </text:span></text:span><text:span text:style-name="Default_20_Paragraph_20_Font"><text:span text:style-name="T1">כא </text:span></text:span><text:span text:style-name="Default_20_Paragraph_20_Font"><text:span text:style-name="T2">וּתְהֵי לְהוֹן לִקְיַם עֳלָם וּדְיַדֵּי מֵי אַדָּיוּתָא יְצַבַּע לְבוּשׁוֹהִי וּדְיִקְרַב בְּמֵי אַדָּיוּתָא יְהֵי מְסָאָב עַד רַמְשָׁא׃ </text:span></text:span><text:span text:style-name="Default_20_Paragraph_20_Font"><text:span text:style-name="T1">כב </text:span></text:span><text:span text:style-name="Default_20_Paragraph_20_Font"><text:span text:style-name="T2">וְכֹל דִּי יִקְרַב בֵּיהּ מְסָאָבָא יְהֵי מְסָאָב וֶאֱנַשׁ דְּיִקְרַב בֵּיהּ יְהֵי מְסָאָב עַד רַמְשָׁא׃ </text:span></text:span></text:p>
      </text:section>
      <text:section text:style-name="Sect1" text:name="Sect20">
        <text:p text:style-name="P2">Numbers 20</text:p>
        <text:p text:style-name="P3"><text:span text:style-name="Default_20_Paragraph_20_Font"><text:span text:style-name="T1">א </text:span></text:span><text:span text:style-name="Default_20_Paragraph_20_Font"><text:span text:style-name="T2">וַאֲתוֹ בְנֵי יִשְׂרָאֵל כָּל כְּנִשְׁתָּא לְמַדְבְּרָא דְצִין בְּיַרְחָא קַדְמָאָה וִיתֵב עַמָּא בִּרְקָם וּמִיתַת תַּמָּן מִרְיָם וְאִתְקְבָרַת תַּמָּן׃ </text:span></text:span><text:span text:style-name="Default_20_Paragraph_20_Font"><text:span text:style-name="T1">ב </text:span></text:span><text:span text:style-name="Default_20_Paragraph_20_Font"><text:span text:style-name="T2">וְלָא הֲוָה מַיָּא לִכְנִשְׁתָּא וְאִתְכְּנָשׁוּ עַל משֶׁה וְעַל אַהֲרֹן׃ </text:span></text:span><text:span text:style-name="Default_20_Paragraph_20_Font"><text:span text:style-name="T1">ג </text:span></text:span><text:span text:style-name="Default_20_Paragraph_20_Font"><text:span text:style-name="T2">וּנְצָא עַמָּא עִם משֶׁה וַאֲמָרוּ לְמֵימַר וּלְוֵי דְמִתְנָא בְּמוֹתָא דְאַחָנָא קֳדָם יְיָ׃ </text:span></text:span><text:span text:style-name="Default_20_Paragraph_20_Font"><text:span text:style-name="T1">ד </text:span></text:span><text:span text:style-name="Default_20_Paragraph_20_Font"><text:span text:style-name="T2">וּלְמָא אַעֶלְתּוּן יָת קְהָלָא דַיְיָ לְמַדְבְּרָא הָדֵין לִמְמַת תַּמָּן אֲנַחְנָא וּבְעִירָנָא׃ </text:span></text:span><text:span text:style-name="Default_20_Paragraph_20_Font"><text:span text:style-name="T1">ה </text:span></text:span><text:span text:style-name="Default_20_Paragraph_20_Font"><text:span text:style-name="T2">וּלְמָא אַסֶּקְתּוּנָא מִמִּצְרַיִם לְאַיְתָאָה יָתָנָא לְאַתְרָא בִישָׁא הָדֵין לָא אָתַר כְּשַׁר לְבֵית זְרַע וְאַף לָא תֵינִין וְגוּפְנִין וְרִמּוֹנִין וּמַיָּא לֵית לְמִשְׁתֵּי׃ </text:span></text:span><text:span text:style-name="Default_20_Paragraph_20_Font"><text:span text:style-name="T1">ו </text:span></text:span><text:span text:style-name="Default_20_Paragraph_20_Font"><text:span text:style-name="T2">וְעַל משֶׁה וְאַהֲרֹן מִן קֳדָם קְהָלָא לִתְרַע מַשְׁכַּן זִמְנָא וּנְפָלוּ עַל אַפֵּיהוֹן וְאִתְגְּלֵי יְקָרָא דַיְיָ לְהוֹן׃ </text:span></text:span><text:span text:style-name="Default_20_Paragraph_20_Font"><text:span text:style-name="T1">ז </text:span></text:span><text:span text:style-name="Default_20_Paragraph_20_Font"><text:span text:style-name="T2">וּמַלִּיל יְיָ עִם משֶׁה לְמֵימָר׃ </text:span></text:span><text:span text:style-name="Default_20_Paragraph_20_Font"><text:span text:style-name="T1">ח </text:span></text:span><text:span text:style-name="Default_20_Paragraph_20_Font"><text:span text:style-name="T2">סַב יָת חוּטְרָא וְאַכְנֵשׁ יָת כְּנִשְׁתָּא אַתְּ וְאַהֲרֹן אָחוּךְ וּתְמַלְּלוּן עִם כֵּיפָא לְעֵינֵיהוֹן וְיִתֵּן מוֹהִי וְתַפֵּק לְהוֹן מַיָּא מִן כֵּיפָא וְתַשְׁקֵי יָת כְּנִשְׁתָּא וְיָת בְּעִירְהוֹן׃ </text:span></text:span><text:span text:style-name="Default_20_Paragraph_20_Font"><text:span text:style-name="T1">ט </text:span></text:span><text:span text:style-name="Default_20_Paragraph_20_Font"><text:span text:style-name="T2">וּנְסִיב משֶׁה יָת חוּטְרָא מִן קֳדָם יְיָ כְּמָא דִי פַּקְּדֵיהּ׃ </text:span></text:span><text:span text:style-name="Default_20_Paragraph_20_Font"><text:span text:style-name="T1">י </text:span></text:span><text:span text:style-name="Default_20_Paragraph_20_Font"><text:span text:style-name="T2">וְאַכְנִישׁוּ משֶׁה וְאַהֲרֹן יָת קְהָלָא לָקֳדָם כֵּיפָא וַאֲמַר לְהוֹן שְׁמָעוּ כְעַן סַרְבָנַיָּא הֲמִן כֵּיפָא הָדֵין נַפֵּק לְכוֹן מַיָּא׃ </text:span></text:span><text:span text:style-name="Default_20_Paragraph_20_Font"><text:span text:style-name="T1">יא </text:span></text:span><text:span text:style-name="Default_20_Paragraph_20_Font"><text:span text:style-name="T2">וַאֲרֵם משֶׁה יָת יְדֵיהּ וּמְחָא יָת כֵּיפָא בְּחוּטְרֵיהּ תַּרְתֵּין זִמְנִין וּנְפָקוּ מַיָּא סַגִּיאֵי וּשְׁתִיאַת כְּנִשְׁתָּא וּבְעִירְהוֹן׃ </text:span></text:span><text:span text:style-name="Default_20_Paragraph_20_Font"><text:span text:style-name="T1">יב </text:span></text:span><text:span text:style-name="Default_20_Paragraph_20_Font"><text:span text:style-name="T2">וַאֲמַר יְיָ לְמשֶׁה וּלְאַהֲרֹן חֲלַף דִּי לָא הֵמַנְתּוּן בְּמֵימְרִי לְקַדָּשׁוּתִי לְעֵינֵי בְּנֵי יִשְׂרָאֵל בְּכֵן לָא תַעֲלוּן יָת קְהָלָא הָדֵין לְאַרְעָא דִּי יְהָבִית לְהוֹן׃ </text:span></text:span><text:span text:style-name="Default_20_Paragraph_20_Font"><text:span text:style-name="T1">יג </text:span></text:span><text:span text:style-name="Default_20_Paragraph_20_Font"><text:span text:style-name="T2">אִנּוּן מֵי מַצּוּתָא דִּי נְצוֹ בְּנֵי יִשְׂרָאֵל קֳדָם יְיָ וְאִתְקַדַּשׁ בְּהוֹן׃ </text:span></text:span><text:span text:style-name="Default_20_Paragraph_20_Font"><text:span text:style-name="T1">יד </text:span></text:span><text:span text:style-name="Default_20_Paragraph_20_Font"><text:span text:style-name="T2">וּשְׁלַח משֶׁה אִזְגַּדִּין מֵרְקָם לְוָת מַלְכָּא דֶאֱדוֹם כִּדְנַן אֲמַר אָחוּךְ יִשְׂרָאֵל אַתְּ יְדַעַתְּ יָת כָּל עָקְתָא דִּי אַשְׁכַּחְתָּנָא׃ </text:span></text:span><text:span text:style-name="Default_20_Paragraph_20_Font"><text:span text:style-name="T1">טו </text:span></text:span><text:span text:style-name="Default_20_Paragraph_20_Font"><text:span text:style-name="T2">וּנְחָתוּ אֲבָהָתָנָא לְמִצְרַיִם וִיתֵבְנָא בְמִצְרַיִם יוֹמִין סַגִּיאִין וְאַבְאִישׁוּ לָנָא מִצְרָאֵי </text:span></text:span><text:soft-page-break/><text:span text:style-name="Default_20_Paragraph_20_Font"><text:span text:style-name="T2">וְלַאֲבָהָתָנָא׃ </text:span></text:span><text:span text:style-name="Default_20_Paragraph_20_Font"><text:span text:style-name="T1">טז </text:span></text:span><text:span text:style-name="Default_20_Paragraph_20_Font"><text:span text:style-name="T2">וְצַלֵּינָא קֳדָם יְיָ וְקַבִּיל צְלוֹתָנָא וּשְׁלַח מַלְאָכָא וְאַפְּקָנָא מִמִּצְרָיִם וְהָא אֲנַחְנָא בִרְקַם קַרְתָּא דְּבִסְטַר תְּחוּמָךְ׃ </text:span></text:span><text:span text:style-name="Default_20_Paragraph_20_Font"><text:span text:style-name="T1">יז </text:span></text:span><text:span text:style-name="Default_20_Paragraph_20_Font"><text:span text:style-name="T2">נְעִבַּר כְּעַן בְּאַרְעָךְ לָא נְעִבַּר בַּחֲקַל וּבִכְרַם וְלָא נִשְׁתֵּי מֵי גוֹב בְּאֹרַח מַלְכָּא נֵזֵל לָא נִסְטֵי לְיַמִּינָא וְלִשְׂמָאלָא עַד דִּנְעִבַּר תְּחוּמָךְ׃ </text:span></text:span><text:span text:style-name="Default_20_Paragraph_20_Font"><text:span text:style-name="T1">יח </text:span></text:span><text:span text:style-name="Default_20_Paragraph_20_Font"><text:span text:style-name="T2">וַאֲמַר לֵיהּ אֱדוֹמָאָה לָא תְעִבַּר בִּתְחוּמִי דִּילְמָא בִּדְקָטְלִין בְּחַרְבָּא אֶפּוֹק לָקֳדָמוּתָךְ׃ </text:span></text:span><text:span text:style-name="Default_20_Paragraph_20_Font"><text:span text:style-name="T1">יט </text:span></text:span><text:span text:style-name="Default_20_Paragraph_20_Font"><text:span text:style-name="T2">וַאֲמָרוּ לֵיהּ בְּנֵי יִשְׂרָאֵל בְּאֹרַח כְּבִישָׁא נִסַּק וְאִם מֵיּמָךְ נִשְׁתֵּי אֲנָא וּבְעִירַי וְאֶתֵּן דְּמֵיהוֹן לְחוֹד לֵית פִּתְגַּם דְּבִישׁ בְּרַגְלַי אֲעִבַּר׃ </text:span></text:span><text:span text:style-name="Default_20_Paragraph_20_Font"><text:span text:style-name="T1">כ </text:span></text:span><text:span text:style-name="Default_20_Paragraph_20_Font"><text:span text:style-name="T2">וַאֲמַר לָא תְעִבָּר וּנְפַק אֱדוֹמָאָה לָקֳדָמוּתֵיהּ בְּחֵיל רַב וּבִידָא תַקִּיפָא׃ </text:span></text:span><text:span text:style-name="Default_20_Paragraph_20_Font"><text:span text:style-name="T1">כא </text:span></text:span><text:span text:style-name="Default_20_Paragraph_20_Font"><text:span text:style-name="T2">וְסָרֵיב אֱדוֹמָאָה לְמִשְׁבַק יָת יִשְׂרָאֵל לְמֶעֱבַּר בִּתְחוּמֵיהּ וּסְטָא יִשְׂרָאֵל מִלְּוָתֵיהּ׃ </text:span></text:span><text:span text:style-name="Default_20_Paragraph_20_Font"><text:span text:style-name="T1">כב </text:span></text:span><text:span text:style-name="Default_20_Paragraph_20_Font"><text:span text:style-name="T2">וּנְטָלוּ מֵרְקָם וַאֲתוֹ בְנֵי יִשְׂרָאֵל כָּל כְּנִשְׁתָּא לְהֹר טוּרָא׃ </text:span></text:span><text:span text:style-name="Default_20_Paragraph_20_Font"><text:span text:style-name="T1">כג </text:span></text:span><text:span text:style-name="Default_20_Paragraph_20_Font"><text:span text:style-name="T2">וַאֲמַר יְיָ לְמשֶׁה וּלְאַהֲרֹן בְּהֹר טוּרָא עַל תְּחוּם אַרְעָא דֶאֱדוֹם לְמֵימָר׃ </text:span></text:span><text:span text:style-name="Default_20_Paragraph_20_Font"><text:span text:style-name="T1">כד </text:span></text:span><text:span text:style-name="Default_20_Paragraph_20_Font"><text:span text:style-name="T2">יִתְכְּנֵשׁ אַהֲרֹן לְעַמֵּיהּ אֲרֵי לָא יֵיעוֹל לְאַרְעָא דִּי יְהָבִית לִבְנֵי יִשְׂרָאֵל עַל דִּי סָרִיבְתּוּן עַל מֵימְרִי לְמֵי מַצּוּתָא׃ </text:span></text:span><text:span text:style-name="Default_20_Paragraph_20_Font"><text:span text:style-name="T1">כה </text:span></text:span><text:span text:style-name="Default_20_Paragraph_20_Font"><text:span text:style-name="T2">דְּבַר יָת אַהֲרֹן וְיָת אֶלְעָזָר בְּרֵיהּ וְאַסֵּיק יָתְהוֹן לְהֹר טוּרָא׃ </text:span></text:span><text:span text:style-name="Default_20_Paragraph_20_Font"><text:span text:style-name="T1">כו </text:span></text:span><text:span text:style-name="Default_20_Paragraph_20_Font"><text:span text:style-name="T2">וְאַשְׁלַח יָת אַהֲרֹן יָת לְבוּשׁוֹהִי וְתַלְבֵּשִׁנּוּן יָת אֶלְעָזָר בְּרֵיהּ וְאַהֲרֹן יִתְכְּנֵשׁ וִימוּת תַּמָּן׃ </text:span></text:span><text:span text:style-name="Default_20_Paragraph_20_Font"><text:span text:style-name="T1">כז </text:span></text:span><text:span text:style-name="Default_20_Paragraph_20_Font"><text:span text:style-name="T2">וַעֲבַד משֶׁה כְּמָא דִי פַּקִּיד יְיָ וּסְלִיקוּ לְהֹר טוּרָא לְעֵינֵי כָּל כְּנִשְׁתָּא׃ </text:span></text:span><text:span text:style-name="Default_20_Paragraph_20_Font"><text:span text:style-name="T1">כח </text:span></text:span><text:span text:style-name="Default_20_Paragraph_20_Font"><text:span text:style-name="T2">וְאַשְׁלַח משֶׁה יָת אַהֲרֹן יָת לְבוּשׁוֹהִי וְאַלְבֵּישׁ יָתְהוֹן יָת אֶלְעָזָר בְּרֵיהּ וּמִית אַהֲרֹן תַּמָּן בְּרֵישׁ טוּרָא וּנְחַת משֶׁה וְאֶלְעָזָר מִן טוּרָא׃ </text:span></text:span><text:span text:style-name="Default_20_Paragraph_20_Font"><text:span text:style-name="T1">כט </text:span></text:span><text:span text:style-name="Default_20_Paragraph_20_Font"><text:span text:style-name="T2">וַחֲזוֹ כָּל כְּנִשְׁתָּא אֲרֵי מִית אַהֲרֹן וּבְכוֹ יָת אַהֲרֹן תְּלָתִין יוֹמִין כֹּל בֵּית יִשְׂרָאֵל׃ </text:span></text:span></text:p>
      </text:section>
      <text:section text:style-name="Sect1" text:name="Sect21">
        <text:p text:style-name="P2">Numbers 21</text:p>
        <text:p text:style-name="P3"><text:span text:style-name="Default_20_Paragraph_20_Font"><text:span text:style-name="T1">א </text:span></text:span><text:span text:style-name="Default_20_Paragraph_20_Font"><text:span text:style-name="T2">וּשְׁמַע כְּנַעֲנָאָה מַלְכָּא דַעֲרָד יָתֵב דָּרוֹמָא אֲרֵי אֲתָא יִשְׂרָאֵל אֹרַח מְאַלְלַיָּא וְאַגַּח קְרָבָא בְּיִשְׂרָאֵל וּשְׁבָא מִנֵּיהּ שִׁבְיָא׃ </text:span></text:span><text:span text:style-name="Default_20_Paragraph_20_Font"><text:span text:style-name="T1">ב </text:span></text:span><text:span text:style-name="Default_20_Paragraph_20_Font"><text:span text:style-name="T2">וְקַיֵּם יִשְׂרָאֵל קְיָם קֳדָם יְיָ וַאֲמַר אִם מִמְסַר תִּמְסַר יָת עַמָּא הָדֵין בִּידִי וַאֲגַמַּר יָת קִרְוֵיהוֹן׃ </text:span></text:span><text:span text:style-name="Default_20_Paragraph_20_Font"><text:span text:style-name="T1">ג </text:span></text:span><text:span text:style-name="Default_20_Paragraph_20_Font"><text:span text:style-name="T2">וְקַבֵּיל יְיָ צְלוֹתֵיהּ דְּיִשְׂרָאֵל וּמְסַר יָת כְּנַעֲנָאָה וְגַמַּר יָתְהוֹן וְיָת קִרְוֵיהוֹן וּקְרָא שְׁמָא דְאַתְרָא חָרְמָה׃ </text:span></text:span><text:span text:style-name="Default_20_Paragraph_20_Font"><text:span text:style-name="T1">ד </text:span></text:span><text:span text:style-name="Default_20_Paragraph_20_Font"><text:span text:style-name="T2">וּנְטָלוּ מְהֹר טוּרָא אֹרַח יַמָּא דְסוּף לְאַקָּפָא יָת אַרְעָא דֶאֱדוֹם וַעֲקַת נַפְשָׁא דְעַמָּא בְּאוֹרְחָא׃ </text:span></text:span><text:span text:style-name="Default_20_Paragraph_20_Font"><text:span text:style-name="T1">ה </text:span></text:span><text:span text:style-name="Default_20_Paragraph_20_Font"><text:span text:style-name="T2">וְאִתְרַעַם עַמָּא בְּמֵימְרָא דַיְיָ וְעִם משֶׁה נְצוֹ לְמָא אַסֶּקְתּוּנָא מִמִּצְרַיִם לִמְמַת בְּמַדְבְּרָא אֲרֵי לֵית לַחְמָא וְלֵית מַיָּא וְנַפְשָׁנָא עָקַת בְּמַנָּא הָדֵין דְּמֵיכְלֵיהּ קָלִיל׃ </text:span></text:span><text:span text:style-name="Default_20_Paragraph_20_Font"><text:span text:style-name="T1">ו </text:span></text:span><text:span text:style-name="Default_20_Paragraph_20_Font"><text:span text:style-name="T2">וְגָרֵי יְיָ בְּעַמָּא יָת חִיוַן קָלָן וּנְכִיתוּ יָת עַמָּא וּמִית עַם סַגִּי מִיִּשְׂרָאֵל׃ </text:span></text:span><text:span text:style-name="Default_20_Paragraph_20_Font"><text:span text:style-name="T1">ז </text:span></text:span><text:span text:style-name="Default_20_Paragraph_20_Font"><text:span text:style-name="T2">וַאֲתָא עַמָּא לְמשֶׁה וַאֲמָרוּ חַבְנָא אֲרֵי אִתְרַעַמְנָא קֳדָם יְיָ וְעִמָּךְ נְצֵינָא צַלִּי קֳדָם יְיָ וְיַעֲדִּי מִנָּנָא יָת חִוְיָא וְצַלִּי משֶׁה עַל עַמָּא׃ </text:span></text:span><text:span text:style-name="Default_20_Paragraph_20_Font"><text:span text:style-name="T1">ח </text:span></text:span><text:span text:style-name="Default_20_Paragraph_20_Font"><text:span text:style-name="T2">וַאֲמַר יְיָ לְמשֶׁה עֲבֵיד לָךְ קָלְיָא וְשַׁוֵּי יָתֵיהּ עַל אָת וִיהֵי כָּל דְּיִתְנְכִית וְיֶחֱזֵי יָתֵיהּ וְיִתְקַיָּם׃ </text:span></text:span><text:span text:style-name="Default_20_Paragraph_20_Font"><text:span text:style-name="T1">ט </text:span></text:span><text:span text:style-name="Default_20_Paragraph_20_Font"><text:span text:style-name="T2">וַעֲבַד משֶׁה חִוְיָא דִנְחָשָׁא וְשַׁוְיֵיהּ עַל אָת וַהֲוָה כַּד נָכִית חִוְיָא יָת גַּבְרָא וּמִסְתַּכֵּל לְחִוְיָא דִנְחָשָׁא וּמִתְקַיָּם׃ </text:span></text:span><text:span text:style-name="Default_20_Paragraph_20_Font"><text:span text:style-name="T1">י </text:span></text:span><text:span text:style-name="Default_20_Paragraph_20_Font"><text:span text:style-name="T2">וּנְטָלוּ בְּנֵי יִשְׂרָאֵל וּשְׁרוֹ בְּאֹבֹת׃ </text:span></text:span><text:span text:style-name="Default_20_Paragraph_20_Font"><text:span text:style-name="T1">יא </text:span></text:span><text:span text:style-name="Default_20_Paragraph_20_Font"><text:span text:style-name="T2">וּנְטָלוּ מֵאֹבֹת וּשְׁרוֹ בִּמְגִיזַת עֲבָרָאֵי בְּמַדְבְּרָא דִּי עַל אַפֵּי מוֹאָב מִמַּדְנַח שִׁמְשָׁא׃ </text:span></text:span><text:span text:style-name="Default_20_Paragraph_20_Font"><text:span text:style-name="T1">יב </text:span></text:span><text:span text:style-name="Default_20_Paragraph_20_Font"><text:span text:style-name="T2">מִתַּמָּן נְטָלוּ וּשְׁרוֹ בְּנַחֲלָא דְזָרֶד׃ </text:span></text:span><text:span text:style-name="Default_20_Paragraph_20_Font"><text:span text:style-name="T1">יג </text:span></text:span><text:span text:style-name="Default_20_Paragraph_20_Font"><text:span text:style-name="T2">מִתַּמָּן נְטָלוּ וּשְׁרוֹ מֵעִבְרָא דְאַרְנוֹן דִּי בְמַדְבְּרָא דְּנָפֵק מִתְּחוּם אֱמוֹרָאָה אֲרֵי אַרְנוֹן תְּחוּם מוֹאָב בֵּין מוֹאָב וּבֵין אֱמוֹרָאָה׃ </text:span></text:span><text:span text:style-name="Default_20_Paragraph_20_Font"><text:span text:style-name="T1">יד </text:span></text:span><text:span text:style-name="Default_20_Paragraph_20_Font"><text:span text:style-name="T2">עַל כֵּן יִתְאַמַּר בְּסִפְרָא קְרָבִין דַּעֲבַד יְיָ עַל יַמָּא דְסוּף וּגְבוּרַן דְּעַל נַחֲלֵי אַרְנוֹן׃ </text:span></text:span><text:span text:style-name="Default_20_Paragraph_20_Font"><text:span text:style-name="T1">טו </text:span></text:span><text:span text:style-name="Default_20_Paragraph_20_Font"><text:span text:style-name="T2">וְשָׁפוּךְ נַחֲלַיָּא דְּמִדַּבְּרִין לָקֳבֵל לְחַיָּת וּמִסְתְּמִיךְ לִתְחוּם מוֹאָב׃ </text:span></text:span><text:span text:style-name="Default_20_Paragraph_20_Font"><text:span text:style-name="T1">טז </text:span></text:span><text:span text:style-name="Default_20_Paragraph_20_Font"><text:span text:style-name="T2">וּמִתַּמָּן אִתְיְהִיבַת לְהוֹן בֵּירָא הִיא בֵירָא דִּי אֲמַר יְיָ לְמשֶׁה כְּנוֹשׁ יָת עַמָּא וְאֶתֵּן לְהוֹן מַיָּא׃ </text:span></text:span><text:span text:style-name="Default_20_Paragraph_20_Font"><text:span text:style-name="T1">יז </text:span></text:span><text:span text:style-name="Default_20_Paragraph_20_Font"><text:span text:style-name="T2">בְּכֵן שַׁבַּח יִשְׂרָאֵל יָת תּוּשְׁבַּחְתָּא הָדָא סַקִּי בֵירָא שַׁבָּחוּ לָהּ׃ </text:span></text:span><text:span text:style-name="Default_20_Paragraph_20_Font"><text:span text:style-name="T1">יח </text:span></text:span><text:span text:style-name="Default_20_Paragraph_20_Font"><text:span text:style-name="T2">בֵּירָא דְּחָפְרוּהָ רַבְרְבַיָּא כְּרוּהָ רֵישֵׁי עַמָּא סַפְרַיָּא בְּחוּטְרֵיהוֹן וּמִמַּדְבְּרָא אִתְיְהִיבַת לְהוֹן׃ </text:span></text:span><text:span text:style-name="Default_20_Paragraph_20_Font"><text:span text:style-name="T1">יט </text:span></text:span><text:span text:style-name="Default_20_Paragraph_20_Font"><text:span text:style-name="T2">וּמִדְּאִתְיְהִיבַת לְהוֹן נָחֲתָא עִמְּהוֹן לְנַחֲלַיָּא </text:span></text:span><text:soft-page-break/><text:span text:style-name="Default_20_Paragraph_20_Font"><text:span text:style-name="T2">וּמִנַחֲלַיָּא סָלְקָא עִמְּהוֹן לְרָמָתָא׃ </text:span></text:span><text:span text:style-name="Default_20_Paragraph_20_Font"><text:span text:style-name="T1">כ </text:span></text:span><text:span text:style-name="Default_20_Paragraph_20_Font"><text:span text:style-name="T2">וּמֵרָמָתָא לְחֵילַיָּא דִּי בְּחַקְלֵי מוֹאָב רֵישׁ רָמָתָא וּמִסְתַּכְיָא עַל אַפֵּי בֵית יְשִׁימוֹן׃ </text:span></text:span><text:span text:style-name="Default_20_Paragraph_20_Font"><text:span text:style-name="T1">כא </text:span></text:span><text:span text:style-name="Default_20_Paragraph_20_Font"><text:span text:style-name="T2">וּשְׁלַח יִשְׂרָאֵל אִזְגַּדִּין לְוָת סִיחוֹן מַלְכָּא דֶאֱמוֹרָאָה לְמֵימָר׃ </text:span></text:span><text:span text:style-name="Default_20_Paragraph_20_Font"><text:span text:style-name="T1">כב </text:span></text:span><text:span text:style-name="Default_20_Paragraph_20_Font"><text:span text:style-name="T2">אֲעִבַר בְּאַרְעָךְ לָא נִסְטֵי בַּחֲקַל וּבִכְרַם לָא נִשְׁתֵּי מֵי גוֹב בְּאֹרַח מַלְכָּא נֵזֵל עַד דִּי נְעִבַר תְּחוּמָךְ׃ </text:span></text:span><text:span text:style-name="Default_20_Paragraph_20_Font"><text:span text:style-name="T1">כג </text:span></text:span><text:span text:style-name="Default_20_Paragraph_20_Font"><text:span text:style-name="T2">וְלָא שְׁבַק סִיחוֹן יָת יִשְׂרָאֵל לְמֶעְבַּר בִּתְחוּמֵיהּ וּכְנַשׁ סִיחוֹן יָת כָּל עַמֵּיהּ וּנְפַק לָקֳדָמוּת יִשְׂרָאֵל לְמַדְבְּרָא וַאֲתָא לְיָהַץ וִאַגִּיחַ קְרָבָא בְּיִשְׂרָאֵל׃ </text:span></text:span><text:span text:style-name="Default_20_Paragraph_20_Font"><text:span text:style-name="T1">כד </text:span></text:span><text:span text:style-name="Default_20_Paragraph_20_Font"><text:span text:style-name="T2">וּמְחָהִי יִשְׂרָאֵל לְפִתְגַּם דְּחָרֶב וִירֵת יָת אַרְעֵיהּ מְאַרְנוֹנָא עַד יוּבְקָא עַד בְּנֵי עַמּוֹן אֲרֵי תַקִּיף תְּחוּמָא דִּבְנֵי עַמּוֹן׃ </text:span></text:span><text:span text:style-name="Default_20_Paragraph_20_Font"><text:span text:style-name="T1">כה </text:span></text:span><text:span text:style-name="Default_20_Paragraph_20_Font"><text:span text:style-name="T2">וּכְבַשׁ יִשְׂרָאֵל יָת כָּל קִרְוַיָּא הָאִלֵּין וִיתֵב יִשְׂרָאֵל בְּכָל קִרְוֵי אֱמוֹרָאָה בְּחֶשְׁבּוֹן וּבְכָל כַּפְרָנָהָא׃ </text:span></text:span><text:span text:style-name="Default_20_Paragraph_20_Font"><text:span text:style-name="T1">כו </text:span></text:span><text:span text:style-name="Default_20_Paragraph_20_Font"><text:span text:style-name="T2">אֲרֵי חֶשְׁבּוֹן קַרְתָּא דְּסִיחוֹן מַלְכָּא דֶאֱמוֹרָאָה הִיא וְהוּא אַגַּח קְרָבָא בְּמַלְכָּא דְמוֹאָב קַדְמָאָה וּנְסִיב יָת כָּל אַרְעֵיהּ מִידֵיהּ עַד אַרְנוֹן׃ </text:span></text:span><text:span text:style-name="Default_20_Paragraph_20_Font"><text:span text:style-name="T1">כז </text:span></text:span><text:span text:style-name="Default_20_Paragraph_20_Font"><text:span text:style-name="T2">עַל כֵּן יֵימְרוּן מְתָלַיָּא עוּלוּ לְחֶשְׁבּוֹן תִּתְבְּנֵי וְתִשְׁתַּכְלַל קַרְתָּא דְסִיחוֹן׃ </text:span></text:span><text:span text:style-name="Default_20_Paragraph_20_Font"><text:span text:style-name="T1">כח </text:span></text:span><text:span text:style-name="Default_20_Paragraph_20_Font"><text:span text:style-name="T2">אֲרֵי קִידוּם תַּקִּיף כְּ אֶשָּׁא נְפַק מֵחֶשְׁבּוֹן עָבְדֵי קְרָבָא כְּשַׁלְהוֹבִיתָא מִקַּרְתָּא דְסִיחוֹן קְטִילוּ עַמָּא דִּשְׁרוֹ בִלְחָיַת מוֹאָב כּוּמְרַיָּא דְּפָלְחִין בֵּית דַּחֲלָא רָמָתָא דְאַרְנוֹן׃ </text:span></text:span><text:span text:style-name="Default_20_Paragraph_20_Font"><text:span text:style-name="T1">כט </text:span></text:span><text:span text:style-name="Default_20_Paragraph_20_Font"><text:span text:style-name="T2">וַי לְכוֹן מוֹאָבָאֵי אֲבַדְתּוּן עַמָּא דְפָלְחִין לִכְמוֹשׁ מְסַר בְּנוֹהִי צִירִין וּבְנָתֵיהּ בְּשִׁבְיָא לְמַלְכָּא דֶאֱמוֹרָאָה סִיחוֹן׃ </text:span></text:span><text:span text:style-name="Default_20_Paragraph_20_Font"><text:span text:style-name="T1">ל </text:span></text:span><text:span text:style-name="Default_20_Paragraph_20_Font"><text:span text:style-name="T2">וּמַלְכוּ פְסָקַת מֵחֶשְׁבּוֹן עֲדָא שׁוּלְטַן מִדִּיבוֹן וְצַדִיאוּ עַד נֹפַח דִּסְמִיךְ עַד מֵידְבָא׃ </text:span></text:span><text:span text:style-name="Default_20_Paragraph_20_Font"><text:span text:style-name="T1">לא </text:span></text:span><text:span text:style-name="Default_20_Paragraph_20_Font"><text:span text:style-name="T2">וִיתֵב יִשְׂרָאֵל בַּאֲרַע אֱמוֹרָאָה׃ </text:span></text:span><text:span text:style-name="Default_20_Paragraph_20_Font"><text:span text:style-name="T1">לב </text:span></text:span><text:span text:style-name="Default_20_Paragraph_20_Font"><text:span text:style-name="T2">וּשְׁלַח משֶׁה לְאַלָּלָא יָת יַעְזֵר וּכְבָשׁוּ כַּפְרָנָהָא וְתָרִיךְ יָת אֱמוֹרָאָה דִּי תַמָּן׃ </text:span></text:span><text:span text:style-name="Default_20_Paragraph_20_Font"><text:span text:style-name="T1">לג </text:span></text:span><text:span text:style-name="Default_20_Paragraph_20_Font"><text:span text:style-name="T2">וְאִתְפְּנִיאוּ וּסְלִיקוּ לְאֹרַח מַתְנָן וּנְפַק עוֹג מַלְכָּא דְמַתְנָן לָקֳדָמוּתְהוֹן הוּא וְכָל עַמֵּיהּ לְאַגָּחָא קְרָבָא לְאֶדְרֶעִי׃ </text:span></text:span><text:span text:style-name="Default_20_Paragraph_20_Font"><text:span text:style-name="T1">לד </text:span></text:span><text:span text:style-name="Default_20_Paragraph_20_Font"><text:span text:style-name="T2">וַאֲמַר יְיָ לְמשֶׁה לָא תִדְחַל מִנֵּיהּ אֲרֵי בִידָךְ מְסָרִית יָתֵיהּ וְיָת כָּל עַמֵּיהּ וְיָת אַרְעֵיהּ וְתַעְבֵּד לֵיהּ כְּמָא דִי עֲבַדְתְּ לְסִיחוֹן מַלְכָּא דֶאֱמוֹרָאָה דִּי יָתֵב בְּחֶשְׁבּוֹן׃ </text:span></text:span><text:span text:style-name="Default_20_Paragraph_20_Font"><text:span text:style-name="T1">לה </text:span></text:span><text:span text:style-name="Default_20_Paragraph_20_Font"><text:span text:style-name="T2">וּמְחוֹ יָתֵיהּ וְיָת בְּנוֹהִי וְיָת כָּל עַמֵּיהּ עַד דְּלָא אִשְׁתְּאַר לֵיהּ מְשֵׁזִיב וִירִיתוּ יָת אַרְעֵיהּ׃ </text:span></text:span></text:p>
      </text:section>
      <text:section text:style-name="Sect1" text:name="Sect22">
        <text:p text:style-name="P2">Numbers 22</text:p>
        <text:p text:style-name="P3"><text:span text:style-name="Default_20_Paragraph_20_Font"><text:span text:style-name="T1">א </text:span></text:span><text:span text:style-name="Default_20_Paragraph_20_Font"><text:span text:style-name="T2">וּנְטָלוּ בְּנֵי יִשְׂרָאֵל וּשְׁרוֹ בְּמֵשְׁרַיָּא דְמוֹאָב מֵעִבְרָא לְיַרְדְּנָא דִירֵחוֹ׃ </text:span></text:span><text:span text:style-name="Default_20_Paragraph_20_Font"><text:span text:style-name="T1">ב </text:span></text:span><text:span text:style-name="Default_20_Paragraph_20_Font"><text:span text:style-name="T2">וַחֲזָא בָּלָק בַּר צִפּוֹר יָת כָּל דִּי עֲבַד יִשְׂרָאֵל לֶאֱמוֹרָאֵי׃ </text:span></text:span><text:span text:style-name="Default_20_Paragraph_20_Font"><text:span text:style-name="T1">ג </text:span></text:span><text:span text:style-name="Default_20_Paragraph_20_Font"><text:span text:style-name="T2">וּדְחֵל מוֹאֲבָאָה מִן קֳדָם עַמָּא לַחֲדָא אֲרֵי סַגִּי הוּא וַעֲקַת לְמוֹאֲבָאָה מִן קֳדָם בְּנֵי יִשְׂרָאֵל׃ </text:span></text:span><text:span text:style-name="Default_20_Paragraph_20_Font"><text:span text:style-name="T1">ד </text:span></text:span><text:span text:style-name="Default_20_Paragraph_20_Font"><text:span text:style-name="T2">וַאֲמַר מוֹאָב לְסָבֵי מִדְיָן כְּעַן יְשֵׁיצוּן קְהָלָא יָת כָּל סַחֲרָנָנָא כְּמָא דִמְלַחִיךְ תּוֹרָא יָת יְרוֹקָא דְחַקְלָא וּבָלָק בַּר צִפּוֹר מַלְכָּא לְמוֹאָב בְּעִדָּנָא הַהִיא׃ </text:span></text:span><text:span text:style-name="Default_20_Paragraph_20_Font"><text:span text:style-name="T1">ה </text:span></text:span><text:span text:style-name="Default_20_Paragraph_20_Font"><text:span text:style-name="T2">וּשְׁלַח אִזְגַּדִּין לְוָת בִּלְעָם בַּר בְּעוֹר לִפְתוֹר אֲרָם דְעַל פְּרָת אֲרַע בְּנֵי עַמֵּיהּ לְמִקְרֵי לֵיהּ לְמֵימָר הָא עַמָּא נְפַק מִמִּצְרַיִם הָא חֲפָא יָת עֵין שִׁמְשָׁא דְאַרְעָא וְהוּא שָׁרֵי מִלְּקִבְלִי׃ </text:span></text:span><text:span text:style-name="Default_20_Paragraph_20_Font"><text:span text:style-name="T1">ו </text:span></text:span><text:span text:style-name="Default_20_Paragraph_20_Font"><text:span text:style-name="T2">וּכְעַן אִיתָא כְעַן לוֹט לִי יָת עַמָּא הָדֵין אֲרֵי תַקִּיף הוּא מִנִּי מָאִים אֵכּוּל לְאַגָּחָא בֵיהּ קְרָב וַאֲתָרֵכִנֵּיהּ מִן אַרְעָא אֲרֵי יְדַעְנָא יָת דִּי תְבָרַךְ מְבָרָךְ וְדִי תְלוֹט לִיט׃ </text:span></text:span><text:span text:style-name="Default_20_Paragraph_20_Font"><text:span text:style-name="T1">ז </text:span></text:span><text:span text:style-name="Default_20_Paragraph_20_Font"><text:span text:style-name="T2">וַאֲזָלוּ סָבֵי מוֹאָב וְסָבֵי מִדְיָן וְקִסְמַיָּא בִּידֵיהוֹן וַאֲתוֹ לְוָת בִּלְעָם וּמַלִּילוּ עִמֵּיהּ פִּתְגָּמֵי בָלָק׃ </text:span></text:span><text:span text:style-name="Default_20_Paragraph_20_Font"><text:span text:style-name="T1">ח </text:span></text:span><text:span text:style-name="Default_20_Paragraph_20_Font"><text:span text:style-name="T2">וַאֲמַר לְהוֹן בִּיתוּ הָכָא בְּלֵילְיָא וְאָתֵב יָתְכוֹן פִּתְגָּמָא כְּמָא דִּי מַלֵּיל יְיָ עִמִּי וְאוֹרִיכוּ רַבְרְבֵי מוֹאָב עִם בִּלְעָם׃ </text:span></text:span><text:span text:style-name="Default_20_Paragraph_20_Font"><text:span text:style-name="T1">ט </text:span></text:span><text:span text:style-name="Default_20_Paragraph_20_Font"><text:span text:style-name="T2">וַאֲתָא מֵימַר מִן קֳדָם יְיָ לְוָת בִּלְעָם וַאֲמַר מָן גֻּבְרַיָּא הָאִלֵּין דְּעִמָּךְ׃ </text:span></text:span><text:span text:style-name="Default_20_Paragraph_20_Font"><text:span text:style-name="T1">י </text:span></text:span><text:span text:style-name="Default_20_Paragraph_20_Font"><text:span text:style-name="T2">וַאֲמַר בִּלְעָם קֳדָם יְיָ בָּלָק בַּר צִפּוֹר מַלְכָּא דְמוֹאָב שְׁלַח לְוָתִי׃ </text:span></text:span><text:span text:style-name="Default_20_Paragraph_20_Font"><text:span text:style-name="T1">יא </text:span></text:span><text:span text:style-name="Default_20_Paragraph_20_Font"><text:span text:style-name="T2">הָא עַמָּא דִּי נְפַק מִמִּצְרַיִם וַחֲפָא יָת עֵין שִׁמְשָׁא דְאַרְעָא כְּעַן אִיתָא לוֹט לִי יָתֵיהּ מָאִים אֵיכוּל לְאַגָּחָא בֵיהּ קְרָב וַאֲתָרֵכִנֵּיהּ׃ </text:span></text:span><text:span text:style-name="Default_20_Paragraph_20_Font"><text:span text:style-name="T1">יב </text:span></text:span><text:span text:style-name="Default_20_Paragraph_20_Font"><text:span text:style-name="T2">וַאֲמַר </text:span></text:span><text:soft-page-break/><text:span text:style-name="Default_20_Paragraph_20_Font"><text:span text:style-name="T2">יְיָ לְבִלְעָם לָא תֵזִל עִמְּהוֹן לָא תְלוּט יָת עַמָּא אֲרֵי בְרִיךְ הוּא׃ </text:span></text:span><text:span text:style-name="Default_20_Paragraph_20_Font"><text:span text:style-name="T1">יג </text:span></text:span><text:span text:style-name="Default_20_Paragraph_20_Font"><text:span text:style-name="T2">וְקָם בִּלְעָם בְּצַפְרָא וַאֲמַר לְרַבְרְבֵי בָלָק אִיזִילוּ לְאַרְעֲכוֹן אֲרֵי לֵית רַעֲוָא קֳדָם יְיָ לְמִשְׁבְּקִי לְמִזַל עִמְּכוֹן׃ </text:span></text:span><text:span text:style-name="Default_20_Paragraph_20_Font"><text:span text:style-name="T1">יד </text:span></text:span><text:span text:style-name="Default_20_Paragraph_20_Font"><text:span text:style-name="T2">וְקָמוּ רַבְרְבֵי מוֹאָב וַאֲתוֹ לְוָת בָּלָק וַאֲמָרוּ סָרֵב בִּלְעָם לְמֵתֵי עִמָּנָא׃ </text:span></text:span><text:span text:style-name="Default_20_Paragraph_20_Font"><text:span text:style-name="T1">טו </text:span></text:span><text:span text:style-name="Default_20_Paragraph_20_Font"><text:span text:style-name="T2">וְאוֹסִיף עוֹד בָּלָק לְמִשְׁלַח רַבְרְבִין סַגִּיאִין וְיַקִּירִין מֵאִלֵּין׃ </text:span></text:span><text:span text:style-name="Default_20_Paragraph_20_Font"><text:span text:style-name="T1">טז </text:span></text:span><text:span text:style-name="Default_20_Paragraph_20_Font"><text:span text:style-name="T2">וַאֲתוֹ לְוָת בִּלְעָם וַאֲמָרוּ לֵיהּ כִּדְנַן אֲמַר בָּלָק בַּר צִפּוֹר לָא כְעַן תִּתְמְנַע מִלְּמֵתֵי לְוָתִי׃ </text:span></text:span><text:span text:style-name="Default_20_Paragraph_20_Font"><text:span text:style-name="T1">יז </text:span></text:span><text:span text:style-name="Default_20_Paragraph_20_Font"><text:span text:style-name="T2">אֲרֵי יְקָרָא אֲיַקְּרִנָּךְ לַחֲדָא וְכֹל דִּי תֵימַר לִי אַעְבֵּד וְאִיתָא כְעַן לוֹט לִי יָת עַמָּא הָדֵין׃ </text:span></text:span><text:span text:style-name="Default_20_Paragraph_20_Font"><text:span text:style-name="T1">יח </text:span></text:span><text:span text:style-name="Default_20_Paragraph_20_Font"><text:span text:style-name="T2">וְאָתֵב בִּלְעָם וַאֲמַר לְעַבְדֵי בָלָק אִם יִתֶּן לִי בָלָק מְלֵי בֵיתֵיהּ כְּסַף וּדְהָב לֵית לִי רְשׁוּ לְמֶעְבַּר עַל גְּזֵרַת מֵימְרָא דַיְיָ אֱלָהִי לְמֶעְבַּד זְעֶרְתָּא אוֹ רַבְּתָא׃ </text:span></text:span><text:span text:style-name="Default_20_Paragraph_20_Font"><text:span text:style-name="T1">יט </text:span></text:span><text:span text:style-name="Default_20_Paragraph_20_Font"><text:span text:style-name="T2">וּכְעַן אוֹרִיכוּ כְעַן הָכָא אַף אַתּוּן בְּלֵילְיָא וְאִדַּע מָא יוֹסֵף יְיָ לְמַלָּלָא עִמִּי׃ </text:span></text:span><text:span text:style-name="Default_20_Paragraph_20_Font"><text:span text:style-name="T1">כ </text:span></text:span><text:span text:style-name="Default_20_Paragraph_20_Font"><text:span text:style-name="T2">וַאֲתָא מֵימַר מִן קֳדָם יְיָ לְבִלְעָם בְּלֵילְיָא וַאֲמַר לֵיהּ אִם לְמִקְרֵי לָךְ אֲתוֹ גֻבְרַיָּא קוּם אִזֵּל עִמְּהוֹן וּבְרַם יָת פִּתְגָּמָא דִּי אֲמַלֵּל עִמָּךְ יָתֵיהּ תַּעְבֵּד׃ </text:span></text:span><text:span text:style-name="Default_20_Paragraph_20_Font"><text:span text:style-name="T1">כא </text:span></text:span><text:span text:style-name="Default_20_Paragraph_20_Font"><text:span text:style-name="T2">וְקָם בִּלְעָם בְּצַפְרָא וְזָרִיז יָת אַתָּנֵיהּ וַאֲזַל עִם רַבְרְבֵי מוֹאָב׃ </text:span></text:span><text:span text:style-name="Default_20_Paragraph_20_Font"><text:span text:style-name="T1">כב </text:span></text:span><text:span text:style-name="Default_20_Paragraph_20_Font"><text:span text:style-name="T2">וּתְקֵף רָגְזָא דַיְיָ אֲרֵי אָזֵל הוּא וְאִתְעַתַּד מַלְאָכָא דַיְיָ בְּאָרְחָא לְשָׂטָן לֵיהּ וְהוּא רָכִיב עַל אַתָּנֵיהּ וּתְרֵין עוּלֵמוֹהִי עִמֵּיהּ׃ </text:span></text:span><text:span text:style-name="Default_20_Paragraph_20_Font"><text:span text:style-name="T1">כג </text:span></text:span><text:span text:style-name="Default_20_Paragraph_20_Font"><text:span text:style-name="T2">וַחֲזַת אַתָּנָא יָת מַלְאָכָא דַיְיָ מְעַתַּד בְּאָרְחָא וְחַרְבֵּיהּ שְׁלִיפָא בִּידֵיהּ וּסְטַת אַתָּנָא מִן אוֹרְחָא וַאֲזָלַת בְּחַקְלָא וּמְחָא בִלְעָם יָת אַתָּנָא לְאַסְטָיוּתַהּ לְאָרְחָא׃ </text:span></text:span><text:span text:style-name="Default_20_Paragraph_20_Font"><text:span text:style-name="T1">כד </text:span></text:span><text:span text:style-name="Default_20_Paragraph_20_Font"><text:span text:style-name="T2">וְקָם מַלְאָכָא דַיְיָ בִּשְׁבִיל כַּרְמַיָּא אַתְרָא דְּגָדֵרָא מִכָּא וְגָדֵרָא מִכָּא׃ </text:span></text:span><text:span text:style-name="Default_20_Paragraph_20_Font"><text:span text:style-name="T1">כה </text:span></text:span><text:span text:style-name="Default_20_Paragraph_20_Font"><text:span text:style-name="T2">וַחֲזַת אַתָּנָא יָת מַלְאָכָא דַיְיָ וְאִדְחֵקַת לְכָתְלָא וּדְחֵקַת יָת רִגְלָא דְבִלְעָם לְכָתְלָא וְאוֹסִיף לְמִמְחַהּ׃ </text:span></text:span><text:span text:style-name="Default_20_Paragraph_20_Font"><text:span text:style-name="T1">כו </text:span></text:span><text:span text:style-name="Default_20_Paragraph_20_Font"><text:span text:style-name="T2">וְאוֹסֵף מַלְאָכָא דַיְיָ לְמֶעְבָּר וְקָם בַּאֲתַר עָק דִּי לֵית אֹרַח לְמִסְטֵי לְיַמִּינָא וְלִשְׂמָאלָא׃ </text:span></text:span><text:span text:style-name="Default_20_Paragraph_20_Font"><text:span text:style-name="T1">כז </text:span></text:span><text:span text:style-name="Default_20_Paragraph_20_Font"><text:span text:style-name="T2">וַחֲזַת אַתָּנָא יָת מַלְאָכָא דַיְיָ וּרְבָעַת תְּחוֹת בִּלְעָם וּתְקֵף רוּגְזָא דְבִלְעָם וּמְחָא יָת אַתָּנָא בְּחֻטְרָא׃ </text:span></text:span><text:span text:style-name="Default_20_Paragraph_20_Font"><text:span text:style-name="T1">כח </text:span></text:span><text:span text:style-name="Default_20_Paragraph_20_Font"><text:span text:style-name="T2">וּפְתַח יְיָ יָת פּוּמָא דְַאַתָּנָא וַאֲמָרַת לְבִלְעָם מֶה עֲבָדִית לָךְ אֲרֵי מְחִיתַנִּי דְּנַן תְּלַת זִמְנִין׃ </text:span></text:span><text:span text:style-name="Default_20_Paragraph_20_Font"><text:span text:style-name="T1">כט </text:span></text:span><text:span text:style-name="Default_20_Paragraph_20_Font"><text:span text:style-name="T2">וַאֲמַר בִּלְעָם לְאַתָּנָא אֲרֵי חַיִּכְתְּ בִּי אִלּוּפוֹן אִית חַרְבָּא בִּידִי אֲרֵי כְעַן קְטַלְתִּיךְ׃ </text:span></text:span><text:span text:style-name="Default_20_Paragraph_20_Font"><text:span text:style-name="T1">ל </text:span></text:span><text:span text:style-name="Default_20_Paragraph_20_Font"><text:span text:style-name="T2">וַאֲמָרַת אַתָּנָא לְבִלְעָם הֲלָא אֲנָא אַתָּנָךְ דִּי רְכַבְתְּ עֲלַי מִדְּאִיתָךְ עַד יוֹמָא הָדֵין הֲמֵילַף אַלִּיפְנָא לְמֶעְבַּד לָךְ כְּדֵין וַאֲמַר לָא׃ </text:span></text:span><text:span text:style-name="Default_20_Paragraph_20_Font"><text:span text:style-name="T1">לא </text:span></text:span><text:span text:style-name="Default_20_Paragraph_20_Font"><text:span text:style-name="T2">וּגְלָא יְיָ יָת עֵינֵי בִלְעָם וַחֲזָא יָת מַלְאָכָא דַיְיָ מְעַתַּד בְּאָרְחָא וְחַרְבֵּיהּ שְׁלִיפָא בִּידֵיהּ וּכְרַע וּסְגִיד לְאַפּוֹהִי׃ </text:span></text:span><text:span text:style-name="Default_20_Paragraph_20_Font"><text:span text:style-name="T1">לב </text:span></text:span><text:span text:style-name="Default_20_Paragraph_20_Font"><text:span text:style-name="T2">וַאֲמַר לֵיהּ מַלְאָכָא דַיְיָ עַל מָא מְחִיתָא יָת אֲתָּנָךְ דְּנַן תְּלַת זִמְנִין הָא אֲנָא נְפָקִית לְמִסְטַן אֲרֵי גְלֵי קֳדָמַי דְּאַתְּ רָעֵי לְמֵזַל בְּאוּרְחָא לְקִבְלִי׃ </text:span></text:span><text:span text:style-name="Default_20_Paragraph_20_Font"><text:span text:style-name="T1">לג </text:span></text:span><text:span text:style-name="Default_20_Paragraph_20_Font"><text:span text:style-name="T2">וַחֲזַתְנִי אַתָּנָא וּסְטַת מִן קֳדָמַי דְּנַן תְּלַת זִמְנִין אִלּוּפוֹן לָא סְטַת מִן קֳדָמַי אֲרֵי כְעַן אַף יָתָךְ קְטָלִית וְיָתַהּ קַיֵּמִית׃ </text:span></text:span><text:span text:style-name="Default_20_Paragraph_20_Font"><text:span text:style-name="T1">לד </text:span></text:span><text:span text:style-name="Default_20_Paragraph_20_Font"><text:span text:style-name="T2">וַאֲמַר בִּלְעָם לְמַלְאָכָא דַיְיָ חָבִית אֲרֵי לָא יְדָעִית דִּי אַתְּ מְעַתַּד לָקֳדָמוּתִי בְּאָרְחָא וּכְעַן אִם בִּישׁ בְּעֵינָיךְ אֵתוֹב לִי׃ </text:span></text:span><text:span text:style-name="Default_20_Paragraph_20_Font"><text:span text:style-name="T1">לה </text:span></text:span><text:span text:style-name="Default_20_Paragraph_20_Font"><text:span text:style-name="T2">וַאֲמַר מַלְאָכָא דַיְיָ לְבִלְעָם אִזֵּל עִם גֻּבְרַיָּא וּלְחוֹד יָת פִּתְגָּמָא דִי אֲמַלֵּל עִמָּךְ יָתֵיהּ תְּמַלֵּל וַאֲזַל בִּלְעָם עִם רַבְרְבֵי בָלָק׃ </text:span></text:span><text:span text:style-name="Default_20_Paragraph_20_Font"><text:span text:style-name="T1">לו </text:span></text:span><text:span text:style-name="Default_20_Paragraph_20_Font"><text:span text:style-name="T2">וּשְׁמַע בָּלָק אֲרֵי אֲתָא בִלְעָם וּנְפַק לָקֳדָמוּתֵיהּ לְקַרְתָּא דְמוֹאָב דִּי עַל תְּחוּם אַרְנוֹן דִּי בִּסְטַר תְּחוּמָא׃ </text:span></text:span><text:span text:style-name="Default_20_Paragraph_20_Font"><text:span text:style-name="T1">לז </text:span></text:span><text:span text:style-name="Default_20_Paragraph_20_Font"><text:span text:style-name="T2">וַאֲמַר בָּלָק לְבִלְעָם הֲלָא מִשְׁלַח שְׁלָחִית לְוָתָךְ לְמִקְרֵי לָךְ לְמָא לָא אָתֵיתָא לְוָתִי הַבְּקוּשְׁטָא הֲוֵיתָא אָמַר לֵית אֲנָא יָכִיל לְיַקְּרוּתָךְ׃ </text:span></text:span><text:span text:style-name="Default_20_Paragraph_20_Font"><text:span text:style-name="T1">לח </text:span></text:span><text:span text:style-name="Default_20_Paragraph_20_Font"><text:span text:style-name="T2">וַאֲמַר בִּלְעָם לְבָלָק הָא אָתֵיתִי לְוָתָךְ כְּעַן הֲמֵיכַל יָכִלְנָא לְמַלָּלָא מִדָּעָם פִּתְגָּמָא דִּישַׁוִּי יְיָ בְּפוּמִי יָתֵיהּ אֲמַלֵּל׃ </text:span></text:span><text:span text:style-name="Default_20_Paragraph_20_Font"><text:span text:style-name="T1">לט </text:span></text:span><text:span text:style-name="Default_20_Paragraph_20_Font"><text:span text:style-name="T2">וַאֲזַל בִּלְעָם עִם בָּלָק וַאֲתוֹ לְקִרְיַת מָחוֹזוֹהִי׃ </text:span></text:span><text:span text:style-name="Default_20_Paragraph_20_Font"><text:span text:style-name="T1">מ </text:span></text:span><text:span text:style-name="Default_20_Paragraph_20_Font"><text:span text:style-name="T2">וּנְכֵס בָּלָק תּוֹרִין וְעָאן וּשְׁלַח לְבִלְעָם וּלְרַבְרְבַיָּא דִּי עִמֵּיהּ׃ </text:span></text:span><text:span text:style-name="Default_20_Paragraph_20_Font"><text:span text:style-name="T1">מא </text:span></text:span><text:span text:style-name="Default_20_Paragraph_20_Font"><text:span text:style-name="T2">וַהֲוָה בְצַפְרָא וּדְבַר בָּלָק יָת בִּלְעָם וְאַסְּקֵיהּ לְרָמַת דַּחַלְתֵּיהּ וְחֲזָא מִתַּמָּן קְצַת מִן עַמָּא׃ </text:span></text:span></text:p>
      </text:section>
      <text:section text:style-name="Sect1" text:name="Sect23">
        <text:p text:style-name="P2"><text:soft-page-break/>Numbers 23</text:p>
        <text:p text:style-name="P3"><text:span text:style-name="Default_20_Paragraph_20_Font"><text:span text:style-name="T1">א </text:span></text:span><text:span text:style-name="Default_20_Paragraph_20_Font"><text:span text:style-name="T2">וַאֲמַר בִּלְעָם לְבָלָק בְּנֵה לִי הָכָא שַׁבְעָא מַדְבְּחִין וְאַתְקֵן לִי הָכָא שַׁבְעָא תוֹרִין וְשַׁבְעָא דִכְרִין׃ </text:span></text:span><text:span text:style-name="Default_20_Paragraph_20_Font"><text:span text:style-name="T1">ב </text:span></text:span><text:span text:style-name="Default_20_Paragraph_20_Font"><text:span text:style-name="T2">וַעֲבַד בָּלָק כְּמָא דִי מַלֵּיל בִּלְעָם וְאַסֵּק בָּלָק וּבִלְעָם תּוֹר וּדְכַר עַל כָּל מַדְבְּחָא׃ </text:span></text:span><text:span text:style-name="Default_20_Paragraph_20_Font"><text:span text:style-name="T1">ג </text:span></text:span><text:span text:style-name="Default_20_Paragraph_20_Font"><text:span text:style-name="T2">וַאֲמַר בִּלְעָם לְבָלָק אִתְעַתַּד עַל עֲלָתָךְ וְאֵיהַךְ מָאִים יְעָרַע מֵימַר מִן קֳדָם יְיָ לָקֳדָמוּתִי וּפִתְגָּמָא דְיַחֲזִנַּנִי וְאֵחַוֵּי לָךְ וַאֲזַל יְחִידִי׃ </text:span></text:span><text:span text:style-name="Default_20_Paragraph_20_Font"><text:span text:style-name="T1">ד </text:span></text:span><text:span text:style-name="Default_20_Paragraph_20_Font"><text:span text:style-name="T2">וַעֲרַע מֵימַר מִן קֳדָם יְיָ לְוָת בִּלְעָם וַאֲמַר לֵיהּ יָת שַׁבְעָא מַדְבְּחִין סַדָּרִית וְאַסֵּקִית תּוֹר וּדְכַר עַל כָּל מַדְבְּחָא׃ </text:span></text:span><text:span text:style-name="Default_20_Paragraph_20_Font"><text:span text:style-name="T1">ה </text:span></text:span><text:span text:style-name="Default_20_Paragraph_20_Font"><text:span text:style-name="T2">וְשַׁוִּי יְיָ פִּתְגָּמָא בְּפוּמָא דְבִלְעָם וַאֲמַר תּוּב לְוָת בָּלָק וּכְדֵין תְּמַלֵּל׃ </text:span></text:span><text:span text:style-name="Default_20_Paragraph_20_Font"><text:span text:style-name="T1">ו </text:span></text:span><text:span text:style-name="Default_20_Paragraph_20_Font"><text:span text:style-name="T2">וְתָב לְוָתֵיהּ וְהָא מְעַתַּד עַל עֲלָתֵיהּ הוּא וְכָל רַבְרְבֵי מוֹאָב׃ </text:span></text:span><text:span text:style-name="Default_20_Paragraph_20_Font"><text:span text:style-name="T1">ז </text:span></text:span><text:span text:style-name="Default_20_Paragraph_20_Font"><text:span text:style-name="T2">וּנְטַל מַתְלֵיהּ וַאֲמַר מִן אֲרָם דַּבְּרַנִי בָלָק מַלְכָּא דְמוֹאָב מִטּוּרֵי מַדִּינְחָא אִיתָא לוּט לִי יַעֲקֹב וְאִיתָא תָּרֵךְ לִי יִשְׂרָאֵל׃ </text:span></text:span><text:span text:style-name="Default_20_Paragraph_20_Font"><text:span text:style-name="T1">ח </text:span></text:span><text:span text:style-name="Default_20_Paragraph_20_Font"><text:span text:style-name="T2">מָא אֲלוֹטֵיהּ דְלָא לַטְיֵהּ אֵל וּמָא אֲתָרְכֵיהּ דְּלָא תָרְכֵיהּ יְיָ׃ </text:span></text:span><text:span text:style-name="Default_20_Paragraph_20_Font"><text:span text:style-name="T1">ט </text:span></text:span><text:span text:style-name="Default_20_Paragraph_20_Font"><text:span text:style-name="T2">אֲרֵי מֵרֵישׁ טוּרַיָּא חֲזִיתֵיהּ וּמֵרָמָתָא סְכִיתֵיהּ הָא עַמָּא בִּלְחוֹדֵיהוֹן עֲתִידִין דְּיַחְסְנוּן עָלְמָא וּבַעֲמָמַיָּא לָא יִתְדָּנוּן גְּמִירָא׃ </text:span></text:span><text:span text:style-name="Default_20_Paragraph_20_Font"><text:span text:style-name="T1">י </text:span></text:span><text:span text:style-name="Default_20_Paragraph_20_Font"><text:span text:style-name="T2">מָן יֵיכוֹל לְמִמְנֵי דַּעְדְּקַיָּא דְבֵית יַעֲקֹב דְּאָמִיר עֲלֵיהוֹן יִסְגּוּן כְּעַפְרָא דְאַרְעָא אוֹ חֲדָא מֵאַרְבַּע מַשִּׁרְיָתָא דְיִשְׂרָאֵל תְּמוּת נַפְשִׁי מוֹתָא דְקַשִּׁיטוֹהִי וִיהֵי סוֹפִי כְּוָתְהוֹן׃ </text:span></text:span><text:span text:style-name="Default_20_Paragraph_20_Font"><text:span text:style-name="T1">יא </text:span></text:span><text:span text:style-name="Default_20_Paragraph_20_Font"><text:span text:style-name="T2">וַאֲמַר בָּלָק לְבִלְעָם מֶה עֲבַדְתְּ לִי לְמֵילַט סַנְאַי דְּבַרְתִּיךְ וְהָא בָרָכָא מְבָרְכַת לְהוֹן׃ </text:span></text:span><text:span text:style-name="Default_20_Paragraph_20_Font"><text:span text:style-name="T1">יב </text:span></text:span><text:span text:style-name="Default_20_Paragraph_20_Font"><text:span text:style-name="T2">וַאֲתֵב וַאֲמַר הֲלָא יָת דִּישַׁוִּי יְיָ בְּפוּמִי יָתֵיהּ אֶטַּר לְמַלָּלָא׃ </text:span></text:span><text:span text:style-name="Default_20_Paragraph_20_Font"><text:span text:style-name="T1">יג </text:span></text:span><text:span text:style-name="Default_20_Paragraph_20_Font"><text:span text:style-name="T2">וַאֲמַר לֵיהּ בָּלָק אִיתָא כְעַן עִמִּי לַאֲתַר אוֹחֳרַן דְּתֵחֲזִנֵּיהּ מִתַּמָּן לְחוֹד קְצָתֵיהּ תֶּחֱזֵי וְכוּלֵּיהּ לָא תֶחֱזֵי וּתְלוּטֵיהּ לִי מִתַּמָּן׃ </text:span></text:span><text:span text:style-name="Default_20_Paragraph_20_Font"><text:span text:style-name="T1">יד </text:span></text:span><text:span text:style-name="Default_20_Paragraph_20_Font"><text:span text:style-name="T2">וְדַבְּרֵיהּ לַחֲקַל סְכוּתָא לְרֵישׁ רָמָתָא וּבְנָא שַׁבְעָא מַדְבְּחִין וְאַסֵּק תּוֹר וּדְכַר עַל כָּל מַדְבְּחָא׃ </text:span></text:span><text:span text:style-name="Default_20_Paragraph_20_Font"><text:span text:style-name="T1">טו </text:span></text:span><text:span text:style-name="Default_20_Paragraph_20_Font"><text:span text:style-name="T2">וַאֲמַר לְבָלָק אִתְעַתַּד הָכָא עַל עֲלָתָךְ וַאֲנָא אִתְמְטֵי עַד כָּא׃ </text:span></text:span><text:span text:style-name="Default_20_Paragraph_20_Font"><text:span text:style-name="T1">טז </text:span></text:span><text:span text:style-name="Default_20_Paragraph_20_Font"><text:span text:style-name="T2">וַעֲרַע מֵימַר מִן קֳדָם יְיָ לְבִלְעָם וְשַׁוִּי פִתְגָּמָא בְּפוּמֵיהּ וַאֲמַר תּוּב לְוָת בָּלָק וּכְדֵין תְּמַלֵּל׃ </text:span></text:span><text:span text:style-name="Default_20_Paragraph_20_Font"><text:span text:style-name="T1">יז </text:span></text:span><text:span text:style-name="Default_20_Paragraph_20_Font"><text:span text:style-name="T2">וַאֲתָא לְוָתֵיהּ וְהוּא מְעַתַּד עַל עֲלָתֵיהּ וְרַבְרְבֵי מוֹאָב עִמֵּיהּ וַאֲמַר לֵיהּ בָּלָק מָא מַלִּיל יְיָ׃ </text:span></text:span><text:span text:style-name="Default_20_Paragraph_20_Font"><text:span text:style-name="T1">יח </text:span></text:span><text:span text:style-name="Default_20_Paragraph_20_Font"><text:span text:style-name="T2">וּנְטַל מַתְלֵיהּ וַאֲמַר קוּם בָּלָק וּשְׁמַע אָצֵית לְמֵימְרִי בַּר צִפֹּר׃ </text:span></text:span><text:span text:style-name="Default_20_Paragraph_20_Font"><text:span text:style-name="T1">יט </text:span></text:span><text:span text:style-name="Default_20_Paragraph_20_Font"><text:span text:style-name="T2">לָא כְמִלֵּי בְנֵי אֱנָשָׁא מֵימַר אֱלָהָא בְּנֵי אֱנָשָׁא אָמְרִין וּמְכַדְּבִין וְאַף לָא כְּעוֹבָדֵי בְנֵי בִשְׂרָא דִּי אִנּוּן גָּזְרִין לְמֶעְבַּד וְתַיְּבִין וּמִתְמַלְּכִין דְּהוּא אָמַר וְעָבֵד וְכָל מֵימְרֵיהּ מִתְקַיָּם׃ </text:span></text:span><text:span text:style-name="Default_20_Paragraph_20_Font"><text:span text:style-name="T1">כ </text:span></text:span><text:span text:style-name="Default_20_Paragraph_20_Font"><text:span text:style-name="T2">הָא בִרְכָן קַבֵּלִית וַאֲבָרֵכִנֵּיהּ לְיִשְׂרָאֵל וְלָא אָתֵב בִּרְכְּתִי מִנֵּיהּ׃ </text:span></text:span><text:span text:style-name="Default_20_Paragraph_20_Font"><text:span text:style-name="T1">כא </text:span></text:span><text:span text:style-name="Default_20_Paragraph_20_Font"><text:span text:style-name="T2">אִסְתַּכָּלִית לֵית פָּלְחֵי גִּלּוּלִין בִּדְבֵית יַעֲקֹב וְאַף לָא עָבְדֵי לֵאוּת שְׁקַר בְּיִשְׂרָאֵל מֵימְרָא דַיְיָ אֱלָהָהוֹן בְּסַעְדְּהוֹן וּשְׁכִינַת מַלְכְּהוֹן בֵּינֵיהוֹן׃ </text:span></text:span><text:span text:style-name="Default_20_Paragraph_20_Font"><text:span text:style-name="T1">כב </text:span></text:span><text:span text:style-name="Default_20_Paragraph_20_Font"><text:span text:style-name="T2">אֱלָהָא דְּאַפֵּקִנּוּן מִמּצְרָיִם תּוּקְפָּא וְרוּמָא דִּילֵיהּ׃ </text:span></text:span><text:span text:style-name="Default_20_Paragraph_20_Font"><text:span text:style-name="T1">כג </text:span></text:span><text:span text:style-name="Default_20_Paragraph_20_Font"><text:span text:style-name="T2">אֲרֵי לָא נַחֲשַׁיָּא צָבָן דְּיִיטַב לִדְבֵית יַעֲקֹב וְאַף לָא קְסָמַיָּא רְעַן בִּרְבוּת בֵּית יִשְׂרָאֵל כְּעִדַּן יִתְאַמַּר לְיַעֲקֹב וּלְיִשְׂרָאֵל מֶה עֲבַד אֱלָהָא׃ </text:span></text:span><text:span text:style-name="Default_20_Paragraph_20_Font"><text:span text:style-name="T1">כד </text:span></text:span><text:span text:style-name="Default_20_Paragraph_20_Font"><text:span text:style-name="T2">הָא עַמָּא כְּלֵיתָא שָׁרֵי וּכְאַרְיָא יִתְנַטָּל לָא יִשְׁרֵי בְאַרְעֵיהּ עַד דְּיִקְטוֹל קְטוֹל וְנִכְסֵי עַמְמַיָּא יֵירָת׃ </text:span></text:span><text:span text:style-name="Default_20_Paragraph_20_Font"><text:span text:style-name="T1">כה </text:span></text:span><text:span text:style-name="Default_20_Paragraph_20_Font"><text:span text:style-name="T2">וַאֲמַר בָּלָק לְבִלְעָם אַף מֵילַט לָא תְלוּטִנּוּן אַף בְּרָכָא לָא תְבָרֵכִנּוּן׃ </text:span></text:span><text:span text:style-name="Default_20_Paragraph_20_Font"><text:span text:style-name="T1">כו </text:span></text:span><text:span text:style-name="Default_20_Paragraph_20_Font"><text:span text:style-name="T2">וַאֲתֵב בִּלְעָם וַאֲמַר לְבָלָק הֲלָא מַלֵּלִית עִמָּךְ לְמֵימָר כֹּל דִּי יְמַלֵּל יְיָ יָתֵיהּ אֶעְבֵּד׃ </text:span></text:span><text:span text:style-name="Default_20_Paragraph_20_Font"><text:span text:style-name="T1">כז </text:span></text:span><text:span text:style-name="Default_20_Paragraph_20_Font"><text:span text:style-name="T2">וַאֲמַר בָּלָק לְבִלְעָם אִיתָא כְעַן אֲדַבְּרִנָּךְ לַאֲתַר אָחֳרָן מָאִים יְהֵי רַעֲוָא מִן קֳדָם יְיָ וּתְלוּטֵיהּ לִי מִתַּמָּן׃ </text:span></text:span><text:span text:style-name="Default_20_Paragraph_20_Font"><text:span text:style-name="T1">כח </text:span></text:span><text:span text:style-name="Default_20_Paragraph_20_Font"><text:span text:style-name="T2">וּדְבַר בָּלָק יָת בִּלְעָם רֵישׁ רָמָתָא דְּמִסְתַּכְּיָא עַל אַפֵּי בֵית יְשִׁימוֹן׃ </text:span></text:span><text:span text:style-name="Default_20_Paragraph_20_Font"><text:span text:style-name="T1">כט </text:span></text:span><text:span text:style-name="Default_20_Paragraph_20_Font"><text:span text:style-name="T2">וַאֲמַר בִּלְעָם לְבָלָק בְּנֵה לִי הָכָא שַׁבְעָא מַדְבְּחִין וְאַתְקֵין לִי הָכָא שַׁבְעָא תוֹרִין וְשַׁבְעָא דִכְרִין׃ </text:span></text:span><text:span text:style-name="Default_20_Paragraph_20_Font"><text:span text:style-name="T1">ל </text:span></text:span><text:span text:style-name="Default_20_Paragraph_20_Font"><text:span text:style-name="T2">וַעֲבַד בָּלָק כְּמָא דִי אֲמַר בִּלְעָם וְאַסֵּק תּוֹר וּדְכַר עַל כָּל מַדְבְּחָא׃ </text:span></text:span></text:p>
      </text:section>
      <text:section text:style-name="Sect1" text:name="Sect24">
        <text:p text:style-name="P2"><text:soft-page-break/>Numbers 24</text:p>
        <text:p text:style-name="P3"><text:span text:style-name="Default_20_Paragraph_20_Font"><text:span text:style-name="T1">א </text:span></text:span><text:span text:style-name="Default_20_Paragraph_20_Font"><text:span text:style-name="T2">וַחֲזָא בִלְעָם אֲרֵי תַקִּין קֳדָם יְיָ לְבָרָכָא יָת יִשְׂרָאֵל וְלָא הֲלַךְ כִּזְמַן בִּזְמַן אֶלָּהֵן לָקֳדָמוּת נְחָשַׁיָּא וְשַׁוִּי לְמַדְבְּרָא אַפּוֹהִי׃ </text:span></text:span><text:span text:style-name="Default_20_Paragraph_20_Font"><text:span text:style-name="T1">ב </text:span></text:span><text:span text:style-name="Default_20_Paragraph_20_Font"><text:span text:style-name="T2">וּזְקֵף בִּלְעָם יָת עֵנוֹהִי וַחֲזָא יָת יִשְׂרָאֵל שָׁרָן לְשִׁבְטוֹהִי וּשְׁרַת עֲלוֹהִי רוּחַ נְבוּאָה מִן קֳדָם יְיָ׃ </text:span></text:span><text:span text:style-name="Default_20_Paragraph_20_Font"><text:span text:style-name="T1">ג </text:span></text:span><text:span text:style-name="Default_20_Paragraph_20_Font"><text:span text:style-name="T2">וּנְטַל מַתְלֵיהּ וַאֲמַר אֵמַר בִּלְעָם בְּרֵיהּ בְּעוֹר וְאֵמַר גַּבְרָא דְּשַׁפִּיר חָזֵי׃ </text:span></text:span><text:span text:style-name="Default_20_Paragraph_20_Font"><text:span text:style-name="T1">ד </text:span></text:span><text:span text:style-name="Default_20_Paragraph_20_Font"><text:span text:style-name="T2">אֵמַר דִּשְׁמַע מֵימַר מִן קֳדָם אֵל וְחֵזוּ מִן קֳדָם שַׁדַּי חָזֵי שְׁכִיב וּמִתְגְּלֵי לֵיהּ׃ </text:span></text:span><text:span text:style-name="Default_20_Paragraph_20_Font"><text:span text:style-name="T1">ה </text:span></text:span><text:span text:style-name="Default_20_Paragraph_20_Font"><text:span text:style-name="T2">מָא טָבָא אַרְעָךְ יַעֲקֹב בֵּית מֵישְׁרָיךְ יִשְׂרָאֵל׃ </text:span></text:span><text:span text:style-name="Default_20_Paragraph_20_Font"><text:span text:style-name="T1">ו </text:span></text:span><text:span text:style-name="Default_20_Paragraph_20_Font"><text:span text:style-name="T2">כְּנַחֲלִין דְּמִדַּבְּרִין כְּגִנַּת שַׁקְיָא דְעַל פְּרָת כְּבוּסְמַיָּא דִּנְצִיב יְיָ כְּאַרְזִין דִּנְצִיבִין עַל מַיָּא׃ </text:span></text:span><text:span text:style-name="Default_20_Paragraph_20_Font"><text:span text:style-name="T1">ז </text:span></text:span><text:span text:style-name="Default_20_Paragraph_20_Font"><text:span text:style-name="T2">יִסְגֵּי מַלְכָּא דְּיִתְרַבָּא מִבְּנוֹהִי וְיִשְׁלוֹט בְּעַמְמִין סַגִּיאִין וְיִתְקוֹף מֵאֲגַג מַלְכֵּיהּ וְתִתְנְטֵל מַלְכוּתֵיהּ׃ </text:span></text:span><text:span text:style-name="Default_20_Paragraph_20_Font"><text:span text:style-name="T1">ח </text:span></text:span><text:span text:style-name="Default_20_Paragraph_20_Font"><text:span text:style-name="T2">אֱלָהָא דְּאַפֵּקִנּוּן מִמִּצְרַיִם תָּקְפָּא וְרוּמָא דִּילֵיהּ יֵיכְלוּן בְּנֵי יִשְׂרָאֵל נִכְסֵי עַמְמַיָּא סַנְאֵיהוֹן וּבְבִזַּת מַלְכֵּיהוֹן יִתְפַּנְּקוּן וְאַרְעַתְהוֹן יַחְסְנוּן׃ </text:span></text:span><text:span text:style-name="Default_20_Paragraph_20_Font"><text:span text:style-name="T1">ט </text:span></text:span><text:span text:style-name="Default_20_Paragraph_20_Font"><text:span text:style-name="T2">יְנוּחַ יִשְׁרֵי בִתְקוֹף כְּאַרְיָא וּכְלֵיתָא לֵית מַלְכוּ דִתְזַעְזְעִינֵיהּ בְּרִיכָךְ יְהוֹן בְּרִיכִין וְלִיטָיךְ יְהוֹן לִיטִין׃ </text:span></text:span><text:span text:style-name="Default_20_Paragraph_20_Font"><text:span text:style-name="T1">י </text:span></text:span><text:span text:style-name="Default_20_Paragraph_20_Font"><text:span text:style-name="T2">וּתְקֵף רוּגְזָא דְבָלָק בְּבִלְעָם וּשְׁקָפִנּוּן לִידוֹהִי וַאֲמַר בָּלָק לְבִלְעָם לְמֵילַט סַנְאַי קְרִיתָךְ וְהָא בָּרָכָא מְבָרְכַת לְהוֹן דְּנַן תְּלַת זִמְנִין׃ </text:span></text:span><text:span text:style-name="Default_20_Paragraph_20_Font"><text:span text:style-name="T1">יא </text:span></text:span><text:span text:style-name="Default_20_Paragraph_20_Font"><text:span text:style-name="T2">וּכְעַן אֵזִיל לָךְ לְאַתְרָךְ אֲמָרִית יְקָרָא אֲיַקְּרִנָּךְ וְהָא מְנָעָךְ יְיָ מִן יְקָר׃ </text:span></text:span><text:span text:style-name="Default_20_Paragraph_20_Font"><text:span text:style-name="T1">יב </text:span></text:span><text:span text:style-name="Default_20_Paragraph_20_Font"><text:span text:style-name="T2">וַאֲמַר בִּלְעָם לְבָלָק הֲלָא אַף לְאִזְגַדָּיךְ דִּי שַׁלְּחַת לְוָתִי מַלֵּלִית לְמֵימָר׃ </text:span></text:span><text:span text:style-name="Default_20_Paragraph_20_Font"><text:span text:style-name="T1">יג </text:span></text:span><text:span text:style-name="Default_20_Paragraph_20_Font"><text:span text:style-name="T2">אִם יִתֶּן לִי בָלָק מְלֵי בֵיתֵיהּ כְּסַף וּדְהַב לֵית לִי רְשׁוּ לְמֶעְבַּר עַל גְּזֵרַת מֵימְרָא דַיְיָ לְמֶעְבַּד טַבְתָא אוֹ בִישְׁתָא מֵרְעוּתִי דִּימַלֵּל יְיָ יָתֵיהּ אֲמַלֵּל׃ </text:span></text:span><text:span text:style-name="Default_20_Paragraph_20_Font"><text:span text:style-name="T1">יד </text:span></text:span><text:span text:style-name="Default_20_Paragraph_20_Font"><text:span text:style-name="T2">וּכְעַן הָא אֲנָא אָזֵל לְעַמִּי אִיתָא אֲמַלְכִינָךְ מָא דְתַעְבֵּד וַאֲחַוֵּי לָךְ מָא דְיַעְבֵּד עַמָּא הָדֵין לְעַמָּךְ בְּסוֹף יוֹמַיָּא׃ </text:span></text:span><text:span text:style-name="Default_20_Paragraph_20_Font"><text:span text:style-name="T1">טו </text:span></text:span><text:span text:style-name="Default_20_Paragraph_20_Font"><text:span text:style-name="T2">וּנְטַל מַתְלֵיהּ וַאֲמַר אֵמַר בִּלְעָם בְּרֵיהּ בְּעוֹר וְאֵמַר גַּבְרָא דְּשַׁפִּיר חָזֵי׃ </text:span></text:span><text:span text:style-name="Default_20_Paragraph_20_Font"><text:span text:style-name="T1">טז </text:span></text:span><text:span text:style-name="Default_20_Paragraph_20_Font"><text:span text:style-name="T2">אֵמַר דִּשְׁמַע מֵימַר מִן קֳדָם אֵל וִידַע מַדַּע מִן קֳדָם עִלָּאָה חֵזוּ מִן קֳדָם שַׁדַּי חָזֵי שְׁכִיב וּמִתְגְּלֵי לֵיהּ׃ </text:span></text:span><text:span text:style-name="Default_20_Paragraph_20_Font"><text:span text:style-name="T1">יז </text:span></text:span><text:span text:style-name="Default_20_Paragraph_20_Font"><text:span text:style-name="T2">חֲזִיתֵיהּ וְלָא כְעַן סְכִיתֵיהּ וְלָא אִיתוֹהִי קָרִיב כַּד יְקוּם מַלְכָּא מִיַּעֲקֹב וְיִתְרַבָּא מְשִׁיחָא מִיִּשְׁרָאֵל וְיִקְטוֹל רַבְרְבֵי מוֹאָב וְיִשְׁלוֹט בְּכָל בְּנֵי אֱנָשָׁא׃ </text:span></text:span><text:span text:style-name="Default_20_Paragraph_20_Font"><text:span text:style-name="T1">יח </text:span></text:span><text:span text:style-name="Default_20_Paragraph_20_Font"><text:span text:style-name="T2">וִיהֵי אֱדוֹם יְרֻתָּא וִיהֵי יְרֻתָּא שֵׂעִיר לְבַעֲלֵי דְבָבוֹהִי וְיִשְׂרָאֵל יַצְלַח בְּנִכְסִין׃ </text:span></text:span><text:span text:style-name="Default_20_Paragraph_20_Font"><text:span text:style-name="T1">יט </text:span></text:span><text:span text:style-name="Default_20_Paragraph_20_Font"><text:span text:style-name="T2">וְיֵחוּת חַד מִדְּבֵית יַעֲקֹב וְיוֹבֵד מְשֵׁזֵב מִקִּרְיַת עַמְמַיָּא׃ </text:span></text:span><text:span text:style-name="Default_20_Paragraph_20_Font"><text:span text:style-name="T1">כ </text:span></text:span><text:span text:style-name="Default_20_Paragraph_20_Font"><text:span text:style-name="T2">וַחֲזָא יָת עֲמַלְקָאָה וּנְטַל מַתְלֵיהּ וַאֲמַר רֵישׁ קְרָבַיָּא דְיִשְׂרָאֵל הֲוָה עֲמַלְקָאָה וְסוֹפֵיהּ לְעָלְמָא יֵיבָד׃ </text:span></text:span><text:span text:style-name="Default_20_Paragraph_20_Font"><text:span text:style-name="T1">כא </text:span></text:span><text:span text:style-name="Default_20_Paragraph_20_Font"><text:span text:style-name="T2">וַחֲזָא יָת שַׁלְמָאָה וּנְטַל מַתְלֵיהּ וַאֲמַר תַּקִּיף בֵּית מוֹתְבָךְ וְשַׁוִּי בִכְרַךְ תַּקִּיף מְדוֹרָךְ׃ </text:span></text:span><text:span text:style-name="Default_20_Paragraph_20_Font"><text:span text:style-name="T1">כב </text:span></text:span><text:span text:style-name="Default_20_Paragraph_20_Font"><text:span text:style-name="T2">אֲרֵי אִם יְהֵי לְשֵׁצָאָה שַׁלְמָאָה עַד מָא אֲתוּרָאָה יִשְׁבִּנָּךְ׃ </text:span></text:span><text:span text:style-name="Default_20_Paragraph_20_Font"><text:span text:style-name="T1">כג </text:span></text:span><text:span text:style-name="Default_20_Paragraph_20_Font"><text:span text:style-name="T2">וּנְטַל מַתְלֵיהּ וַאֲמַר וַי לְחַיָּבַיָּא דְּיֵחוֹן כַּד יַעֲבֵּד אֱלָהָא יָת אִלֵּין׃ </text:span></text:span><text:span text:style-name="Default_20_Paragraph_20_Font"><text:span text:style-name="T1">כד </text:span></text:span><text:span text:style-name="Default_20_Paragraph_20_Font"><text:span text:style-name="T2">וְסִיעַן יִצְטָרְחַן מֵרוֹמָאֵי וִיעַנּוּן לְאָתוּר וְיִשְׁתַּעְבְּדוּן לְעֵבַר פְּרָת וְאַף אִנּוּן לְעָלְמָא יֵיבְדוּן׃ </text:span></text:span><text:span text:style-name="Default_20_Paragraph_20_Font"><text:span text:style-name="T1">כה </text:span></text:span><text:span text:style-name="Default_20_Paragraph_20_Font"><text:span text:style-name="T2">וְקָם בִּלְעָם וַאֲזַל וְתָב לְאַתְרֵיהּ וְאַף בָּלָק אֲזַל לְאָרְחֵיהּ׃ </text:span></text:span></text:p>
      </text:section>
      <text:section text:style-name="Sect1" text:name="Sect25">
        <text:p text:style-name="P2">Numbers 25</text:p>
        <text:p text:style-name="P3"><text:span text:style-name="Default_20_Paragraph_20_Font"><text:span text:style-name="T1">א </text:span></text:span><text:span text:style-name="Default_20_Paragraph_20_Font"><text:span text:style-name="T2">וִיתֵב יִשְׂרָאֵל בְּשִׁטִּין וְשָׁרֵי עַמָּא לְמִטְעֵי בָּתַר בְּנַת מוֹאָב׃ </text:span></text:span><text:span text:style-name="Default_20_Paragraph_20_Font"><text:span text:style-name="T1">ב </text:span></text:span><text:span text:style-name="Default_20_Paragraph_20_Font"><text:span text:style-name="T2">וּקְרָא לְעַמָּא לְדִבְחֵי טַעֲוַתְהוֹן וַאֲכַל עַמָּא וּסְגִידוּ לְטַעֲוַתְהוֹן׃ </text:span></text:span><text:span text:style-name="Default_20_Paragraph_20_Font"><text:span text:style-name="T1">ג </text:span></text:span><text:span text:style-name="Default_20_Paragraph_20_Font"><text:span text:style-name="T2">וְאִתְחַבַּר יִשְׂרָאֵל לְבַעֲלָא פְעוֹר וּתְקֵף רָגְזָא דַיְיָ בְּיִשְׂרָאֵל׃ </text:span></text:span><text:span text:style-name="Default_20_Paragraph_20_Font"><text:span text:style-name="T1">ד </text:span></text:span><text:span text:style-name="Default_20_Paragraph_20_Font"><text:span text:style-name="T2">וַאֲמַר יְיָ לְמשֶׁה דְּבַר יָת כָּל רֵישֵׁי עַמָּא וְדוּן וּקְטוֹל דְּחַיַּב קְטוֹל קֳדָם יְיָ לָקֳבֵל שִׁמְשָׁא וִיתוּב תְּקוֹף רוּגְזָא דַיְיָ מִיִּשְׂרָאֵל׃ </text:span></text:span><text:span text:style-name="Default_20_Paragraph_20_Font"><text:span text:style-name="T1">ה </text:span></text:span><text:span text:style-name="Default_20_Paragraph_20_Font"><text:span text:style-name="T2">וַאֲמַר משֶׁה לְדַיָּנֵי יִשְׂרָאֵל קְטוּלוּ גְּבַר גַּבְרוֹהִי דְּאִתְחַבָּרוּ לְבַעֲלָא פְעוֹר׃ </text:span></text:span><text:span text:style-name="Default_20_Paragraph_20_Font"><text:span text:style-name="T1">ו </text:span></text:span><text:span text:style-name="Default_20_Paragraph_20_Font"><text:span text:style-name="T2">וְהָא גַּבְרָא מִבְּנֵי יִשְׂרָאֵל אֲתָא וְקָרֵב לְוָת אֲחוֹהִי יָת מִדְיָנֵיתָא לְעֵינֵי משֶׁה וּלְעֵינֵי כָּל </text:span></text:span><text:soft-page-break/><text:span text:style-name="Default_20_Paragraph_20_Font"><text:span text:style-name="T2">כְּנִשְׁתָּא דִבְנֵי יִשְׂרָאֵל וְאִנּוּן בָּכָן בִּתְרַע מַשְׁכַּן זִמְנָא׃ </text:span></text:span><text:span text:style-name="Default_20_Paragraph_20_Font"><text:span text:style-name="T1">ז </text:span></text:span><text:span text:style-name="Default_20_Paragraph_20_Font"><text:span text:style-name="T2">וַחֲזָא פִּינְחָס בַּר אֶלְעָזָר בַּר אַהֲרֹן כַּהֲנָא וְקָם מִגּוֹ כְנִשְׁתָּא וּנְסֵיב רָמְחָא בִּידֵיהּ׃ </text:span></text:span><text:span text:style-name="Default_20_Paragraph_20_Font"><text:span text:style-name="T1">ח </text:span></text:span><text:span text:style-name="Default_20_Paragraph_20_Font"><text:span text:style-name="T2">וְעַל בָּתַר גַּבְרָא בַר יִשְׂרָאֵל לְקוּבָתָא וּבְזַע יָת תַּרְוֵיהוֹן יָת גַּבְרָא בַר יִשְׂרָאֵל וְיָת אִתְּתָא לִמְעָהָא וְאִתְכְּלִי מוֹתָנָא מֵעַל בְּנֵי יִשְׂרָאֵל׃ </text:span></text:span><text:span text:style-name="Default_20_Paragraph_20_Font"><text:span text:style-name="T1">ט </text:span></text:span><text:span text:style-name="Default_20_Paragraph_20_Font"><text:span text:style-name="T2">וַהֲווֹ דְמִיתוּ בְמוֹתָנָא עַשְׂרִין וְאַרְבְּעָא אַלְפִין׃ </text:span></text:span><text:span text:style-name="Default_20_Paragraph_20_Font"><text:span text:style-name="T1">י </text:span></text:span><text:span text:style-name="Default_20_Paragraph_20_Font"><text:span text:style-name="T2">וּמַלִּיל יְיָ עִם משֶׁה לְמֵימָר׃ </text:span></text:span><text:span text:style-name="Default_20_Paragraph_20_Font"><text:span text:style-name="T1">יא </text:span></text:span><text:span text:style-name="Default_20_Paragraph_20_Font"><text:span text:style-name="T2">פִּינְחָס בַּר אֶלְעָזָר בַּר אַהֲרֹן כַּהֲנָא אֲתֵב יָת חֵימְתִי מֵעַל בְּנֵי יִשְׂרָאֵל בִּדְקַנֵּי יָת קִנְאָתִי בֵּינֵיהוֹן וְלָא שֵׁיצֵיתִי יָת בְּנֵי יִשְׂרָאֵל בְּקִנְאָתִי׃ </text:span></text:span><text:span text:style-name="Default_20_Paragraph_20_Font"><text:span text:style-name="T1">יב </text:span></text:span><text:span text:style-name="Default_20_Paragraph_20_Font"><text:span text:style-name="T2">בְּכֵן אֱמַר הָא אֲנָא גְזַר לֵיהּ יָת קְיָמִי שְׁלָם׃ </text:span></text:span><text:span text:style-name="Default_20_Paragraph_20_Font"><text:span text:style-name="T1">יג </text:span></text:span><text:span text:style-name="Default_20_Paragraph_20_Font"><text:span text:style-name="T2">וּתְהֵי לֵיהּ וְלִבְנוֹהִי בַתְרוֹהִי קְיַם כְּהֻנַּת עֳלָם חֲלַף דִּי קַנֵּי קֳדָם אֱלָהֵיהּ וְכַפַּר עַל בְּנֵי יִשְׂרָאֵל׃ </text:span></text:span><text:span text:style-name="Default_20_Paragraph_20_Font"><text:span text:style-name="T1">יד </text:span></text:span><text:span text:style-name="Default_20_Paragraph_20_Font"><text:span text:style-name="T2">וְשׁוּם גַּבְרָא בַר יִשְׂרָאֵל קְטִילָא דִּי אִתְקְטֵל עִם מִדְיָנֵיתָא זִמְרִי בַּר סָלוּא רַב בֵּית אַבָּא לְבֵית שִׁמְעוֹן׃ </text:span></text:span><text:span text:style-name="Default_20_Paragraph_20_Font"><text:span text:style-name="T1">טו </text:span></text:span><text:span text:style-name="Default_20_Paragraph_20_Font"><text:span text:style-name="T2">וְשׁוּם אִתְּתָא דְאִתְקְטִילַת מִדְיָנֵתָא כָּזְבִּי בַת צוּר רֵישׁ אֻמֵּי בֵּית אַבָּא בְּמִדְיָן הוּא׃ </text:span></text:span><text:span text:style-name="Default_20_Paragraph_20_Font"><text:span text:style-name="T1">טז </text:span></text:span><text:span text:style-name="Default_20_Paragraph_20_Font"><text:span text:style-name="T2">וּמַלִּיל יְיָ עִם משֶׁה לְמֵימָר׃ </text:span></text:span><text:span text:style-name="Default_20_Paragraph_20_Font"><text:span text:style-name="T1">יז </text:span></text:span><text:span text:style-name="Default_20_Paragraph_20_Font"><text:span text:style-name="T2">אָעֵק יָת מִדְיָנָאֵי וְתִקְטוֹל יָתְהוֹן׃ </text:span></text:span><text:span text:style-name="Default_20_Paragraph_20_Font"><text:span text:style-name="T1">יח </text:span></text:span><text:span text:style-name="Default_20_Paragraph_20_Font"><text:span text:style-name="T2">אֲרֵי מְעִיקִין אִנּוּן לְכוֹן בְּנִכְלֵיהוֹן דִּי נְכִילוּ לְכוֹן עַל עֵסַק פְּעוֹר וְעַל עֵסַק כָּזְבִּי בַת רַבָּא דְמִדְיָן אֲחַתְהוֹן דְּאִתְקְטִילַת בְּיוֹמָא דְמוֹתָנָא עַל עֵסַק פְּעוֹר׃ </text:span></text:span></text:p>
      </text:section>
      <text:section text:style-name="Sect1" text:name="Sect26">
        <text:p text:style-name="P2">Numbers 26</text:p>
        <text:p text:style-name="P3"><text:span text:style-name="Default_20_Paragraph_20_Font"><text:span text:style-name="T1">א </text:span></text:span><text:span text:style-name="Default_20_Paragraph_20_Font"><text:span text:style-name="T2">וַהֲוָה בָּתַר מוֹתָנָא וַאֲמַר יְיָ לְמשֶׁה וּלְאֶלְעָזָר בַּר אַהֲרֹן כַּהֲנָא לְמֵימָר׃ </text:span></text:span><text:span text:style-name="Default_20_Paragraph_20_Font"><text:span text:style-name="T1">ב </text:span></text:span><text:span text:style-name="Default_20_Paragraph_20_Font"><text:span text:style-name="T2">קַבִּילוּ יָת חֻשְׁבַּן כָּל כְּנִשְׁתָּא דִבְנֵי יִשְׂרָאֵל מִבַּר עַשְׂרִין שְׁנִין וּלְעֵלָּא לְבֵית אֲבָהַתְהוֹן כָּל נָפֵק חֵילָא בְּיִשְׂרָאֵל׃ </text:span></text:span><text:span text:style-name="Default_20_Paragraph_20_Font"><text:span text:style-name="T1">ג </text:span></text:span><text:span text:style-name="Default_20_Paragraph_20_Font"><text:span text:style-name="T2">וּמַלִּיל משֶׁה וְאֶלְעָזָר כַּהֲנָא אֲמָרוּ לְמִמְנֵי יָתְהוֹן בְּמֵישְׁרַיָּא דְמוֹאָב עַל יַרְדֵּנָא דִירֵחוֹ לְמֵימָר׃ </text:span></text:span><text:span text:style-name="Default_20_Paragraph_20_Font"><text:span text:style-name="T1">ד </text:span></text:span><text:span text:style-name="Default_20_Paragraph_20_Font"><text:span text:style-name="T2">מִבַּר עַשְׂרִין שְׁנִין וּלְעֵלָּא כְּמָא דִי פַקִּיד יְיָ יָת משֶׁה וּבְנֵי יִשְׂרָאֵל דִּי נְפָקוּ מֵאַרְעָא דְמִצְרָיִם׃ </text:span></text:span><text:span text:style-name="Default_20_Paragraph_20_Font"><text:span text:style-name="T1">ה </text:span></text:span><text:span text:style-name="Default_20_Paragraph_20_Font"><text:span text:style-name="T2">רְאוּבֵן בּוּכְרָא דְיִשְׂרָאֵל בְּנֵי רְאוּבֵן חֲנוֹךְ זַרְעִית חֲנוֹךְ לְפַלּוּא זַרְעִית פַּלּוּא׃ </text:span></text:span><text:span text:style-name="Default_20_Paragraph_20_Font"><text:span text:style-name="T1">ו </text:span></text:span><text:span text:style-name="Default_20_Paragraph_20_Font"><text:span text:style-name="T2">לְחֶצְרוֹן זַרְעִית חֶצְרוֹן לְכַרְמִי זַרְעִית כַּרְמִי׃ </text:span></text:span><text:span text:style-name="Default_20_Paragraph_20_Font"><text:span text:style-name="T1">ז </text:span></text:span><text:span text:style-name="Default_20_Paragraph_20_Font"><text:span text:style-name="T2">אִלֵּין זַרְעֲיַת רְאוּבֵן וַהֲווֹ מִנְיָנֵיהוֹן אַרְבְּעִין וּתְלָתָא אַלְפִין וּשְׁבַע מְאָה וּתְלָתִין׃ </text:span></text:span><text:span text:style-name="Default_20_Paragraph_20_Font"><text:span text:style-name="T1">ח </text:span></text:span><text:span text:style-name="Default_20_Paragraph_20_Font"><text:span text:style-name="T2">וּבְנֵי פַלּוּא אֱלִיאָב׃ </text:span></text:span><text:span text:style-name="Default_20_Paragraph_20_Font"><text:span text:style-name="T1">ט </text:span></text:span><text:span text:style-name="Default_20_Paragraph_20_Font"><text:span text:style-name="T2">וּבְנֵי אֱלִיאָב נְמוּאֵל וְדָתָן וַאֲבִירָם הוּא דָתָן וַאֲבִירָם מְעַרְעֵי כְנִשְׁתָּא דְּאִתְכְּנָשׁוּ עַל משֶׁה וְעַל אַהֲרֹן בִּכְנִשְׁתָּא דְקֹרַח בְּאִתְכַּנּוֹשֵׁיהוֹן עַל יְיָ׃ </text:span></text:span><text:span text:style-name="Default_20_Paragraph_20_Font"><text:span text:style-name="T1">י </text:span></text:span><text:span text:style-name="Default_20_Paragraph_20_Font"><text:span text:style-name="T2">וּפְתָחַת אַרְעָא יָת פּוּמָהּ וּבְלָעַת יָתְהוֹן וְיָת קֹרַח בְּמוֹתָא דִכְנִשְׁתָּא כַּד אֲכָלַת אֶשָּׁתָא יָת מָאתָן וְחַמְשִׁין גַּבְרָא וַהֲווֹ לְאָת׃ </text:span></text:span><text:span text:style-name="Default_20_Paragraph_20_Font"><text:span text:style-name="T1">יא </text:span></text:span><text:span text:style-name="Default_20_Paragraph_20_Font"><text:span text:style-name="T2">וּבְנֵי קֹרַח לָא מִיתוּ׃ </text:span></text:span><text:span text:style-name="Default_20_Paragraph_20_Font"><text:span text:style-name="T1">יב </text:span></text:span><text:span text:style-name="Default_20_Paragraph_20_Font"><text:span text:style-name="T2">בְּנֵי שִׁמְעוֹן לְזַרְעֲיַתְהוֹן לִנְמוּאֵל זַרְעִית נְמוּאֵל לְיָמִין זַרְעִית יָמִין לְיָכִין זַרְעִית יָכִין׃ </text:span></text:span><text:span text:style-name="Default_20_Paragraph_20_Font"><text:span text:style-name="T1">יג </text:span></text:span><text:span text:style-name="Default_20_Paragraph_20_Font"><text:span text:style-name="T2">לְזֶרַח זַרְעִית זָרַח לְשָׁאוּל זַרְעִית שָׁאוּל׃ </text:span></text:span><text:span text:style-name="Default_20_Paragraph_20_Font"><text:span text:style-name="T1">יד </text:span></text:span><text:span text:style-name="Default_20_Paragraph_20_Font"><text:span text:style-name="T2">אִלֵּין זַרְעֲיַת שִׁמְעוֹן עַשְׂרִין וּתְרֵין אַלְפִין וּמָאתָן׃ </text:span></text:span><text:span text:style-name="Default_20_Paragraph_20_Font"><text:span text:style-name="T1">טו </text:span></text:span><text:span text:style-name="Default_20_Paragraph_20_Font"><text:span text:style-name="T2">בְּנֵי גָד לְזַרְעֲיַתְהוֹן לִצְפוֹן זַרְעִית צְפוֹן לְחַגִּי זַרְעִית חַגִּי לְשׁוּנִי זַרְעִית שׁוּנִי׃ </text:span></text:span><text:span text:style-name="Default_20_Paragraph_20_Font"><text:span text:style-name="T1">טז </text:span></text:span><text:span text:style-name="Default_20_Paragraph_20_Font"><text:span text:style-name="T2">לְאָזְנִי זַרְעִית אָזְנִי לְעֵרִי זַרְעִית עֵרִי׃ </text:span></text:span><text:span text:style-name="Default_20_Paragraph_20_Font"><text:span text:style-name="T1">יז </text:span></text:span><text:span text:style-name="Default_20_Paragraph_20_Font"><text:span text:style-name="T2">לַאֲרוֹד זַרְעִית אֲרוֹדִי לְאַרְאֵלִי זַרְעִית אַרְאֵלִי׃ </text:span></text:span><text:span text:style-name="Default_20_Paragraph_20_Font"><text:span text:style-name="T1">יח </text:span></text:span><text:span text:style-name="Default_20_Paragraph_20_Font"><text:span text:style-name="T2">אִלֵּין זַרְעֲיַת בְּנֵי גָד לְמִנְיָנֵיהוֹן אַרְבְּעִין אַלְפִין וַחֲמֵשׁ מְאָה׃ </text:span></text:span><text:span text:style-name="Default_20_Paragraph_20_Font"><text:span text:style-name="T1">יט </text:span></text:span><text:span text:style-name="Default_20_Paragraph_20_Font"><text:span text:style-name="T2">בְּנֵי יְהוּדָה עֵר וְאוֹנָן וּמִית עֵר וְאוֹנָן בְּאַרְעָא דִכְנָעַן׃ </text:span></text:span><text:span text:style-name="Default_20_Paragraph_20_Font"><text:span text:style-name="T1">כ </text:span></text:span><text:span text:style-name="Default_20_Paragraph_20_Font"><text:span text:style-name="T2">וַהֲווֹ בְנֵי יְהוּדָה לְזַרְעֲיַתְהוֹן לְשֵׁלָה זַרְעִית שֵׁלָה לְפֶרֶץ זַרְעִית פֶּרֶץ לְזֶרַח זַרְעִית זָרַח׃ </text:span></text:span><text:span text:style-name="Default_20_Paragraph_20_Font"><text:span text:style-name="T1">כא </text:span></text:span><text:span text:style-name="Default_20_Paragraph_20_Font"><text:span text:style-name="T2">וַהֲווֹ בְנֵי פֶרֶץ לְחֶצְרוֹן זַרְעִית חֶצְרוֹן לְחָמוּל זַרְעִית חָמוּל׃ </text:span></text:span><text:span text:style-name="Default_20_Paragraph_20_Font"><text:span text:style-name="T1">כב </text:span></text:span><text:span text:style-name="Default_20_Paragraph_20_Font"><text:span text:style-name="T2">אִלֵּין זַרְעֲיַת יְהוּדָה לְמִנְיָנֵיהוֹן שַׁבְעִין וְשִׁתָּא אַלְפִין וַחֲמֵשׁ מְאָה׃ </text:span></text:span><text:span text:style-name="Default_20_Paragraph_20_Font"><text:span text:style-name="T1">כג </text:span></text:span><text:span text:style-name="Default_20_Paragraph_20_Font"><text:span text:style-name="T2">בְּנֵי יִשָׂשכָר לְזַרְעֲיַתְהוֹן תּוֹלָע זַרְעִית תּוֹלָע לְפֻוָּה זַרְעִית פּוּנִי׃ </text:span></text:span><text:span text:style-name="Default_20_Paragraph_20_Font"><text:span text:style-name="T1">כד </text:span></text:span><text:span text:style-name="Default_20_Paragraph_20_Font"><text:span text:style-name="T2">לְיָשׁוּב זַרְעִית יָשׁוּב לְשִׁמְרוֹן זַרְעִית שִׁמְרוֹן׃ </text:span></text:span><text:span text:style-name="Default_20_Paragraph_20_Font"><text:span text:style-name="T1">כה </text:span></text:span><text:span text:style-name="Default_20_Paragraph_20_Font"><text:span text:style-name="T2">אִלֵּין זַרְעֲיַת יִשָׂשׂכָר לְמִנְיָנֵיהוֹן שִׁתִּין וְאַרְבְּעָא אַלְפִין וּתְלַת מְאָה׃ </text:span></text:span><text:span text:style-name="Default_20_Paragraph_20_Font"><text:span text:style-name="T1">כו </text:span></text:span><text:span text:style-name="Default_20_Paragraph_20_Font"><text:span text:style-name="T2">בְּנֵי זְבוּלֻן לְזַרְעֲיַתְהוֹן לְסֶרֶד זַרְעִית סֶרֶד לְאֵלוֹן זַרְעִית אֵלוֹן לְיַחְלְאֵל זַרְעִית יַחְלְאֵל׃ </text:span></text:span><text:span text:style-name="Default_20_Paragraph_20_Font"><text:span text:style-name="T1">כז </text:span></text:span><text:span text:style-name="Default_20_Paragraph_20_Font"><text:span text:style-name="T2">אִלֵּין זַרְעֲיַת זְבוּלֻן לְמִנְיָנֵיהוֹן שִׁתִּין אַלְפִין וַחֲמֵשׁ מְאָה׃ </text:span></text:span><text:span text:style-name="Default_20_Paragraph_20_Font"><text:span text:style-name="T1">כח </text:span></text:span><text:span text:style-name="Default_20_Paragraph_20_Font"><text:span text:style-name="T2">בְּנֵי יוֹסֵף </text:span></text:span><text:soft-page-break/><text:span text:style-name="Default_20_Paragraph_20_Font"><text:span text:style-name="T2">לְזַרְעֲיַתְהוֹן מְנַּשֶּׁה וְאֶפְרָיִם׃ </text:span></text:span><text:span text:style-name="Default_20_Paragraph_20_Font"><text:span text:style-name="T1">כט </text:span></text:span><text:span text:style-name="Default_20_Paragraph_20_Font"><text:span text:style-name="T2">בְּנֵי מְנַשֶּׁה לְמָכִיר זַרְעִית מָכִיר וּמָכִיר אוֹלִיד יָת גִּלְעָד לְגִלְעָד זַרְעִית גִּלְעָד׃ </text:span></text:span><text:span text:style-name="Default_20_Paragraph_20_Font"><text:span text:style-name="T1">ל </text:span></text:span><text:span text:style-name="Default_20_Paragraph_20_Font"><text:span text:style-name="T2">אִלֵּין בְּנֵי גִּלְעָד אִיעֶזֶר זַרְעִית אִיעֶזֶר לְחֵלֶק זַרְעִית חֵלֶק׃ </text:span></text:span><text:span text:style-name="Default_20_Paragraph_20_Font"><text:span text:style-name="T1">לא </text:span></text:span><text:span text:style-name="Default_20_Paragraph_20_Font"><text:span text:style-name="T2">וְאַשְׂרִיאֵל זַרְעִית אַשְׂרִיאֵלִי וְשֶׁכֶם זַרְעִית שֶׁכֶם׃ </text:span></text:span><text:span text:style-name="Default_20_Paragraph_20_Font"><text:span text:style-name="T1">לב </text:span></text:span><text:span text:style-name="Default_20_Paragraph_20_Font"><text:span text:style-name="T2">וּשְׁמִידָע זַרְעִית שְׁמִידָע וְחֵפֶר זַרְעִית חֵפֶר׃ </text:span></text:span><text:span text:style-name="Default_20_Paragraph_20_Font"><text:span text:style-name="T1">לג </text:span></text:span><text:span text:style-name="Default_20_Paragraph_20_Font"><text:span text:style-name="T2">וּצְלָפְחָד בַּר חֵפֶר לָא הֲווֹ לֵיהּ בְּנִין אֶלָּהֵן בְּנָן וְשׁוּם בְּנַת צְלָפְחָד מַחְלָה וְנוֹעָה חָגְלָה מִלְכָּה וְתִרְצָה׃ </text:span></text:span><text:span text:style-name="Default_20_Paragraph_20_Font"><text:span text:style-name="T1">לד </text:span></text:span><text:span text:style-name="Default_20_Paragraph_20_Font"><text:span text:style-name="T2">אִלֵּין זַרְעִית מְנַשֶּׁה וּמִנְיָנֵיהוֹן חַמְשִׁין וּתְרֵין אַלְפִין וּשְׁבַע מְאָה׃ </text:span></text:span><text:span text:style-name="Default_20_Paragraph_20_Font"><text:span text:style-name="T1">לה </text:span></text:span><text:span text:style-name="Default_20_Paragraph_20_Font"><text:span text:style-name="T2">אִלֵּין בְּנֵי אֶפְרַיִם לְזַרְעֲיַתְהוֹן לְשׁוּתֶלַח זַרְעִית שׁוּתֶלַח לְבֶכֶר זַרְעִית בֶּכֶר לְתַחַן זַרְעִית תָּחַן׃ </text:span></text:span><text:span text:style-name="Default_20_Paragraph_20_Font"><text:span text:style-name="T1">לו </text:span></text:span><text:span text:style-name="Default_20_Paragraph_20_Font"><text:span text:style-name="T2">וְאִלֵּין בְּנֵי שׁוּתָלַח לְעֵרָן זַרְעִית עֵרָן׃ </text:span></text:span><text:span text:style-name="Default_20_Paragraph_20_Font"><text:span text:style-name="T1">לז </text:span></text:span><text:span text:style-name="Default_20_Paragraph_20_Font"><text:span text:style-name="T2">אִלֵּין זַרְעֲיַת בְּנֵי אֶפְרַיִם לְמִנְיָנֵיהוֹן תְּלָתִין וּתְרֵין אַלְפִין וַחֲמֵשׁ מְאָה אִלֵּין בְּנֵי יוֹסֵף לְזַרְעֲיַתְהוֹן׃ </text:span></text:span><text:span text:style-name="Default_20_Paragraph_20_Font"><text:span text:style-name="T1">לח </text:span></text:span><text:span text:style-name="Default_20_Paragraph_20_Font"><text:span text:style-name="T2">בְּנֵי בִנְיָמִן לְזַרְעֲיַתְהוֹן לְבֶלַע זַרְעִית בֶּלַע לְאַשְׁבֵּל זַרְעִית אַשְׁבֵּל לַאֲחִירָם זַרְעִית אֲחִירָם׃ </text:span></text:span><text:span text:style-name="Default_20_Paragraph_20_Font"><text:span text:style-name="T1">לט </text:span></text:span><text:span text:style-name="Default_20_Paragraph_20_Font"><text:span text:style-name="T2">לִשְׁפוּפָם זַרְעִית שְׁפוּפָם לְחוּפָם זַרְעִית חוּפָם׃ </text:span></text:span><text:span text:style-name="Default_20_Paragraph_20_Font"><text:span text:style-name="T1">מ </text:span></text:span><text:span text:style-name="Default_20_Paragraph_20_Font"><text:span text:style-name="T2">וַהֲווֹ בְנֵי בֶלַע אַרְדְּ וְנַעֲמָן זַרְעִית הָאַרְדִּי לְנַעֲמָן זַרְעִית נַעֲמִי׃ </text:span></text:span><text:span text:style-name="Default_20_Paragraph_20_Font"><text:span text:style-name="T1">מא </text:span></text:span><text:span text:style-name="Default_20_Paragraph_20_Font"><text:span text:style-name="T2">אִלֵּין בְּנֵי בִנְיָמִן לְזַרְעֲיַתְהוֹן וּמִנְיָנֵיהוֹן אַרְבְּעִין וְחַמְשָׁא אַלְפִין וְשִׁית מְאָה׃ </text:span></text:span><text:span text:style-name="Default_20_Paragraph_20_Font"><text:span text:style-name="T1">מב </text:span></text:span><text:span text:style-name="Default_20_Paragraph_20_Font"><text:span text:style-name="T2">אִלֵּין בְּנֵי דָן לְזַרְעֲיַתְהוֹן לְשׁוּחָם זַרְעִית שׁוּחָם אִלֵּין זַרְעֲיַת דָּן לְזַרְעֲיַתְהוֹן׃ </text:span></text:span><text:span text:style-name="Default_20_Paragraph_20_Font"><text:span text:style-name="T1">מג </text:span></text:span><text:span text:style-name="Default_20_Paragraph_20_Font"><text:span text:style-name="T2">כָּל זַרְעֲיַת שׁוּחָם לְמִנְיָנֵיהוֹן שִׁתִּין וְאַרְבַּע אַלְפִין וְאַרְבַּע מְאָה׃ </text:span></text:span><text:span text:style-name="Default_20_Paragraph_20_Font"><text:span text:style-name="T1">מד </text:span></text:span><text:span text:style-name="Default_20_Paragraph_20_Font"><text:span text:style-name="T2">בְּנֵי אָשֵׁר לְזַרְעֲיַתְהוֹן לְיִמְנָה זַרְעִית יִמְנָה לְיִשְׁוִי זַרְעִית יִשְׁוִי לִבְרִיעָה זַרְעִית בְּרִיעָה׃ </text:span></text:span><text:span text:style-name="Default_20_Paragraph_20_Font"><text:span text:style-name="T1">מה </text:span></text:span><text:span text:style-name="Default_20_Paragraph_20_Font"><text:span text:style-name="T2">לִבְנֵי בְרִיעָה לְחֵבֶר זַרְעִית חֵבֶר לְמַלְכִּיאֵל זַרְעִית מַלְכִּיאֵל׃ </text:span></text:span><text:span text:style-name="Default_20_Paragraph_20_Font"><text:span text:style-name="T1">מו </text:span></text:span><text:span text:style-name="Default_20_Paragraph_20_Font"><text:span text:style-name="T2">וְשׁוּם בַּת אָשֵׁר סָרַח׃ </text:span></text:span><text:span text:style-name="Default_20_Paragraph_20_Font"><text:span text:style-name="T1">מז </text:span></text:span><text:span text:style-name="Default_20_Paragraph_20_Font"><text:span text:style-name="T2">אִלֵּין זַרְעֲיַת בְּנֵי אָשֵׁר לְמְנְיְנֵיהוֹן חַמְשִׁין וּתְלָתָא אַלְפִין וְאַרְבַּע מְאָה׃ </text:span></text:span><text:span text:style-name="Default_20_Paragraph_20_Font"><text:span text:style-name="T1">מח </text:span></text:span><text:span text:style-name="Default_20_Paragraph_20_Font"><text:span text:style-name="T2">בְּנֵי נַפְתָּלִי לְזַרְעֲיַתְהוֹן לְיַחְצְאֵל זַרְעִית יַחְצְאֵל לְגוּנִי זַרְעִית גּוּנִי׃ </text:span></text:span><text:span text:style-name="Default_20_Paragraph_20_Font"><text:span text:style-name="T1">מט </text:span></text:span><text:span text:style-name="Default_20_Paragraph_20_Font"><text:span text:style-name="T2">לְיֵצֶר זַרְעִית יֵצֶר לְשִׁלֵּם זַרְעִית שִׁלֵּם׃ </text:span></text:span><text:span text:style-name="Default_20_Paragraph_20_Font"><text:span text:style-name="T1">נ </text:span></text:span><text:span text:style-name="Default_20_Paragraph_20_Font"><text:span text:style-name="T2">אִלֵּין זַרְעֲיַת נַפְתָּלִי לְזַרְעֲיַתְהוֹן וּמִנְיָנֵיהוֹן אַרְבְּעִין וְחַמְשָׁא אַלְפִין וְאַרְבַּע מְאָה׃ </text:span></text:span><text:span text:style-name="Default_20_Paragraph_20_Font"><text:span text:style-name="T1">נא </text:span></text:span><text:span text:style-name="Default_20_Paragraph_20_Font"><text:span text:style-name="T2">אִלֵּין מִנְיָנֵי בְּנֵי יִשְׂרָאֵל שִׁית מְאָה וְחַד אַלְפִין שְׁבַע מְאָה וּתְלָתִין׃ </text:span></text:span><text:span text:style-name="Default_20_Paragraph_20_Font"><text:span text:style-name="T1">נב </text:span></text:span><text:span text:style-name="Default_20_Paragraph_20_Font"><text:span text:style-name="T2">וּמַלִּיל יְיָ עִם משֶׁה לְמֵימָר׃ </text:span></text:span><text:span text:style-name="Default_20_Paragraph_20_Font"><text:span text:style-name="T1">נג </text:span></text:span><text:span text:style-name="Default_20_Paragraph_20_Font"><text:span text:style-name="T2">לְאִלֵּין תִּתְפְּלֵג אַרְעָא בְּאַחֲסָנָא בְּמִנְיַן שְׁמָהָן׃ </text:span></text:span><text:span text:style-name="Default_20_Paragraph_20_Font"><text:span text:style-name="T1">נד </text:span></text:span><text:span text:style-name="Default_20_Paragraph_20_Font"><text:span text:style-name="T2">לְסַגִּיאֵי תַּסְגּוּן אַחֲסַנְתְּהוֹן וְלִזְעִירֵי תַּזְעֲרוּן אַחֲסַנְתְּהוֹן גְּבַר לְפוּם מִנְיָנוֹהִי תִּתְיְהַב אַחֲסַנְתֵּיהּ׃ </text:span></text:span><text:span text:style-name="Default_20_Paragraph_20_Font"><text:span text:style-name="T1">נה </text:span></text:span><text:span text:style-name="Default_20_Paragraph_20_Font"><text:span text:style-name="T2">בְּרַם בְּעַדְבָא תִּתְפְּלֵג יָת אַרְעָא לִשְׁמָהָן שִׁבְטֵי אֲבָהַתְהוֹן יַחְסְנוּן׃ </text:span></text:span><text:span text:style-name="Default_20_Paragraph_20_Font"><text:span text:style-name="T1">נו </text:span></text:span><text:span text:style-name="Default_20_Paragraph_20_Font"><text:span text:style-name="T2">עַל פּוּם עַדְבָא תִּתְפְּלֵג אַחֲסַנְתְּהוֹן בֵּין סַגִּיאֵי לִזְעִירֵי׃ </text:span></text:span><text:span text:style-name="Default_20_Paragraph_20_Font"><text:span text:style-name="T1">נז </text:span></text:span><text:span text:style-name="Default_20_Paragraph_20_Font"><text:span text:style-name="T2">וְאִלֵּין מִנְיָנֵי לֵוָאֵי לְזַרְעֲיַתְהוֹן לְגֵרְשׁוֹן זַרְעִית גֵּרְשׁוֹן לִקְהָת זַרְעִית קְהָת לִמְרָרִי זַרְעִית מְרָרִי׃ </text:span></text:span><text:span text:style-name="Default_20_Paragraph_20_Font"><text:span text:style-name="T1">נח </text:span></text:span><text:span text:style-name="Default_20_Paragraph_20_Font"><text:span text:style-name="T2">אִלֵּין זַרְעֲיַת לֵוִי זַרְעִית לִבְנִי זַרְעִית חֶבְרוֹן זַרְעִית מַחְלִי זַרְעִית מוּשִׁי זַרְעִית קֹרַח וּקְהָת אוֹלִיד יָת עַמְרָם׃ </text:span></text:span><text:span text:style-name="Default_20_Paragraph_20_Font"><text:span text:style-name="T1">נט </text:span></text:span><text:span text:style-name="Default_20_Paragraph_20_Font"><text:span text:style-name="T2">וְשׁוּם אִתַּת עַמְרָם יוֹכֶבֶד בַּת לֵוִי דִילֵדַת יָתַהּ לְלֵוִי בְּמִצְרָיִם וִילֵדַת לְעַמְרָם יָת אַהֲרֹן וְיָת משֶׁה וְיָת מִרְיָם אֲחָתְהוֹן׃ </text:span></text:span><text:span text:style-name="Default_20_Paragraph_20_Font"><text:span text:style-name="T1">ס </text:span></text:span><text:span text:style-name="Default_20_Paragraph_20_Font"><text:span text:style-name="T2">וְאִתְיְלִיד לְאַהֲרֹן יָת נָדָב וְיָת אֲבִיהוּא יָת אֶלְעָזָר וְיָת אִיתָמָר׃ </text:span></text:span><text:span text:style-name="Default_20_Paragraph_20_Font"><text:span text:style-name="T1">סא </text:span></text:span><text:span text:style-name="Default_20_Paragraph_20_Font"><text:span text:style-name="T2">וּמִית נָדָב וַאֲבִיהוּא בְּקָרוֹבֵהוֹן אֶשָּׁתָא נוּכְרֵתָא קֳדָם יְיָ׃ </text:span></text:span><text:span text:style-name="Default_20_Paragraph_20_Font"><text:span text:style-name="T1">סב </text:span></text:span><text:span text:style-name="Default_20_Paragraph_20_Font"><text:span text:style-name="T2">וַהֲווֹ מִנְיָנֵיהוֹן עַשְׂרִין וּתְלָתָא אַלְפִין כָּל דְּכוּרָא מִבַּר יַרְחָא וּלְעֵלָּא אֲרֵי לָא אִתְמְנִיאוּ בְּגוֹ בְנֵי יִשְׂרָאֵל אֲרֵי לָא אִתְיְהִיבַת לְהוֹן אַחֲסָנָא בְּגוֹ בְנֵי יִשְׂרָאֵל׃ </text:span></text:span><text:span text:style-name="Default_20_Paragraph_20_Font"><text:span text:style-name="T1">סג </text:span></text:span><text:span text:style-name="Default_20_Paragraph_20_Font"><text:span text:style-name="T2">אִלֵּין מִנְיָנֵי משֶׁה וְאֶלְעָזָר כַּהֲנָא דִּי מְנוֹ יָת בְּנֵי יִשְׂרָאֵל בְּמֵישְׁרַיָּא דְמוֹאָב עַל יַרְדֵּנָא דִירֵחוֹ׃ </text:span></text:span><text:span text:style-name="Default_20_Paragraph_20_Font"><text:span text:style-name="T1">סד </text:span></text:span><text:span text:style-name="Default_20_Paragraph_20_Font"><text:span text:style-name="T2">וּבְאִלֵּין לָא הֲוָה גְבַר מִמִּנְיָנֵי משֶׁה וְאַהֲרֹן כַּהֲנָא דִּי מְנוֹ יָת בְּנֵי יִשְׂרָאֵל בְּמַדְבְּרָא דְסִינָי׃ </text:span></text:span><text:span text:style-name="Default_20_Paragraph_20_Font"><text:span text:style-name="T1">סה </text:span></text:span><text:span text:style-name="Default_20_Paragraph_20_Font"><text:span text:style-name="T2">אֲרֵי אֲמַר יְיָ לְהוֹן מֵמַת יְמוּתוּן בְּמַדְבְּרָא וְלָא אִשְׁתְּאַר מִנְהוֹן אֱנַשׁ אֶלָּהֵן כָּלֵב בַּר יְפֻנֶּה וִיהוֹשֻׁעַ בַּר נוּן׃ </text:span></text:span></text:p>
      </text:section>
      <text:section text:style-name="Sect1" text:name="Sect27">
        <text:p text:style-name="P2"><text:soft-page-break/>Numbers 27</text:p>
        <text:p text:style-name="P3"><text:span text:style-name="Default_20_Paragraph_20_Font"><text:span text:style-name="T1">א </text:span></text:span><text:span text:style-name="Default_20_Paragraph_20_Font"><text:span text:style-name="T2">וְקָרֵיבָא בְּנַת צְלָפְחָד בַּר חֵפֶר בַּר גִּלְעָד בַּר מָכִיר בַּר מְנַשֶּׁה לְזַרְעֲיַת מְנַשֶּׁה בַּר יוֹסֵף וְאִלֵּין שְׁמָהַת בְּנָתֵיהּ מַחְלָה נוֹעָה וְחָגְלָה וּמִלְכָּה וְתִרְצָה׃ </text:span></text:span><text:span text:style-name="Default_20_Paragraph_20_Font"><text:span text:style-name="T1">ב </text:span></text:span><text:span text:style-name="Default_20_Paragraph_20_Font"><text:span text:style-name="T2">וְקָמָא קֳדָם משֶׁה וְקֳדָם אֶלְעָזָר כַּהֲנָא וְקֳדָם רַבְרְבַיָּא וְכָל כְּנִשְׁתָּא בִּתְרַע מַשְׁכַּן זִמְנָא לְמֵימָר׃ </text:span></text:span><text:span text:style-name="Default_20_Paragraph_20_Font"><text:span text:style-name="T1">ג </text:span></text:span><text:span text:style-name="Default_20_Paragraph_20_Font"><text:span text:style-name="T2">אָבוּנָא מִית בְּמַדְבְּרָא וְהוּא לָא הֲוָה בְּגוֹ כְנִשְׁתָּא דְּאִזְדַּמָּנוּ עַל יְיָ בִּכְנִשְׁתָּא דְקֹרַח אֲרֵי בְחוֹבֵיהּ מִית וּבְנִין לָא הֲווֹ לֵיהּ׃ </text:span></text:span><text:span text:style-name="Default_20_Paragraph_20_Font"><text:span text:style-name="T1">ד </text:span></text:span><text:span text:style-name="Default_20_Paragraph_20_Font"><text:span text:style-name="T2">לְמָא יִתְמְנַע שְׁמָא דְאָבוּנָא מִגּוֹ זַרְעִיתֵיהּ אֲרֵי לֵית לֵיהּ בָּר הַב לָנָא אַחֲסָנָא בְּגוֹ אֲחֵי אָבוּנָא׃ </text:span></text:span><text:span text:style-name="Default_20_Paragraph_20_Font"><text:span text:style-name="T1">ה </text:span></text:span><text:span text:style-name="Default_20_Paragraph_20_Font"><text:span text:style-name="T2">וְקָרֵב משֶׁה יָת דִּינְהֶן קֳדָם יְיָ׃ </text:span></text:span><text:span text:style-name="Default_20_Paragraph_20_Font"><text:span text:style-name="T1">ו </text:span></text:span><text:span text:style-name="Default_20_Paragraph_20_Font"><text:span text:style-name="T2">וַאֲמַר יְיָ לְמשֶׁה לְמֵימָר׃ </text:span></text:span><text:span text:style-name="Default_20_Paragraph_20_Font"><text:span text:style-name="T1">ז </text:span></text:span><text:span text:style-name="Default_20_Paragraph_20_Font"><text:span text:style-name="T2">יָאוּת בְּנַת צְלָפְחָד מְמַלְּלָן מִתַּן תִּתֵּן לְהוֹן אֲחוּדַת אַחֲסָנָא בְּגוֹ אֲחֵי אֲבוּהֶן וְתַעֲבַר יָת אַחֲסָנַת אֲבוּהֶן לְהֵן׃ </text:span></text:span><text:span text:style-name="Default_20_Paragraph_20_Font"><text:span text:style-name="T1">ח </text:span></text:span><text:span text:style-name="Default_20_Paragraph_20_Font"><text:span text:style-name="T2">וְעִם בְּנֵי יִשְׂרָאֵל תְּמַלֵּל לְמֵימָר גְּבַר אֲרֵי יְמוּת וּבַר לֵית לֵיהּ וְתַעְבְּרוּן יָת אַחֲסַנְתֵּיהּ לִבְרַתֵּיהּ׃ </text:span></text:span><text:span text:style-name="Default_20_Paragraph_20_Font"><text:span text:style-name="T1">ט </text:span></text:span><text:span text:style-name="Default_20_Paragraph_20_Font"><text:span text:style-name="T2">וְאִם לֵית לֵיהּ בְּרַתָּא וְתִתְּנוּן יָת אַחֲסַנְתֵּיהּ לַאֲחוֹהִי׃ </text:span></text:span><text:span text:style-name="Default_20_Paragraph_20_Font"><text:span text:style-name="T1">י </text:span></text:span><text:span text:style-name="Default_20_Paragraph_20_Font"><text:span text:style-name="T2">וְאִם לֵית לֵיהּ אַחִין וְתִתְּנוּן יָת אַחֲסַנְתֵּיהּ לַאֲחֵי אֲבוּהִי׃ </text:span></text:span><text:span text:style-name="Default_20_Paragraph_20_Font"><text:span text:style-name="T1">יא </text:span></text:span><text:span text:style-name="Default_20_Paragraph_20_Font"><text:span text:style-name="T2">וְאִם לֵית אַחִין לַאֲבוּהִי וְתִתְּנוּן יָת אַחֲסַנְתֵּיהּ לְקָרִיבֵיהּ דְּקָרִיב לֵיהּ מִזַּרְעִיתֵיהּ וְיֵרַת יָתַהּ וּתְהֵי לִבְנֵי יִשְׂרָאֵל לִגְזֵרַת דִּין כְּמָא דִי פַּקִּיד יְיָ יָת משֶׁה׃ </text:span></text:span><text:span text:style-name="Default_20_Paragraph_20_Font"><text:span text:style-name="T1">יב </text:span></text:span><text:span text:style-name="Default_20_Paragraph_20_Font"><text:span text:style-name="T2">וַאֲמַר יְיָ לְמשֶׁה סַק לְטוּרָא דַעֲבָרָאֵי הָדֵין וַחֲזֵי יָת אַרְעָא דִּי יְהָבִית לִבְנֵי יִשְׂרָאֵל׃ </text:span></text:span><text:span text:style-name="Default_20_Paragraph_20_Font"><text:span text:style-name="T1">יג </text:span></text:span><text:span text:style-name="Default_20_Paragraph_20_Font"><text:span text:style-name="T2">וְתֶחֱזֵי יָתָהּ וְתִתְכְּנֵשׁ לְעַמָּיךְ אַף אָתְּ כְּמָא דִי אִתְכְּנִישׁ אַהֲרֹן אָחוּךְ׃ </text:span></text:span><text:span text:style-name="Default_20_Paragraph_20_Font"><text:span text:style-name="T1">יד </text:span></text:span><text:span text:style-name="Default_20_Paragraph_20_Font"><text:span text:style-name="T2">כְּמָא דִי סָרֵיבְתּוּן עַל מֵימְרִי בְּמַדְבְּרָא דְצִן בְּמַצּוּת כְּנִשְׁתָּא לְקַדָּשׁוּתִי בְמַיָּא לְעֵינֵיהוֹן אִנּוּן מֵי מַצּוּת רְקַם מַדְבְּרָא דְצִן׃ </text:span></text:span><text:span text:style-name="Default_20_Paragraph_20_Font"><text:span text:style-name="T1">טו </text:span></text:span><text:span text:style-name="Default_20_Paragraph_20_Font"><text:span text:style-name="T2">וּמַלִּיל משֶׁה עִם יְיָ לְמֵימָר׃ </text:span></text:span><text:span text:style-name="Default_20_Paragraph_20_Font"><text:span text:style-name="T1">טז </text:span></text:span><text:span text:style-name="Default_20_Paragraph_20_Font"><text:span text:style-name="T2">יְמַנֵּי יְיָ אֱלָהָא רוּחַיָּא לְכָל בִּסְרָא גְּבַר עַל כְּנִשְׁתָּא׃ </text:span></text:span><text:span text:style-name="Default_20_Paragraph_20_Font"><text:span text:style-name="T1">יז </text:span></text:span><text:span text:style-name="Default_20_Paragraph_20_Font"><text:span text:style-name="T2">דִּי יִפּוֹק קֳדָמֵיהוֹן וְדִי יֵעוֹל קֳדָמֵיהוֹן וְדִי יַפֵּקִנּוּן וְדִי יְעֵלִנּוּן וְלָא תְהֵי כְּנִשְׁתָּא דַיְיָ כְּעָנָא דִי לֵית לְהֵן רָעֵי׃ </text:span></text:span><text:span text:style-name="Default_20_Paragraph_20_Font"><text:span text:style-name="T1">יח </text:span></text:span><text:span text:style-name="Default_20_Paragraph_20_Font"><text:span text:style-name="T2">וַאֲמַר יְיָ לְמשֶׁה דְבַר לָךְ יָת יְהוֹשֻׁע בַּר נוּן גְּבַר דִּי רוּחַ נְבוּאָה בֵיהּ וְתִסְמוֹךְ יָת יְדָךְ עֲלוֹהִי׃ </text:span></text:span><text:span text:style-name="Default_20_Paragraph_20_Font"><text:span text:style-name="T1">יט </text:span></text:span><text:span text:style-name="Default_20_Paragraph_20_Font"><text:span text:style-name="T2">וּתְקֵים יָתֵיהּ לָקֳדָם אֶלְעָזָר כַּהֲנָא וְלָקֳדָם כָּל כְּנִשְׁתָּא וּתְפַקֵּד יָתֵיהּ לְעֵינֵיהוֹן׃ </text:span></text:span><text:span text:style-name="Default_20_Paragraph_20_Font"><text:span text:style-name="T1">כ </text:span></text:span><text:span text:style-name="Default_20_Paragraph_20_Font"><text:span text:style-name="T2">וְתִתֵּן מִזִּיוָךְ עֲלוֹהִי בְּדִיל דִּי יְקַבְּלוּן מִנֵּיהּ כָּל כְּנִשְׁתָּא דִּבְנֵי יִשְׂרָאֵל׃ </text:span></text:span><text:span text:style-name="Default_20_Paragraph_20_Font"><text:span text:style-name="T1">כא </text:span></text:span><text:span text:style-name="Default_20_Paragraph_20_Font"><text:span text:style-name="T2">וְלָקֳדָם אֶלְעָזָר כַּהֲנָא יְקוּם וְיִשְׁאַל לֵיהּ בְּדִין אוּרַיָּא קֳדָם יְיָ עַל מֵימְרֵיהּ יְהוֹן נָפְקִין וְ עַל מֵימְרֵיהּ יְהוֹן עַלִּין הוּא וְכָל בְּנֵי יִשְׂרָאֵל עִמֵּיהּ וְכָל כְּנִשְׁתָּא׃ </text:span></text:span><text:span text:style-name="Default_20_Paragraph_20_Font"><text:span text:style-name="T1">כב </text:span></text:span><text:span text:style-name="Default_20_Paragraph_20_Font"><text:span text:style-name="T2">וַעֲבַד משֶׁה כְּמָא דִי פַּקִּיד יְיָ יָתֵיהּ וּדְבַר יָת יְהוֹשֻׁעַ וַאֲקִימֵיהּ קֳדָם אֶלְעָזָר כַּהֲנָא וּקֳדָם כָּל כְּנִשְׁתָּא׃ </text:span></text:span><text:span text:style-name="Default_20_Paragraph_20_Font"><text:span text:style-name="T1">כג </text:span></text:span><text:span text:style-name="Default_20_Paragraph_20_Font"><text:span text:style-name="T2">וּסְמַךְ יָת יְדוֹהִי עֲלוֹהִי וּפַקְּדֵיהּ כְּמָא דִי מַלִּיל יְיָ בִּידָא דְמשֶׁה׃ </text:span></text:span></text:p>
      </text:section>
      <text:section text:style-name="Sect1" text:name="Sect28">
        <text:p text:style-name="P2">Numbers 28</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פַּקֵּד יָת בְּנֵי יִשְׂרָאֵל וְתֵימַר לְהוֹן יָת קוּרְבָּנִי לְחֵם סִדּוּר לְקוּרְבָּנִי לְאִתְקַבָּלָא בְרַעֲוָא תִּטְּרוּן לְקָרָבָא קֳדָמַי בְּזִמְנֵיהּ׃ </text:span></text:span><text:span text:style-name="Default_20_Paragraph_20_Font"><text:span text:style-name="T1">ג </text:span></text:span><text:span text:style-name="Default_20_Paragraph_20_Font"><text:span text:style-name="T2">וְתֵימַר לְהוֹן דֵּין קוּרְבָּנָא דִּי תְקָרְבוּן קֳדָם יְיָ אִמְּרִין בְּנֵי שְׁנָא שַׁלְמִין תְּרֵין לְיוֹמָא עֲלָתָא תְדִירָא׃ </text:span></text:span><text:span text:style-name="Default_20_Paragraph_20_Font"><text:span text:style-name="T1">ד </text:span></text:span><text:span text:style-name="Default_20_Paragraph_20_Font"><text:span text:style-name="T2">יָת אִמְּרָא חַד תַּעֲבֵּד בְּצַפְרָא וְיָת אִמְּרָא תִנְיָנָא תַּעֲבֵּד בֵּין שִׁמְשַׁיָּא׃ </text:span></text:span><text:span text:style-name="Default_20_Paragraph_20_Font"><text:span text:style-name="T1">ה </text:span></text:span><text:span text:style-name="Default_20_Paragraph_20_Font"><text:span text:style-name="T2">וְחַד מִן עַשְׂרָא בִּתְלַת סְאִין סוּלְתָּא לְמִנְחָתָא דְּפִילָא בִּמְשַׁח כְּתִישָׁא רַבְעוּת הִינָא׃ </text:span></text:span><text:span text:style-name="Default_20_Paragraph_20_Font"><text:span text:style-name="T1">ו </text:span></text:span><text:span text:style-name="Default_20_Paragraph_20_Font"><text:span text:style-name="T2">עֲלָתָא תְּדִירָא דְאִתְעֲבִידָא בְּטוּרָא דְסִינַי לְאִתְקַבָּלָא בְרַעֲוָא קוּרְבָּנָא קֳדָם יְיָ׃ </text:span></text:span><text:span text:style-name="Default_20_Paragraph_20_Font"><text:span text:style-name="T1">ז </text:span></text:span><text:span text:style-name="Default_20_Paragraph_20_Font"><text:span text:style-name="T2">וְנִסְכֵּיהּ רַבְעוּת הִינָא לְאִמְּרָא חַד בְּקוּדְשָׁא יִתְנַסַּךְ נִסּוּךְ דַּחֲמַר עַתִּיק קֳדָם יְיָ׃ </text:span></text:span><text:span text:style-name="Default_20_Paragraph_20_Font"><text:span text:style-name="T1">ח </text:span></text:span><text:span text:style-name="Default_20_Paragraph_20_Font"><text:span text:style-name="T2">וְיָת אִמְּרָא תִנְיָנָא תַּעְבֵּד בֵּין שִׁמְשַׁיָּא כְּמִנְחַת צַפְרָא וּכְנִסְכֵּיהּ תַּעְבֵּד קֻרְבַּן דְּמִתְקַבַּל בְּרַעֲוָא קֳדָם יְיָ׃ </text:span></text:span><text:span text:style-name="Default_20_Paragraph_20_Font"><text:span text:style-name="T1">ט </text:span></text:span><text:span text:style-name="Default_20_Paragraph_20_Font"><text:span text:style-name="T2">וּבְיוֹמָא דְּשַׁבְּתָא תְּרֵין אִמְּרִין בְּנֵי שְׁנָא שַׁלְמִין </text:span></text:span><text:soft-page-break/><text:span text:style-name="Default_20_Paragraph_20_Font"><text:span text:style-name="T2">וּתְרֵין עִשְׂרוֹנִין סוּלְתָּא דְמִנְחָתָא דְּפִילָא בִמְשַׁח וְנִסְכֵּיהּ׃ </text:span></text:span><text:span text:style-name="Default_20_Paragraph_20_Font"><text:span text:style-name="T1">י </text:span></text:span><text:span text:style-name="Default_20_Paragraph_20_Font"><text:span text:style-name="T2">עֲלַת שַׁבְּתָא דְּתִתְעֲבֵד בְּשַׁבַּתָּא עַל עֲלָתָא תְדִירָא וְנִסְכַּהּ׃ </text:span></text:span><text:span text:style-name="Default_20_Paragraph_20_Font"><text:span text:style-name="T1">יא </text:span></text:span><text:span text:style-name="Default_20_Paragraph_20_Font"><text:span text:style-name="T2">וּבְרֵישֵׁי יַרְחֵיכוֹן תְּקַרְבוּן עֲלָתָא קֳדָם יְיָ תּוֹרִין בְּנֵי תוֹרֵי תְּרֵין וּדְכַר חַד אִמְּרִין בְּנֵי שְׁנָא שַׁבְעָא שַׁלְמִין׃ </text:span></text:span><text:span text:style-name="Default_20_Paragraph_20_Font"><text:span text:style-name="T1">יב </text:span></text:span><text:span text:style-name="Default_20_Paragraph_20_Font"><text:span text:style-name="T2">וּתְלָתָא עִשְׂרוֹנִין סוּלְתָּא מִנְחָתָא דְּפִילָא בִמְשַׁח לְתוֹרָא חַד וּתְרֵין עִשְׂרוֹנִין סוּלְתָּא מִנְחָתָא דְּפִילָא בִמְשַׁח לְדִכְרָא חָד׃ </text:span></text:span><text:span text:style-name="Default_20_Paragraph_20_Font"><text:span text:style-name="T1">יג </text:span></text:span><text:span text:style-name="Default_20_Paragraph_20_Font"><text:span text:style-name="T2">וְעִשְׂרוֹנָא עִשְׂרוֹנָא סֻלְתָּא מִנְחָתָא דְּפִילָא בִמְשַׁח לְאִמְּרָא חַד עֲלָתָא לְאִתְקַבָּלָא בְרַעֲוָא קוּרְבָּנָא קֳדָם יְיָ׃ </text:span></text:span><text:span text:style-name="Default_20_Paragraph_20_Font"><text:span text:style-name="T1">יד </text:span></text:span><text:span text:style-name="Default_20_Paragraph_20_Font"><text:span text:style-name="T2">וְנִסְכֵּיהוֹן פַּלְגּוּת הִינָא יְהֵי לְתוֹרָא וְתַלְתּוּת הִינָא לְדִכְרָא וְרַבְעוּת הִינָא לְאִמְּרָא חַמְרָא דָּא עֲלַת רֵישׁ יַרְחָא בְּאִתְחַדָּתוּתֵיהּ כֵּן לְכָל רֵישֵׁי יַרְחֵי שַׁתָּא׃ </text:span></text:span><text:span text:style-name="Default_20_Paragraph_20_Font"><text:span text:style-name="T1">טו </text:span></text:span><text:span text:style-name="Default_20_Paragraph_20_Font"><text:span text:style-name="T2">וּצְפִיר בַּר עִזֵּי חַד לְחַטָּאתָא קֳדָם יְיָ עַל עֲלָתָא תְדִירָא יִתְעֲבֵד וְנִסְכֵּיהּ׃ </text:span></text:span><text:span text:style-name="Default_20_Paragraph_20_Font"><text:span text:style-name="T1">טז </text:span></text:span><text:span text:style-name="Default_20_Paragraph_20_Font"><text:span text:style-name="T2">וּבְיַרְחָא קַדְמָאָה בְּאַרְבַּעַת עַשְׂרָא יוֹמָא לְיַרְחָא פִּסְחָא קֳדָם יְיָ׃ </text:span></text:span><text:span text:style-name="Default_20_Paragraph_20_Font"><text:span text:style-name="T1">יז </text:span></text:span><text:span text:style-name="Default_20_Paragraph_20_Font"><text:span text:style-name="T2">וּבְחַמְשַׁת עַשְׂרָא יוֹמָא לְיַרְחָא הָדֵין חַגָּא שַׁבְעָא יוֹמִין פַּטִיר יִתְאָכֵיל׃ </text:span></text:span><text:span text:style-name="Default_20_Paragraph_20_Font"><text:span text:style-name="T1">יח </text:span></text:span><text:span text:style-name="Default_20_Paragraph_20_Font"><text:span text:style-name="T2">בְּיוֹמָא קַדְמָאָה מְעָרַע קַדִּישׁ כָּל עֲבִידַת פָּלְחַן לָא תַעְבְּדוּן׃ </text:span></text:span><text:span text:style-name="Default_20_Paragraph_20_Font"><text:span text:style-name="T1">יט </text:span></text:span><text:span text:style-name="Default_20_Paragraph_20_Font"><text:span text:style-name="T2">וּתְקָרְבוּן קוּרְבָּנָא עֲלָתָא קֳדָם יְיָ תּוֹרִין בְּנֵי תוֹרֵי תְּרֵין וּדְכַר חַד וְשַׁבְעָא אִמְּרִין בְּנֵי שְׁנָא שַׁלְמִין יְהוֹן לְכוֹן׃ </text:span></text:span><text:span text:style-name="Default_20_Paragraph_20_Font"><text:span text:style-name="T1">כ </text:span></text:span><text:span text:style-name="Default_20_Paragraph_20_Font"><text:span text:style-name="T2">וּמִנְחַתְהוֹן סֻלְתָּא דְּפִילָא בִמְשָׁח תְּלָתָא עִשְׂרוֹנִין לְתוֹרָא וּתְרֵין עִשְׂרוֹנִין לְדִכְרָא תַּעְבְּדוּן׃ </text:span></text:span><text:span text:style-name="Default_20_Paragraph_20_Font"><text:span text:style-name="T1">כא </text:span></text:span><text:span text:style-name="Default_20_Paragraph_20_Font"><text:span text:style-name="T2">עִשְׁרוֹנָא עִשְׂרוֹנָא תַּעְבֵּד לְאִמְּרָא חַד כֵּן לְשַׁבְעָא אִמְּרִין׃ </text:span></text:span><text:span text:style-name="Default_20_Paragraph_20_Font"><text:span text:style-name="T1">כב </text:span></text:span><text:span text:style-name="Default_20_Paragraph_20_Font"><text:span text:style-name="T2">וּצְפִירָא דְחַטָּאתָא חַד לְכַפָּרָא עֲלֵיכוֹן׃ </text:span></text:span><text:span text:style-name="Default_20_Paragraph_20_Font"><text:span text:style-name="T1">כג </text:span></text:span><text:span text:style-name="Default_20_Paragraph_20_Font"><text:span text:style-name="T2">בַּר מֵעֲלַת צַפְרָא דְּהִיא עֲלַת תְּדִירָא תַּעְבְּדוּן יָת אִלֵּין׃ </text:span></text:span><text:span text:style-name="Default_20_Paragraph_20_Font"><text:span text:style-name="T1">כד </text:span></text:span><text:span text:style-name="Default_20_Paragraph_20_Font"><text:span text:style-name="T2">כָּאִלֵּין תַּעְבְּדוּן לְיוֹמָא שַׁבְעָא יוֹמִין לְחֵם קוּרְבַּן דְּמִתְקַבֵּל בְּרַעֲוָא קֳדָם יְיָ עַל עֲלָתָא תְדִירָא יִתְעֲבֵד וְנִסְכֵּיהּ׃ </text:span></text:span><text:span text:style-name="Default_20_Paragraph_20_Font"><text:span text:style-name="T1">כה </text:span></text:span><text:span text:style-name="Default_20_Paragraph_20_Font"><text:span text:style-name="T2">וּבְיוֹמָא שְׁבִיעָאָה מְעָרַע קַדִּישׁ יְהֵי לְכוֹן כָּל עִבִידַת פּוּלְחַן לָא תַעְבְּדוּן׃ </text:span></text:span><text:span text:style-name="Default_20_Paragraph_20_Font"><text:span text:style-name="T1">כו </text:span></text:span><text:span text:style-name="Default_20_Paragraph_20_Font"><text:span text:style-name="T2">וּבְיוֹמָא דְבִכּוּרַיָּא בְּקָרוֹבֵיכוֹן מִנְחֲתָא חֲדַתָּא קֳדָם יְיָ בְּעַצְרָתֵיכוֹן מְעָרַע קַדִּישׁ יְהֵי לְכוֹן כָּל עִבִידַת פּוּלְחַן לָא תַעְבְּדוּן׃ </text:span></text:span><text:span text:style-name="Default_20_Paragraph_20_Font"><text:span text:style-name="T1">כז </text:span></text:span><text:span text:style-name="Default_20_Paragraph_20_Font"><text:span text:style-name="T2">וּתְקָרְבוּן עֲלָתָא לְאִתְקַבָּלָא בְרַעֲוָא קֳדָם יְיָ תּוֹרִין בְּנֵי תוֹרֵי תְּרֵין וּדְכַר חַד שַׁבְעָא אִמְּרִין בְּנֵי שְׁנָא׃ </text:span></text:span><text:span text:style-name="Default_20_Paragraph_20_Font"><text:span text:style-name="T1">כח </text:span></text:span><text:span text:style-name="Default_20_Paragraph_20_Font"><text:span text:style-name="T2">וּמִנְחַתְהוֹן סֻלְתָּא דְּפִילָא בִמְשָׁח תְּלָתָא עִשְׂרוֹנִין לְתוֹרָא חַד תְּרֵין עִשְׂרוֹנִין לְדִכְרָא חָד׃ </text:span></text:span><text:span text:style-name="Default_20_Paragraph_20_Font"><text:span text:style-name="T1">כט </text:span></text:span><text:span text:style-name="Default_20_Paragraph_20_Font"><text:span text:style-name="T2">עִשְׂרוֹנָא עִשְׁרוֹנָא לְאִמְּרָא חַד לְשַׁבְעָא אִמְּרִין׃ </text:span></text:span><text:span text:style-name="Default_20_Paragraph_20_Font"><text:span text:style-name="T1">ל </text:span></text:span><text:span text:style-name="Default_20_Paragraph_20_Font"><text:span text:style-name="T2">צְפִיר בַּר עִזִּין חַד לְכַפָּרָא עֲלֵיכוֹן׃ </text:span></text:span><text:span text:style-name="Default_20_Paragraph_20_Font"><text:span text:style-name="T1">לא </text:span></text:span><text:span text:style-name="Default_20_Paragraph_20_Font"><text:span text:style-name="T2">בַּר מֵעֲלַת תְּדִירָא וּמִנְחָתֵיהּ תַּעְבְּדוּן שַׁלְמִין יְהוֹן לְכוֹן וְנִסְכֵּיהוֹן׃ </text:span></text:span></text:p>
      </text:section>
      <text:section text:style-name="Sect1" text:name="Sect29">
        <text:p text:style-name="P2">Numbers 29</text:p>
        <text:p text:style-name="P3"><text:span text:style-name="Default_20_Paragraph_20_Font"><text:span text:style-name="T1">א </text:span></text:span><text:span text:style-name="Default_20_Paragraph_20_Font"><text:span text:style-name="T2">וּבְיַרְחָא שְׁבִיעָאָה בְּחַד לְיַרְחָא מְעָרַע קַדִּישׁ יְהֵי לְכוֹן כָּל עִבִידַת פָּלְחַן לָא תַעְבְּדוּן יוֹם יַבָּבָא יְהֵי לְכוֹן׃ </text:span></text:span><text:span text:style-name="Default_20_Paragraph_20_Font"><text:span text:style-name="T1">ב </text:span></text:span><text:span text:style-name="Default_20_Paragraph_20_Font"><text:span text:style-name="T2">וְתַעַבְּדוּן עֲלָתָא לְאִתְקַבָּלָא בְרַעֲוָא קֳדָם יְיָ תּוֹר בַּר תּוֹרֵי חַד דְּכַר חַד אִמְּרִין בְּנֵי שְׁנָא שַׁבְעָא שַׁלְמִין׃ </text:span></text:span><text:span text:style-name="Default_20_Paragraph_20_Font"><text:span text:style-name="T1">ג </text:span></text:span><text:span text:style-name="Default_20_Paragraph_20_Font"><text:span text:style-name="T2">וּמִנְחַתְהוֹן סֻלְתָּא דְּפִילָא בִמְשָׁח תְּלָתָא עִשְׂרוֹנִין לְתוֹרָא תְּרֵין עִשְׂרוֹנִין לְדִכְרָא׃ </text:span></text:span><text:span text:style-name="Default_20_Paragraph_20_Font"><text:span text:style-name="T1">ד </text:span></text:span><text:span text:style-name="Default_20_Paragraph_20_Font"><text:span text:style-name="T2">וְעִשְׂרוֹנָא חַד לְאִמְּרָא חַד לְשַׁבְעָא אִמְּרִין׃ </text:span></text:span><text:span text:style-name="Default_20_Paragraph_20_Font"><text:span text:style-name="T1">ה </text:span></text:span><text:span text:style-name="Default_20_Paragraph_20_Font"><text:span text:style-name="T2">וּצְפִיר בַּר עִזֵּי חַד לְחַטָּאתָא לְכַפָּרָא עֲלֵיכוֹן׃ </text:span></text:span><text:span text:style-name="Default_20_Paragraph_20_Font"><text:span text:style-name="T1">ו </text:span></text:span><text:span text:style-name="Default_20_Paragraph_20_Font"><text:span text:style-name="T2">בַּר מֵעֲלַת יַרְחָא וּמִנְחָתַהּ וַעֲלַת תְּדִירָא וּמִנְחָתַהּ וְנִסְכֵּיהוֹן כִּדְחָזֵי לְהוֹן לְאִתְקַבָּלָא בְרַעֲוָא קֻרְבָּנָא קֳדָם יְיָ׃ </text:span></text:span><text:span text:style-name="Default_20_Paragraph_20_Font"><text:span text:style-name="T1">ז </text:span></text:span><text:span text:style-name="Default_20_Paragraph_20_Font"><text:span text:style-name="T2">וּבְעַשְׂרָא לְיַרְחָא שְׁבִיעָאָה הָדֵין מְעָרַע קַדִּישׁ יְהֵי לְכוֹן וּתְעַנּוּן יָת נַפְשָׁתֵיכוֹן כָּל עִבִידְתָּא לָא תַעַבְּדוּן׃ </text:span></text:span><text:span text:style-name="Default_20_Paragraph_20_Font"><text:span text:style-name="T1">ח </text:span></text:span><text:span text:style-name="Default_20_Paragraph_20_Font"><text:span text:style-name="T2">וּתְקָרְבוּן עֲלָתָא קֳדָם יְיָ לְאִתְקַבָּלָא בְרַעֲוָא תּוֹר בַּר תּוֹרֵי חַד דְּכַר חַד אִמְּרִין בְּנֵי שְׁנָא שַׁבְעָא שַׁלְמִין יְהוֹן לְכוֹן׃ </text:span></text:span><text:span text:style-name="Default_20_Paragraph_20_Font"><text:span text:style-name="T1">ט </text:span></text:span><text:span text:style-name="Default_20_Paragraph_20_Font"><text:span text:style-name="T2">וּמִנְחַתְהוֹן סֻלְתָּא דְּפִילָא בִמְשָׁח תְּלָתָא עִשְׂרוֹנִין לְתוֹרָא תְּרֵין עִשְׂרוֹנִין לְדִכְרָא חָד׃ </text:span></text:span><text:span text:style-name="Default_20_Paragraph_20_Font"><text:span text:style-name="T1">י </text:span></text:span><text:span text:style-name="Default_20_Paragraph_20_Font"><text:span text:style-name="T2">עִשְׂרוֹנָא עִשְׂרוֹנָא לְאִמְּרָא חַד לְשַׁבְעָא אִמְּרִין׃ </text:span></text:span><text:span text:style-name="Default_20_Paragraph_20_Font"><text:span text:style-name="T1">יא </text:span></text:span><text:span text:style-name="Default_20_Paragraph_20_Font"><text:span text:style-name="T2">צְפִיר בַּר עִזִּין חַד חַטָּאתָא בַּר מֵחַטָּאתָא דְכִפּוּרַיָּא וַעֲלַת תְּדִירָא וּמִנְחָתַהּ וְנִסְכֵּיהוֹן׃ </text:span></text:span><text:span text:style-name="Default_20_Paragraph_20_Font"><text:span text:style-name="T1">יב </text:span></text:span><text:span text:style-name="Default_20_Paragraph_20_Font"><text:span text:style-name="T2">וּבְחַמְשַׁת </text:span></text:span><text:soft-page-break/><text:span text:style-name="Default_20_Paragraph_20_Font"><text:span text:style-name="T2">עַשְׂרָא יוֹמָא לְיַרְחָא שְׁבִיעָאָה מְעָרַע קַדִּישׁ יְהֵי לְכוֹן כָּל עִבִידַת פּוּלְחָנָא לָא תַעַבְּדוּן וּתְחַגּוּן חַגָּא קֳדָם יְיָ שַׁבְעָא יוֹמִין׃ </text:span></text:span><text:span text:style-name="Default_20_Paragraph_20_Font"><text:span text:style-name="T1">יג </text:span></text:span><text:span text:style-name="Default_20_Paragraph_20_Font"><text:span text:style-name="T2">וּתְקָרְבוּן עֲלָתָא קוּרְבַּן דְּמִתְקַבֵּל בְּרַעֲוָא קֳדָם יְיָ תּוֹרִין בְּנֵי תוֹרֵי תְּלַת עֲשַׂר דִּכְרִין תְּרֵין אִמְּרִין בְּנֵי שְׁנָא אַרְבְּעָא עֲשַׂר שַׁלְמִין יְהוֹן׃ </text:span></text:span><text:span text:style-name="Default_20_Paragraph_20_Font"><text:span text:style-name="T1">יד </text:span></text:span><text:span text:style-name="Default_20_Paragraph_20_Font"><text:span text:style-name="T2">וּמִנְחַתְהוֹן סוּלְתָּא דְּפִילָא בִמְשָׁח תְּלָתָא עִשְׂרוֹנִין לְתוֹרָא חַד לִתְלָתָא עֲשַׂר תּוֹרִין תְּרֵין עִשְׂרוֹנִין לְדִכְרָא חַד לִתְרֵין דִּכְרִין׃ </text:span></text:span><text:span text:style-name="Default_20_Paragraph_20_Font"><text:span text:style-name="T1">טו </text:span></text:span><text:span text:style-name="Default_20_Paragraph_20_Font"><text:span text:style-name="T2">וְעִשְׂרוֹנָא עִשְׂרוֹנָא לְאִמְּרָא חַד לְאַרְבְּעַת עֲשַׂר אִמְּרִין׃ </text:span></text:span><text:span text:style-name="Default_20_Paragraph_20_Font"><text:span text:style-name="T1">טז </text:span></text:span><text:span text:style-name="Default_20_Paragraph_20_Font"><text:span text:style-name="T2">וּצְפִיר בַּר עִזִּין חַד חַטָּאתָא בַּר מֵעֲלַת תְּדִירָא מִנְחָתַהּ וְנִסְכַּהּ׃ </text:span></text:span><text:span text:style-name="Default_20_Paragraph_20_Font"><text:span text:style-name="T1">יז </text:span></text:span><text:span text:style-name="Default_20_Paragraph_20_Font"><text:span text:style-name="T2">וּבְיוֹמָא תִנְיָנָא תּוֹרִין בְּנֵי תוֹרֵי תְּרֵי עֲשַׂר דִּכְרִין תְּרֵין אִמְּרִין בְּנֵי שְׁנָא אַרְבְּעָא עֲשַׂר שַׁלְמִין׃ </text:span></text:span><text:span text:style-name="Default_20_Paragraph_20_Font"><text:span text:style-name="T1">יח </text:span></text:span><text:span text:style-name="Default_20_Paragraph_20_Font"><text:span text:style-name="T2">וּמִנְחַתְהוֹן וְנִסְכֵּיהוֹן לְתוֹרִין לְדִכְרִין וּלְאִמְּרִין בְּמִנְיָנֵיהוֹן כִּדְחָזֵי׃ </text:span></text:span><text:span text:style-name="Default_20_Paragraph_20_Font"><text:span text:style-name="T1">יט </text:span></text:span><text:span text:style-name="Default_20_Paragraph_20_Font"><text:span text:style-name="T2">וּצְפִיר בַּר עִזִּין חַד חַטָּאתָא בַּר מֵעֲלַת תְּדִירָא וּמִנְחָתַהּ וְנִסְכֵּיהוֹן׃ </text:span></text:span><text:span text:style-name="Default_20_Paragraph_20_Font"><text:span text:style-name="T1">כ </text:span></text:span><text:span text:style-name="Default_20_Paragraph_20_Font"><text:span text:style-name="T2">וּבְיוֹמָא תְלִיתָאָה תּוֹרִין חַד עֲשַׂר דִּכְרִין תְּרֵין אִמְּרִין בְּנֵי שְׁנָא אַרְבְּעָא עֲשַׂר שַׁלְמִין׃ </text:span></text:span><text:span text:style-name="Default_20_Paragraph_20_Font"><text:span text:style-name="T1">כא </text:span></text:span><text:span text:style-name="Default_20_Paragraph_20_Font"><text:span text:style-name="T2">וּמִנְחַתְהוֹן וְנִסְכֵּיהוֹן לְתוֹרִין לְדִכְרִין וּלְאִמְּרִין בְּמִנְיָנֵיהוֹן כִּדְחָזֵי׃ </text:span></text:span><text:span text:style-name="Default_20_Paragraph_20_Font"><text:span text:style-name="T1">כב </text:span></text:span><text:span text:style-name="Default_20_Paragraph_20_Font"><text:span text:style-name="T2">וּצְפִירָא דְחַטָּאתָא חַד בַּר מֵעֲלַת תְּדִירָא וּמִנְחָתַהּ וְנִסְכַּהּ׃ </text:span></text:span><text:span text:style-name="Default_20_Paragraph_20_Font"><text:span text:style-name="T1">כג </text:span></text:span><text:span text:style-name="Default_20_Paragraph_20_Font"><text:span text:style-name="T2">וּבְיוֹמָא רְבִיעָאָה תּוֹרִין עַשְׂרָא דִּכְרִין תְּרֵין אִמְּרִין בְּנֵי שְׁנָא אַרְבְּעָא עֲשַׂר שַׁלְמִין׃ </text:span></text:span><text:span text:style-name="Default_20_Paragraph_20_Font"><text:span text:style-name="T1">כד </text:span></text:span><text:span text:style-name="Default_20_Paragraph_20_Font"><text:span text:style-name="T2">מִנְחַתְהוֹן וְנִסְכֵּיהוֹן לְתוֹרִין לְדִכְרִין וּלְאִמְּרִין בְּמִנְיָנֵיהוֹן כִּדְחָזֵי׃ </text:span></text:span><text:span text:style-name="Default_20_Paragraph_20_Font"><text:span text:style-name="T1">כה </text:span></text:span><text:span text:style-name="Default_20_Paragraph_20_Font"><text:span text:style-name="T2">וּצְפִיר בַּר עִזִּין חַד חַטָּאתָא בַּר מֵעֲלַת תְּדִירָא מִנְחָתַהּ וְנִסְכַּהּ׃ </text:span></text:span><text:span text:style-name="Default_20_Paragraph_20_Font"><text:span text:style-name="T1">כו </text:span></text:span><text:span text:style-name="Default_20_Paragraph_20_Font"><text:span text:style-name="T2">וּבְיוֹמָא חֲמִישָׁאָה תּוֹרִין תְּשַׁע דִּכְרִין תְּרֵין אִמְּרִין בְּנֵי שְׁנָא אַרְבְּעָא עֲשַׂר שַׁלְמִין׃ </text:span></text:span><text:span text:style-name="Default_20_Paragraph_20_Font"><text:span text:style-name="T1">כז </text:span></text:span><text:span text:style-name="Default_20_Paragraph_20_Font"><text:span text:style-name="T2">וּמִנְחַתְהוֹן וְנִסְכֵּיהוֹן לְתוֹרִין לְדִכְרִין וּלְאִמְּרִין בְּמִנְיָנֵיהוֹן כִּדְחָזֵי׃ </text:span></text:span><text:span text:style-name="Default_20_Paragraph_20_Font"><text:span text:style-name="T1">כח </text:span></text:span><text:span text:style-name="Default_20_Paragraph_20_Font"><text:span text:style-name="T2">וּצְפִירָא דְחַטָּאתָא חַד בַּר מֵעֲלַת תְּדִירָא וּמִנְחָתַהּ וְנִסְכַּהּ׃ </text:span></text:span><text:span text:style-name="Default_20_Paragraph_20_Font"><text:span text:style-name="T1">כט </text:span></text:span><text:span text:style-name="Default_20_Paragraph_20_Font"><text:span text:style-name="T2">וּבְיוֹמָא שְׁתִיתָאָה תּוֹרִין תְּמַנְיָא דִּכְרִין תְּרֵין אִמְּרִין בְּנֵי שְׁנָא אַרְבְּעָא עֲשַׂר שַׁלְמִין׃ </text:span></text:span><text:span text:style-name="Default_20_Paragraph_20_Font"><text:span text:style-name="T1">ל </text:span></text:span><text:span text:style-name="Default_20_Paragraph_20_Font"><text:span text:style-name="T2">וּמִנְחַתְהוֹן וְנִסְכֵּיהוֹן לְתוֹרִין לְדִכְרִין וּלְאִמְּרִין בְּמִנְיָנֵיהוֹן כִּדְחָזֵי׃ </text:span></text:span><text:span text:style-name="Default_20_Paragraph_20_Font"><text:span text:style-name="T1">לא </text:span></text:span><text:span text:style-name="Default_20_Paragraph_20_Font"><text:span text:style-name="T2">וּצְפִירָא דְחַטָּאתָא חַד בַּר מֵעֲלַת תְּדִירָא מִנְחָתַהּ וְנִסְכָּהָא׃ </text:span></text:span><text:span text:style-name="Default_20_Paragraph_20_Font"><text:span text:style-name="T1">לב </text:span></text:span><text:span text:style-name="Default_20_Paragraph_20_Font"><text:span text:style-name="T2">וּבְיוֹמָא שְׁבִיעָאָה תּוֹרִין שַׁבְעָא דִּכְרִין תְּרֵין אִמְּרִין בְּנֵי שְׁנָא אַרְבְּעָא עֲשַׂר שַׁלְמִין׃ </text:span></text:span><text:span text:style-name="Default_20_Paragraph_20_Font"><text:span text:style-name="T1">לג </text:span></text:span><text:span text:style-name="Default_20_Paragraph_20_Font"><text:span text:style-name="T2">וּמִנְחַתְהוֹן וְנִסְכֵּיהוֹן לְתוֹרִין לְדִכְרִין וּלְאִמְּרִין בְּמִנְיָנֵיהוֹן כִּדְחָזֵי לְהוֹן׃ </text:span></text:span><text:span text:style-name="Default_20_Paragraph_20_Font"><text:span text:style-name="T1">לד </text:span></text:span><text:span text:style-name="Default_20_Paragraph_20_Font"><text:span text:style-name="T2">וּצְפִירָא דְחַטָּאתָא חַד בַּר מֵעֲלַת תְּדִירָא מִנְחָתַהּ וְנִסְכָּהּ׃ </text:span></text:span><text:span text:style-name="Default_20_Paragraph_20_Font"><text:span text:style-name="T1">לה </text:span></text:span><text:span text:style-name="Default_20_Paragraph_20_Font"><text:span text:style-name="T2">בְּיוֹמָא תְּמִינָאָה כְּנִישׁוּ תְהֵי לְכוֹן כָּל עִבִידַת פּוּלְחַן לָא תַעַבְּדוּן׃ </text:span></text:span><text:span text:style-name="Default_20_Paragraph_20_Font"><text:span text:style-name="T1">לו </text:span></text:span><text:span text:style-name="Default_20_Paragraph_20_Font"><text:span text:style-name="T2">וּתְקָרְבוּן עֲלָתָא קוּרְבַּן דְּמִתְקַבַּל בְּרַעֲוָא קֳדָם יְיָ תּוֹר חַד דְּכַר חַד אִמְּרִין בְּנֵי שְׁנָא שַׁבְעָא שַׁלְמִין׃ </text:span></text:span><text:span text:style-name="Default_20_Paragraph_20_Font"><text:span text:style-name="T1">לז </text:span></text:span><text:span text:style-name="Default_20_Paragraph_20_Font"><text:span text:style-name="T2">מִנְחַתְהוֹן וְנִסְכֵּיהוֹן לְתוֹרָא לְדִכְרָא וּלְאִמְּרִין בְּמִנְיָנֵיהוֹן כִּדְחָזֵי׃ </text:span></text:span><text:span text:style-name="Default_20_Paragraph_20_Font"><text:span text:style-name="T1">לח </text:span></text:span><text:span text:style-name="Default_20_Paragraph_20_Font"><text:span text:style-name="T2">וּצְפִירָא דְחַטָּאתָא חַד בַּר מֵעֲלַת תְּדִירָא וּמִנְחָתַהּ וְנִסְכַּהּ׃ </text:span></text:span><text:span text:style-name="Default_20_Paragraph_20_Font"><text:span text:style-name="T1">לט </text:span></text:span><text:span text:style-name="Default_20_Paragraph_20_Font"><text:span text:style-name="T2">אִלֵּין תַּעַבְּדוּן קֳדָם יְיָ בְּמוֹעֲדֵיכוֹן בַּר מִנִּדְרֵיכוֹן וְנִדְבַתְכוֹן לַעֲלָוַתְכוֹן וּלְמִנְחַתְכוֹן וּלְנִסְכֵּיכוֹן וּלְנִכְסַת קוּדְשֵׁיכוֹן׃ </text:span></text:span></text:p>
      </text:section>
      <text:section text:style-name="Sect1" text:name="Sect30">
        <text:p text:style-name="P2">Numbers 30</text:p>
        <text:p text:style-name="P3"><text:span text:style-name="Default_20_Paragraph_20_Font"><text:span text:style-name="T1">א </text:span></text:span><text:span text:style-name="Default_20_Paragraph_20_Font"><text:span text:style-name="T2">וַאֲמַר משֶׁה לִבְנֵי יִשְׂרָאֵל כְּכֹל דִּי פַקִּיד יְיָ יָת משֶׁה׃ </text:span></text:span><text:span text:style-name="Default_20_Paragraph_20_Font"><text:span text:style-name="T1">ב </text:span></text:span><text:span text:style-name="Default_20_Paragraph_20_Font"><text:span text:style-name="T2">וּמַלִּיל משֶׁה עִם רֵישֵׁי שִׁבְטַיָּא לִבְנֵי יִשְׂרָאֵל לְמֵימָר דֵּין פִּתְגָּמָא דִּי פַּקִּיד יְיָ׃ </text:span></text:span><text:span text:style-name="Default_20_Paragraph_20_Font"><text:span text:style-name="T1">ג </text:span></text:span><text:span text:style-name="Default_20_Paragraph_20_Font"><text:span text:style-name="T2">גְּבַר אֲרֵי יִדַּר נְדַר קֳדָם יְיָ אוֹ יְקַיֵּם קְיָם לְמֵסַר אֵסַר עַל נַפְשֵׁיהּ לָא יְבַטַּל פִּתְגָּמֵיהּ כְּכָל דְּיִפּוֹק מִפּוּמֵיהּ יַעֲבֵּד׃ </text:span></text:span><text:span text:style-name="Default_20_Paragraph_20_Font"><text:span text:style-name="T1">ד </text:span></text:span><text:span text:style-name="Default_20_Paragraph_20_Font"><text:span text:style-name="T2">וְאִתְּתָא אֲרֵי תִדַּר נְדַר קֳדָם יְיָ וְתֵסַר אֵיסַר בְּבֵית אָבוּהָא בְּרַבְיוּתָהָא׃ </text:span></text:span><text:span text:style-name="Default_20_Paragraph_20_Font"><text:span text:style-name="T1">ה </text:span></text:span><text:span text:style-name="Default_20_Paragraph_20_Font"><text:span text:style-name="T2">וְיִשְׁמַע אָבוּהָא יָת נִדְרָהּ וְאֵסָרָהּ דִּי אֲסָרַת עַל נַפְשַׁהּ וְיִשְׁתּוֹק לָהּ אָבוּהָא וִיקוּמוּן כָּל נִדְרָהָא וְכָל אֵסָרֵי דִּי אֲסָרַת עַל נַפְשַׁהּ יְקוּמוּן׃ </text:span></text:span><text:span text:style-name="Default_20_Paragraph_20_Font"><text:span text:style-name="T1">ו </text:span></text:span><text:span text:style-name="Default_20_Paragraph_20_Font"><text:span text:style-name="T2">וְאִם אַעְדִּי אָבוּהָא יָתַהּ בְּיוֹמָא דִשְׁמַע כָּל נִדְרָהָא וֶאֱסָרָהָא דִּי אֲסָרַת עַל נַפְשַׁהּ לָא יְקוּמוּן וּמִן קֳדָם יְיָ יִשְׁתְּבֵק לָהּ אֲרֵי אַעְדִּי אָבוּהָא יָתַהּ׃ </text:span></text:span><text:span text:style-name="Default_20_Paragraph_20_Font"><text:span text:style-name="T1">ז </text:span></text:span><text:span text:style-name="Default_20_Paragraph_20_Font"><text:span text:style-name="T2">וְאִם מֶהֱוָה תֶהֱוֵי לִגְבַר וְנִדְרָהָא עֲלַהּ אוֹ פֵּרוּשׁ סִפְוָתָהָא דִּי אֲסָרַת עַל נַפְשָׁהּ׃ </text:span></text:span><text:span text:style-name="Default_20_Paragraph_20_Font"><text:span text:style-name="T1">ח </text:span></text:span><text:span text:style-name="Default_20_Paragraph_20_Font"><text:span text:style-name="T2">וְיִשְׁמַע בַּעֲלַהּ בְּיוֹמָא דִשְׁמַע וְיִשְׁתּוֹק לַהּ </text:span></text:span><text:soft-page-break/><text:span text:style-name="Default_20_Paragraph_20_Font"><text:span text:style-name="T2">וִיקוּמוּן נִדְרָהָא וֶאֱסָרָהָא דִּי אֲסָרַת עַל נַפְשַׁהּ יְקוּמוּן׃ </text:span></text:span><text:span text:style-name="Default_20_Paragraph_20_Font"><text:span text:style-name="T1">ט </text:span></text:span><text:span text:style-name="Default_20_Paragraph_20_Font"><text:span text:style-name="T2">וְאִם בְּיוֹמָא דִשְׁמַע בַּעֲלַהּ אַעְדִּי יָתַהּ וּבַטַּל יָת נִדְרָהָא דִּי עֲלַהּ וְיָת פֵּרוּשׁ סִפְוָתָהָא דִּי אֲסָרַת עַל נַפְשַׁהּ וּמִן קֳדָם יְיָ יִשְׁתְּבֵיק לַהּ׃ </text:span></text:span><text:span text:style-name="Default_20_Paragraph_20_Font"><text:span text:style-name="T1">י </text:span></text:span><text:span text:style-name="Default_20_Paragraph_20_Font"><text:span text:style-name="T2">וּנְדַר אַרְמְלָא וּמְתַרְכָא כֹּל דִּי אֲסָרַת עַל נַפְשַׁהּ יְקוּם עֲלַהּ׃ </text:span></text:span><text:span text:style-name="Default_20_Paragraph_20_Font"><text:span text:style-name="T1">יא </text:span></text:span><text:span text:style-name="Default_20_Paragraph_20_Font"><text:span text:style-name="T2">וְאִם בֵּית בַּעֲלַהּ נְדָרַת אוֹ אֲסָרַת אֵסַר עַל נַפְשַׁהּ בְּקִיּוּם׃ </text:span></text:span><text:span text:style-name="Default_20_Paragraph_20_Font"><text:span text:style-name="T1">יב </text:span></text:span><text:span text:style-name="Default_20_Paragraph_20_Font"><text:span text:style-name="T2">וְיִשְׁמַע בַּעֲלַהּ וְיִשְׁתּוֹק לַהּ לָא אַעְדִּי יָתְהוֹן וִיקוּמוּן כָּל נִדְרָהָא וְכָל אֱסָרֵי דִּי אֲסָרַת עַל נַפְשַׁהּ יְקוּמוּן׃ </text:span></text:span><text:span text:style-name="Default_20_Paragraph_20_Font"><text:span text:style-name="T1">יג </text:span></text:span><text:span text:style-name="Default_20_Paragraph_20_Font"><text:span text:style-name="T2">וְאִם בַּטָּלָא יְבַטֵּל יָתְהוֹן בַּעְלַהּ בְּיוֹמָא דִי שְׁמַע כָּל אַפָּקוּת סִפְוָתָהָא לְנִדְרָהָא וּלְאֵסַר נַפְשַׁהּ לָא יְקוּמוּן בַּעֲלַהּ בַּטֵּלִנּוּן וּמִן קֳדָם יְיָ יִשְׁתְּבֵיק לַהּ׃ </text:span></text:span><text:span text:style-name="Default_20_Paragraph_20_Font"><text:span text:style-name="T1">יד </text:span></text:span><text:span text:style-name="Default_20_Paragraph_20_Font"><text:span text:style-name="T2">כָּל נְדַר וְכָל קִיּוּמַת אֵסָר לְסַגָּפָא נְפָשׁ בַּעֲלַהּ יְקַיְּמִנּוּן וּבַעֲלַהּ יְבַטְּלִנּוּן׃ </text:span></text:span><text:span text:style-name="Default_20_Paragraph_20_Font"><text:span text:style-name="T1">טו </text:span></text:span><text:span text:style-name="Default_20_Paragraph_20_Font"><text:span text:style-name="T2">וְאִם מִשְׁתַּק יִשְׁתּוֹק לַהּ בַּעֲלַהּ מִיּוֹם לְיוֹם וִיקַיֵּם יָת כָּל נִדְרָהָא אוֹ יָת כָּל אֱסָרָהָא דִּי עֲלַהּ קַיַּם יָתְהוֹן אֲרֵי שָׁתֵק לַהּ בְּיוֹמָא דִשְׁמָע׃ </text:span></text:span><text:span text:style-name="Default_20_Paragraph_20_Font"><text:span text:style-name="T1">טז </text:span></text:span><text:span text:style-name="Default_20_Paragraph_20_Font"><text:span text:style-name="T2">וְאִם בַּטָּלָא יְבַטֵּל יָתְהוֹן בָּתַר דִּשְׁמָע וִיקַבַּל יָת חוֹבַהּ׃ </text:span></text:span><text:span text:style-name="Default_20_Paragraph_20_Font"><text:span text:style-name="T1">יז </text:span></text:span><text:span text:style-name="Default_20_Paragraph_20_Font"><text:span text:style-name="T2">אִלֵּין קְיָמַיָּא דִּי פַקִּיד יְיָ יָת משֶׁה בֵּין גְּבַר לְאִתְּתֵיהּ בֵּין אַבָּא לִבְרַתֵּיהּ בְּרַביוּתָהָא בֵּית אָבוּהָא׃ </text:span></text:span></text:p>
      </text:section>
      <text:section text:style-name="Sect1" text:name="Sect31">
        <text:p text:style-name="P2">Numbers 31</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אִתְפְּרַע פֻּרְעֲנוּת בְּנֵי יִשְׂרָאֵל מִן מִדְיָנָאֵי בָּתַר כֵּן תִּתְכְּנֵשׁ לְעַמָּיךְ׃ </text:span></text:span><text:span text:style-name="Default_20_Paragraph_20_Font"><text:span text:style-name="T1">ג </text:span></text:span><text:span text:style-name="Default_20_Paragraph_20_Font"><text:span text:style-name="T2">וּמַלִּיל משֶׁה עִם עַמָּא לְמֵימַר זְרִיזוּ מִנְּכוֹן גֻּבְרִין לְחֵילָא וִיהוֹן עַל מִדְיָן לְמֵיהַב פֻּרְעֲנוּת דִּין עַמָּא דַיְיָ בְּמִדְיָן׃ </text:span></text:span><text:span text:style-name="Default_20_Paragraph_20_Font"><text:span text:style-name="T1">ד </text:span></text:span><text:span text:style-name="Default_20_Paragraph_20_Font"><text:span text:style-name="T2">אַלְפָא לְשִׁבְטָא אַלְפָא לְשִׁבְטָא לְכֹל שִׁבְטַיָּא דְיִשְׂרָאֵל תְּשַׁלְּחוּן לְחֵילָא׃ </text:span></text:span><text:span text:style-name="Default_20_Paragraph_20_Font"><text:span text:style-name="T1">ה </text:span></text:span><text:span text:style-name="Default_20_Paragraph_20_Font"><text:span text:style-name="T2">וְאִתְבְּחָרוּ מֵאַלְפַיָּא דְיִשְׂרָאֵל אַלְפָא לְשִׁבְטָא תְּרֵי עֲשַׂר אַלְפִין מְזָרְזֵי חֵילָא׃ </text:span></text:span><text:span text:style-name="Default_20_Paragraph_20_Font"><text:span text:style-name="T1">ו </text:span></text:span><text:span text:style-name="Default_20_Paragraph_20_Font"><text:span text:style-name="T2">וּשְׁלַח יָתְהוֹן משֶׁה אַלְפָא לְשִׁבְטָא לְחֵילָא יָתְהוֹן וְיָת פִּינְחָס בַּר אֶלְעָזָר כַּהֲנָא לְחֵילָא וּמָנֵי דְקוּדְשָׁא וַחֲצַצְרַת יַבֶּבְתָּא בִּידֵיהּ׃ </text:span></text:span><text:span text:style-name="Default_20_Paragraph_20_Font"><text:span text:style-name="T1">ז </text:span></text:span><text:span text:style-name="Default_20_Paragraph_20_Font"><text:span text:style-name="T2">וְאִתְחַיָּלוּ עַל מִדְיָן כְּמָא דִי פַּקִּיד יְיָ יָת משֶׁה וּקְטָלוּ כָּל דְּכוּרָא׃ </text:span></text:span><text:span text:style-name="Default_20_Paragraph_20_Font"><text:span text:style-name="T1">ח </text:span></text:span><text:span text:style-name="Default_20_Paragraph_20_Font"><text:span text:style-name="T2">וְיָת מַלְכֵי מִדְיָן קְטָלוּ עַל קְטִילֵיהוֹן יָת אֱוִי וְיָת רֶקֶם וְיָת צוּר וְיָת חוּר וְיָת רֶבַע חַמְשָׁא מַלְכֵי מִדְיָן וְיָת בִּלְעָם בַּר בְּעוֹר קְטָלוּ בְחַרְבָּא׃ </text:span></text:span><text:span text:style-name="Default_20_Paragraph_20_Font"><text:span text:style-name="T1">ט </text:span></text:span><text:span text:style-name="Default_20_Paragraph_20_Font"><text:span text:style-name="T2">וּשְׁבוֹ בְנֵי יִשְׂרָאֵל יָת נְשֵׁי מִדְיָן וְיָת טַפְלְהוֹן וְיָת כָּל בְּעִירְהוֹן וְיָת כָּל גֵּיתֵיהוֹן וְיָת כָּל נִכְסֵיהוֹן בְּזוֹ׃ </text:span></text:span><text:span text:style-name="Default_20_Paragraph_20_Font"><text:span text:style-name="T1">י </text:span></text:span><text:span text:style-name="Default_20_Paragraph_20_Font"><text:span text:style-name="T2">וְיָת כָּל קִרְוֵיהוֹן בְּמוֹתְבָנֵיהוֹן וְיָת כָּל בֵּית סִגְדַתְהוֹן אוֹקִידוּ בְּנוּרָא׃ </text:span></text:span><text:span text:style-name="Default_20_Paragraph_20_Font"><text:span text:style-name="T1">יא </text:span></text:span><text:span text:style-name="Default_20_Paragraph_20_Font"><text:span text:style-name="T2">וּשְׁבוֹ יָת כָּל עֲדָאָה וְיָת כָּל דְּבַרְתָּא בֶּאֱנָשָׁא וּבִבְעִירָא׃ </text:span></text:span><text:span text:style-name="Default_20_Paragraph_20_Font"><text:span text:style-name="T1">יב </text:span></text:span><text:span text:style-name="Default_20_Paragraph_20_Font"><text:span text:style-name="T2">וְאַיְתִיּוּ לְוָת משֶׁה וּלְוָת אֶלְעָזָר כַּהֲנָא וּלְוָת כְּנִשְׁתָּא דִבְנֵי יִשְׂרָאֵל יָת שִׁבְיָא וְיָת דְּבַרְתָּא וְיָת עֲדָאָה לְמַשְׁרִיתָא לְמֵישְׁרַיָּא דְמוֹאָב דִּי עַל יַרְדְּנָא דִירֵחוֹ׃ </text:span></text:span><text:span text:style-name="Default_20_Paragraph_20_Font"><text:span text:style-name="T1">יג </text:span></text:span><text:span text:style-name="Default_20_Paragraph_20_Font"><text:span text:style-name="T2">וּנְפָקוּ משֶׁה וְאֶלְעָזָר כַּהֲנָא וְכָל רַבְרְבֵי כְנִשְׁתָּא לָקֳדָמוּתְהוֹן לְמִבָּרָא לְמַשְׁרִיתָא׃ </text:span></text:span><text:span text:style-name="Default_20_Paragraph_20_Font"><text:span text:style-name="T1">יד </text:span></text:span><text:span text:style-name="Default_20_Paragraph_20_Font"><text:span text:style-name="T2">וּרְגֵיז משֶׁה עַל דִּמְמַנָּן עַל חֵילָא רַבָּנֵי אַלְפִין וְרַבָּנֵי מָאֲוָתָא דַּאֲתוֹ מֵחֵיל קְרָבָא׃ </text:span></text:span><text:span text:style-name="Default_20_Paragraph_20_Font"><text:span text:style-name="T1">טו </text:span></text:span><text:span text:style-name="Default_20_Paragraph_20_Font"><text:span text:style-name="T2">וַאֲמַר לְהוֹן משֶׁה הֲקַיֵּמְתּוּן כָּל נוּקְבָּא׃ </text:span></text:span><text:span text:style-name="Default_20_Paragraph_20_Font"><text:span text:style-name="T1">טז </text:span></text:span><text:span text:style-name="Default_20_Paragraph_20_Font"><text:span text:style-name="T2">הָא אִנּוּן הֲוָאָה לִבְנֵי יִשְׂרָאֵל בַּעֲצַת בִּלְעָם לְשַׁקָּרָא שְׁקָר קֳדָם יְיָ עַל עֵסַק פְּעוֹר וַהֲוַת מוֹתָנָא בִּכְנִשְׁתָּא דַיְיָ׃ </text:span></text:span><text:span text:style-name="Default_20_Paragraph_20_Font"><text:span text:style-name="T1">יז </text:span></text:span><text:span text:style-name="Default_20_Paragraph_20_Font"><text:span text:style-name="T2">וּכְעַן קְטוּלוּ כָל דְּכוּרָא בְּטַפְלָא וְכָל אִתְּתָא דִּידַעַת גְּבַר לְמִשְׁכְּבֵי דְכוּרָא קְטוּלוּ׃ </text:span></text:span><text:span text:style-name="Default_20_Paragraph_20_Font"><text:span text:style-name="T1">יח </text:span></text:span><text:span text:style-name="Default_20_Paragraph_20_Font"><text:span text:style-name="T2">וְכֹל טַפְלָא בִנְשַׁיָּא דִּי לָא יְדָעָא מִשְׁכְּבֵי דְכוּרָא קַיְּימוּ לְכוֹן׃ </text:span></text:span><text:span text:style-name="Default_20_Paragraph_20_Font"><text:span text:style-name="T1">יט </text:span></text:span><text:span text:style-name="Default_20_Paragraph_20_Font"><text:span text:style-name="T2">וְאַתּוּן שְׁרוֹ מִבָּרָא לְמַשְׁרִיתָא שַׁבְעָא יוֹמִין כֹּל דִּי קְטַל נַפְשָׁא וְכֹל דִּי קְרַב בְּקָטִילָא תַּדּוּן עֲלוֹהִי בְּיוֹמָא תְלִיתָאָה וּבְיוֹמָא שְׁבִיעָאָה אַתּוּן וּשְׁבִיכוֹן׃ </text:span></text:span><text:span text:style-name="Default_20_Paragraph_20_Font"><text:span text:style-name="T1">כ </text:span></text:span><text:span text:style-name="Default_20_Paragraph_20_Font"><text:span text:style-name="T2">וְכָל לְבוּשׁ וְכָל מַאן דִּמְשַׁךְ וְכָל עוֹבַד מְעַזֵּי וְכָל מַאן דְּעָא תַּדּוּן עֲלוֹהִי׃ </text:span></text:span><text:span text:style-name="Default_20_Paragraph_20_Font"><text:span text:style-name="T1">כא </text:span></text:span><text:span text:style-name="Default_20_Paragraph_20_Font"><text:span text:style-name="T2">וַאֲמַר אֶלְעָזָר כַּהֲנָא לְגַבְרֵי חֵילָא דַּאֲתוֹ לִקְרָבָא דָּא גְּזֵרַת אוֹרַיְתָא דִּי פַקִּיד יְיָ יָת משֶׁה׃ </text:span></text:span><text:span text:style-name="Default_20_Paragraph_20_Font"><text:span text:style-name="T1">כב </text:span></text:span><text:span text:style-name="Default_20_Paragraph_20_Font"><text:span text:style-name="T2">בְּרַם יָת דַּהֲבָא וְיָת כַּסְפָּא יָת נְחָשָׁא יָת פַּרְזְלָא יָת אֲבָצָא וְיָת אֲבָרָא׃ </text:span></text:span><text:span text:style-name="Default_20_Paragraph_20_Font"><text:span text:style-name="T1">כג </text:span></text:span><text:span text:style-name="Default_20_Paragraph_20_Font"><text:span text:style-name="T2">כָּל מִדַּעַם דְּמִתַּעַל בְּנוּרָא תַּעַבְרוּנֵּיהּ בְּנוּרָא וְיִדְכֵּי בְּרַם בְּמֵי אַדָּיוּתָא יִתַּדֵּי וְכֹל דִּי לָא מִתַּעַל </text:span></text:span><text:soft-page-break/><text:span text:style-name="Default_20_Paragraph_20_Font"><text:span text:style-name="T2">בְּנוּרָא תַּעַבְרֻנֵּיהּ בְּמַיָּא׃ </text:span></text:span><text:span text:style-name="Default_20_Paragraph_20_Font"><text:span text:style-name="T1">כד </text:span></text:span><text:span text:style-name="Default_20_Paragraph_20_Font"><text:span text:style-name="T2">וּתְחַוְּרוּן לְבוּשֵׁיכוֹן בְּיוֹמָא שְׁבִיעָאָה וְתִדְכּוּן וּבָתַר כֵּן תֵּעֲלוּן לְמַשְׁרִיתָא׃ </text:span></text:span><text:span text:style-name="Default_20_Paragraph_20_Font"><text:span text:style-name="T1">כה </text:span></text:span><text:span text:style-name="Default_20_Paragraph_20_Font"><text:span text:style-name="T2">וַאֲמַר יְיָ לְמשֶׁה לְמֵימָר׃ </text:span></text:span><text:span text:style-name="Default_20_Paragraph_20_Font"><text:span text:style-name="T1">כו </text:span></text:span><text:span text:style-name="Default_20_Paragraph_20_Font"><text:span text:style-name="T2">קַבֵּל יָת חוּשְׁבַּן דַּבְרַת שַׁבְיָא בֶּאֱנָשָׁא וּבִבְעִירָא אַתְּ וְאֶלְעָזָר כַּהֲנָא וְרֵישֵׁי אֲבָהַת כְּנִשְׁתָּא׃ </text:span></text:span><text:span text:style-name="Default_20_Paragraph_20_Font"><text:span text:style-name="T1">כז </text:span></text:span><text:span text:style-name="Default_20_Paragraph_20_Font"><text:span text:style-name="T2">וּתְפַלֵּג יָת דְּבַרְתָּא בֵּין גַּבְרֵי מְגִיחֵי קְרָבָא דִּנְפָקוּ לְחֵילָא וּבֵין כָּל כְּנִשְׁתָּא׃ </text:span></text:span><text:span text:style-name="Default_20_Paragraph_20_Font"><text:span text:style-name="T1">כח </text:span></text:span><text:span text:style-name="Default_20_Paragraph_20_Font"><text:span text:style-name="T2">וְתַפְרֵשׁ נְסִיבָא קֳדָם יְיָ מִן גַּבְרֵי מְגִיחֵי קְרָבָא דִּנְפָקוּ לְחֵילָא חַד נַפְשָׁא מֵחֲמֵשׁ מְאָה מִן אֱנָשָׁא וּמִן תּוֹרֵי וּמִן חֲמָרֵי וּמִן עָנָא׃ </text:span></text:span><text:span text:style-name="Default_20_Paragraph_20_Font"><text:span text:style-name="T1">כט </text:span></text:span><text:span text:style-name="Default_20_Paragraph_20_Font"><text:span text:style-name="T2">מִפַּלְגּוּתְהוֹן תִּסְּבוּן וְתִתֵּן לְאֶלְעָזָר כַּהֲנָא אַפְרָשׁוּתָא קֳדָם יְיָ׃ </text:span></text:span><text:span text:style-name="Default_20_Paragraph_20_Font"><text:span text:style-name="T1">ל </text:span></text:span><text:span text:style-name="Default_20_Paragraph_20_Font"><text:span text:style-name="T2">וּמִפַּלְגּוּת בְּנֵי יִשְׂרָאֵל תִּסַּב חַד דְּאִתַּחַד מִן חַמְשִׁין מִן אֱנָשָׁא מִן תּוֹרֵי מִן חֲמָרֵי וּמִן עָנָא מִכָּל בְּעִירָא וְתִתֵּן יָתְהוֹן לְלֵוָאֵי נָטְרֵי מַטְּרַת מַשְׁכְּנָא דַיְיָ׃ </text:span></text:span><text:span text:style-name="Default_20_Paragraph_20_Font"><text:span text:style-name="T1">לא </text:span></text:span><text:span text:style-name="Default_20_Paragraph_20_Font"><text:span text:style-name="T2">וַעֲבַד משֶׁה וְאֶלְעָזָר כַּהֲנָא כְּמָא דִי פַּקִּיד יְיָ יָת משֶׁה׃ </text:span></text:span><text:span text:style-name="Default_20_Paragraph_20_Font"><text:span text:style-name="T1">לב </text:span></text:span><text:span text:style-name="Default_20_Paragraph_20_Font"><text:span text:style-name="T2">וַהֲוָה דְּבַרְתָּא שְׁאָר בִּזָּא דִּי בְזוֹ עַמָּא דִי נְפָקוּ לְחֵילָא עָנָא שִׁית מְאָה וְשַׁבְעִין וְחַמְשָׁא אַלְפִין׃ </text:span></text:span><text:span text:style-name="Default_20_Paragraph_20_Font"><text:span text:style-name="T1">לג </text:span></text:span><text:span text:style-name="Default_20_Paragraph_20_Font"><text:span text:style-name="T2">וְתוֹרֵי שַׁבְעִין וּתְרֵין אַלְפִין׃ </text:span></text:span><text:span text:style-name="Default_20_Paragraph_20_Font"><text:span text:style-name="T1">לד </text:span></text:span><text:span text:style-name="Default_20_Paragraph_20_Font"><text:span text:style-name="T2">וַחֲמָרֵי שִׁתִּין וְחַד אַלְפִין׃ </text:span></text:span><text:span text:style-name="Default_20_Paragraph_20_Font"><text:span text:style-name="T1">לה </text:span></text:span><text:span text:style-name="Default_20_Paragraph_20_Font"><text:span text:style-name="T2">וְנַפְשָׁא דֶאֱנָשָׁא מִן נְשַׁיָּא דִּי לָא יְדָעָא מִשְׁכְּבֵי דְכוּרָא כָּל נַפְשָׁתָא תְּלָתִין וּתְרֵין אַלְפִין׃ </text:span></text:span><text:span text:style-name="Default_20_Paragraph_20_Font"><text:span text:style-name="T1">לו </text:span></text:span><text:span text:style-name="Default_20_Paragraph_20_Font"><text:span text:style-name="T2">וַהֲוַת פַּלְגּוּתָא חוּלַק גֻּבְרַיָּא דִּי נְפָקוּ לְחֵילָא מִנְיַן עָנָא תְּלַת מְאָה וּתְלָתִין וּשְׁבַע אַלְפִין וַחֲמֵשׁ מְאָה׃ </text:span></text:span><text:span text:style-name="Default_20_Paragraph_20_Font"><text:span text:style-name="T1">לז </text:span></text:span><text:span text:style-name="Default_20_Paragraph_20_Font"><text:span text:style-name="T2">וַהֲוָה נְסִיבָא קֳדָם יְיָ מִן עָנָא שִׁית מְאָה שַׁבְעִין וְחָמֵשׁ׃ </text:span></text:span><text:span text:style-name="Default_20_Paragraph_20_Font"><text:span text:style-name="T1">לח </text:span></text:span><text:span text:style-name="Default_20_Paragraph_20_Font"><text:span text:style-name="T2">וְתוֹרֵי תְּלָתִין וְשִׁתָּא אַלְפִין וּנְסִיבְהוֹן קֳדָם יְיָ שַׁבְעִין וּתְרֵין׃ </text:span></text:span><text:span text:style-name="Default_20_Paragraph_20_Font"><text:span text:style-name="T1">לט </text:span></text:span><text:span text:style-name="Default_20_Paragraph_20_Font"><text:span text:style-name="T2">וַחֲמָרֵי תְּלָתִין אַלְפִין וַחֲמֵשׁ מְאָה וּנְסִיבְהוֹן קֳדָם יְיָ שִׁתִּין וְחָד׃ </text:span></text:span><text:span text:style-name="Default_20_Paragraph_20_Font"><text:span text:style-name="T1">מ </text:span></text:span><text:span text:style-name="Default_20_Paragraph_20_Font"><text:span text:style-name="T2">וְנַפְשָׁא דֶאֱנָשָׁא שִׁתָּא עֲשַׂר אַלְפִין וּנְסִיבְהוֹן קֳדָם יְיָ תְּלָתִין וּתְרֵין נַפְשִׁין׃ </text:span></text:span><text:span text:style-name="Default_20_Paragraph_20_Font"><text:span text:style-name="T1">מא </text:span></text:span><text:span text:style-name="Default_20_Paragraph_20_Font"><text:span text:style-name="T2">וִיהַב משֶׁה יָת נְסִיב אַפְרָשׁוּתָא קֳדָם יְיָ לְאֶלְעָזָר כַּהֲנָא כְּמָא דִי פַּקִּיד יְיָ יָת משֶׁה׃ </text:span></text:span><text:span text:style-name="Default_20_Paragraph_20_Font"><text:span text:style-name="T1">מב </text:span></text:span><text:span text:style-name="Default_20_Paragraph_20_Font"><text:span text:style-name="T2">וּמִפַּלְגּוּת בְּנֵי יִשְׂרָאֵל דִּי פְּלַג משֶׁה מִן גַּבְרַיָּא דִּי נְפָקוּ לְחֵילָא׃ </text:span></text:span><text:span text:style-name="Default_20_Paragraph_20_Font"><text:span text:style-name="T1">מג </text:span></text:span><text:span text:style-name="Default_20_Paragraph_20_Font"><text:span text:style-name="T2">וַהֲוַת פַּלְגּוּת כְּנִשְׁתָּא מִן עָנָא תְּלַת מְאָה וּתְלָתִין וְשַׁבְעָא אַלְפִין וַחֲמֵשׁ מְאָה׃ </text:span></text:span><text:span text:style-name="Default_20_Paragraph_20_Font"><text:span text:style-name="T1">מד </text:span></text:span><text:span text:style-name="Default_20_Paragraph_20_Font"><text:span text:style-name="T2">וְתוֹרֵי תְּלָתִין וְשִׁתָּא אַלְפִין׃ </text:span></text:span><text:span text:style-name="Default_20_Paragraph_20_Font"><text:span text:style-name="T1">מה </text:span></text:span><text:span text:style-name="Default_20_Paragraph_20_Font"><text:span text:style-name="T2">וַחֲמָרֵי תְּלָתִין אַלְפִין וַחֲמֵשׁ מְאָה׃ </text:span></text:span><text:span text:style-name="Default_20_Paragraph_20_Font"><text:span text:style-name="T1">מו </text:span></text:span><text:span text:style-name="Default_20_Paragraph_20_Font"><text:span text:style-name="T2">וְנַפְשָׁא דֶאֱנָשָׁא שִׁתָּא עֲשַׂר אַלְפִין׃ </text:span></text:span><text:span text:style-name="Default_20_Paragraph_20_Font"><text:span text:style-name="T1">מז </text:span></text:span><text:span text:style-name="Default_20_Paragraph_20_Font"><text:span text:style-name="T2">וּנְסִיב משֶׁה מִפַּלְגּוּת בְּנֵי יִשְׂרָאֵל יָת דְּאִתַּחַד חַד מִן חַמְשִׁין מִן אֱנָשָׁא וּמִן בְּעִירָא וִיהַב יָתְהוֹן לְלֵוָאֵי נָטְרֵי מַטְּרַת מַשְׁכְּנָא דַיְיָ כְּמָא דִי פַּקִּיד יְיָ יָת משֶׁה׃ </text:span></text:span><text:span text:style-name="Default_20_Paragraph_20_Font"><text:span text:style-name="T1">מח </text:span></text:span><text:span text:style-name="Default_20_Paragraph_20_Font"><text:span text:style-name="T2">וְקָרִיבוּ לְוָת משֶׁה דִּי מְמַנַּן עַל אַלְפֵי חֵילָא רַבָּנֵי אַלְפִין וְרַבָּנֵי מָאֲוָתָא׃ </text:span></text:span><text:span text:style-name="Default_20_Paragraph_20_Font"><text:span text:style-name="T1">מט </text:span></text:span><text:span text:style-name="Default_20_Paragraph_20_Font"><text:span text:style-name="T2">וַאֲמָרוּ לְמשֶׁה עַבְדָּיךְ קַבִּילוּ יָת חֻשְׁבַּן גַּבְרֵי מְגִיחֵי קְרָבָא דִּי עִמָּנָא וְלָא שְׁגָא מִנָּנָא אֱנָשׁ׃ </text:span></text:span><text:span text:style-name="Default_20_Paragraph_20_Font"><text:span text:style-name="T1">נ </text:span></text:span><text:span text:style-name="Default_20_Paragraph_20_Font"><text:span text:style-name="T2">וְקָרֶבְנָא יָת קוּרְבָּנָא דַיְיָ גְּבַר דְּאַשְׁכַּח מַאן דִּדְהָב שִׁירִין וְשִׁבְּכִין עִזְקָן קַדָּשִׁין וּמָחוֹךְ לְכַפָּרָא עַל נַפְשָׁתָנָא קֳדָם יְיָ׃ </text:span></text:span><text:span text:style-name="Default_20_Paragraph_20_Font"><text:span text:style-name="T1">נא </text:span></text:span><text:span text:style-name="Default_20_Paragraph_20_Font"><text:span text:style-name="T2">וּנְסִיב משֶׁה וְאֶלְעָזָר כַּהֲנָא יָת דַּהֲבָא מִנְּהוֹן כָּל מַאן דְּעוֹבָדָא׃ </text:span></text:span><text:span text:style-name="Default_20_Paragraph_20_Font"><text:span text:style-name="T1">נב </text:span></text:span><text:span text:style-name="Default_20_Paragraph_20_Font"><text:span text:style-name="T2">וַהֲוָה כָּל דְּהַב אַפְרָשׁוּתָא דִּי אַפְרִישׁוּ קֳדָם יְיָ שִׁתָּא עֲשַׂר אַלְפִין שְׁבַע מְאָה וְחַמְשִׁין סִלְעִין מִן רַבָּנֵי אַלְפִין וּמִן רַבָּנֵי מָאֲוָתָא׃ </text:span></text:span><text:span text:style-name="Default_20_Paragraph_20_Font"><text:span text:style-name="T1">נג </text:span></text:span><text:span text:style-name="Default_20_Paragraph_20_Font"><text:span text:style-name="T2">גַּבְרֵי דְּחֵילָא בָּזוּ גְּבַר לְנַפְשֵׁיהּ׃ </text:span></text:span><text:span text:style-name="Default_20_Paragraph_20_Font"><text:span text:style-name="T1">נד </text:span></text:span><text:span text:style-name="Default_20_Paragraph_20_Font"><text:span text:style-name="T2">וּנְסִיב משֶׁה וְאֶלְעָזָר כַּהֲנָא יָת דַּהֲבָא מִן רַבָּנֵי אַלְפִין וּמָאֲוָתָא וְאַיְתִיאוּ יָתֵיהּ לְמַשְׁכַּן זִמְנָא דָּכְרָנָא לִבְנֵי יִשְׂרָאֵל קֳדָם יְיָ׃ </text:span></text:span></text:p>
      </text:section>
      <text:section text:style-name="Sect1" text:name="Sect32">
        <text:p text:style-name="P2">Numbers 32</text:p>
        <text:p text:style-name="P3"><text:span text:style-name="Default_20_Paragraph_20_Font"><text:span text:style-name="T1">א </text:span></text:span><text:span text:style-name="Default_20_Paragraph_20_Font"><text:span text:style-name="T2">וּבְעִיר סַגִּי הֲוָה לִבְנֵי רְאוּבֵן וְלִבְנֵי גָד תַּקִּיף לַחֲדָא וַחֲזוֹ יָת אֲרַע יַעְזֵר וְיָת אֲרַע גִּלְעָד וְהָא אַתְרָא אֲתַר כְּשַׁר לְבֵית בְּעִיר׃ </text:span></text:span><text:span text:style-name="Default_20_Paragraph_20_Font"><text:span text:style-name="T1">ב </text:span></text:span><text:span text:style-name="Default_20_Paragraph_20_Font"><text:span text:style-name="T2">וַאֲתוֹ בְנֵי גָד וּבְנֵי רְאוּבֵן וַאֲמָרוּ לְמשֶׁה וּלְאֶלְעָזָר כַּהֲנָא וּלְרַבְרְבֵי כְּנִשְׁתָּא לְמֵימָר׃ </text:span></text:span><text:span text:style-name="Default_20_Paragraph_20_Font"><text:span text:style-name="T1">ג </text:span></text:span><text:span text:style-name="Default_20_Paragraph_20_Font"><text:span text:style-name="T2">מַכְלֶלְתָּא וּמַלְבֶּשְׁתָּא וְכוּמְרִין וּבֵית נִמְרִין וּבֵית חוּשְׁבָּנָא וּבַעֲלֵי דְבָבָא וְכִימָא וְסִיעַת בֵּית קְבֻרְתָּא דְמשֶׁה וּבְעוֹן׃ </text:span></text:span><text:span text:style-name="Default_20_Paragraph_20_Font"><text:span text:style-name="T1">ד </text:span></text:span><text:span text:style-name="Default_20_Paragraph_20_Font"><text:span text:style-name="T2">אַרְעָא דִּי מְחָא יְיָ יָת יָתְבָהָא קֳדָם כְּנִשְׁתָּא דְיִשְׂרָאֵל אֲרַע כָּשְׁרָא לְבֵית בְּעִיר הִיא וּלְעַבְדָּיךְ אִית בְּעִיר׃ </text:span></text:span><text:span text:style-name="Default_20_Paragraph_20_Font"><text:span text:style-name="T1">ה </text:span></text:span><text:span text:style-name="Default_20_Paragraph_20_Font"><text:span text:style-name="T2">וַאֲמָרוּ אִם אַשְׁכַחְנָא רַחֲמִין בְּעֵינָיךְ </text:span></text:span><text:soft-page-break/><text:span text:style-name="Default_20_Paragraph_20_Font"><text:span text:style-name="T2">תִּתְיְהִיב יָת אַרְעָא הָדָא לְעַבְדָּיךְ לְאַחֲסָנָא לָא תְעַבְרִנָּנָא יָת יַרְדְּנָא׃ </text:span></text:span><text:span text:style-name="Default_20_Paragraph_20_Font"><text:span text:style-name="T1">ו </text:span></text:span><text:span text:style-name="Default_20_Paragraph_20_Font"><text:span text:style-name="T2">וַאֲמַר משֶׁה לִבְנֵי גָד וְלִבְנֵי רְאוּבֵן הַאֲחֵיכוֹן יֵעֲלוּן לִקְרָבָא וְאַתּוּן תֵּיתְבוּן הָכָא׃ </text:span></text:span><text:span text:style-name="Default_20_Paragraph_20_Font"><text:span text:style-name="T1">ז </text:span></text:span><text:span text:style-name="Default_20_Paragraph_20_Font"><text:span text:style-name="T2">וּלְמָא תוֹנוּן יָת לִבָּא דִבְנֵי יִשְׂרָאֵל מִלְּמֶעְבַּר לְאַרְעָא דִּיהַב לְהוֹן יְיָ׃ </text:span></text:span><text:span text:style-name="Default_20_Paragraph_20_Font"><text:span text:style-name="T1">ח </text:span></text:span><text:span text:style-name="Default_20_Paragraph_20_Font"><text:span text:style-name="T2">כְּדֵין עֲבָדוּ אֲבָהַתְכוֹן כַּד שְׁלָחִית יָתְהוֹן מֵרְקַם גֵּיאָה לְמֶחֱזֵי יָת אַרְעָא׃ </text:span></text:span><text:span text:style-name="Default_20_Paragraph_20_Font"><text:span text:style-name="T1">ט </text:span></text:span><text:span text:style-name="Default_20_Paragraph_20_Font"><text:span text:style-name="T2">וּסְלִיקוּ עַד נַחְלָא דְאִתְכָּלָא וַחֲזוֹ יָת אַרְעָא וְאוֹנִיאוּ יָת לִבָּא דִּבְנֵי יִשְׂרָאֵל בְּדִיל דְּלָא לְמֵעַל לְאַרְעָא דִּיהַב לְהוֹן יְיָ׃ </text:span></text:span><text:span text:style-name="Default_20_Paragraph_20_Font"><text:span text:style-name="T1">י </text:span></text:span><text:span text:style-name="Default_20_Paragraph_20_Font"><text:span text:style-name="T2">וּתְקֵף רוּגְזָא דַיְיָ בְּיוֹמָא הַהוּא וְקַיֵּים לְמֵימָר׃ </text:span></text:span><text:span text:style-name="Default_20_Paragraph_20_Font"><text:span text:style-name="T1">יא </text:span></text:span><text:span text:style-name="Default_20_Paragraph_20_Font"><text:span text:style-name="T2">אִם יֶחֱזוּן גֻּבְרַיָּא דִּסְלִיקוּ מִמִּצְרַיִם מִבַּר עַשְׂרִין שְׁנִין וּלְעֵלָּא יָת אַרְעָא דִּי קַיֵּמִית לְאַבְרָהָם לְיִצְחָק וּלְיַעֲקֹב אֲרֵי לָא אַשְׁלִימוּ בָּתַר דַּחַלְתִּי׃ </text:span></text:span><text:span text:style-name="Default_20_Paragraph_20_Font"><text:span text:style-name="T1">יב </text:span></text:span><text:span text:style-name="Default_20_Paragraph_20_Font"><text:span text:style-name="T2">אֱלָהֵן כָּלֵב בַּר יְפֻנֶּה קְנִזָּאָה וִיהוֹשֻׁעַ בַּר נוּן אֲרֵי אַשְׁלִימוּ בָּתַר דַּחַלְתָּא דַיְיָ׃ </text:span></text:span><text:span text:style-name="Default_20_Paragraph_20_Font"><text:span text:style-name="T1">יג </text:span></text:span><text:span text:style-name="Default_20_Paragraph_20_Font"><text:span text:style-name="T2">וּתְקֵף רוּגְזָא דַיְיָ בְּיִשְׂרָאֵל וְטָרְדִנּוּן בְּמַדְבְּרָא אַרְבְּעִין שְׁנִין עַד דְּסַף כָּל דָּרָא דַּעֲבִיד דְּבִישׁ קֳדָם יְיָ׃ </text:span></text:span><text:span text:style-name="Default_20_Paragraph_20_Font"><text:span text:style-name="T1">יד </text:span></text:span><text:span text:style-name="Default_20_Paragraph_20_Font"><text:span text:style-name="T2">וְהָא קַמְתּוּן חֲלַף אֲבָהַתְכוֹן תַּלְמִידֵי גֻּבְרַיָּא חַיָּבַיָא לְאוֹסָפָא עוֹד עַל תְּקוֹף רוּגְזָא דַיְיָ לְיִשְׂרָאֵל׃ </text:span></text:span><text:span text:style-name="Default_20_Paragraph_20_Font"><text:span text:style-name="T1">טו </text:span></text:span><text:span text:style-name="Default_20_Paragraph_20_Font"><text:span text:style-name="T2">אֲרֵי תְתוּבוּן מִבָּתַר דַּחַלְתֵּיהּ וְיוֹסֵף עוֹד לְאַחֲרוּתְהוֹן בְּמַדְבְּרָא וּתְחַבְּלוּן לְכָל עַמָּא הָדֵין׃ </text:span></text:span><text:span text:style-name="Default_20_Paragraph_20_Font"><text:span text:style-name="T1">טז </text:span></text:span><text:span text:style-name="Default_20_Paragraph_20_Font"><text:span text:style-name="T2">וְקָרִיבוּ לְוָתֵיהּ וַאֲמָרוּ חַטְרִין דְּעָן נִבְנֵי לִבְעִירָנָא הָכָא וְקִרְוִין לְטַפְלָנָא׃ </text:span></text:span><text:span text:style-name="Default_20_Paragraph_20_Font"><text:span text:style-name="T1">יז </text:span></text:span><text:span text:style-name="Default_20_Paragraph_20_Font"><text:span text:style-name="T2">וַאֲנַחְנָא נִזְדָּרֵז מַבְעִין קֳדָם בְּנֵי יִשְׂרָאֵל עַד דִּי נְעֵלִנּוּן לְאַתְרֵיהוֹן וְיֵתְבוּן טַפְלָנָא בְּקִרְוִין כְּרִיכִין מִן קֳדָם יָתְבֵי אַרְעָא׃ </text:span></text:span><text:span text:style-name="Default_20_Paragraph_20_Font"><text:span text:style-name="T1">יח </text:span></text:span><text:span text:style-name="Default_20_Paragraph_20_Font"><text:span text:style-name="T2">לָא נְתוּב לְבֵיתָנָא עַד דְּיַחְסְנוּן בְּנֵי יִשְׂרָאֵל גְּבַר אַחֲסַנְתֵּיהּ׃ </text:span></text:span><text:span text:style-name="Default_20_Paragraph_20_Font"><text:span text:style-name="T1">יט </text:span></text:span><text:span text:style-name="Default_20_Paragraph_20_Font"><text:span text:style-name="T2">אֲרֵי לָא נַחְסִין עִמְּהוֹן מֵעִבְרָא לְיַרְדְּנָא וּלְהָלָא אֲרֵי קַבֵּלְנָא אַחֲסַנְתָּנָא לָנָא מֵעִבְרָא לְיַרְדְּנָא מַדִּינְחָא׃ </text:span></text:span><text:span text:style-name="Default_20_Paragraph_20_Font"><text:span text:style-name="T1">כ </text:span></text:span><text:span text:style-name="Default_20_Paragraph_20_Font"><text:span text:style-name="T2">וַאֲמַר לְהוֹן משֶׁה אִם תַּעְבְּדוּן יָת פִּתְגָּמָא הָדֵין אִם תִּזְדָּרְזוּן קֳדָם עַמָּא דַיְיָ לִקְרָבָא׃ </text:span></text:span><text:span text:style-name="Default_20_Paragraph_20_Font"><text:span text:style-name="T1">כא </text:span></text:span><text:span text:style-name="Default_20_Paragraph_20_Font"><text:span text:style-name="T2">וְיַעֲבֵּר לְכוֹן כָּל דִּמְזָרֵז יָת יַרְדְּנָא קֳדָם עַמָּא דַיְיָ עַד דִּיתָרֵךְ יָת בַּעֲלֵי דְבָבוֹהִי מִן קֳדָמוֹהִי׃ </text:span></text:span><text:span text:style-name="Default_20_Paragraph_20_Font"><text:span text:style-name="T1">כב </text:span></text:span><text:span text:style-name="Default_20_Paragraph_20_Font"><text:span text:style-name="T2">וְתִתְכְּבֵשׁ אַרְעָא קֳדָם עַמָּא דַיְיָ וּבָתַר כֵּן תְּתוּבוּן וּתְהוֹן זַכָּאִין מִן קֳדָם יְיָ וּמִיִּשְׂרָאֵל וּתְהֵי אַרְעָא הָדָא לְכוֹן לְאַחֲסָנָא קֳדָם יְיָ׃ </text:span></text:span><text:span text:style-name="Default_20_Paragraph_20_Font"><text:span text:style-name="T1">כג </text:span></text:span><text:span text:style-name="Default_20_Paragraph_20_Font"><text:span text:style-name="T2">וְאִם לָא תַעַבְּדוּן כֵּן הָא חַבְתּוּן קֳדָם יְיָ וְתִדְעוּן חוֹבַתְכוֹן דִּי תַשְׁכַּח יָתְכוֹן׃ </text:span></text:span><text:span text:style-name="Default_20_Paragraph_20_Font"><text:span text:style-name="T1">כד </text:span></text:span><text:span text:style-name="Default_20_Paragraph_20_Font"><text:span text:style-name="T2">בְּנוּ לְכוֹן קִרְוִין לְטַפְלְכוֹן וְחַטְרִין לְעַנְכוֹן וּדְיִפּוֹק מִפּוּמְכוֹן תַּעַבְּדוּן׃ </text:span></text:span><text:span text:style-name="Default_20_Paragraph_20_Font"><text:span text:style-name="T1">כה </text:span></text:span><text:span text:style-name="Default_20_Paragraph_20_Font"><text:span text:style-name="T2">וַאֲמָרוּ בְנֵי גָד וּבְנֵי רְאוּבֵן לְמשֶׁה לְמֵימָר עַבְדָּיךְ יַעְבְּדוּן כְּמָא דִּי רִבּוֹנִי מְפַקֵּד׃ </text:span></text:span><text:span text:style-name="Default_20_Paragraph_20_Font"><text:span text:style-name="T1">כו </text:span></text:span><text:span text:style-name="Default_20_Paragraph_20_Font"><text:span text:style-name="T2">טַפְלָנָא נְשָׁנָא גֵּיתָנָא וְכָל בְּעִירָנָא יְהוֹן תַּמָּן בְּקִרְוֵי גִלְעָד׃ </text:span></text:span><text:span text:style-name="Default_20_Paragraph_20_Font"><text:span text:style-name="T1">כז </text:span></text:span><text:span text:style-name="Default_20_Paragraph_20_Font"><text:span text:style-name="T2">וְעַבְדָּיךְ יַעְבְּרוּן כָּל דִמְזָרֵז חֵילָא קֳדָם עַמָּא דַיְיָ לִקְרָבָא כְּמָא דִי רִבּוֹנִי מְמַלֵּל׃ </text:span></text:span><text:span text:style-name="Default_20_Paragraph_20_Font"><text:span text:style-name="T1">כח </text:span></text:span><text:span text:style-name="Default_20_Paragraph_20_Font"><text:span text:style-name="T2">וּפַקִּיד לְהוֹן משֶׁה יָת אֶלְעָזָר כַּהֲנָא וְיָת יְהוֹשֻׁעַ בַּר נוּן וְיָת רֵישֵׁי אֲבָהַת שִׁבְטַיָּא לִבְנֵי יִשְׂרָאֵל׃ </text:span></text:span><text:span text:style-name="Default_20_Paragraph_20_Font"><text:span text:style-name="T1">כט </text:span></text:span><text:span text:style-name="Default_20_Paragraph_20_Font"><text:span text:style-name="T2">וַאֲמַר משֶׁה לְהוֹן אִם יַעְבְּרוּן בְּנֵי גָד וּבְנֵי רְאוּבֵן עִמְּכוֹן יָת יַרְדְּנָא כָּל דִּמְזָרַז לִקְרָבָא קֳדָם עַמָּא דַיְיָ וְתִתְכְּבֵשׁ אַרְעָא קֳדָמֵיכוֹן וְתִתְּנוּן לְהוֹן יָת אַרְעָא דְגִלְעָד לְאַחֲסָנָא׃ </text:span></text:span><text:span text:style-name="Default_20_Paragraph_20_Font"><text:span text:style-name="T1">ל </text:span></text:span><text:span text:style-name="Default_20_Paragraph_20_Font"><text:span text:style-name="T2">וְאִם לָא יַעְבְּרוּן מְזָרְזִין עִמְּכוֹן וְיַחְסְנוּן בֵּינֵיכוֹן בְּאַרְעָא דִכְנָעַן׃ </text:span></text:span><text:span text:style-name="Default_20_Paragraph_20_Font"><text:span text:style-name="T1">לא </text:span></text:span><text:span text:style-name="Default_20_Paragraph_20_Font"><text:span text:style-name="T2">וַאֲתִיבוּ בְנֵי גָד וּבְנֵי רְאוּבֵן לְמֵימָר יָת דִּי מַלִּיל יְיָ לְעַבְדָּיךְ כֵּן נַעְבֵּד׃ </text:span></text:span><text:span text:style-name="Default_20_Paragraph_20_Font"><text:span text:style-name="T1">לב </text:span></text:span><text:span text:style-name="Default_20_Paragraph_20_Font"><text:span text:style-name="T2">נַחְנָא נְעִבַר מְזָרְזִין קֳדָם עַמָּא דַיְיָ לְאַרְעָא דִכְנָעַן וְעִמָּנָא אֲחוּדַת אַחֲסַנְתָּנָא מֵעִבְרָא לְיַרְדְּנָא׃ </text:span></text:span><text:span text:style-name="Default_20_Paragraph_20_Font"><text:span text:style-name="T1">לג </text:span></text:span><text:span text:style-name="Default_20_Paragraph_20_Font"><text:span text:style-name="T2">וִיהַב לְהוֹן משֶׁה לִבְנֵי גָד וְלִבְנֵי רְאוּבֵן וּלְפַלְגּוּת שִׁבְטָא דִּמְנַשֶּׁה בַר יוֹסֵף יָת מַלְכְּוַת סִיחוֹן מַלְכָּא דֶאֱמוֹרָאָה וְיָת מַלְכְּוַת עוֹג מַלְכָּא דְמַתְנָן אַרְעָא לְקִרְוָהָא בִּתְחוּמִין קִרְוֵי אַרְעָא סְחוֹר סְחוֹר׃ </text:span></text:span><text:span text:style-name="Default_20_Paragraph_20_Font"><text:span text:style-name="T1">לד </text:span></text:span><text:span text:style-name="Default_20_Paragraph_20_Font"><text:span text:style-name="T2">וּבְנוֹ בְנֵי גָד יָת דִּיבוֹן וְיָת עֲטָרוֹת וְיָת עֲרֹעֵר׃ </text:span></text:span><text:span text:style-name="Default_20_Paragraph_20_Font"><text:span text:style-name="T1">לה </text:span></text:span><text:span text:style-name="Default_20_Paragraph_20_Font"><text:span text:style-name="T2">וְיָת עַטְרוֹת שׁוֹפָן וְיָת יַעְזֵר וְרָמָתָא׃ </text:span></text:span><text:span text:style-name="Default_20_Paragraph_20_Font"><text:span text:style-name="T1">לו </text:span></text:span><text:span text:style-name="Default_20_Paragraph_20_Font"><text:span text:style-name="T2">וְיָת בֵּית נִמְרָה וְיָת בֵּית הָרָן קִרְוִין כְּרִיכָן וְחַטְרִין דְּעָן׃ </text:span></text:span><text:span text:style-name="Default_20_Paragraph_20_Font"><text:span text:style-name="T1">לז </text:span></text:span><text:span text:style-name="Default_20_Paragraph_20_Font"><text:span text:style-name="T2">וּבְנֵי רְאוּבֵן בְּנוֹ יָת חֶשׁבּוֹן וְיָת אֶלְעָלֵא וְיָת קִרְיָתָיִם׃ </text:span></text:span><text:span text:style-name="Default_20_Paragraph_20_Font"><text:span text:style-name="T1">לח </text:span></text:span><text:span text:style-name="Default_20_Paragraph_20_Font"><text:span text:style-name="T2">וְיָת נְבוֹ וְיָת בַּעַל מְעוֹן מַקְּפַן שְׁמָהָן וְיָת שִׂבְמָה וּקְרוֹ בִשְׁמָהָן יָת שְׁמָהַת קִרְוַיָּא דִּי בְנוֹ׃ </text:span></text:span><text:span text:style-name="Default_20_Paragraph_20_Font"><text:span text:style-name="T1">לט </text:span></text:span><text:span text:style-name="Default_20_Paragraph_20_Font"><text:span text:style-name="T2">וַאֲזָלוּ בְּנֵי מָכִיר בַּר מְנַשֶּׁה לְגִלְעָד וְכִבְשׁוּהָ וְתָרִיךְ יָת אֱמוֹרָאָה דִי </text:span></text:span><text:soft-page-break/><text:span text:style-name="Default_20_Paragraph_20_Font"><text:span text:style-name="T2">בַהּ׃ </text:span></text:span><text:span text:style-name="Default_20_Paragraph_20_Font"><text:span text:style-name="T1">מ </text:span></text:span><text:span text:style-name="Default_20_Paragraph_20_Font"><text:span text:style-name="T2">וִיהַב משֶׁה יָת גִּלְעָד לְמָכִיר בַּר מְנַשֶּׁה וִיתֵב בַּהּ׃ </text:span></text:span><text:span text:style-name="Default_20_Paragraph_20_Font"><text:span text:style-name="T1">מא </text:span></text:span><text:span text:style-name="Default_20_Paragraph_20_Font"><text:span text:style-name="T2">וְיָאִיר בַּר מְנַשֶּׁה אֲזַל וּכְבַשׁ יָת כַּפְרָנֵיהוֹן וּקְרָא יָתְהֶן כַּפְרָנֵי יָאִיר׃ </text:span></text:span><text:span text:style-name="Default_20_Paragraph_20_Font"><text:span text:style-name="T1">מב </text:span></text:span><text:span text:style-name="Default_20_Paragraph_20_Font"><text:span text:style-name="T2">וְנֹבַח אֲזַל וּכְבַשׁ יָת קְנַת וְיָת כַּפְרָנָהָא וּקְרָא לַהּ נֹבַח בִּשְׁמֵיהּ׃ </text:span></text:span></text:p>
      </text:section>
      <text:section text:style-name="Sect1" text:name="Sect33">
        <text:p text:style-name="P2">Numbers 33</text:p>
        <text:p text:style-name="P3"><text:span text:style-name="Default_20_Paragraph_20_Font"><text:span text:style-name="T1">א </text:span></text:span><text:span text:style-name="Default_20_Paragraph_20_Font"><text:span text:style-name="T2">אִלֵּין מַטְּלָנֵי בְנֵי יִשְׂרָאֵל דִּי נְפָקוּ מֵאַרְעָא דְמִצְרַיִם לְחֵילֵיהוֹן בִּידָא דְמשֶׁה וְאַהֲרֹן׃ </text:span></text:span><text:span text:style-name="Default_20_Paragraph_20_Font"><text:span text:style-name="T1">ב </text:span></text:span><text:span text:style-name="Default_20_Paragraph_20_Font"><text:span text:style-name="T2">וּכְתַב משֶׁה יָת מַפְּקָנֵיהוֹן לְמַטְּלָנֵיהוֹן עַל מֵימְרָא דַיְיָ וְאִלֵּין מַטְּלָנֵיהוֹן לְמַפְּקָנֵיהוֹן׃ </text:span></text:span><text:span text:style-name="Default_20_Paragraph_20_Font"><text:span text:style-name="T1">ג </text:span></text:span><text:span text:style-name="Default_20_Paragraph_20_Font"><text:span text:style-name="T2">וּנְטָלוּ מְרַעְמְסֵס בְּיַרְחָא קַדְמָאָה בְּחַמְשָׁא עַשְׂרָא יוֹמָא לְיַרְחָא קַדְמָאָה מִבָּתַר יוֹמָא דְפִּסְחָא נְפָקוּ בְנֵי יִשְׂרָאֵל בְּרֵישׁ גְּלֵי לְעֵינֵי כָּל מִצְרָאֵי׃ </text:span></text:span><text:span text:style-name="Default_20_Paragraph_20_Font"><text:span text:style-name="T1">ד </text:span></text:span><text:span text:style-name="Default_20_Paragraph_20_Font"><text:span text:style-name="T2">וּמִצְרָאֵי מְקַבְּרִין יָת דִּי קְטַל יְיָ בְּהוֹן כָּל בּוּכְרָא וּבְטַעֲוַתְהוֹן עֲבַד יְיָ דִּינִין׃ </text:span></text:span><text:span text:style-name="Default_20_Paragraph_20_Font"><text:span text:style-name="T1">ה </text:span></text:span><text:span text:style-name="Default_20_Paragraph_20_Font"><text:span text:style-name="T2">וּנְטָלוּ בְנֵי יִשְׂרָאֵל מֵרַעְמְסֵס וּשְׁרוֹ בְּסֻכֹּת׃ </text:span></text:span><text:span text:style-name="Default_20_Paragraph_20_Font"><text:span text:style-name="T1">ו </text:span></text:span><text:span text:style-name="Default_20_Paragraph_20_Font"><text:span text:style-name="T2">וּנְטָלוּ מִסֻּכֹּת וּשְׁרוֹ בְאֵתָם דִּי בִּסְטַר מַדְבְּרָא׃ </text:span></text:span><text:span text:style-name="Default_20_Paragraph_20_Font"><text:span text:style-name="T1">ז </text:span></text:span><text:span text:style-name="Default_20_Paragraph_20_Font"><text:span text:style-name="T2">וּנְטָלוּ מֵאֵתָם וְתָב עַל פּוּם חִירָתָא דִּי קֳדָם בְּעֵל צְפוֹן וּשְׁרוֹ קֳדָם מִגְדֹּל׃ </text:span></text:span><text:span text:style-name="Default_20_Paragraph_20_Font"><text:span text:style-name="T1">ח </text:span></text:span><text:span text:style-name="Default_20_Paragraph_20_Font"><text:span text:style-name="T2">וּנְטָלוּ מִן פּוּם חִירָתָא וַעֲבָרוּ בְּגוֹ יַמָּא לְמַדְבְּרָא וַאֲזָלוּ מַהֲלַךְ תְּלָתָא יוֹמִין בְּמַדְבְּרָא דְאֵתָם וּשְׁרוֹ בְּמָרָה׃ </text:span></text:span><text:span text:style-name="Default_20_Paragraph_20_Font"><text:span text:style-name="T1">ט </text:span></text:span><text:span text:style-name="Default_20_Paragraph_20_Font"><text:span text:style-name="T2">וּנְטָלוּ מִמָּרָה וַאֲתוֹ לְאֵילִם וּבְאֵילִם תְּרֵי עֲשַׂר מַבּוּעִין דְּמַיִּן וְשַׁבְעִין דִּקְלִין וּשְׁרוֹ תַמָּן׃ </text:span></text:span><text:span text:style-name="Default_20_Paragraph_20_Font"><text:span text:style-name="T1">י </text:span></text:span><text:span text:style-name="Default_20_Paragraph_20_Font"><text:span text:style-name="T2">וּנְטָלוּ מֵאֵילִם וּשְׁרוֹ עַל יַמָּא דְסוּף׃ </text:span></text:span><text:span text:style-name="Default_20_Paragraph_20_Font"><text:span text:style-name="T1">יא </text:span></text:span><text:span text:style-name="Default_20_Paragraph_20_Font"><text:span text:style-name="T2">וּנְטָלוּ מִיַּמָּא דְסוּף וּשְׁרוֹ בְּמַדְבְּרָא דְסִין׃ </text:span></text:span><text:span text:style-name="Default_20_Paragraph_20_Font"><text:span text:style-name="T1">יב </text:span></text:span><text:span text:style-name="Default_20_Paragraph_20_Font"><text:span text:style-name="T2">וּנְטָלוּ מִמַּדְבְּרָא דְסִין וּשְׁרוֹ בְּדָפְקָה׃ </text:span></text:span><text:span text:style-name="Default_20_Paragraph_20_Font"><text:span text:style-name="T1">יג </text:span></text:span><text:span text:style-name="Default_20_Paragraph_20_Font"><text:span text:style-name="T2">וּנְטָלוּ מִדָּפְקָה וּשְׁרוֹ בְּאָלוּשׁ׃ </text:span></text:span><text:span text:style-name="Default_20_Paragraph_20_Font"><text:span text:style-name="T1">יד </text:span></text:span><text:span text:style-name="Default_20_Paragraph_20_Font"><text:span text:style-name="T2">וּנְטָלוּ מֵאָלוּשׁ וּשְׁרוֹ בִּרְפִידִם וְלָא הֲוָה תַמָּן מַיָּא לְעַמָּא לְמִשְׁתֵּי׃ </text:span></text:span><text:span text:style-name="Default_20_Paragraph_20_Font"><text:span text:style-name="T1">טו </text:span></text:span><text:span text:style-name="Default_20_Paragraph_20_Font"><text:span text:style-name="T2">וּנְטָלוּ מֵרְפִידִם וּשְׁרוֹ בְּמַדְבְּרָא דְסִינָי׃ </text:span></text:span><text:span text:style-name="Default_20_Paragraph_20_Font"><text:span text:style-name="T1">טז </text:span></text:span><text:span text:style-name="Default_20_Paragraph_20_Font"><text:span text:style-name="T2">וּנְטָלוּ מִמַּדְבְּרָא דְסִינָי וּשְׁרוֹ בְּקִבְרֵי דִמְשַׁאֲלֵי׃ </text:span></text:span><text:span text:style-name="Default_20_Paragraph_20_Font"><text:span text:style-name="T1">יז </text:span></text:span><text:span text:style-name="Default_20_Paragraph_20_Font"><text:span text:style-name="T2">וּנְטָלוּ מִקִּבְרֵי דִמְשַׁאֲלֵי וּשְׁרוֹ בַּחֲצֵרֹת׃ </text:span></text:span><text:span text:style-name="Default_20_Paragraph_20_Font"><text:span text:style-name="T1">יח </text:span></text:span><text:span text:style-name="Default_20_Paragraph_20_Font"><text:span text:style-name="T2">וּנְטָלוּ מֵחֲצֵרֹת וּשְׁרוֹ בְּרִתְמָה׃ </text:span></text:span><text:span text:style-name="Default_20_Paragraph_20_Font"><text:span text:style-name="T1">יט </text:span></text:span><text:span text:style-name="Default_20_Paragraph_20_Font"><text:span text:style-name="T2">וּנְטָלוּ מֵרִתְמָה וּשְׁרוֹ בְּרִמֹּן פָּרֶץ׃ </text:span></text:span><text:span text:style-name="Default_20_Paragraph_20_Font"><text:span text:style-name="T1">כ </text:span></text:span><text:span text:style-name="Default_20_Paragraph_20_Font"><text:span text:style-name="T2">וּנְטָלוּ מֵרִמֹּן פָּרֶץ וּשְׁרוֹ בְּלִבְנָה׃ </text:span></text:span><text:span text:style-name="Default_20_Paragraph_20_Font"><text:span text:style-name="T1">כא </text:span></text:span><text:span text:style-name="Default_20_Paragraph_20_Font"><text:span text:style-name="T2">וּנְטָלוּ מִלִּבְנָה וּשְׁרוֹ בְּרִסָּה׃ </text:span></text:span><text:span text:style-name="Default_20_Paragraph_20_Font"><text:span text:style-name="T1">כב </text:span></text:span><text:span text:style-name="Default_20_Paragraph_20_Font"><text:span text:style-name="T2">וּנְטָלוּ מֵרִסָּה וּשְׁרוֹ בִּקְהֵלָתָה׃ </text:span></text:span><text:span text:style-name="Default_20_Paragraph_20_Font"><text:span text:style-name="T1">כג </text:span></text:span><text:span text:style-name="Default_20_Paragraph_20_Font"><text:span text:style-name="T2">וּנְטָלוּ מִקְהֵלָתָה וּשְׁרוֹ בְּטוּרָא דְשָׁפֶר׃ </text:span></text:span><text:span text:style-name="Default_20_Paragraph_20_Font"><text:span text:style-name="T1">כד </text:span></text:span><text:span text:style-name="Default_20_Paragraph_20_Font"><text:span text:style-name="T2">וּנְטָלוּ מִטּוּרָא דְשָׁפֶר וּשְׁרוֹ בַּחֲרָדָה׃ </text:span></text:span><text:span text:style-name="Default_20_Paragraph_20_Font"><text:span text:style-name="T1">כה </text:span></text:span><text:span text:style-name="Default_20_Paragraph_20_Font"><text:span text:style-name="T2">וּנְטָלוּ מֵחֲרָדָה וּשְׁרוֹ בְּמַקְהֵלוֹת׃ </text:span></text:span><text:span text:style-name="Default_20_Paragraph_20_Font"><text:span text:style-name="T1">כו </text:span></text:span><text:span text:style-name="Default_20_Paragraph_20_Font"><text:span text:style-name="T2">וּנְטָלוּ מִמַּקְהֵלוֹת וּשְׁרוֹ בְּתָחַת׃ </text:span></text:span><text:span text:style-name="Default_20_Paragraph_20_Font"><text:span text:style-name="T1">כז </text:span></text:span><text:span text:style-name="Default_20_Paragraph_20_Font"><text:span text:style-name="T2">וּנְטָלוּ מִתָּחַת וּשְׁרוֹ בְּתָרַח׃ </text:span></text:span><text:span text:style-name="Default_20_Paragraph_20_Font"><text:span text:style-name="T1">כח </text:span></text:span><text:span text:style-name="Default_20_Paragraph_20_Font"><text:span text:style-name="T2">וּנְטָלוּ מִתָּרַח וּשְׁרוֹ בְּמִתְקָה׃ </text:span></text:span><text:span text:style-name="Default_20_Paragraph_20_Font"><text:span text:style-name="T1">כט </text:span></text:span><text:span text:style-name="Default_20_Paragraph_20_Font"><text:span text:style-name="T2">וּנְטָלוּ מִמִּתְקָה וּשְׁרוֹ בְּחַשְׁמֹנָה׃ </text:span></text:span><text:span text:style-name="Default_20_Paragraph_20_Font"><text:span text:style-name="T1">ל </text:span></text:span><text:span text:style-name="Default_20_Paragraph_20_Font"><text:span text:style-name="T2">וּנְטָלוּ מֵחַשְׁמֹנָה וּשְׁרוֹ בְּמֹסֵרוֹת׃ </text:span></text:span><text:span text:style-name="Default_20_Paragraph_20_Font"><text:span text:style-name="T1">לא </text:span></text:span><text:span text:style-name="Default_20_Paragraph_20_Font"><text:span text:style-name="T2">וּנְטָלוּ מִמֹּסֵרוֹת וּשְׁרוֹ בִּבְנֵי יַעֲקָן׃ </text:span></text:span><text:span text:style-name="Default_20_Paragraph_20_Font"><text:span text:style-name="T1">לב </text:span></text:span><text:span text:style-name="Default_20_Paragraph_20_Font"><text:span text:style-name="T2">וּנְטָלוּ מִבְּנֵי יַעֲקָן וּשְׁרוֹ בְּחֹר הַגִּדְגָּד׃ </text:span></text:span><text:span text:style-name="Default_20_Paragraph_20_Font"><text:span text:style-name="T1">לג </text:span></text:span><text:span text:style-name="Default_20_Paragraph_20_Font"><text:span text:style-name="T2">וּנְטָלוּ מֵחֹר הַגִּדְגָּד וּשְׁרוֹ בְּיָטְבָתָה׃ </text:span></text:span><text:span text:style-name="Default_20_Paragraph_20_Font"><text:span text:style-name="T1">לד </text:span></text:span><text:span text:style-name="Default_20_Paragraph_20_Font"><text:span text:style-name="T2">וּנְטָלוּ מִיָּטְבָתָה וּשְׁרוֹ בְּעַבְרוֹנָה׃ </text:span></text:span><text:span text:style-name="Default_20_Paragraph_20_Font"><text:span text:style-name="T1">לה </text:span></text:span><text:span text:style-name="Default_20_Paragraph_20_Font"><text:span text:style-name="T2">וּנְטָלוּ מֵעַבְרוֹנָה וּשְׁרוֹ בְּעֶצְיוֹן גָּבֶר׃ </text:span></text:span><text:span text:style-name="Default_20_Paragraph_20_Font"><text:span text:style-name="T1">לו </text:span></text:span><text:span text:style-name="Default_20_Paragraph_20_Font"><text:span text:style-name="T2">וּנְטָלוּ מֵעֶצְיוֹן גָּבֶר וּשְׁרוֹ בְּמַדְבְּרָא דְצִן הִיא רְקָם׃ </text:span></text:span><text:span text:style-name="Default_20_Paragraph_20_Font"><text:span text:style-name="T1">לז </text:span></text:span><text:span text:style-name="Default_20_Paragraph_20_Font"><text:span text:style-name="T2">וּנְטָלוּ מֵרְקָם וּשְׁרוֹ בְּהוֹר טוּרָא בִּסְיָפֵי אַרְעָא דֶאֱדוֹם׃ </text:span></text:span><text:span text:style-name="Default_20_Paragraph_20_Font"><text:span text:style-name="T1">לח </text:span></text:span><text:span text:style-name="Default_20_Paragraph_20_Font"><text:span text:style-name="T2">וּסְלֵק אַהֲרֹן כַּהֲנָא לְהוֹר טוּרָא עַל מֵימְרָא דַיְיָ וּמִית תַּמָּן בִּשְׁנַת אַרְבְּעִין לְמֵפַּק בְּנֵי יִשְׂרָאֵל מֵאַרְעָא דְמִצְרַיִם בְּיַרְחָא חֲמִשָּׁאָה בְּחַד לְיַרְחָא׃ </text:span></text:span><text:span text:style-name="Default_20_Paragraph_20_Font"><text:span text:style-name="T1">לט </text:span></text:span><text:span text:style-name="Default_20_Paragraph_20_Font"><text:span text:style-name="T2">וְאַהֲרֹן בַּר מְאָה וְעַשְׂרִין וּתְלַת שְׁנִין כַּד מִית בְּהוֹר טוּרָא׃ </text:span></text:span><text:span text:style-name="Default_20_Paragraph_20_Font"><text:span text:style-name="T1">מ </text:span></text:span><text:span text:style-name="Default_20_Paragraph_20_Font"><text:span text:style-name="T2">וּשְׁמַע כְּנַעֲנָאָה מַלְכָּא דַעֲרָד וְהוּא יָתֵב בִּדְרוֹמָא בְּאַרְעָא דִכְנָעַן בְּמֵיתֵי בְּנֵי יִשְׂרָאֵל׃ </text:span></text:span><text:span text:style-name="Default_20_Paragraph_20_Font"><text:span text:style-name="T1">מא </text:span></text:span><text:span text:style-name="Default_20_Paragraph_20_Font"><text:span text:style-name="T2">וּנְטָלוּ מֵהוֹר טוּרָא וּשְׁרוֹ בְּצַלְמוֹנָה׃ </text:span></text:span><text:span text:style-name="Default_20_Paragraph_20_Font"><text:span text:style-name="T1">מב </text:span></text:span><text:span text:style-name="Default_20_Paragraph_20_Font"><text:span text:style-name="T2">וּנְטָלוּ מִצַּלְמוֹנָה וּשְׁרוֹ בְּפוּנֹן׃ </text:span></text:span><text:span text:style-name="Default_20_Paragraph_20_Font"><text:span text:style-name="T1">מג </text:span></text:span><text:span text:style-name="Default_20_Paragraph_20_Font"><text:span text:style-name="T2">וּנְטָלוּ מִפּוּנֹן וּשְׁרוֹ בְּאֹבוֹת׃ </text:span></text:span><text:span text:style-name="Default_20_Paragraph_20_Font"><text:span text:style-name="T1">מד </text:span></text:span><text:span text:style-name="Default_20_Paragraph_20_Font"><text:span text:style-name="T2">וּנְטָלוּ מֵאֹבוֹת וּשְׁרוֹ בִּמְגִזַּת עֲבָרָאֵי בִּתְחוּם מוֹאָב׃ </text:span></text:span><text:span text:style-name="Default_20_Paragraph_20_Font"><text:span text:style-name="T1">מה </text:span></text:span><text:span text:style-name="Default_20_Paragraph_20_Font"><text:span text:style-name="T2">וּנְטָלוּ מִמְּגִזָּתָא וּשְׁרוֹ בְּדִיבוֹן גָד׃ </text:span></text:span><text:span text:style-name="Default_20_Paragraph_20_Font"><text:span text:style-name="T1">מו </text:span></text:span><text:span text:style-name="Default_20_Paragraph_20_Font"><text:span text:style-name="T2">וּנְטָלוּ מִדִּיבוֹן גָּד וּשְׁרוֹ בְּעַלְמוֹן דִּבְלָתָיְמָה׃ </text:span></text:span><text:span text:style-name="Default_20_Paragraph_20_Font"><text:span text:style-name="T1">מז </text:span></text:span><text:span text:style-name="Default_20_Paragraph_20_Font"><text:span text:style-name="T2">וּנְטָלוּ מֵעַלְמוֹן דִבְלָתָימָה וּשְׁרוֹ בְּטוּרֵי דַעֲבָרָאֵי דִּקֳדָם נְבוֹ׃ </text:span></text:span><text:span text:style-name="Default_20_Paragraph_20_Font"><text:span text:style-name="T1">מח </text:span></text:span><text:span text:style-name="Default_20_Paragraph_20_Font"><text:span text:style-name="T2">וּנְטָלוּ מִטּוּרֵי דַעֲבָרָאֵי וּשְׁרוֹ בְּמֵישְׁרַיָּא דְמוֹאָב עַל יַרְדְּנָא דִירֵחוֹ׃ </text:span></text:span><text:span text:style-name="Default_20_Paragraph_20_Font"><text:span text:style-name="T1">מט </text:span></text:span><text:span text:style-name="Default_20_Paragraph_20_Font"><text:span text:style-name="T2">וּשְׁרוֹ עַל יַרְדְּנָא מִבֵּית יְשִׁימוֹת עַד מֵישַׁר שִׁטִּין בְּמֵישְׁרַיָּא דְמוֹאָב׃ </text:span></text:span><text:span text:style-name="Default_20_Paragraph_20_Font"><text:span text:style-name="T1">נ </text:span></text:span><text:span text:style-name="Default_20_Paragraph_20_Font"><text:span text:style-name="T2">וּמַלִּיל יְיָ עִם משֶׁה בְּמֵישְׁרַיָּא דְמוֹאָב עַל יַרְדְּנָא דִירֵחוֹ לְמֵימָר׃ </text:span></text:span><text:span text:style-name="Default_20_Paragraph_20_Font"><text:span text:style-name="T1">נא </text:span></text:span><text:span text:style-name="Default_20_Paragraph_20_Font"><text:span text:style-name="T2">מַלֵּל עִם בְּנֵי יִשְׂרָאֵל וְתֵימַר לְהוֹן אֲרֵי אַתּוּן עָבְרִין יָת יַרְדְּנָא לְאַרְעָא דִכְנָעַן׃ </text:span></text:span><text:soft-page-break/><text:span text:style-name="Default_20_Paragraph_20_Font"><text:span text:style-name="T1">נב </text:span></text:span><text:span text:style-name="Default_20_Paragraph_20_Font"><text:span text:style-name="T2">וּתְתָרְכוּן יָת כָּל יָתְבֵי אַרְעָא מִן קֳדָמֵיכוֹן וְתֵבְדוּן יָת כָּל בֵּית סִגְדַּתְהוֹן וְיָת כָּל צַלְמֵי מַתְּכַתְהוֹן תֵּבְדוּן וְיָת כָּל בָּמַתְהוֹן תְּשֵׁצוּן׃ </text:span></text:span><text:span text:style-name="Default_20_Paragraph_20_Font"><text:span text:style-name="T1">נג </text:span></text:span><text:span text:style-name="Default_20_Paragraph_20_Font"><text:span text:style-name="T2">וּתְתָרְכוּן יָת יָתְבֵי אַרְעָא וְתֵיתְבוּן בַּהּ אֲרֵי לְכוֹן יְהָבִית יָת אַרְעָא לְמֵירַת יָתָהּ׃ </text:span></text:span><text:span text:style-name="Default_20_Paragraph_20_Font"><text:span text:style-name="T1">נד </text:span></text:span><text:span text:style-name="Default_20_Paragraph_20_Font"><text:span text:style-name="T2">וְתַחְסְנוּן יָת אַרְעָא בְעַדְבָא לְזַרְעֲיַתְכוֹן לְסַגִּיאֵי תַּסְגּוּן יָת אַחֲסַנְתְּהוֹן וְלִזְעִירֵי תַּזְעִירוּן יָת אַחֲסַנְתְּהוֹן לִדְיִפּוֹק לֵיהּ תַּמָּן עַדְבָא דִּי לֵיהּ יְהֵי לְשִׁבְטֵי אֲבָהַתְכוֹן תַּחְסְנוּן׃ </text:span></text:span><text:span text:style-name="Default_20_Paragraph_20_Font"><text:span text:style-name="T1">נה </text:span></text:span><text:span text:style-name="Default_20_Paragraph_20_Font"><text:span text:style-name="T2">וְאִם לָא תְתָרְכוּן יָת יָתְבֵי אַרְעָא מִן קֳדָמֵיכוֹן וִיהֵי דִּי תַשְׁאֲרוּן מִנְּהוֹן לְסִיעַן נָטְלַן זְיַן לָקִבְלֵיכוֹן וּלְמַשִּׁרְיַן מַקְפַּנְכוֹן וִיעִיקוּן לְכוֹן עַל אַרְעָא דִּי אַתּוּן יָתְבִין בַּהּ׃ </text:span></text:span><text:span text:style-name="Default_20_Paragraph_20_Font"><text:span text:style-name="T1">נו </text:span></text:span><text:span text:style-name="Default_20_Paragraph_20_Font"><text:span text:style-name="T2">וִיהֵי כְּמָא דִי חֲשָׁבִית לְמֶעְבַּד לְהוֹן אַעֲבֵּד לְכוֹן׃ </text:span></text:span></text:p>
      </text:section>
      <text:section text:style-name="Sect1" text:name="Sect34">
        <text:p text:style-name="P2">Numbers 34</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פַּקֵּד יָת בְּנֵי יִשְׂרָאֵל וְתֵימַר לְהוֹן אֲרֵי אַתּוּן עָלִין לְאַרְעָא דִכְנָעַן דָּא אַרְעָא דִּי תִתְפְּלֵג לְכוֹן בְּאַחֲסָנָא אַרְעָא דִכְנַעַן לִתְחוּמָהָא׃ </text:span></text:span><text:span text:style-name="Default_20_Paragraph_20_Font"><text:span text:style-name="T1">ג </text:span></text:span><text:span text:style-name="Default_20_Paragraph_20_Font"><text:span text:style-name="T2">וִיהֵי לְכוֹן רוּחַ דָּרוֹמָא מִמַּדְבְּרָא דְצִן עַל תְּחוּמֵי אֱדוֹם וִיהֵי לְכוֹן תְּחוּם דָּרוֹמָא מִסְּיָפֵי יַמָּא דְמִלְחָא קִדּוּמָא׃ </text:span></text:span><text:span text:style-name="Default_20_Paragraph_20_Font"><text:span text:style-name="T1">ד </text:span></text:span><text:span text:style-name="Default_20_Paragraph_20_Font"><text:span text:style-name="T2">וְיַסְחַר לְכוֹן תְּחוּמָא מִדְּרוֹמָא לְמַסְקָנָא דְעַקְרַבִּים וִיעִבַר לְצִן וִיהוֹן מַפְּקָנוֹהִי מִדְּרוֹמָא לִרְקַם גֵּיאָה וְיִפּוֹק לַחֲצַר אַדָּר וִיעִבַר לְעַצְמוֹן׃ </text:span></text:span><text:span text:style-name="Default_20_Paragraph_20_Font"><text:span text:style-name="T1">ה </text:span></text:span><text:span text:style-name="Default_20_Paragraph_20_Font"><text:span text:style-name="T2">וְיַסְחַר תְּחוּמָא מֵעַצְמוֹן לְנַחֲלָא דְמִצְרָיִם וִיהוֹן מַפְּקָנוֹהִי לְיַמָּא׃ </text:span></text:span><text:span text:style-name="Default_20_Paragraph_20_Font"><text:span text:style-name="T1">ו </text:span></text:span><text:span text:style-name="Default_20_Paragraph_20_Font"><text:span text:style-name="T2">וּתְחוּם מַעַרְבָא וִיהֵי לְכוֹן יַמָּא רַבָּא וּתְחוּמֵיהּ דֵּין יְהֵי לְכוֹן תְּחוּם מַעֲרְבָא׃ </text:span></text:span><text:span text:style-name="Default_20_Paragraph_20_Font"><text:span text:style-name="T1">ז </text:span></text:span><text:span text:style-name="Default_20_Paragraph_20_Font"><text:span text:style-name="T2">וְדֵין יְהֵי לְכוֹן תְּחוּם צִפּוּנָא מִן יַמָּא רַבָּא תְּכַוְּנוּן לְכוֹן לְהֹר טוּרָא׃ </text:span></text:span><text:span text:style-name="Default_20_Paragraph_20_Font"><text:span text:style-name="T1">ח </text:span></text:span><text:span text:style-name="Default_20_Paragraph_20_Font"><text:span text:style-name="T2">מֵהוֹר טוּרָא תְּכַוְּנוּן לִמְטֵי חֲמָת וִיהוֹן מַפְּקָנוֹהִי דִתְחוּמָא לִצְדָד׃ </text:span></text:span><text:span text:style-name="Default_20_Paragraph_20_Font"><text:span text:style-name="T1">ט </text:span></text:span><text:span text:style-name="Default_20_Paragraph_20_Font"><text:span text:style-name="T2">וְיִפּוֹק תְּחוּמָא לְזִפְרוֹן וִיהוֹן מַפְּקָנוֹהִי לַחֲצַר עֵינָן דֵּין יְהֵי לְכוֹן תְּחוּם צִפּוּנָא׃ </text:span></text:span><text:span text:style-name="Default_20_Paragraph_20_Font"><text:span text:style-name="T1">י </text:span></text:span><text:span text:style-name="Default_20_Paragraph_20_Font"><text:span text:style-name="T2">וּתְכַוְּנוּן לְכוֹן לִתְחוּם קִדּוּמָא מֵחֲצַר עֵינָן לִשְׁפָם׃ </text:span></text:span><text:span text:style-name="Default_20_Paragraph_20_Font"><text:span text:style-name="T1">יא </text:span></text:span><text:span text:style-name="Default_20_Paragraph_20_Font"><text:span text:style-name="T2">וְיֵחוֹת תְּחוּמָא מִשְּׁפָם לְרִבְלָה מִמַּדְנַח לָעָיִן וְיֵחוֹת תְּחוּמָא וְיִמְטֵי עַל כֵּיף יַם גִנֵסַר קִדּוּמָא׃ </text:span></text:span><text:span text:style-name="Default_20_Paragraph_20_Font"><text:span text:style-name="T1">יב </text:span></text:span><text:span text:style-name="Default_20_Paragraph_20_Font"><text:span text:style-name="T2">וְיֵחוֹת תְּחוּמָא לְיַרְדְּנָא וִיהוֹן מַפְּקָנוֹהִי לְיַמָּא דְמִלְחָא דָּא תְהֵי לְכוֹן אַרְעָא לִתְחוּמָהָא סְחוֹר סְחוֹר׃ </text:span></text:span><text:span text:style-name="Default_20_Paragraph_20_Font"><text:span text:style-name="T1">יג </text:span></text:span><text:span text:style-name="Default_20_Paragraph_20_Font"><text:span text:style-name="T2">וּפַקִּיד משֶׁה יָת בְּנֵי יִשְׂרָאֵל לְמֵימָר דָּא אַרְעָא דִּי תִתְחַסְנוּן יָתַהּ בְּעַדְבָא דִּי פַּקִּיד יְיָ לְמִתַּן לְתִשְׁעַת שִׁבְטִין וּפַלְגּוּת שִׁבְטָא׃ </text:span></text:span><text:span text:style-name="Default_20_Paragraph_20_Font"><text:span text:style-name="T1">יד </text:span></text:span><text:span text:style-name="Default_20_Paragraph_20_Font"><text:span text:style-name="T2">אֲרֵי קַבִּילוּ שִׁבְטָא דִבְנֵי רְאוּבֵן לְבֵית אֲבָהַתְהוֹן וְשִׁבְטָא דִבְנֵי גָד לְבֵית אֲבָהַתְהוֹן וּפַלְגּוּת שִׁבְטָא דִמְנַשֶּׁה קַבִּילוּ אַחֲסַנְתְּהוֹן׃ </text:span></text:span><text:span text:style-name="Default_20_Paragraph_20_Font"><text:span text:style-name="T1">טו </text:span></text:span><text:span text:style-name="Default_20_Paragraph_20_Font"><text:span text:style-name="T2">תְּרֵין שִׁבְטִין וּפַלְגּוּת שִׁבְטָא קַבִּילוּ אַחֲסַנְתְּהוֹן מֵעִבְרָא לְיַרְדְּנָא דִירֵחוֹ קִדּוּמָא מַדִּינְחָא׃ </text:span></text:span><text:span text:style-name="Default_20_Paragraph_20_Font"><text:span text:style-name="T1">טז </text:span></text:span><text:span text:style-name="Default_20_Paragraph_20_Font"><text:span text:style-name="T2">וּמַלִּיל יְיָ עִם משֶׁה לְמֵימָר׃ </text:span></text:span><text:span text:style-name="Default_20_Paragraph_20_Font"><text:span text:style-name="T1">יז </text:span></text:span><text:span text:style-name="Default_20_Paragraph_20_Font"><text:span text:style-name="T2">אִלֵּין שְׁמָהַת גֻּבְרַיָּא דִּי יַחְסְנוּן לְכוֹן יָת אַרְעָא אֶלְעָזָר כַּהֲנָא וִיהוֹשֻׁעַ בַּר נוּן׃ </text:span></text:span><text:span text:style-name="Default_20_Paragraph_20_Font"><text:span text:style-name="T1">יח </text:span></text:span><text:span text:style-name="Default_20_Paragraph_20_Font"><text:span text:style-name="T2">וְרַבָּא חַד רַבָּא חַד מִשִּׁבְטָא תִּסְּבוּן לְאַחֲסָנָא יָת אַרְעָא׃ </text:span></text:span><text:span text:style-name="Default_20_Paragraph_20_Font"><text:span text:style-name="T1">יט </text:span></text:span><text:span text:style-name="Default_20_Paragraph_20_Font"><text:span text:style-name="T2">וְאִלֵּין שְׁמָהַת גֻּבְרַיָּא לְשִׁבְטָא דִיהוּדָה כָּלֵב בַּר יְפֻנֶּה׃ </text:span></text:span><text:span text:style-name="Default_20_Paragraph_20_Font"><text:span text:style-name="T1">כ </text:span></text:span><text:span text:style-name="Default_20_Paragraph_20_Font"><text:span text:style-name="T2">וּלְשִׁבְטָא דִּבְנֵי שִׁמְעוֹן שְׁמוּאֵל בַּר עַמִיהוּד׃ </text:span></text:span><text:span text:style-name="Default_20_Paragraph_20_Font"><text:span text:style-name="T1">כא </text:span></text:span><text:span text:style-name="Default_20_Paragraph_20_Font"><text:span text:style-name="T2">לְשִׁבְטָא דְבִנְיָמִן אֱלִידָד בַּר כִּסְלוֹן׃ </text:span></text:span><text:span text:style-name="Default_20_Paragraph_20_Font"><text:span text:style-name="T1">כב </text:span></text:span><text:span text:style-name="Default_20_Paragraph_20_Font"><text:span text:style-name="T2">וּלְשִׁבְטָא דִבְנֵי דָן רַבָּא בֻּקִּי בַּר יָגְלִי׃ </text:span></text:span><text:span text:style-name="Default_20_Paragraph_20_Font"><text:span text:style-name="T1">כג </text:span></text:span><text:span text:style-name="Default_20_Paragraph_20_Font"><text:span text:style-name="T2">לִבְנֵי יוֹסֵף לְשִׁבְטָא דִבְנֵי מְנַשֶּׁה רַבָּא חַנִּיאֵל בַּר אֵפֹד׃ </text:span></text:span><text:span text:style-name="Default_20_Paragraph_20_Font"><text:span text:style-name="T1">כד </text:span></text:span><text:span text:style-name="Default_20_Paragraph_20_Font"><text:span text:style-name="T2">וּלְשִׁבְטָא דִבְנֵי אֶפְרַיִם רַבָּא קְמוּאֵל בַּר שִׁפְטָן׃ </text:span></text:span><text:span text:style-name="Default_20_Paragraph_20_Font"><text:span text:style-name="T1">כה </text:span></text:span><text:span text:style-name="Default_20_Paragraph_20_Font"><text:span text:style-name="T2">וּלְשִׁבְטָא דִבְנֵי זְבוּלֻן רַבָּא אֱלִיצָפָן בַּר פַּרְנָךְ׃ </text:span></text:span><text:span text:style-name="Default_20_Paragraph_20_Font"><text:span text:style-name="T1">כו </text:span></text:span><text:span text:style-name="Default_20_Paragraph_20_Font"><text:span text:style-name="T2">וּלְשִׁבְטָא דִבְנֵי יִשָּׂשכָר רַבָּא פַּלְטִיאֵל בַּר עַזָּן׃ </text:span></text:span><text:span text:style-name="Default_20_Paragraph_20_Font"><text:span text:style-name="T1">כז </text:span></text:span><text:span text:style-name="Default_20_Paragraph_20_Font"><text:span text:style-name="T2">וּלְשִׁבְטָא דִבְנֵי אָשֵׁר רַבָּא אֲחִיהוּד בַּר שְׁלֹּמִי׃ </text:span></text:span><text:span text:style-name="Default_20_Paragraph_20_Font"><text:span text:style-name="T1">כח </text:span></text:span><text:span text:style-name="Default_20_Paragraph_20_Font"><text:span text:style-name="T2">וּלְשִׁבְטָא דִבְנֵי נַפְתָּלִי רַבָּא פְּדַהְאֵל בַּר עַמִּיהוּד׃ </text:span></text:span><text:span text:style-name="Default_20_Paragraph_20_Font"><text:span text:style-name="T1">כט </text:span></text:span><text:span text:style-name="Default_20_Paragraph_20_Font"><text:span text:style-name="T2">אִלֵּין דִּי פַּקִּיד יְיָ לְאַחֲסָנָא יָת בְּנֵי יִשְׂרָאֵל בְּאַרְעָא דִכְנָעַן׃ </text:span></text:span></text:p>
      </text:section>
      <text:section text:style-name="Sect1" text:name="Sect35">
        <text:p text:style-name="P2">Numbers 35</text:p>
        <text:p text:style-name="P3"><text:span text:style-name="Default_20_Paragraph_20_Font"><text:span text:style-name="T1">א </text:span></text:span><text:span text:style-name="Default_20_Paragraph_20_Font"><text:span text:style-name="T2">וּמַלִּיל יְיָ עִם משֶׁה בְּמֵישְׁרַיָּא דְמוֹאָב עַל יַרְדְּנָא דִירֵחוֹ לְמֵימָר׃ </text:span></text:span><text:span text:style-name="Default_20_Paragraph_20_Font"><text:span text:style-name="T1">ב </text:span></text:span><text:span text:style-name="Default_20_Paragraph_20_Font"><text:span text:style-name="T2">פַּקֵּד יָת בְּנֵי יִשְׂרָאֵל וְיִתְּנוּן לְלֵוָאֵי מֵאַחֲסָנַת אַחוּדַתְהוֹן קִרְוִין לְמִתָּב וְרֶוַח לְקִרְוַיָּא סַחֲרָנֵיהוֹן תִּתְּנוּן לְלֵוָאֵי׃ </text:span></text:span><text:span text:style-name="Default_20_Paragraph_20_Font"><text:span text:style-name="T1">ג </text:span></text:span><text:span text:style-name="Default_20_Paragraph_20_Font"><text:span text:style-name="T2">וִיהוֹן קִרְוַיָּא לְהוֹן לְמִתָּב וְרַוְחֵיהוֹן יְהוֹן לִבְעִירְהוֹן וּלְקִנְיָנֵיהוֹן וּלְכָל חֵיוַתְהוֹן׃ </text:span></text:span><text:span text:style-name="Default_20_Paragraph_20_Font"><text:span text:style-name="T1">ד </text:span></text:span><text:span text:style-name="Default_20_Paragraph_20_Font"><text:span text:style-name="T2">וּרְוָחֵי קִרְוַיָּא דִּי תִתְּנוּן לְלֵוָאֵי מִכּוֹתֵל קַרְתָּא וּלְבָרָא אֲלַף אַמִּין סְחוֹר סְחוֹר׃ </text:span></text:span><text:span text:style-name="Default_20_Paragraph_20_Font"><text:span text:style-name="T1">ה </text:span></text:span><text:span text:style-name="Default_20_Paragraph_20_Font"><text:span text:style-name="T2">וְתִמְשְׁחוּן מִבָּרָא לְקַרְתָּא יָת רוּחַ קִדּוּמָא תְּרֵין אַלְפִין בְּאַמִּין וְיָת רוּחַ דְּרוֹמָא תְּרֵין אַלְפִין בְּאַמִּין וְיָת רוּחַ מַעַרְבָא תְּרֵין אַלְפִין בְּאַמִּין וְיָת רוּחַ צִפּוּנָא תְּרֵין אַלְפִין בְּאַמִּין וְקַרְתָּא בִמְצִיעָא דֵּין יְהֵי לְהוֹן רְוָחֵי קִרְוַיָּא׃ </text:span></text:span><text:span text:style-name="Default_20_Paragraph_20_Font"><text:span text:style-name="T1">ו </text:span></text:span><text:span text:style-name="Default_20_Paragraph_20_Font"><text:span text:style-name="T2">וְיָת קִרְוַיָּא דִּי תִתְּנוּן לְלֵוָאֵי יָת שִׁית קִרְוֵי שֵׁזָבוּתָא דִּי תִתְּנוּן לְמֵעֲרַק תַּמָּן קָטוֹלָא וַעֲלֵיהוֹן תִּתְּנוּן אַרְבְּעִין וְתַרְתֵּין קִרְוִין׃ </text:span></text:span><text:span text:style-name="Default_20_Paragraph_20_Font"><text:span text:style-name="T1">ז </text:span></text:span><text:span text:style-name="Default_20_Paragraph_20_Font"><text:span text:style-name="T2">כָּל קִרְוַיָּא דִּי תִתְּנוּן לְלֵוָאֵי אַרְבְּעִין וְתַמְנֵי קִרְוִין יָתְהֶן וְיָת רְוָחֵיהֶן׃ </text:span></text:span><text:span text:style-name="Default_20_Paragraph_20_Font"><text:span text:style-name="T1">ח </text:span></text:span><text:span text:style-name="Default_20_Paragraph_20_Font"><text:span text:style-name="T2">וְקִרְוַיָּא דִּי תִתְּנוּן מֵאֲחוּדַת בְּנֵי יִשְׂרָאֵל מִן סַגִּיאֵי תַּסְגּוּן וּמִן זְעִירֵי תַּזְעִירוּן גְּבַר כְּפוּם אַחֲסַנְתֵּיהּ דִּי יַחְסְנוּן יִתֵּן מִקִּרְווֹהִי לְלֵוָאֵי׃ </text:span></text:span><text:span text:style-name="Default_20_Paragraph_20_Font"><text:span text:style-name="T1">ט </text:span></text:span><text:span text:style-name="Default_20_Paragraph_20_Font"><text:span text:style-name="T2">וּמַלִּיל יְיָ עִם משֶׁה לְמֵימָר׃ </text:span></text:span><text:span text:style-name="Default_20_Paragraph_20_Font"><text:span text:style-name="T1">י </text:span></text:span><text:span text:style-name="Default_20_Paragraph_20_Font"><text:span text:style-name="T2">מַלֵּל עִם בְּנֵי יִשְׂרָאֵל וְתֵימַר לְהוֹן אֲרֵי אַתּוּן עָבְרִין יָת יַרְדְּנָא לְאַרְעָא דִכְנָעַן׃ </text:span></text:span><text:span text:style-name="Default_20_Paragraph_20_Font"><text:span text:style-name="T1">יא </text:span></text:span><text:span text:style-name="Default_20_Paragraph_20_Font"><text:span text:style-name="T2">וּתְזַמְּנוּן לְכוֹן קִרְוִין קִרְוֵי שֵׁזָבוּתָא יֶהֶוְיַן לְכוֹן וְיֵעֲרוֹק לְתַמָּן קָטוֹלָא דְּיִקְטוֹל נַפְשָׁא בְּשָׁלוּ׃ </text:span></text:span><text:span text:style-name="Default_20_Paragraph_20_Font"><text:span text:style-name="T1">יב </text:span></text:span><text:span text:style-name="Default_20_Paragraph_20_Font"><text:span text:style-name="T2">וִיהוֹן לְכוֹן קִרְוַיָּא לְשֵׁזָבָא מִגָּאֵל דְּמָא וְלָא יְמוּת קָטוֹלָא עַד דְּיֵקוּם קֳדָם כְּנִשְׁתָּא לְדִינָא׃ </text:span></text:span><text:span text:style-name="Default_20_Paragraph_20_Font"><text:span text:style-name="T1">יג </text:span></text:span><text:span text:style-name="Default_20_Paragraph_20_Font"><text:span text:style-name="T2">וְקִרְוַיָּא דִּי תִתְּנוּן שִׁית קִרְוֵי שֵׁזָבוּתָא יֶהֶוְיַן לְכוֹן׃ </text:span></text:span><text:span text:style-name="Default_20_Paragraph_20_Font"><text:span text:style-name="T1">יד </text:span></text:span><text:span text:style-name="Default_20_Paragraph_20_Font"><text:span text:style-name="T2">יָת תְּלַת קִרְוַיָּא תִּתְּנוּן מֵעִבְרָא לְיַרְדְּנָא וְיָת תְּלַת קִרְוַיָּא תִּתְּנוּן בְּאַרְעָא דִכְנָעַן קִרְוֵי שֵׁזָבוּתָא יֶהֶוְיָן׃ </text:span></text:span><text:span text:style-name="Default_20_Paragraph_20_Font"><text:span text:style-name="T1">טו </text:span></text:span><text:span text:style-name="Default_20_Paragraph_20_Font"><text:span text:style-name="T2">לִבְנֵי יִשְׂרָאֵל וּלְגִיּוֹרָא וּלְתוֹתָבָיָא דְבֵינֵיכוֹן יֶהֶוְיַן שִׁית קִרְוַיָּא הָאִלֵּין לְשֵׁזָבָא לְמֵעֲרוֹק לְתַמָּן כָּל דְּיִקְטוֹל נַפְשָׁא בְּשָׁלוּ׃ </text:span></text:span><text:span text:style-name="Default_20_Paragraph_20_Font"><text:span text:style-name="T1">טז </text:span></text:span><text:span text:style-name="Default_20_Paragraph_20_Font"><text:span text:style-name="T2">וְאִם בְּמָאן דְפַרְזְלָא מְחָהִי וְקָטְלֵיהּ קָטוֹלָא הוּא אִתְקְטָלָא יִתְקְטֵל קָטוֹלָא׃ </text:span></text:span><text:span text:style-name="Default_20_Paragraph_20_Font"><text:span text:style-name="T1">יז </text:span></text:span><text:span text:style-name="Default_20_Paragraph_20_Font"><text:span text:style-name="T2">וְאִם בְּאַבְנָא דְּמִתְנָסְבָא בִידָא דְּהִיא כְמִסַּת דִּי יְמוּת בַּהּ מְחָהִי וְקָטְלֵיהּ קָטוֹלָא הוּא אִתְקְטָלָא יִתְקְטֵל קָטוֹלָא׃ </text:span></text:span><text:span text:style-name="Default_20_Paragraph_20_Font"><text:span text:style-name="T1">יח </text:span></text:span><text:span text:style-name="Default_20_Paragraph_20_Font"><text:span text:style-name="T2">אוֹ בְּמָאן דְּעָא דְּמִתְנַסֵב בִּידָא דְּהִיא כְמִסַּת דִּי יְמוּת בֵּיהּ מְחָהִי וְקָטְלֵיהּ קָטוֹלָא הוּא אִתְקְטָלָא יִתְקְטַל קָטוֹלָא׃ </text:span></text:span><text:span text:style-name="Default_20_Paragraph_20_Font"><text:span text:style-name="T1">יט </text:span></text:span><text:span text:style-name="Default_20_Paragraph_20_Font"><text:span text:style-name="T2">גָּאֵל דְּמָא הוּא יִקְטוֹל יָת קָטוֹלָא כַּד אִתְחַיַּב לֵיהּ מִן דִּינָא הוּא יִקְטְלִנֵּיהּ׃ </text:span></text:span><text:span text:style-name="Default_20_Paragraph_20_Font"><text:span text:style-name="T1">כ </text:span></text:span><text:span text:style-name="Default_20_Paragraph_20_Font"><text:span text:style-name="T2">וְאִם בְּסַנְאָה דְּחָהִי אוֹ רְמָא עֲלוֹהִי בְכַמְנָא וְקָטְלֵיהּ׃ </text:span></text:span><text:span text:style-name="Default_20_Paragraph_20_Font"><text:span text:style-name="T1">כא </text:span></text:span><text:span text:style-name="Default_20_Paragraph_20_Font"><text:span text:style-name="T2">אוֹ בִדְבָבוּ מְחָהִי בִידֵיהּ וְקָטְלֵיהּ אִתְקְטָלָא יִתְקְטֵל מַחֲיָא קָטוֹלָא הוּא גָּאֵל דְּמָא יִקְטוֹל יָת קָטוֹלָא כַּד אִתְחַיַּב לֵיהּ מִן דִּינָא׃ </text:span></text:span><text:span text:style-name="Default_20_Paragraph_20_Font"><text:span text:style-name="T1">כב </text:span></text:span><text:span text:style-name="Default_20_Paragraph_20_Font"><text:span text:style-name="T2">וְאִם בִּתְכֵף בְּלָא דְבָבוּ דְּחָהִי אוֹ רְמָא עֲלוֹהִי כָּל מָאן בְּלָא כְמַן לֵיהּ׃ </text:span></text:span><text:span text:style-name="Default_20_Paragraph_20_Font"><text:span text:style-name="T1">כג </text:span></text:span><text:span text:style-name="Default_20_Paragraph_20_Font"><text:span text:style-name="T2">אוֹ בְכָל אַבְנָא דְּהִיא כְמִסַּת דִּי יְמוּת בַּהּ בְּלָא חָזֵי וּרְמָא עֲלוֹהִי וְקָטְלֵיהּ וְהוּא לָא סָנֵי לֵיהּ וְלָא תָבַע בִּישְׁתֵּיהּ׃ </text:span></text:span><text:span text:style-name="Default_20_Paragraph_20_Font"><text:span text:style-name="T1">כד </text:span></text:span><text:span text:style-name="Default_20_Paragraph_20_Font"><text:span text:style-name="T2">וִידוּנוּן כְּנִשְׁתָּא בֵּין מַחֲיָא וּבֵין גָּאֵל דְּמָא עַל דִּינַיָּא הָאִלֵּין׃ </text:span></text:span><text:span text:style-name="Default_20_Paragraph_20_Font"><text:span text:style-name="T1">כה </text:span></text:span><text:span text:style-name="Default_20_Paragraph_20_Font"><text:span text:style-name="T2">וִישֵׁזְבוּן כְּנִשְׁתָּא יָת קָטוֹלָא מִיַּד גָּאֵל דְּמָא וִיתִיבוּן יָתֵיהּ כְּנִשְׁתָּא לְקִרְיַת שֵׁזָבוּתֵיהּ דִּי עֲרַק לְתַמָּן וִיתֵב בַּהּ עַד דִּימוּת כַּהֲנָא רַבָּא דִּי רַבִּי יָתֵיהּ בִּמְשַׁח קוּדְשָׁא׃ </text:span></text:span><text:span text:style-name="Default_20_Paragraph_20_Font"><text:span text:style-name="T1">כו </text:span></text:span><text:span text:style-name="Default_20_Paragraph_20_Font"><text:span text:style-name="T2">וְאִם מִפַּק יִפּוֹק קָטוֹלָא יָת תְּחוּם קִרְיַת שֵׁזָבוּתֵיהּ דִּי עֲרַק לְתַמָּן׃ </text:span></text:span><text:span text:style-name="Default_20_Paragraph_20_Font"><text:span text:style-name="T1">כז </text:span></text:span><text:span text:style-name="Default_20_Paragraph_20_Font"><text:span text:style-name="T2">וְיַשְׁכַּח יָתֵיהּ גָּאֵל דְּמָא מִבָּרָא לִתְחוּם קִרְיַת שֵׁזָבוּתֵיהּ וְיִקְטוֹל גָּאֵל דְּמָא יָת קָטוֹלָא לֵית לֵיהּ דְּמָא׃ </text:span></text:span><text:span text:style-name="Default_20_Paragraph_20_Font"><text:span text:style-name="T1">כח </text:span></text:span><text:span text:style-name="Default_20_Paragraph_20_Font"><text:span text:style-name="T2">אֲרֵי בְקִרְיַת שֵׁזָבוּתֵיהּ יִתֵּב עַד דִּימוּת כַּהֲנָא רַבָּא וּבָתַר דִּימוּת כַּהֲנָא רַבָּא יְתוּב קָטוֹלָא לַאֲרַע אַחֲסַנְתֵּיהּ׃ </text:span></text:span><text:span text:style-name="Default_20_Paragraph_20_Font"><text:span text:style-name="T1">כט </text:span></text:span><text:span text:style-name="Default_20_Paragraph_20_Font"><text:span text:style-name="T2">וִיהוֹן אִלֵּין לְכוֹן לִגְזֵרַת דִּין לְדָרֵיכוֹן בְּכָל מוֹתְבָנֵיכוֹן׃ </text:span></text:span><text:span text:style-name="Default_20_Paragraph_20_Font"><text:span text:style-name="T1">ל </text:span></text:span><text:span text:style-name="Default_20_Paragraph_20_Font"><text:span text:style-name="T2">כָּל דְּיִקְטוֹל נַפְשָׁא לְפוּם סַהֲדִין יִקְטוֹל יָת קָטוֹלָא וְסָהִיד חַד לָא יַסְהֵד בֶּאֱנָשׁ לְמִקְטָל׃ </text:span></text:span><text:span text:style-name="Default_20_Paragraph_20_Font"><text:span text:style-name="T1">לא </text:span></text:span><text:span text:style-name="Default_20_Paragraph_20_Font"><text:span text:style-name="T2">וְלָא תְקַבְּלוּן מָמוֹן עַל אֱנַשׁ קָטוֹל דִּי הוּא חַיָּב לְמִקְטָל אֲרֵי אִתְקְטָלָא יִתְקְטֵל׃ </text:span></text:span><text:span text:style-name="Default_20_Paragraph_20_Font"><text:span text:style-name="T1">לב </text:span></text:span><text:span text:style-name="Default_20_Paragraph_20_Font"><text:span text:style-name="T2">וְלָא תְקַבְּלוּן מָמוֹן לְמֵעֲרוֹק לְקִרְיַת שֵׁזָבוּתֵיהּ לְמִתּוּב לְמִתַּב בְּאַרְעָא עַד דִּימוּת כַּהֲנָא׃ </text:span></text:span><text:span text:style-name="Default_20_Paragraph_20_Font"><text:span text:style-name="T1">לג </text:span></text:span><text:span text:style-name="Default_20_Paragraph_20_Font"><text:span text:style-name="T2">וְלָא תְחַיְּבוּן יָת אַרְעָא דִּי אַתּוּן בַּהּ אֲרֵי דְמָא הוּא מְחַיַּב יָת אַרְעָא וּלְאַרְעָא לָא מִתְכַּפֵּר עַל דַּם זַכַּאי דְּאִתָּשַׁד בַּהּ אֶלָּהֵן בְּדַם אַשְׁדֵּיהּ׃ </text:span></text:span><text:span text:style-name="Default_20_Paragraph_20_Font"><text:span text:style-name="T1">לד </text:span></text:span><text:span text:style-name="Default_20_Paragraph_20_Font"><text:span text:style-name="T2">וְלָא תְסָאֲבוּן יָת אַרְעָא דִּי אַתּוּן יָתְבִין בַּהּ דִּי שְׁכִינְתִּי שָׁרְיָא בְּגַוָּהּ אֲרֵי אֲנָא יְיָ דִּשְׁכִנְתִּי שָׁרְיָא בְּגוֹ בְּנֵי יִשְׂרָאֵל׃ </text:span></text:span></text:p>
      </text:section>
      <text:section text:style-name="Sect1" text:name="Sect36">
        <text:p text:style-name="P2">Numbers 36</text:p>
        <text:p text:style-name="P3"><text:span text:style-name="Default_20_Paragraph_20_Font"><text:span text:style-name="T1">א </text:span></text:span><text:span text:style-name="Default_20_Paragraph_20_Font"><text:span text:style-name="T2">וְקָרִיבוּ רֵישֵׁי אֲבָהָתָא לְזַרְעִית בְּנֵי גִּלְעָד בַּר מָכִיר בַּר מְנַשֶּׁה מִזַּרְעֲיַת בְּנֵי יוֹסֵף וּמַלִּילוּ קֳדָם משֶׁה וְקֳדָם רַבְרְבַיָּא רֵישֵׁי אֲבָהָתָא לִבְנֵי יִשְׂרָאֵל׃ </text:span></text:span><text:span text:style-name="Default_20_Paragraph_20_Font"><text:span text:style-name="T1">ב </text:span></text:span><text:span text:style-name="Default_20_Paragraph_20_Font"><text:span text:style-name="T2">וַאֲמָרוּ יָת רִבּוֹנִי פַּקִּיד יְיָ לְמִתַּן יָת אַרְעָא בְּאַחֲסָנָא בְּעַדְבָא לִבְנֵי יִשְׂרָאֵל וְרִבּוֹנִי אִתְפַּקַּד בְּמֵמְרָא דַיְיָ לְמִתַּן יָת אַחֲסָנַת צְלָפְחָד אָחוּנָא לִבְנָתֵיהּ׃ </text:span></text:span><text:span text:style-name="Default_20_Paragraph_20_Font"><text:span text:style-name="T1">ג </text:span></text:span><text:span text:style-name="Default_20_Paragraph_20_Font"><text:span text:style-name="T2">וִיהֶוְיַן לְחַד מִבְּנֵי שִׁבְטַיָּא דִבְנֵי יִשְׂרָאֵל לִנְשִׁין וְתִתְמְנַע אַחֲסַנְתְּהוֹן מֵאַחֲסָנַת אֲבְהָתָנָא וְתִתּוֹסַף עַל אַחֲסָנַת שִׁבְטַיָּא דִּי יֶהֶוְיָן לְהוֹן וּמֵעֲדַב אַחֲסַנְתָּא יִתִּמְנָע׃ </text:span></text:span><text:span text:style-name="Default_20_Paragraph_20_Font"><text:span text:style-name="T1">ד </text:span></text:span><text:span text:style-name="Default_20_Paragraph_20_Font"><text:span text:style-name="T2">וְאִם יְהֵי יוֹבְלָא לִבְנֵי יִשְׂרָאֵל וְתִתּוֹסַף אַחֲסַנְתְּהוֹן עַל אַחֲסָנַת שִׁבְטָא דִּי תְהֶוְיַן לְהוֹן וּמֵאַחֲסָנַת שִׁבְטָא דַאֲבְהָתָנָא יִתִּמְנַע אַחֲסַנְתְּהֶן׃ </text:span></text:span><text:span text:style-name="Default_20_Paragraph_20_Font"><text:span text:style-name="T1">ה </text:span></text:span><text:span text:style-name="Default_20_Paragraph_20_Font"><text:span text:style-name="T2">וּפַקִּיד משֶׁה יָת בְּנֵי יִשְׂרָאֵל עַל מֵימְרָא דַיְיָ לְמֵימָר יָאוּת שִׁבְטָא דִבְנֵי יוֹסֵף מְמַלְּלִין׃ </text:span></text:span><text:span text:style-name="Default_20_Paragraph_20_Font"><text:span text:style-name="T1">ו </text:span></text:span><text:span text:style-name="Default_20_Paragraph_20_Font"><text:span text:style-name="T2">דֵּין פִּתְגָּמָא דִּי פַקִּיד יְיָ לִבְנַת צְלָפְחָד לְמֵימַר לִדְתַקִּין בְּעֵינֵיהוֹן תְּהֶוְיַן לִנְשִׁין בְּרַם לְזַרְעִית שִׁבְטָא דַאֲבוּהֶן תְּהֶוְיַן לִנְשִׁין׃ </text:span></text:span><text:span text:style-name="Default_20_Paragraph_20_Font"><text:span text:style-name="T1">ז </text:span></text:span><text:span text:style-name="Default_20_Paragraph_20_Font"><text:span text:style-name="T2">וְלָא תַסְחַר אַחֲסָנָא לִבְנֵי יִשְׂרָאֵל מִשִּׁבְטָא לְשִׁבְטָא אֲרֵי גְבַר בְּאַחֲסָנַת שִׁבְטָא דַאֲבָהָתוֹהִי יִדַּבְּקוּן בְּנֵי יִשְׂרָאֵל׃ </text:span></text:span><text:span text:style-name="Default_20_Paragraph_20_Font"><text:span text:style-name="T1">ח </text:span></text:span><text:span text:style-name="Default_20_Paragraph_20_Font"><text:span text:style-name="T2">וְכָל בְּרַתָּא יָרְתַת אַחֲסָנָא מִשִּׁבְטַיָּא דִּבְנֵי יִשְׂרָאֵל לְחַד מִזַּרְעִית שִׁבְטָא דַאֲבוּהָא תְּהֵי לְאִנְתּוּ בְּדִיל דִּי יֵרְתוּן בְּנֵי יִשְׂרָאֵל גְּבַר אַחֲסָנַת אֲבָהָתוֹהִי׃ </text:span></text:span><text:span text:style-name="Default_20_Paragraph_20_Font"><text:span text:style-name="T1">ט </text:span></text:span><text:span text:style-name="Default_20_Paragraph_20_Font"><text:span text:style-name="T2">וְלָא תַסְחַר אַחֲסָנָא מִשִּׁבְטָא לְשִׁבְטָא אוֹחֲרָנָא אֲרֵי גְבַר בְּאַחֲסַנְתֵּיהּ יִדְּבְּקוּן שִׁבְטַיָּא דִּבְנֵי יִשְׂרָאֵל׃ </text:span></text:span><text:span text:style-name="Default_20_Paragraph_20_Font"><text:span text:style-name="T1">י </text:span></text:span><text:span text:style-name="Default_20_Paragraph_20_Font"><text:span text:style-name="T2">כְּמָא דִי פַּקִּיד יְיָ יָת משֶׁה כֵּן עֲבָדוּ בְּנַת צְלָפְחָד׃ </text:span></text:span><text:span text:style-name="Default_20_Paragraph_20_Font"><text:span text:style-name="T1">יא </text:span></text:span><text:span text:style-name="Default_20_Paragraph_20_Font"><text:span text:style-name="T2">וַהֲוָאָה מַחְלָה תִרְצָה וְחָגְלָה וּמִלְכָּה וְנֹעָה בְּנַת צְלָפְחָד לִבְנֵי אֲחֵי אֲבוּהֶן לִנְשִׁין׃ </text:span></text:span><text:span text:style-name="Default_20_Paragraph_20_Font"><text:span text:style-name="T1">יב </text:span></text:span><text:span text:style-name="Default_20_Paragraph_20_Font"><text:span text:style-name="T2">מִזַרְעֲיַת בְּנֵי מְנַשֶּׁה בַר יוֹסֵף הֲוָאָה לִנְשִׁין וַהֲוַת אַחֲסַנְתְּהֶן עַל שִׁבְטָא זַרְעִית אַבוּהֶן׃ </text:span></text:span><text:span text:style-name="Default_20_Paragraph_20_Font"><text:span text:style-name="T1">יג </text:span></text:span><text:span text:style-name="Default_20_Paragraph_20_Font"><text:span text:style-name="T2">אִלֵּין פִּקּוֹדַיָּא וְדִינַיָּא דִּי פַקִּיד יְיָ בִּידָא דְמשֶׁה לְוָת בְּנֵי יִשְׂרָאֵל בְּמֵישְׁרַיָּא דְמוֹאָב עַל יַרְדְּנָא דִירֵחוֹ׃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06cm" fo:margin-bottom="0cm" style:contextual-spacing="false" fo:text-align="center" style:justify-single-word="false" fo:hyphenation-ladder-count="no-limit" fo:hyphenation-keep="auto" loext:hyphenation-keep-type="column" fo:keep-with-next="alway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language-asian="en" style:country-asian="US"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212cm" fo:margin-bottom="0cm" style:contextual-spacing="false" fo:text-align="justify" style:justify-single-word="false" fo:hyphenation-ladder-count="no-limit" fo:hyphenation-keep="auto" loext:hyphenation-keep-type="column" style:punctuation-wrap="simple"/>
      <style:text-properties fo:language="en" fo:country="U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margin-top="0.176cm" fo:margin-bottom="0.176cm" style:contextual-spacing="false"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style:font-name="Times" fo:font-family="Times" style:font-family-generic="roman" style:font-pitch="variable" fo:font-size="10pt" style:font-size-asian="10pt"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close" style:family="paragraph" style:parent-style-name="Normal">
      <style:paragraph-properties fo:margin-left="0.706cm" fo:margin-right="0.706cm" fo:margin-top="0.176cm" fo:margin-bottom="0.176cm" style:contextual-spacing="false" fo:hyphenation-ladder-count="no-limit" fo:hyphenation-keep="auto" loext:hyphenation-keep-type="column" fo:text-indent="0.353cm" style:auto-text-indent="false">
        <style:tab-stops/>
      </style:paragraph-properties>
      <style:text-properties style:language-asian="en" style:country-asian="GB"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Reference" style:display-name="Footnote Reference" style:family="text" style:parent-style-name="Default_20_Paragraph_20_Font">
      <style:text-properties fo:color="#003300" loext:opacity="100%" style:text-position="super 65%" fo:font-size="13pt" fo:language="en" fo:country="US" style:font-size-asian="13pt" style:font-size-complex="13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style:font-name="Courier New" fo:font-family="'Courier New'" style:font-family-generic="modern" style:font-pitch="fixed" style:language-asian="en" style:country-asian="US"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353cm" fo:margin-bottom="2.355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Numbers</dc:title>
    <dc:description/>
    <dc:subject/>
    <dc:creator>Adrian Hills</dc:creator>
    <meta:creation-date>2025-07-15T11:14:00Z</meta:creation-date>
    <dc:date>2025-07-15T11:14:00Z</dc:date>
    <meta:editing-cycles>2</meta:editing-cycles>
    <meta:editing-duration>PT0S</meta:editing-duration>
    <meta:document-statistic meta:table-count="0" meta:image-count="0" meta:object-count="0" meta:page-count="37" meta:paragraph-count="72" meta:word-count="18328" meta:character-count="92997" meta:non-whitespace-character-count="74706"/>
    <meta:user-defined meta:name="Document number">A951</meta:user-defined>
    <meta:user-defined meta:name="Source">Mechon-Mamre</meta:user-defined>
    <meta:template xlink:type="simple" xlink:actuate="onRequest" xlink:title="" xlink:href="Normal.dotm"/>
  </office:meta>
</office:document-meta>
</file>